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7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0000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0.567798" calcext:value-type="float">
            <text:p>0.567798</text:p>
          </table:table-cell>
          <table:table-cell table:style-name="ce6" office:value-type="float" office:value="0.61413" calcext:value-type="float">
            <text:p>0.61413</text:p>
          </table:table-cell>
          <table:table-cell table:style-name="ce6"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6" office:value-type="float" office:value="0.075976" calcext:value-type="float">
            <text:p>0.075976</text:p>
          </table:table-cell>
          <table:table-cell table:style-name="ce6" office:value-type="float" office:value="0.52531" calcext:value-type="float">
            <text:p>0.5253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 office:value-type="float" office:value="0.570345" calcext:value-type="float">
            <text:p>0.57034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6994" calcext:value-type="float">
            <text:p>0.62699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504357" calcext:value-type="float">
            <text:p>0.504357</text:p>
          </table:table-cell>
          <table:table-cell table:style-name="ce6" office:value-type="float" office:value="0.593059" calcext:value-type="float">
            <text:p>0.593059</text:p>
          </table:table-cell>
          <table:table-cell office:value-type="float" office:value="0" calcext:value-type="float">
            <text:p>0</text:p>
          </table:table-cell>
          <table:table-cell office:value-type="float" office:value="0.621879" calcext:value-type="float">
            <text:p>0.621879</text:p>
          </table:table-cell>
          <table:table-cell office:value-type="float" office:value="0.550978" calcext:value-type="float">
            <text:p>0.550978</text:p>
          </table:table-cell>
          <table:table-cell table:number-columns-repeated="1000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table:style-name="ce6" office:value-type="float" office:value="0.598035" calcext:value-type="float">
            <text:p>0.598035</text:p>
          </table:table-cell>
          <table:table-cell table:style-name="ce6" office:value-type="float" office:value="0.564866" calcext:value-type="float">
            <text:p>0.564866</text:p>
          </table:table-cell>
          <table:table-cell table:style-name="ce6"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6" office:value-type="float" office:value="0.549681" calcext:value-type="float">
            <text:p>0.549681</text:p>
          </table:table-cell>
          <table:table-cell table:style-name="ce6" office:value-type="float" office:value="0.621198" calcext:value-type="float">
            <text:p>0.62119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 office:value-type="float" office:value="0.629445" calcext:value-type="float">
            <text:p>0.6294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0177" calcext:value-type="float">
            <text:p>0.000177</text:p>
          </table:table-cell>
          <table:table-cell table:style-name="ce6" office:value-type="float" office:value="0.574068" calcext:value-type="float">
            <text:p>0.57406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346863" calcext:value-type="float">
            <text:p>0.346863</text:p>
          </table:table-cell>
          <table:table-cell office:value-type="float" office:value="0.655479" calcext:value-type="float">
            <text:p>0.65547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20019" calcext:value-type="float">
            <text:p>0.620019</text:p>
          </table:table-cell>
          <table:table-cell table:style-name="ce6" office:value-type="float" office:value="0.609311" calcext:value-type="float">
            <text:p>0.609311</text:p>
          </table:table-cell>
          <table:table-cell office:value-type="float" office:value="0" calcext:value-type="float">
            <text:p>0</text:p>
          </table:table-cell>
          <table:table-cell office:value-type="float" office:value="0.646239" calcext:value-type="float">
            <text:p>0.646239</text:p>
          </table:table-cell>
          <table:table-cell office:value-type="float" office:value="0.654373" calcext:value-type="float">
            <text:p>0.654373</text:p>
          </table:table-cell>
          <table:table-cell table:number-columns-repeated="1000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table:style-name="ce6" office:value-type="float" office:value="0.63742" calcext:value-type="float">
            <text:p>0.63742</text:p>
          </table:table-cell>
          <table:table-cell table:style-name="ce6" office:value-type="float" office:value="0.649903" calcext:value-type="float">
            <text:p>0.649903</text:p>
          </table:table-cell>
          <table:table-cell table:style-name="ce6"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6" office:value-type="float" office:value="0.583352" calcext:value-type="float">
            <text:p>0.583352</text:p>
          </table:table-cell>
          <table:table-cell table:style-name="ce6" office:value-type="float" office:value="0.65396" calcext:value-type="float">
            <text:p>0.65396</text:p>
          </table:table-cell>
          <table:table-cell table:style-name="ce6" office:value-type="float" office:value="0.36143" calcext:value-type="float">
            <text:p>0.36143</text:p>
          </table:table-cell>
          <table:table-cell table:style-name="ce6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 office:value-type="float" office:value="0.646282" calcext:value-type="float">
            <text:p>0.64628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581111" calcext:value-type="float">
            <text:p>0.58111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50289" calcext:value-type="float">
            <text:p>0.50289</text:p>
          </table:table-cell>
          <table:table-cell office:value-type="float" office:value="0.658476" calcext:value-type="float">
            <text:p>0.658476</text:p>
          </table:table-cell>
          <table:table-cell office:value-type="float" office:value="0.424311" calcext:value-type="float">
            <text:p>0.424311</text:p>
          </table:table-cell>
          <table:table-cell table:style-name="ce6" office:value-type="float" office:value="0.634444" calcext:value-type="float">
            <text:p>0.634444</text:p>
          </table:table-cell>
          <table:table-cell table:style-name="ce6" office:value-type="float" office:value="0.619827" calcext:value-type="float">
            <text:p>0.619827</text:p>
          </table:table-cell>
          <table:table-cell office:value-type="float" office:value="0.187613" calcext:value-type="float">
            <text:p>0.187613</text:p>
          </table:table-cell>
          <table:table-cell office:value-type="float" office:value="0.651915" calcext:value-type="float">
            <text:p>0.651915</text:p>
          </table:table-cell>
          <table:table-cell office:value-type="float" office:value="0.662446" calcext:value-type="float">
            <text:p>0.662446</text:p>
          </table:table-cell>
          <table:table-cell table:number-columns-repeated="1000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table:style-name="ce6" office:value-type="float" office:value="0.657243" calcext:value-type="float">
            <text:p>0.657243</text:p>
          </table:table-cell>
          <table:table-cell table:style-name="ce6" office:value-type="float" office:value="0.656454" calcext:value-type="float">
            <text:p>0.656454</text:p>
          </table:table-cell>
          <table:table-cell table:style-name="ce6"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6" office:value-type="float" office:value="0.595916" calcext:value-type="float">
            <text:p>0.595916</text:p>
          </table:table-cell>
          <table:table-cell table:style-name="ce6" office:value-type="float" office:value="0.650886" calcext:value-type="float">
            <text:p>0.650886</text:p>
          </table:table-cell>
          <table:table-cell table:style-name="ce6" office:value-type="float" office:value="0.596184" calcext:value-type="float">
            <text:p>0.596184</text:p>
          </table:table-cell>
          <table:table-cell table:style-name="ce6" office:value-type="float" office:value="0.641051" calcext:value-type="float">
            <text:p>0.641051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62077" calcext:value-type="float">
            <text:p>0.6207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09855" calcext:value-type="float">
            <text:p>0.6098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2822" calcext:value-type="float">
            <text:p>0.602822</text:p>
          </table:table-cell>
          <table:table-cell office:value-type="float" office:value="0.661838" calcext:value-type="float">
            <text:p>0.661838</text:p>
          </table:table-cell>
          <table:table-cell office:value-type="float" office:value="0.617653" calcext:value-type="float">
            <text:p>0.617653</text:p>
          </table:table-cell>
          <table:table-cell table:style-name="ce6" office:value-type="float" office:value="0.649136" calcext:value-type="float">
            <text:p>0.649136</text:p>
          </table:table-cell>
          <table:table-cell table:style-name="ce6" office:value-type="float" office:value="0.648652" calcext:value-type="float">
            <text:p>0.648652</text:p>
          </table:table-cell>
          <table:table-cell office:value-type="float" office:value="0.412427" calcext:value-type="float">
            <text:p>0.412427</text:p>
          </table:table-cell>
          <table:table-cell office:value-type="float" office:value="0.671118" calcext:value-type="float">
            <text:p>0.671118</text:p>
          </table:table-cell>
          <table:table-cell office:value-type="float" office:value="0.664514" calcext:value-type="float">
            <text:p>0.664514</text:p>
          </table:table-cell>
          <table:table-cell table:number-columns-repeated="1000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table:style-name="ce6" office:value-type="float" office:value="0.659481" calcext:value-type="float">
            <text:p>0.659481</text:p>
          </table:table-cell>
          <table:table-cell table:style-name="ce6" office:value-type="float" office:value="0.616058" calcext:value-type="float">
            <text:p>0.616058</text:p>
          </table:table-cell>
          <table:table-cell table:style-name="ce6"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6" office:value-type="float" office:value="0.620729" calcext:value-type="float">
            <text:p>0.620729</text:p>
          </table:table-cell>
          <table:table-cell table:style-name="ce6" office:value-type="float" office:value="0.661981" calcext:value-type="float">
            <text:p>0.661981</text:p>
          </table:table-cell>
          <table:table-cell table:style-name="ce6" office:value-type="float" office:value="0.614736" calcext:value-type="float">
            <text:p>0.614736</text:p>
          </table:table-cell>
          <table:table-cell table:style-name="ce6" office:value-type="float" office:value="0.647701" calcext:value-type="float">
            <text:p>0.647701</text:p>
          </table:table-cell>
          <table:table-cell office:value-type="float" office:value="0.660941" calcext:value-type="float">
            <text:p>0.660941</text:p>
          </table:table-cell>
          <table:table-cell office:value-type="float" office:value="0.640379" calcext:value-type="float">
            <text:p>0.6403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18708" calcext:value-type="float">
            <text:p>0.6187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4505" calcext:value-type="float">
            <text:p>0.604505</text:p>
          </table:table-cell>
          <table:table-cell office:value-type="float" office:value="0.671785" calcext:value-type="float">
            <text:p>0.671785</text:p>
          </table:table-cell>
          <table:table-cell office:value-type="float" office:value="0.640882" calcext:value-type="float">
            <text:p>0.640882</text:p>
          </table:table-cell>
          <table:table-cell table:style-name="ce6" office:value-type="float" office:value="0.655726" calcext:value-type="float">
            <text:p>0.655726</text:p>
          </table:table-cell>
          <table:table-cell table:style-name="ce6" office:value-type="float" office:value="0.631846" calcext:value-type="float">
            <text:p>0.631846</text:p>
          </table:table-cell>
          <table:table-cell office:value-type="float" office:value="0.600524" calcext:value-type="float">
            <text:p>0.600524</text:p>
          </table:table-cell>
          <table:table-cell office:value-type="float" office:value="0.670702" calcext:value-type="float">
            <text:p>0.670702</text:p>
          </table:table-cell>
          <table:table-cell office:value-type="float" office:value="0.672733" calcext:value-type="float">
            <text:p>0.672733</text:p>
          </table:table-cell>
          <table:table-cell table:number-columns-repeated="1000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table:style-name="ce6" office:value-type="float" office:value="0.648629" calcext:value-type="float">
            <text:p>0.648629</text:p>
          </table:table-cell>
          <table:table-cell table:style-name="ce6" office:value-type="float" office:value="0.651341" calcext:value-type="float">
            <text:p>0.651341</text:p>
          </table:table-cell>
          <table:table-cell table:style-name="ce6"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6" office:value-type="float" office:value="0.655592" calcext:value-type="float">
            <text:p>0.655592</text:p>
          </table:table-cell>
          <table:table-cell table:style-name="ce6" office:value-type="float" office:value="0.669113" calcext:value-type="float">
            <text:p>0.669113</text:p>
          </table:table-cell>
          <table:table-cell table:style-name="ce6" office:value-type="float" office:value="0.641604" calcext:value-type="float">
            <text:p>0.641604</text:p>
          </table:table-cell>
          <table:table-cell table:style-name="ce6" office:value-type="float" office:value="0.644643" calcext:value-type="float">
            <text:p>0.64464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66038" calcext:value-type="float">
            <text:p>0.660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1397" calcext:value-type="float">
            <text:p>0.64139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34294" calcext:value-type="float">
            <text:p>0.634294</text:p>
          </table:table-cell>
          <table:table-cell office:value-type="float" office:value="0.675949" calcext:value-type="float">
            <text:p>0.675949</text:p>
          </table:table-cell>
          <table:table-cell office:value-type="float" office:value="0.648276" calcext:value-type="float">
            <text:p>0.648276</text:p>
          </table:table-cell>
          <table:table-cell table:style-name="ce6" office:value-type="float" office:value="0.638203" calcext:value-type="float">
            <text:p>0.638203</text:p>
          </table:table-cell>
          <table:table-cell table:style-name="ce6" office:value-type="float" office:value="0.671388" calcext:value-type="float">
            <text:p>0.671388</text:p>
          </table:table-cell>
          <table:table-cell office:value-type="float" office:value="0.605149" calcext:value-type="float">
            <text:p>0.605149</text:p>
          </table:table-cell>
          <table:table-cell office:value-type="float" office:value="0.676239" calcext:value-type="float">
            <text:p>0.676239</text:p>
          </table:table-cell>
          <table:table-cell office:value-type="float" office:value="0.654719" calcext:value-type="float">
            <text:p>0.654719</text:p>
          </table:table-cell>
          <table:table-cell table:number-columns-repeated="1000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table:style-name="ce6" office:value-type="float" office:value="0.669622" calcext:value-type="float">
            <text:p>0.669622</text:p>
          </table:table-cell>
          <table:table-cell table:style-name="ce6" office:value-type="float" office:value="0.66587" calcext:value-type="float">
            <text:p>0.66587</text:p>
          </table:table-cell>
          <table:table-cell table:style-name="ce6"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6" office:value-type="float" office:value="0.656153" calcext:value-type="float">
            <text:p>0.656153</text:p>
          </table:table-cell>
          <table:table-cell table:style-name="ce6" office:value-type="float" office:value="0.673115" calcext:value-type="float">
            <text:p>0.673115</text:p>
          </table:table-cell>
          <table:table-cell table:style-name="ce6" office:value-type="float" office:value="0.651614" calcext:value-type="float">
            <text:p>0.651614</text:p>
          </table:table-cell>
          <table:table-cell table:style-name="ce6" office:value-type="float" office:value="0.67105" calcext:value-type="float">
            <text:p>0.67105</text:p>
          </table:table-cell>
          <table:table-cell office:value-type="float" office:value="0.660313" calcext:value-type="float">
            <text:p>0.660313</text:p>
          </table:table-cell>
          <table:table-cell office:value-type="float" office:value="0.638161" calcext:value-type="float">
            <text:p>0.6381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2527" calcext:value-type="float">
            <text:p>0.64252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2659" calcext:value-type="float">
            <text:p>0.652659</text:p>
          </table:table-cell>
          <table:table-cell office:value-type="float" office:value="0.684415" calcext:value-type="float">
            <text:p>0.684415</text:p>
          </table:table-cell>
          <table:table-cell office:value-type="float" office:value="0.649573" calcext:value-type="float">
            <text:p>0.649573</text:p>
          </table:table-cell>
          <table:table-cell table:style-name="ce6" office:value-type="float" office:value="0.670295" calcext:value-type="float">
            <text:p>0.670295</text:p>
          </table:table-cell>
          <table:table-cell table:style-name="ce6" office:value-type="float" office:value="0.665349" calcext:value-type="float">
            <text:p>0.665349</text:p>
          </table:table-cell>
          <table:table-cell office:value-type="float" office:value="0.613752" calcext:value-type="float">
            <text:p>0.613752</text:p>
          </table:table-cell>
          <table:table-cell office:value-type="float" office:value="0.680878" calcext:value-type="float">
            <text:p>0.680878</text:p>
          </table:table-cell>
          <table:table-cell office:value-type="float" office:value="0.66072" calcext:value-type="float">
            <text:p>0.66072</text:p>
          </table:table-cell>
          <table:table-cell table:number-columns-repeated="1000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7" office:value-type="float" office:value="0.678586" calcext:value-type="float">
            <text:p>0.678586</text:p>
          </table:table-cell>
          <table:table-cell table:style-name="ce6" office:value-type="float" office:value="0.686585" calcext:value-type="float">
            <text:p>0.686585</text:p>
          </table:table-cell>
          <table:table-cell table:style-name="ce6"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7" office:value-type="float" office:value="0.673324" calcext:value-type="float">
            <text:p>0.673324</text:p>
          </table:table-cell>
          <table:table-cell table:style-name="ce6" office:value-type="float" office:value="0.659692" calcext:value-type="float">
            <text:p>0.659692</text:p>
          </table:table-cell>
          <table:table-cell table:style-name="ce6" office:value-type="float" office:value="0.667993" calcext:value-type="float">
            <text:p>0.667993</text:p>
          </table:table-cell>
          <table:table-cell office:value-type="float" office:value="0.664109" calcext:value-type="float">
            <text:p>0.664109</text:p>
          </table:table-cell>
          <table:table-cell office:value-type="float" office:value="0.669789" calcext:value-type="float">
            <text:p>0.669789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.650521" calcext:value-type="float">
            <text:p>0.65052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354" calcext:value-type="float">
            <text:p>0.65354</text:p>
          </table:table-cell>
          <table:table-cell office:value-type="float" office:value="0.700393" calcext:value-type="float">
            <text:p>0.700393</text:p>
          </table:table-cell>
          <table:table-cell office:value-type="float" office:value="0.650012" calcext:value-type="float">
            <text:p>0.650012</text:p>
          </table:table-cell>
          <table:table-cell table:style-name="ce6" office:value-type="float" office:value="0.650726" calcext:value-type="float">
            <text:p>0.650726</text:p>
          </table:table-cell>
          <table:table-cell table:style-name="ce7" office:value-type="float" office:value="0.659924" calcext:value-type="float">
            <text:p>0.659924</text:p>
          </table:table-cell>
          <table:table-cell office:value-type="float" office:value="0.617569" calcext:value-type="float">
            <text:p>0.617569</text:p>
          </table:table-cell>
          <table:table-cell office:value-type="float" office:value="0.676312" calcext:value-type="float">
            <text:p>0.676312</text:p>
          </table:table-cell>
          <table:table-cell office:value-type="float" office:value="0.672928" calcext:value-type="float">
            <text:p>0.672928</text:p>
          </table:table-cell>
          <table:table-cell table:number-columns-repeated="1000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table:style-name="ce6" office:value-type="float" office:value="0.679238" calcext:value-type="float">
            <text:p>0.679238</text:p>
          </table:table-cell>
          <table:table-cell table:style-name="ce6" office:value-type="float" office:value="0.684194" calcext:value-type="float">
            <text:p>0.684194</text:p>
          </table:table-cell>
          <table:table-cell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7" office:value-type="float" office:value="0.680372" calcext:value-type="float">
            <text:p>0.680372</text:p>
          </table:table-cell>
          <table:table-cell table:style-name="ce6" office:value-type="float" office:value="0.654934" calcext:value-type="float">
            <text:p>0.654934</text:p>
          </table:table-cell>
          <table:table-cell table:style-name="ce6" office:value-type="float" office:value="0.66287" calcext:value-type="float">
            <text:p>0.66287</text:p>
          </table:table-cell>
          <table:table-cell table:style-name="ce6" office:value-type="float" office:value="0.66286" calcext:value-type="float">
            <text:p>0.66286</text:p>
          </table:table-cell>
          <table:table-cell office:value-type="float" office:value="0.657909" calcext:value-type="float">
            <text:p>0.657909</text:p>
          </table:table-cell>
          <table:table-cell office:value-type="float" office:value="0.663807" calcext:value-type="float">
            <text:p>0.663807</text:p>
          </table:table-cell>
          <table:table-cell table:style-name="ce7" office:value-type="float" office:value="0.615898" calcext:value-type="float">
            <text:p>0.61589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56573" calcext:value-type="float">
            <text:p>0.656573</text:p>
          </table:table-cell>
          <table:table-cell office:value-type="float" office:value="0" calcext:value-type="float">
            <text:p>0</text:p>
          </table:table-cell>
          <table:table-cell office:value-type="float" office:value="0.658603" calcext:value-type="float">
            <text:p>0.658603</text:p>
          </table:table-cell>
          <table:table-cell table:style-name="ce7" office:value-type="float" office:value="0.700799" calcext:value-type="float">
            <text:p>0.700799</text:p>
          </table:table-cell>
          <table:table-cell table:style-name="ce7" office:value-type="float" office:value="0.650247" calcext:value-type="float">
            <text:p>0.650247</text:p>
          </table:table-cell>
          <table:table-cell table:style-name="ce6" office:value-type="float" office:value="0.674268" calcext:value-type="float">
            <text:p>0.674268</text:p>
          </table:table-cell>
          <table:table-cell table:style-name="ce6" office:value-type="float" office:value="0.590976" calcext:value-type="float">
            <text:p>0.590976</text:p>
          </table:table-cell>
          <table:table-cell office:value-type="float" office:value="0.634483" calcext:value-type="float">
            <text:p>0.634483</text:p>
          </table:table-cell>
          <table:table-cell office:value-type="float" office:value="0.67777" calcext:value-type="float">
            <text:p>0.67777</text:p>
          </table:table-cell>
          <table:table-cell office:value-type="float" office:value="0.674321" calcext:value-type="float">
            <text:p>0.674321</text:p>
          </table:table-cell>
          <table:table-cell table:number-columns-repeated="1000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table:style-name="ce6" office:value-type="float" office:value="0.6737" calcext:value-type="float">
            <text:p>0.6737</text:p>
          </table:table-cell>
          <table:table-cell table:style-name="ce6" office:value-type="float" office:value="0.681989" calcext:value-type="float">
            <text:p>0.681989</text:p>
          </table:table-cell>
          <table:table-cell table:style-name="ce6"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6" office:value-type="float" office:value="0.652132" calcext:value-type="float">
            <text:p>0.652132</text:p>
          </table:table-cell>
          <table:table-cell table:style-name="ce6" office:value-type="float" office:value="0.647032" calcext:value-type="float">
            <text:p>0.647032</text:p>
          </table:table-cell>
          <table:table-cell table:style-name="ce6" office:value-type="float" office:value="0.668318" calcext:value-type="float">
            <text:p>0.668318</text:p>
          </table:table-cell>
          <table:table-cell table:style-name="ce6" office:value-type="float" office:value="0.668841" calcext:value-type="float">
            <text:p>0.668841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664413" calcext:value-type="float">
            <text:p>0.6644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263" calcext:value-type="float">
            <text:p>0.66263</text:p>
          </table:table-cell>
          <table:table-cell office:value-type="float" office:value="0.693009" calcext:value-type="float">
            <text:p>0.693009</text:p>
          </table:table-cell>
          <table:table-cell office:value-type="float" office:value="0.678105" calcext:value-type="float">
            <text:p>0.678105</text:p>
          </table:table-cell>
          <table:table-cell table:style-name="ce6" office:value-type="float" office:value="0.660395" calcext:value-type="float">
            <text:p>0.660395</text:p>
          </table:table-cell>
          <table:table-cell table:style-name="ce6" office:value-type="float" office:value="0.677617" calcext:value-type="float">
            <text:p>0.677617</text:p>
          </table:table-cell>
          <table:table-cell office:value-type="float" office:value="0.619592" calcext:value-type="float">
            <text:p>0.619592</text:p>
          </table:table-cell>
          <table:table-cell office:value-type="float" office:value="0.678479" calcext:value-type="float">
            <text:p>0.678479</text:p>
          </table:table-cell>
          <table:table-cell office:value-type="float" office:value="0.687044" calcext:value-type="float">
            <text:p>0.687044</text:p>
          </table:table-cell>
          <table:table-cell table:number-columns-repeated="1000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table:style-name="ce6" office:value-type="float" office:value="0.67185" calcext:value-type="float">
            <text:p>0.67185</text:p>
          </table:table-cell>
          <table:table-cell table:style-name="ce6" office:value-type="float" office:value="0.670344" calcext:value-type="float">
            <text:p>0.670344</text:p>
          </table:table-cell>
          <table:table-cell table:style-name="ce7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6" office:value-type="float" office:value="0.64988" calcext:value-type="float">
            <text:p>0.64988</text:p>
          </table:table-cell>
          <table:table-cell table:style-name="ce6" office:value-type="float" office:value="0.65573" calcext:value-type="float">
            <text:p>0.65573</text:p>
          </table:table-cell>
          <table:table-cell table:style-name="ce6" office:value-type="float" office:value="0.644315" calcext:value-type="float">
            <text:p>0.644315</text:p>
          </table:table-cell>
          <table:table-cell table:style-name="ce7" office:value-type="float" office:value="0.676683" calcext:value-type="float">
            <text:p>0.676683</text:p>
          </table:table-cell>
          <table:table-cell office:value-type="float" office:value="0.672468" calcext:value-type="float">
            <text:p>0.672468</text:p>
          </table:table-cell>
          <table:table-cell office:value-type="float" office:value="0.675255" calcext:value-type="float">
            <text:p>0.6752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20144" calcext:value-type="float">
            <text:p>0.520144</text:p>
          </table:table-cell>
          <table:table-cell table:style-name="ce6" office:value-type="float" office:value="0.662581" calcext:value-type="float">
            <text:p>0.66258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665518" calcext:value-type="float">
            <text:p>0.665518</text:p>
          </table:table-cell>
          <table:table-cell office:value-type="float" office:value="0.666321" calcext:value-type="float">
            <text:p>0.666321</text:p>
          </table:table-cell>
          <table:table-cell office:value-type="float" office:value="0.67861" calcext:value-type="float">
            <text:p>0.67861</text:p>
          </table:table-cell>
          <table:table-cell table:style-name="ce6" office:value-type="float" office:value="0.68385" calcext:value-type="float">
            <text:p>0.68385</text:p>
          </table:table-cell>
          <table:table-cell table:style-name="ce6" office:value-type="float" office:value="0.6559" calcext:value-type="float">
            <text:p>0.6559</text:p>
          </table:table-cell>
          <table:table-cell office:value-type="float" office:value="0.641887" calcext:value-type="float">
            <text:p>0.641887</text:p>
          </table:table-cell>
          <table:table-cell office:value-type="float" office:value="0.68492" calcext:value-type="float">
            <text:p>0.68492</text:p>
          </table:table-cell>
          <table:table-cell office:value-type="float" office:value="0.661651" calcext:value-type="float">
            <text:p>0.661651</text:p>
          </table:table-cell>
          <table:table-cell table:number-columns-repeated="1000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table:style-name="ce6" office:value-type="float" office:value="0.652944" calcext:value-type="float">
            <text:p>0.652944</text:p>
          </table:table-cell>
          <table:table-cell table:style-name="ce6" office:value-type="float" office:value="0.655398" calcext:value-type="float">
            <text:p>0.655398</text:p>
          </table:table-cell>
          <table:table-cell table:style-name="ce6"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6" office:value-type="float" office:value="0.668719" calcext:value-type="float">
            <text:p>0.668719</text:p>
          </table:table-cell>
          <table:table-cell table:style-name="ce6" office:value-type="float" office:value="0.672885" calcext:value-type="float">
            <text:p>0.672885</text:p>
          </table:table-cell>
          <table:table-cell table:style-name="ce6" office:value-type="float" office:value="0.65754" calcext:value-type="float">
            <text:p>0.65754</text:p>
          </table:table-cell>
          <table:table-cell table:style-name="ce6" office:value-type="float" office:value="0.678334" calcext:value-type="float">
            <text:p>0.678334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614957" calcext:value-type="float">
            <text:p>0.61495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87938" calcext:value-type="float">
            <text:p>0.587938</text:p>
          </table:table-cell>
          <table:table-cell table:style-name="ce6" office:value-type="float" office:value="0.666489" calcext:value-type="float">
            <text:p>0.666489</text:p>
          </table:table-cell>
          <table:table-cell table:style-name="ce6" office:value-type="float" office:value="0.000089" calcext:value-type="float">
            <text:p>8.9E-05</text:p>
          </table:table-cell>
          <table:table-cell office:value-type="float" office:value="0.654339" calcext:value-type="float">
            <text:p>0.654339</text:p>
          </table:table-cell>
          <table:table-cell office:value-type="float" office:value="0.689139" calcext:value-type="float">
            <text:p>0.689139</text:p>
          </table:table-cell>
          <table:table-cell office:value-type="float" office:value="0.679383" calcext:value-type="float">
            <text:p>0.679383</text:p>
          </table:table-cell>
          <table:table-cell table:style-name="ce6" office:value-type="float" office:value="0.682048" calcext:value-type="float">
            <text:p>0.682048</text:p>
          </table:table-cell>
          <table:table-cell table:style-name="ce6" office:value-type="float" office:value="0.684402" calcext:value-type="float">
            <text:p>0.684402</text:p>
          </table:table-cell>
          <table:table-cell office:value-type="float" office:value="0.649041" calcext:value-type="float">
            <text:p>0.649041</text:p>
          </table:table-cell>
          <table:table-cell office:value-type="float" office:value="0.671029" calcext:value-type="float">
            <text:p>0.671029</text:p>
          </table:table-cell>
          <table:table-cell office:value-type="float" office:value="0.66631" calcext:value-type="float">
            <text:p>0.66631</text:p>
          </table:table-cell>
          <table:table-cell table:number-columns-repeated="1000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table:style-name="ce6" office:value-type="float" office:value="0.66894" calcext:value-type="float">
            <text:p>0.66894</text:p>
          </table:table-cell>
          <table:table-cell table:style-name="ce8" office:value-type="float" office:value="0.674051" calcext:value-type="float">
            <text:p>0.674051</text:p>
          </table:table-cell>
          <table:table-cell table:style-name="ce6"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6" office:value-type="float" office:value="0.673847" calcext:value-type="float">
            <text:p>0.673847</text:p>
          </table:table-cell>
          <table:table-cell table:style-name="ce6" office:value-type="float" office:value="0.691537" calcext:value-type="float">
            <text:p>0.691537</text:p>
          </table:table-cell>
          <table:table-cell table:style-name="ce8" office:value-type="float" office:value="0.673666" calcext:value-type="float">
            <text:p>0.673666</text:p>
          </table:table-cell>
          <table:table-cell table:style-name="ce6" office:value-type="float" office:value="0.649802" calcext:value-type="float">
            <text:p>0.649802</text:p>
          </table:table-cell>
          <table:table-cell office:value-type="float" office:value="0.676321" calcext:value-type="float">
            <text:p>0.676321</text:p>
          </table:table-cell>
          <table:table-cell office:value-type="float" office:value="0.670716" calcext:value-type="float">
            <text:p>0.6707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86865" calcext:value-type="float">
            <text:p>0.486865</text:p>
          </table:table-cell>
          <table:table-cell table:style-name="ce8" office:value-type="float" office:value="0.645687" calcext:value-type="float">
            <text:p>0.64568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5821" calcext:value-type="float">
            <text:p>0.665821</text:p>
          </table:table-cell>
          <table:table-cell office:value-type="float" office:value="0.715732" calcext:value-type="float">
            <text:p>0.715732</text:p>
          </table:table-cell>
          <table:table-cell office:value-type="float" office:value="0.680494" calcext:value-type="float">
            <text:p>0.680494</text:p>
          </table:table-cell>
          <table:table-cell table:style-name="ce6" office:value-type="float" office:value="0.678846" calcext:value-type="float">
            <text:p>0.678846</text:p>
          </table:table-cell>
          <table:table-cell table:style-name="ce6" office:value-type="float" office:value="0.659363" calcext:value-type="float">
            <text:p>0.659363</text:p>
          </table:table-cell>
          <table:table-cell office:value-type="float" office:value="0.652259" calcext:value-type="float">
            <text:p>0.652259</text:p>
          </table:table-cell>
          <table:table-cell office:value-type="float" office:value="0.659216" calcext:value-type="float">
            <text:p>0.659216</text:p>
          </table:table-cell>
          <table:table-cell office:value-type="float" office:value="0.691229" calcext:value-type="float">
            <text:p>0.691229</text:p>
          </table:table-cell>
          <table:table-cell table:number-columns-repeated="1000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table:style-name="ce6" office:value-type="float" office:value="0.67963" calcext:value-type="float">
            <text:p>0.67963</text:p>
          </table:table-cell>
          <table:table-cell table:style-name="ce6" office:value-type="float" office:value="0.681549" calcext:value-type="float">
            <text:p>0.681549</text:p>
          </table:table-cell>
          <table:table-cell table:style-name="ce6"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6" office:value-type="float" office:value="0.672918" calcext:value-type="float">
            <text:p>0.672918</text:p>
          </table:table-cell>
          <table:table-cell table:style-name="ce6" office:value-type="float" office:value="0.649711" calcext:value-type="float">
            <text:p>0.649711</text:p>
          </table:table-cell>
          <table:table-cell table:style-name="ce6" office:value-type="float" office:value="0.676968" calcext:value-type="float">
            <text:p>0.676968</text:p>
          </table:table-cell>
          <table:table-cell table:style-name="ce6" office:value-type="float" office:value="0.681593" calcext:value-type="float">
            <text:p>0.681593</text:p>
          </table:table-cell>
          <table:table-cell office:value-type="float" office:value="0.671459" calcext:value-type="float">
            <text:p>0.671459</text:p>
          </table:table-cell>
          <table:table-cell office:value-type="float" office:value="0.66777" calcext:value-type="float">
            <text:p>0.66777</text:p>
          </table:table-cell>
          <table:table-cell table:style-name="ce6" office:value-type="float" office:value="0.499636" calcext:value-type="float">
            <text:p>0.499636</text:p>
          </table:table-cell>
          <table:table-cell table:style-name="ce6" office:value-type="float" office:value="0.509525" calcext:value-type="float">
            <text:p>0.509525</text:p>
          </table:table-cell>
          <table:table-cell table:style-name="ce6" office:value-type="float" office:value="0.663078" calcext:value-type="float">
            <text:p>0.66307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71085" calcext:value-type="float">
            <text:p>0.671085</text:p>
          </table:table-cell>
          <table:table-cell office:value-type="float" office:value="0.692114" calcext:value-type="float">
            <text:p>0.692114</text:p>
          </table:table-cell>
          <table:table-cell office:value-type="float" office:value="0.625803" calcext:value-type="float">
            <text:p>0.625803</text:p>
          </table:table-cell>
          <table:table-cell table:style-name="ce6" office:value-type="float" office:value="0.656597" calcext:value-type="float">
            <text:p>0.656597</text:p>
          </table:table-cell>
          <table:table-cell table:style-name="ce6" office:value-type="float" office:value="0.673471" calcext:value-type="float">
            <text:p>0.673471</text:p>
          </table:table-cell>
          <table:table-cell office:value-type="float" office:value="0.656716" calcext:value-type="float">
            <text:p>0.656716</text:p>
          </table:table-cell>
          <table:table-cell office:value-type="float" office:value="0.688059" calcext:value-type="float">
            <text:p>0.688059</text:p>
          </table:table-cell>
          <table:table-cell office:value-type="float" office:value="0.663221" calcext:value-type="float">
            <text:p>0.663221</text:p>
          </table:table-cell>
          <table:table-cell table:number-columns-repeated="1000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table:style-name="ce6" office:value-type="float" office:value="0.647389" calcext:value-type="float">
            <text:p>0.647389</text:p>
          </table:table-cell>
          <table:table-cell table:style-name="ce6" office:value-type="float" office:value="0.666968" calcext:value-type="float">
            <text:p>0.666968</text:p>
          </table:table-cell>
          <table:table-cell table:style-name="ce6"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6" office:value-type="float" office:value="0.675256" calcext:value-type="float">
            <text:p>0.675256</text:p>
          </table:table-cell>
          <table:table-cell table:style-name="ce6" office:value-type="float" office:value="0.636041" calcext:value-type="float">
            <text:p>0.636041</text:p>
          </table:table-cell>
          <table:table-cell table:style-name="ce6" office:value-type="float" office:value="0.676557" calcext:value-type="float">
            <text:p>0.676557</text:p>
          </table:table-cell>
          <table:table-cell table:style-name="ce6" office:value-type="float" office:value="0.667925" calcext:value-type="float">
            <text:p>0.667925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667087" calcext:value-type="float">
            <text:p>0.667087</text:p>
          </table:table-cell>
          <table:table-cell table:style-name="ce6" office:value-type="float" office:value="0.58119" calcext:value-type="float">
            <text:p>0.58119</text:p>
          </table:table-cell>
          <table:table-cell table:style-name="ce6" office:value-type="float" office:value="0.583805" calcext:value-type="float">
            <text:p>0.583805</text:p>
          </table:table-cell>
          <table:table-cell table:style-name="ce6" office:value-type="float" office:value="0.67448" calcext:value-type="float">
            <text:p>0.67448</text:p>
          </table:table-cell>
          <table:table-cell table:style-name="ce6" office:value-type="float" office:value="0.370897" calcext:value-type="float">
            <text:p>0.370897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695858" calcext:value-type="float">
            <text:p>0.695858</text:p>
          </table:table-cell>
          <table:table-cell office:value-type="float" office:value="0.679804" calcext:value-type="float">
            <text:p>0.679804</text:p>
          </table:table-cell>
          <table:table-cell table:style-name="ce6" office:value-type="float" office:value="0.633039" calcext:value-type="float">
            <text:p>0.633039</text:p>
          </table:table-cell>
          <table:table-cell table:style-name="ce6" office:value-type="float" office:value="0.667369" calcext:value-type="float">
            <text:p>0.667369</text:p>
          </table:table-cell>
          <table:table-cell office:value-type="float" office:value="0.639269" calcext:value-type="float">
            <text:p>0.639269</text:p>
          </table:table-cell>
          <table:table-cell office:value-type="float" office:value="0.686798" calcext:value-type="float">
            <text:p>0.686798</text:p>
          </table:table-cell>
          <table:table-cell office:value-type="float" office:value="0.690314" calcext:value-type="float">
            <text:p>0.690314</text:p>
          </table:table-cell>
          <table:table-cell table:number-columns-repeated="1000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table:style-name="ce6" office:value-type="float" office:value="0.691277" calcext:value-type="float">
            <text:p>0.691277</text:p>
          </table:table-cell>
          <table:table-cell table:style-name="ce8" office:value-type="float" office:value="0.694692" calcext:value-type="float">
            <text:p>0.694692</text:p>
          </table:table-cell>
          <table:table-cell table:style-name="ce6" office:value-type="float" office:value="0.689779" calcext:value-type="float">
            <text:p>0.689779</text:p>
          </table:table-cell>
          <table:table-cell table:style-name="ce7" office:value-type="float" office:value="0.603924" calcext:value-type="float">
            <text:p>0.603924</text:p>
          </table:table-cell>
          <table:table-cell table:style-name="ce7" office:value-type="float" office:value="0.697411" calcext:value-type="float">
            <text:p>0.697411</text:p>
          </table:table-cell>
          <table:table-cell table:style-name="ce6" office:value-type="float" office:value="0.687332" calcext:value-type="float">
            <text:p>0.687332</text:p>
          </table:table-cell>
          <table:table-cell table:style-name="ce6" office:value-type="float" office:value="0.686774" calcext:value-type="float">
            <text:p>0.686774</text:p>
          </table:table-cell>
          <table:table-cell table:style-name="ce8" office:value-type="float" office:value="0.684103" calcext:value-type="float">
            <text:p>0.684103</text:p>
          </table:table-cell>
          <table:table-cell table:style-name="ce6" office:value-type="float" office:value="0.679422" calcext:value-type="float">
            <text:p>0.679422</text:p>
          </table:table-cell>
          <table:table-cell table:style-name="ce7" office:value-type="float" office:value="0.678829" calcext:value-type="float">
            <text:p>0.678829</text:p>
          </table:table-cell>
          <table:table-cell table:style-name="ce7" office:value-type="float" office:value="0.659763" calcext:value-type="float">
            <text:p>0.659763</text:p>
          </table:table-cell>
          <table:table-cell table:style-name="ce6" office:value-type="float" office:value="0.596252" calcext:value-type="float">
            <text:p>0.596252</text:p>
          </table:table-cell>
          <table:table-cell table:style-name="ce6" office:value-type="float" office:value="0.618568" calcext:value-type="float">
            <text:p>0.618568</text:p>
          </table:table-cell>
          <table:table-cell table:style-name="ce8" office:value-type="float" office:value="0.655583" calcext:value-type="float">
            <text:p>0.655583</text:p>
          </table:table-cell>
          <table:table-cell table:style-name="ce6" office:value-type="float" office:value="0.182041" calcext:value-type="float">
            <text:p>0.182041</text:p>
          </table:table-cell>
          <table:table-cell table:style-name="ce7" office:value-type="float" office:value="0.661956" calcext:value-type="float">
            <text:p>0.661956</text:p>
          </table:table-cell>
          <table:table-cell table:style-name="ce7" office:value-type="float" office:value="0.723708" calcext:value-type="float">
            <text:p>0.723708</text:p>
          </table:table-cell>
          <table:table-cell table:style-name="ce7" office:value-type="float" office:value="0.665171" calcext:value-type="float">
            <text:p>0.665171</text:p>
          </table:table-cell>
          <table:table-cell table:style-name="ce6" office:value-type="float" office:value="0.690978" calcext:value-type="float">
            <text:p>0.690978</text:p>
          </table:table-cell>
          <table:table-cell table:style-name="ce6" office:value-type="float" office:value="0.68096" calcext:value-type="float">
            <text:p>0.68096</text:p>
          </table:table-cell>
          <table:table-cell office:value-type="float" office:value="0.657768" calcext:value-type="float">
            <text:p>0.657768</text:p>
          </table:table-cell>
          <table:table-cell office:value-type="float" office:value="0.671367" calcext:value-type="float">
            <text:p>0.671367</text:p>
          </table:table-cell>
          <table:table-cell office:value-type="float" office:value="0.675729" calcext:value-type="float">
            <text:p>0.675729</text:p>
          </table:table-cell>
          <table:table-cell table:number-columns-repeated="1000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table:style-name="ce6" office:value-type="float" office:value="0.669718" calcext:value-type="float">
            <text:p>0.669718</text:p>
          </table:table-cell>
          <table:table-cell table:style-name="ce6" office:value-type="float" office:value="0.678297" calcext:value-type="float">
            <text:p>0.678297</text:p>
          </table:table-cell>
          <table:table-cell table:style-name="ce6"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6" office:value-type="float" office:value="0.688569" calcext:value-type="float">
            <text:p>0.688569</text:p>
          </table:table-cell>
          <table:table-cell table:style-name="ce6" office:value-type="float" office:value="0.641225" calcext:value-type="float">
            <text:p>0.641225</text:p>
          </table:table-cell>
          <table:table-cell table:style-name="ce6" office:value-type="float" office:value="0.657572" calcext:value-type="float">
            <text:p>0.657572</text:p>
          </table:table-cell>
          <table:table-cell table:style-name="ce6" office:value-type="float" office:value="0.679846" calcext:value-type="float">
            <text:p>0.679846</text:p>
          </table:table-cell>
          <table:table-cell office:value-type="float" office:value="0.659063" calcext:value-type="float">
            <text:p>0.659063</text:p>
          </table:table-cell>
          <table:table-cell office:value-type="float" office:value="0.664619" calcext:value-type="float">
            <text:p>0.664619</text:p>
          </table:table-cell>
          <table:table-cell table:style-name="ce6" office:value-type="float" office:value="0.60029" calcext:value-type="float">
            <text:p>0.60029</text:p>
          </table:table-cell>
          <table:table-cell table:style-name="ce6" office:value-type="float" office:value="0.592974" calcext:value-type="float">
            <text:p>0.592974</text:p>
          </table:table-cell>
          <table:table-cell table:style-name="ce6" office:value-type="float" office:value="0.680219" calcext:value-type="float">
            <text:p>0.680219</text:p>
          </table:table-cell>
          <table:table-cell table:style-name="ce6" office:value-type="float" office:value="0.010872" calcext:value-type="float">
            <text:p>0.010872</text:p>
          </table:table-cell>
          <table:table-cell office:value-type="float" office:value="0.680345" calcext:value-type="float">
            <text:p>0.680345</text:p>
          </table:table-cell>
          <table:table-cell office:value-type="float" office:value="0.716506" calcext:value-type="float">
            <text:p>0.716506</text:p>
          </table:table-cell>
          <table:table-cell office:value-type="float" office:value="0.678826" calcext:value-type="float">
            <text:p>0.678826</text:p>
          </table:table-cell>
          <table:table-cell table:style-name="ce6" office:value-type="float" office:value="0.672884" calcext:value-type="float">
            <text:p>0.672884</text:p>
          </table:table-cell>
          <table:table-cell table:style-name="ce6" office:value-type="float" office:value="0.657126" calcext:value-type="float">
            <text:p>0.657126</text:p>
          </table:table-cell>
          <table:table-cell office:value-type="float" office:value="0.661672" calcext:value-type="float">
            <text:p>0.661672</text:p>
          </table:table-cell>
          <table:table-cell office:value-type="float" office:value="0.674229" calcext:value-type="float">
            <text:p>0.674229</text:p>
          </table:table-cell>
          <table:table-cell office:value-type="float" office:value="0.67355" calcext:value-type="float">
            <text:p>0.67355</text:p>
          </table:table-cell>
          <table:table-cell table:number-columns-repeated="1000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table:style-name="ce6" office:value-type="float" office:value="0.685777" calcext:value-type="float">
            <text:p>0.685777</text:p>
          </table:table-cell>
          <table:table-cell table:style-name="ce6" office:value-type="float" office:value="0.692032" calcext:value-type="float">
            <text:p>0.692032</text:p>
          </table:table-cell>
          <table:table-cell table:style-name="ce6"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692109" calcext:value-type="float">
            <text:p>0.692109</text:p>
          </table:table-cell>
          <table:table-cell office:value-type="float" office:value="0.669935" calcext:value-type="float">
            <text:p>0.669935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617378" calcext:value-type="float">
            <text:p>0.617378</text:p>
          </table:table-cell>
          <table:table-cell office:value-type="float" office:value="0.625768" calcext:value-type="float">
            <text:p>0.625768</text:p>
          </table:table-cell>
          <table:table-cell office:value-type="float" office:value="0.682855" calcext:value-type="float">
            <text:p>0.682855</text:p>
          </table:table-cell>
          <table:table-cell office:value-type="float" office:value="0.365842" calcext:value-type="float">
            <text:p>0.365842</text:p>
          </table:table-cell>
          <table:table-cell office:value-type="float" office:value="0.641929" calcext:value-type="float">
            <text:p>0.641929</text:p>
          </table:table-cell>
          <table:table-cell office:value-type="float" office:value="0.715427" calcext:value-type="float">
            <text:p>0.715427</text:p>
          </table:table-cell>
          <table:table-cell office:value-type="float" office:value="0.703446" calcext:value-type="float">
            <text:p>0.703446</text:p>
          </table:table-cell>
          <table:table-cell office:value-type="float" office:value="0.639292" calcext:value-type="float">
            <text:p>0.639292</text:p>
          </table:table-cell>
          <table:table-cell office:value-type="float" office:value="0.666336" calcext:value-type="float">
            <text:p>0.666336</text:p>
          </table:table-cell>
          <table:table-cell office:value-type="float" office:value="0.666714" calcext:value-type="float">
            <text:p>0.666714</text:p>
          </table:table-cell>
          <table:table-cell office:value-type="float" office:value="0.682012" calcext:value-type="float">
            <text:p>0.682012</text:p>
          </table:table-cell>
          <table:table-cell office:value-type="float" office:value="0.675125" calcext:value-type="float">
            <text:p>0.675125</text:p>
          </table:table-cell>
          <table:table-cell table:number-columns-repeated="1000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table:style-name="ce6" office:value-type="float" office:value="0.673923" calcext:value-type="float">
            <text:p>0.673923</text:p>
          </table:table-cell>
          <table:table-cell table:style-name="ce6" office:value-type="float" office:value="0.687786" calcext:value-type="float">
            <text:p>0.687786</text:p>
          </table:table-cell>
          <table:table-cell table:style-name="ce6"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office:value-type="float" office:value="0.675547" calcext:value-type="float">
            <text:p>0.675547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0.68582" calcext:value-type="float">
            <text:p>0.68582</text:p>
          </table:table-cell>
          <table:table-cell office:value-type="float" office:value="0.631472" calcext:value-type="float">
            <text:p>0.631472</text:p>
          </table:table-cell>
          <table:table-cell table:style-name="ce7" office:value-type="float" office:value="0.625719" calcext:value-type="float">
            <text:p>0.625719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372428" calcext:value-type="float">
            <text:p>0.372428</text:p>
          </table:table-cell>
          <table:table-cell office:value-type="float" office:value="0.681514" calcext:value-type="float">
            <text:p>0.681514</text:p>
          </table:table-cell>
          <table:table-cell office:value-type="float" office:value="0.707556" calcext:value-type="float">
            <text:p>0.707556</text:p>
          </table:table-cell>
          <table:table-cell office:value-type="float" office:value="0.70563" calcext:value-type="float">
            <text:p>0.70563</text:p>
          </table:table-cell>
          <table:table-cell office:value-type="float" office:value="0.674378" calcext:value-type="float">
            <text:p>0.674378</text:p>
          </table:table-cell>
          <table:table-cell office:value-type="float" office:value="0.633667" calcext:value-type="float">
            <text:p>0.633667</text:p>
          </table:table-cell>
          <table:table-cell office:value-type="float" office:value="0.670173" calcext:value-type="float">
            <text:p>0.670173</text:p>
          </table:table-cell>
          <table:table-cell office:value-type="float" office:value="0.685221" calcext:value-type="float">
            <text:p>0.685221</text:p>
          </table:table-cell>
          <table:table-cell office:value-type="float" office:value="0.681987" calcext:value-type="float">
            <text:p>0.681987</text:p>
          </table:table-cell>
          <table:table-cell table:number-columns-repeated="1000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table:style-name="ce6" office:value-type="float" office:value="0.699915" calcext:value-type="float">
            <text:p>0.699915</text:p>
          </table:table-cell>
          <table:table-cell table:style-name="ce6" office:value-type="float" office:value="0.648962" calcext:value-type="float">
            <text:p>0.648962</text:p>
          </table:table-cell>
          <table:table-cell table:style-name="ce6"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office:value-type="float" office:value="0.669245" calcext:value-type="float">
            <text:p>0.669245</text:p>
          </table:table-cell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office:value-type="float" office:value="0.682088" calcext:value-type="float">
            <text:p>0.682088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81076" calcext:value-type="float">
            <text:p>0.681076</text:p>
          </table:table-cell>
          <table:table-cell office:value-type="float" office:value="0.639032" calcext:value-type="float">
            <text:p>0.639032</text:p>
          </table:table-cell>
          <table:table-cell office:value-type="float" office:value="0.588632" calcext:value-type="float">
            <text:p>0.588632</text:p>
          </table:table-cell>
          <table:table-cell office:value-type="float" office:value="0.679569" calcext:value-type="float">
            <text:p>0.679569</text:p>
          </table:table-cell>
          <table:table-cell office:value-type="float" office:value="0.39808" calcext:value-type="float">
            <text:p>0.39808</text:p>
          </table:table-cell>
          <table:table-cell office:value-type="float" office:value="0.681761" calcext:value-type="float">
            <text:p>0.681761</text:p>
          </table:table-cell>
          <table:table-cell office:value-type="float" office:value="0.703636" calcext:value-type="float">
            <text:p>0.703636</text:p>
          </table:table-cell>
          <table:table-cell office:value-type="float" office:value="0.701724" calcext:value-type="float">
            <text:p>0.701724</text:p>
          </table:table-cell>
          <table:table-cell office:value-type="float" office:value="0.654564" calcext:value-type="float">
            <text:p>0.654564</text:p>
          </table:table-cell>
          <table:table-cell office:value-type="float" office:value="0.681929" calcext:value-type="float">
            <text:p>0.681929</text:p>
          </table:table-cell>
          <table:table-cell office:value-type="float" office:value="0.657355" calcext:value-type="float">
            <text:p>0.657355</text:p>
          </table:table-cell>
          <table:table-cell office:value-type="float" office:value="0.671769" calcext:value-type="float">
            <text:p>0.671769</text:p>
          </table:table-cell>
          <table:table-cell office:value-type="float" office:value="0.693999" calcext:value-type="float">
            <text:p>0.693999</text:p>
          </table:table-cell>
          <table:table-cell table:number-columns-repeated="1000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table:style-name="ce6" office:value-type="float" office:value="0.67201" calcext:value-type="float">
            <text:p>0.67201</text:p>
          </table:table-cell>
          <table:table-cell table:style-name="ce6" office:value-type="float" office:value="0.663536" calcext:value-type="float">
            <text:p>0.663536</text:p>
          </table:table-cell>
          <table:table-cell table:style-name="ce6"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61469" calcext:value-type="float">
            <text:p>0.661469</text:p>
          </table:table-cell>
          <table:table-cell office:value-type="float" office:value="0.689477" calcext:value-type="float">
            <text:p>0.689477</text:p>
          </table:table-cell>
          <table:table-cell table:style-name="ce7" office:value-type="float" office:value="0.636227" calcext:value-type="float">
            <text:p>0.636227</text:p>
          </table:table-cell>
          <table:table-cell office:value-type="float" office:value="0.68511" calcext:value-type="float">
            <text:p>0.68511</text:p>
          </table:table-cell>
          <table:table-cell office:value-type="float" office:value="0.66" calcext:value-type="float">
            <text:p>0.66</text:p>
          </table:table-cell>
          <table:table-cell office:value-type="float" office:value="0.645535" calcext:value-type="float">
            <text:p>0.645535</text:p>
          </table:table-cell>
          <table:table-cell office:value-type="float" office:value="0.625767" calcext:value-type="float">
            <text:p>0.625767</text:p>
          </table:table-cell>
          <table:table-cell office:value-type="float" office:value="0.66787" calcext:value-type="float">
            <text:p>0.66787</text:p>
          </table:table-cell>
          <table:table-cell office:value-type="float" office:value="0.280259" calcext:value-type="float">
            <text:p>0.280259</text:p>
          </table:table-cell>
          <table:table-cell office:value-type="float" office:value="0.687756" calcext:value-type="float">
            <text:p>0.687756</text:p>
          </table:table-cell>
          <table:table-cell office:value-type="float" office:value="0.712583" calcext:value-type="float">
            <text:p>0.712583</text:p>
          </table:table-cell>
          <table:table-cell office:value-type="float" office:value="0.710611" calcext:value-type="float">
            <text:p>0.710611</text:p>
          </table:table-cell>
          <table:table-cell office:value-type="float" office:value="0.690733" calcext:value-type="float">
            <text:p>0.690733</text:p>
          </table:table-cell>
          <table:table-cell office:value-type="float" office:value="0.680634" calcext:value-type="float">
            <text:p>0.680634</text:p>
          </table:table-cell>
          <table:table-cell office:value-type="float" office:value="0.67207" calcext:value-type="float">
            <text:p>0.67207</text:p>
          </table:table-cell>
          <table:table-cell office:value-type="float" office:value="0.675139" calcext:value-type="float">
            <text:p>0.675139</text:p>
          </table:table-cell>
          <table:table-cell office:value-type="float" office:value="0.671159" calcext:value-type="float">
            <text:p>0.671159</text:p>
          </table:table-cell>
          <table:table-cell table:number-columns-repeated="1000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table:style-name="ce6" office:value-type="float" office:value="0.693688" calcext:value-type="float">
            <text:p>0.693688</text:p>
          </table:table-cell>
          <table:table-cell table:style-name="ce7" office:value-type="float" office:value="0.68215" calcext:value-type="float">
            <text:p>0.68215</text:p>
          </table:table-cell>
          <table:table-cell table:style-name="ce6"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662158" calcext:value-type="float">
            <text:p>0.66215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687414" calcext:value-type="float">
            <text:p>0.687414</text:p>
          </table:table-cell>
          <table:table-cell table:style-name="ce7" office:value-type="float" office:value="0.658258" calcext:value-type="float">
            <text:p>0.658258</text:p>
          </table:table-cell>
          <table:table-cell office:value-type="float" office:value="0.650163" calcext:value-type="float">
            <text:p>0.650163</text:p>
          </table:table-cell>
          <table:table-cell office:value-type="float" office:value="0.629566" calcext:value-type="float">
            <text:p>0.629566</text:p>
          </table:table-cell>
          <table:table-cell office:value-type="float" office:value="0.681485" calcext:value-type="float">
            <text:p>0.681485</text:p>
          </table:table-cell>
          <table:table-cell office:value-type="float" office:value="0.251484" calcext:value-type="float">
            <text:p>0.251484</text:p>
          </table:table-cell>
          <table:table-cell office:value-type="float" office:value="0.676946" calcext:value-type="float">
            <text:p>0.676946</text:p>
          </table:table-cell>
          <table:table-cell office:value-type="float" office:value="0.72514" calcext:value-type="float">
            <text:p>0.72514</text:p>
          </table:table-cell>
          <table:table-cell office:value-type="float" office:value="0.704602" calcext:value-type="float">
            <text:p>0.704602</text:p>
          </table:table-cell>
          <table:table-cell office:value-type="float" office:value="0.651047" calcext:value-type="float">
            <text:p>0.651047</text:p>
          </table:table-cell>
          <table:table-cell office:value-type="float" office:value="0.665377" calcext:value-type="float">
            <text:p>0.665377</text:p>
          </table:table-cell>
          <table:table-cell office:value-type="float" office:value="0.548076" calcext:value-type="float">
            <text:p>0.548076</text:p>
          </table:table-cell>
          <table:table-cell office:value-type="float" office:value="0.683246" calcext:value-type="float">
            <text:p>0.683246</text:p>
          </table:table-cell>
          <table:table-cell office:value-type="float" office:value="0.679722" calcext:value-type="float">
            <text:p>0.679722</text:p>
          </table:table-cell>
          <table:table-cell table:number-columns-repeated="1000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table:style-name="ce6" office:value-type="float" office:value="0.698474" calcext:value-type="float">
            <text:p>0.698474</text:p>
          </table:table-cell>
          <table:table-cell table:style-name="ce6" office:value-type="float" office:value="0.707615" calcext:value-type="float">
            <text:p>0.707615</text:p>
          </table:table-cell>
          <table:table-cell table:style-name="ce6"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86104" calcext:value-type="float">
            <text:p>0.686104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684177" calcext:value-type="float">
            <text:p>0.684177</text:p>
          </table:table-cell>
          <table:table-cell office:value-type="float" office:value="0.69265" calcext:value-type="float">
            <text:p>0.69265</text:p>
          </table:table-cell>
          <table:table-cell office:value-type="float" office:value="0.694416" calcext:value-type="float">
            <text:p>0.694416</text:p>
          </table:table-cell>
          <table:table-cell office:value-type="float" office:value="0.684033" calcext:value-type="float">
            <text:p>0.684033</text:p>
          </table:table-cell>
          <table:table-cell office:value-type="float" office:value="0.655052" calcext:value-type="float">
            <text:p>0.655052</text:p>
          </table:table-cell>
          <table:table-cell office:value-type="float" office:value="0.630751" calcext:value-type="float">
            <text:p>0.630751</text:p>
          </table:table-cell>
          <table:table-cell office:value-type="float" office:value="0.685111" calcext:value-type="float">
            <text:p>0.685111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675929" calcext:value-type="float">
            <text:p>0.675929</text:p>
          </table:table-cell>
          <table:table-cell office:value-type="float" office:value="0.711595" calcext:value-type="float">
            <text:p>0.711595</text:p>
          </table:table-cell>
          <table:table-cell office:value-type="float" office:value="0.712084" calcext:value-type="float">
            <text:p>0.712084</text:p>
          </table:table-cell>
          <table:table-cell office:value-type="float" office:value="0.689255" calcext:value-type="float">
            <text:p>0.689255</text:p>
          </table:table-cell>
          <table:table-cell office:value-type="float" office:value="0.649052" calcext:value-type="float">
            <text:p>0.649052</text:p>
          </table:table-cell>
          <table:table-cell office:value-type="float" office:value="0.58986" calcext:value-type="float">
            <text:p>0.58986</text:p>
          </table:table-cell>
          <table:table-cell office:value-type="float" office:value="0.684791" calcext:value-type="float">
            <text:p>0.684791</text:p>
          </table:table-cell>
          <table:table-cell office:value-type="float" office:value="0.685517" calcext:value-type="float">
            <text:p>0.685517</text:p>
          </table:table-cell>
          <table:table-cell table:number-columns-repeated="1000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table:style-name="ce6" office:value-type="float" office:value="0.680417" calcext:value-type="float">
            <text:p>0.680417</text:p>
          </table:table-cell>
          <table:table-cell table:style-name="ce6" office:value-type="float" office:value="0.707904" calcext:value-type="float">
            <text:p>0.707904</text:p>
          </table:table-cell>
          <table:table-cell table:style-name="ce6"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67976" calcext:value-type="float">
            <text:p>0.67976</text:p>
          </table:table-cell>
          <table:table-cell office:value-type="float" office:value="0.641403" calcext:value-type="float">
            <text:p>0.641403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0.652453" calcext:value-type="float">
            <text:p>0.652453</text:p>
          </table:table-cell>
          <table:table-cell office:value-type="float" office:value="0.633015" calcext:value-type="float">
            <text:p>0.633015</text:p>
          </table:table-cell>
          <table:table-cell office:value-type="float" office:value="0.651893" calcext:value-type="float">
            <text:p>0.651893</text:p>
          </table:table-cell>
          <table:table-cell office:value-type="float" office:value="0.463969" calcext:value-type="float">
            <text:p>0.463969</text:p>
          </table:table-cell>
          <table:table-cell office:value-type="float" office:value="0.677261" calcext:value-type="float">
            <text:p>0.677261</text:p>
          </table:table-cell>
          <table:table-cell office:value-type="float" office:value="0.710945" calcext:value-type="float">
            <text:p>0.710945</text:p>
          </table:table-cell>
          <table:table-cell office:value-type="float" office:value="0.70315" calcext:value-type="float">
            <text:p>0.70315</text:p>
          </table:table-cell>
          <table:table-cell office:value-type="float" office:value="0.691145" calcext:value-type="float">
            <text:p>0.691145</text:p>
          </table:table-cell>
          <table:table-cell office:value-type="float" office:value="0.694303" calcext:value-type="float">
            <text:p>0.694303</text:p>
          </table:table-cell>
          <table:table-cell office:value-type="float" office:value="0.614604" calcext:value-type="float">
            <text:p>0.614604</text:p>
          </table:table-cell>
          <table:table-cell office:value-type="float" office:value="0.674179" calcext:value-type="float">
            <text:p>0.674179</text:p>
          </table:table-cell>
          <table:table-cell office:value-type="float" office:value="0.683145" calcext:value-type="float">
            <text:p>0.683145</text:p>
          </table:table-cell>
          <table:table-cell table:number-columns-repeated="1000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table:style-name="ce6" office:value-type="float" office:value="0.69713" calcext:value-type="float">
            <text:p>0.69713</text:p>
          </table:table-cell>
          <table:table-cell table:style-name="ce6" office:value-type="float" office:value="0.672899" calcext:value-type="float">
            <text:p>0.672899</text:p>
          </table:table-cell>
          <table:table-cell table:style-name="ce6"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5267" calcext:value-type="float">
            <text:p>0.695267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78105" calcext:value-type="float">
            <text:p>0.678105</text:p>
          </table:table-cell>
          <table:table-cell office:value-type="float" office:value="0.668924" calcext:value-type="float">
            <text:p>0.668924</text:p>
          </table:table-cell>
          <table:table-cell office:value-type="float" office:value="0.662545" calcext:value-type="float">
            <text:p>0.662545</text:p>
          </table:table-cell>
          <table:table-cell office:value-type="float" office:value="0.609088" calcext:value-type="float">
            <text:p>0.609088</text:p>
          </table:table-cell>
          <table:table-cell office:value-type="float" office:value="0.646879" calcext:value-type="float">
            <text:p>0.646879</text:p>
          </table:table-cell>
          <table:table-cell office:value-type="float" office:value="0.392995" calcext:value-type="float">
            <text:p>0.392995</text:p>
          </table:table-cell>
          <table:table-cell office:value-type="float" office:value="0.68783" calcext:value-type="float">
            <text:p>0.68783</text:p>
          </table:table-cell>
          <table:table-cell office:value-type="float" office:value="0.725552" calcext:value-type="float">
            <text:p>0.725552</text:p>
          </table:table-cell>
          <table:table-cell office:value-type="float" office:value="0.679161" calcext:value-type="float">
            <text:p>0.679161</text:p>
          </table:table-cell>
          <table:table-cell office:value-type="float" office:value="0.697257" calcext:value-type="float">
            <text:p>0.697257</text:p>
          </table:table-cell>
          <table:table-cell office:value-type="float" office:value="0.647005" calcext:value-type="float">
            <text:p>0.647005</text:p>
          </table:table-cell>
          <table:table-cell office:value-type="float" office:value="0.622312" calcext:value-type="float">
            <text:p>0.622312</text:p>
          </table:table-cell>
          <table:table-cell office:value-type="float" office:value="0.669353" calcext:value-type="float">
            <text:p>0.669353</text:p>
          </table:table-cell>
          <table:table-cell office:value-type="float" office:value="0.683592" calcext:value-type="float">
            <text:p>0.683592</text:p>
          </table:table-cell>
          <table:table-cell table:number-columns-repeated="1000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table:style-name="ce6" office:value-type="float" office:value="0.686492" calcext:value-type="float">
            <text:p>0.686492</text:p>
          </table:table-cell>
          <table:table-cell table:style-name="ce6" office:value-type="float" office:value="0.692197" calcext:value-type="float">
            <text:p>0.692197</text:p>
          </table:table-cell>
          <table:table-cell table:style-name="ce6"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office:value-type="float" office:value="0.677828" calcext:value-type="float">
            <text:p>0.677828</text:p>
          </table:table-cell>
          <table:table-cell office:value-type="float" office:value="0.685358" calcext:value-type="float">
            <text:p>0.685358</text:p>
          </table:table-cell>
          <table:table-cell office:value-type="float" office:value="0.647878" calcext:value-type="float">
            <text:p>0.647878</text:p>
          </table:table-cell>
          <table:table-cell office:value-type="float" office:value="0.68599" calcext:value-type="float">
            <text:p>0.68599</text:p>
          </table:table-cell>
          <table:table-cell office:value-type="float" office:value="0.682342" calcext:value-type="float">
            <text:p>0.682342</text:p>
          </table:table-cell>
          <table:table-cell table:style-name="ce7" office:value-type="float" office:value="0.682175" calcext:value-type="float">
            <text:p>0.68217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.640732" calcext:value-type="float">
            <text:p>0.640732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0.317283" calcext:value-type="float">
            <text:p>0.317283</text:p>
          </table:table-cell>
          <table:table-cell office:value-type="float" office:value="0.67493" calcext:value-type="float">
            <text:p>0.67493</text:p>
          </table:table-cell>
          <table:table-cell office:value-type="float" office:value="0.732732" calcext:value-type="float">
            <text:p>0.732732</text:p>
          </table:table-cell>
          <table:table-cell office:value-type="float" office:value="0.723227" calcext:value-type="float">
            <text:p>0.723227</text:p>
          </table:table-cell>
          <table:table-cell office:value-type="float" office:value="0.683597" calcext:value-type="float">
            <text:p>0.683597</text:p>
          </table:table-cell>
          <table:table-cell office:value-type="float" office:value="0.690968" calcext:value-type="float">
            <text:p>0.690968</text:p>
          </table:table-cell>
          <table:table-cell office:value-type="float" office:value="0.617277" calcext:value-type="float">
            <text:p>0.617277</text:p>
          </table:table-cell>
          <table:table-cell office:value-type="float" office:value="0.68167" calcext:value-type="float">
            <text:p>0.68167</text:p>
          </table:table-cell>
          <table:table-cell office:value-type="float" office:value="0.676169" calcext:value-type="float">
            <text:p>0.676169</text:p>
          </table:table-cell>
          <table:table-cell table:number-columns-repeated="1000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table:style-name="ce6" office:value-type="float" office:value="0.695406" calcext:value-type="float">
            <text:p>0.695406</text:p>
          </table:table-cell>
          <table:table-cell table:style-name="ce6" office:value-type="float" office:value="0.697559" calcext:value-type="float">
            <text:p>0.697559</text:p>
          </table:table-cell>
          <table:table-cell table:style-name="ce6"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office:value-type="float" office:value="0.639976" calcext:value-type="float">
            <text:p>0.639976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679767" calcext:value-type="float">
            <text:p>0.679767</text:p>
          </table:table-cell>
          <table:table-cell office:value-type="float" office:value="0.686278" calcext:value-type="float">
            <text:p>0.686278</text:p>
          </table:table-cell>
          <table:table-cell office:value-type="float" office:value="0.652066" calcext:value-type="float">
            <text:p>0.652066</text:p>
          </table:table-cell>
          <table:table-cell office:value-type="float" office:value="0.657017" calcext:value-type="float">
            <text:p>0.657017</text:p>
          </table:table-cell>
          <table:table-cell office:value-type="float" office:value="0.61572" calcext:value-type="float">
            <text:p>0.61572</text:p>
          </table:table-cell>
          <table:table-cell office:value-type="float" office:value="0.690619" calcext:value-type="float">
            <text:p>0.690619</text:p>
          </table:table-cell>
          <table:table-cell office:value-type="float" office:value="0.464357" calcext:value-type="float">
            <text:p>0.464357</text:p>
          </table:table-cell>
          <table:table-cell office:value-type="float" office:value="0.69684" calcext:value-type="float">
            <text:p>0.69684</text:p>
          </table:table-cell>
          <table:table-cell office:value-type="float" office:value="0.719185" calcext:value-type="float">
            <text:p>0.719185</text:p>
          </table:table-cell>
          <table:table-cell office:value-type="float" office:value="0.718754" calcext:value-type="float">
            <text:p>0.718754</text:p>
          </table:table-cell>
          <table:table-cell office:value-type="float" office:value="0.687492" calcext:value-type="float">
            <text:p>0.687492</text:p>
          </table:table-cell>
          <table:table-cell office:value-type="float" office:value="0.684427" calcext:value-type="float">
            <text:p>0.684427</text:p>
          </table:table-cell>
          <table:table-cell office:value-type="float" office:value="0.631973" calcext:value-type="float">
            <text:p>0.631973</text:p>
          </table:table-cell>
          <table:table-cell office:value-type="float" office:value="0.681811" calcext:value-type="float">
            <text:p>0.681811</text:p>
          </table:table-cell>
          <table:table-cell office:value-type="float" office:value="0.665443" calcext:value-type="float">
            <text:p>0.665443</text:p>
          </table:table-cell>
          <table:table-cell table:number-columns-repeated="1000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9148" calcext:value-type="float">
            <text:p>0.669148</text:p>
          </table:table-cell>
          <table:table-cell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office:value-type="float" office:value="0.681431" calcext:value-type="float">
            <text:p>0.68143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91273" calcext:value-type="float">
            <text:p>0.691273</text:p>
          </table:table-cell>
          <table:table-cell office:value-type="float" office:value="0.663604" calcext:value-type="float">
            <text:p>0.663604</text:p>
          </table:table-cell>
          <table:table-cell office:value-type="float" office:value="0.69436" calcext:value-type="float">
            <text:p>0.69436</text:p>
          </table:table-cell>
          <table:table-cell office:value-type="float" office:value="0.661409" calcext:value-type="float">
            <text:p>0.661409</text:p>
          </table:table-cell>
          <table:table-cell office:value-type="float" office:value="0.622644" calcext:value-type="float">
            <text:p>0.622644</text:p>
          </table:table-cell>
          <table:table-cell office:value-type="float" office:value="0.68877" calcext:value-type="float">
            <text:p>0.68877</text:p>
          </table:table-cell>
          <table:table-cell office:value-type="float" office:value="0.446237" calcext:value-type="float">
            <text:p>0.446237</text:p>
          </table:table-cell>
          <table:table-cell office:value-type="float" office:value="0.68153" calcext:value-type="float">
            <text:p>0.68153</text:p>
          </table:table-cell>
          <table:table-cell office:value-type="float" office:value="0.723291" calcext:value-type="float">
            <text:p>0.723291</text:p>
          </table:table-cell>
          <table:table-cell office:value-type="float" office:value="0.715191" calcext:value-type="float">
            <text:p>0.715191</text:p>
          </table:table-cell>
          <table:table-cell office:value-type="float" office:value="0.674467" calcext:value-type="float">
            <text:p>0.674467</text:p>
          </table:table-cell>
          <table:table-cell office:value-type="float" office:value="0.688" calcext:value-type="float">
            <text:p>0.688</text:p>
          </table:table-cell>
          <table:table-cell office:value-type="float" office:value="0.630366" calcext:value-type="float">
            <text:p>0.630366</text:p>
          </table:table-cell>
          <table:table-cell office:value-type="float" office:value="0.677268" calcext:value-type="float">
            <text:p>0.677268</text:p>
          </table:table-cell>
          <table:table-cell office:value-type="float" office:value="0.689651" calcext:value-type="float">
            <text:p>0.689651</text:p>
          </table:table-cell>
          <table:table-cell table:number-columns-repeated="1000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office:value-type="float" office:value="0.688601" calcext:value-type="float">
            <text:p>0.68860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690129" calcext:value-type="float">
            <text:p>0.690129</text:p>
          </table:table-cell>
          <table:table-cell office:value-type="float" office:value="0.659389" calcext:value-type="float">
            <text:p>0.659389</text:p>
          </table:table-cell>
          <table:table-cell office:value-type="float" office:value="0.683256" calcext:value-type="float">
            <text:p>0.683256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679066" calcext:value-type="float">
            <text:p>0.679066</text:p>
          </table:table-cell>
          <table:table-cell table:style-name="ce7" office:value-type="float" office:value="0.686469" calcext:value-type="float">
            <text:p>0.686469</text:p>
          </table:table-cell>
          <table:table-cell office:value-type="float" office:value="0.659079" calcext:value-type="float">
            <text:p>0.659079</text:p>
          </table:table-cell>
          <table:table-cell office:value-type="float" office:value="0.644237" calcext:value-type="float">
            <text:p>0.644237</text:p>
          </table:table-cell>
          <table:table-cell office:value-type="float" office:value="0.699553" calcext:value-type="float">
            <text:p>0.699553</text:p>
          </table:table-cell>
          <table:table-cell office:value-type="float" office:value="0.471484" calcext:value-type="float">
            <text:p>0.471484</text:p>
          </table:table-cell>
          <table:table-cell office:value-type="float" office:value="0.702384" calcext:value-type="float">
            <text:p>0.702384</text:p>
          </table:table-cell>
          <table:table-cell office:value-type="float" office:value="0.715659" calcext:value-type="float">
            <text:p>0.715659</text:p>
          </table:table-cell>
          <table:table-cell office:value-type="float" office:value="0.720371" calcext:value-type="float">
            <text:p>0.720371</text:p>
          </table:table-cell>
          <table:table-cell office:value-type="float" office:value="0.683757" calcext:value-type="float">
            <text:p>0.683757</text:p>
          </table:table-cell>
          <table:table-cell office:value-type="float" office:value="0.697119" calcext:value-type="float">
            <text:p>0.697119</text:p>
          </table:table-cell>
          <table:table-cell office:value-type="float" office:value="0.628784" calcext:value-type="float">
            <text:p>0.628784</text:p>
          </table:table-cell>
          <table:table-cell office:value-type="float" office:value="0.691197" calcext:value-type="float">
            <text:p>0.691197</text:p>
          </table:table-cell>
          <table:table-cell office:value-type="float" office:value="0.686579" calcext:value-type="float">
            <text:p>0.686579</text:p>
          </table:table-cell>
          <table:table-cell table:number-columns-repeated="1000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office:value-type="float" office:value="0.661736" calcext:value-type="float">
            <text:p>0.661736</text:p>
          </table:table-cell>
          <table:table-cell office:value-type="float" office:value="0.708609" calcext:value-type="float">
            <text:p>0.7086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office:value-type="float" office:value="0.653908" calcext:value-type="float">
            <text:p>0.653908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653304" calcext:value-type="float">
            <text:p>0.653304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0.673631" calcext:value-type="float">
            <text:p>0.673631</text:p>
          </table:table-cell>
          <table:table-cell office:value-type="float" office:value="0.650305" calcext:value-type="float">
            <text:p>0.650305</text:p>
          </table:table-cell>
          <table:table-cell table:style-name="ce7" office:value-type="float" office:value="0.674364" calcext:value-type="float">
            <text:p>0.674364</text:p>
          </table:table-cell>
          <table:table-cell office:value-type="float" office:value="0.617493" calcext:value-type="float">
            <text:p>0.617493</text:p>
          </table:table-cell>
          <table:table-cell office:value-type="float" office:value="0.682398" calcext:value-type="float">
            <text:p>0.682398</text:p>
          </table:table-cell>
          <table:table-cell office:value-type="float" office:value="0.38201" calcext:value-type="float">
            <text:p>0.38201</text:p>
          </table:table-cell>
          <table:table-cell office:value-type="float" office:value="0.689264" calcext:value-type="float">
            <text:p>0.689264</text:p>
          </table:table-cell>
          <table:table-cell office:value-type="float" office:value="0.715525" calcext:value-type="float">
            <text:p>0.715525</text:p>
          </table:table-cell>
          <table:table-cell office:value-type="float" office:value="0.680321" calcext:value-type="float">
            <text:p>0.680321</text:p>
          </table:table-cell>
          <table:table-cell office:value-type="float" office:value="0.679594" calcext:value-type="float">
            <text:p>0.679594</text:p>
          </table:table-cell>
          <table:table-cell office:value-type="float" office:value="0.691549" calcext:value-type="float">
            <text:p>0.691549</text:p>
          </table:table-cell>
          <table:table-cell office:value-type="float" office:value="0.641269" calcext:value-type="float">
            <text:p>0.641269</text:p>
          </table:table-cell>
          <table:table-cell office:value-type="float" office:value="0.681024" calcext:value-type="float">
            <text:p>0.681024</text:p>
          </table:table-cell>
          <table:table-cell office:value-type="float" office:value="0.68052" calcext:value-type="float">
            <text:p>0.68052</text:p>
          </table:table-cell>
          <table:table-cell table:number-columns-repeated="1000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office:value-type="float" office:value="0.669886" calcext:value-type="float">
            <text:p>0.669886</text:p>
          </table:table-cell>
          <table:table-cell office:value-type="float" office:value="0.660532" calcext:value-type="float">
            <text:p>0.660532</text:p>
          </table:table-cell>
          <table:table-cell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office:value-type="float" office:value="0.695555" calcext:value-type="float">
            <text:p>0.695555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676067" calcext:value-type="float">
            <text:p>0.676067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650304" calcext:value-type="float">
            <text:p>0.650304</text:p>
          </table:table-cell>
          <table:table-cell office:value-type="float" office:value="0.66874" calcext:value-type="float">
            <text:p>0.66874</text:p>
          </table:table-cell>
          <table:table-cell office:value-type="float" office:value="0.624017" calcext:value-type="float">
            <text:p>0.624017</text:p>
          </table:table-cell>
          <table:table-cell office:value-type="float" office:value="0.689166" calcext:value-type="float">
            <text:p>0.689166</text:p>
          </table:table-cell>
          <table:table-cell office:value-type="float" office:value="0.380378" calcext:value-type="float">
            <text:p>0.380378</text:p>
          </table:table-cell>
          <table:table-cell office:value-type="float" office:value="0.69383" calcext:value-type="float">
            <text:p>0.69383</text:p>
          </table:table-cell>
          <table:table-cell office:value-type="float" office:value="0.712574" calcext:value-type="float">
            <text:p>0.712574</text:p>
          </table:table-cell>
          <table:table-cell office:value-type="float" office:value="0.727925" calcext:value-type="float">
            <text:p>0.727925</text:p>
          </table:table-cell>
          <table:table-cell office:value-type="float" office:value="0.696625" calcext:value-type="float">
            <text:p>0.696625</text:p>
          </table:table-cell>
          <table:table-cell office:value-type="float" office:value="0.691463" calcext:value-type="float">
            <text:p>0.691463</text:p>
          </table:table-cell>
          <table:table-cell office:value-type="float" office:value="0.645583" calcext:value-type="float">
            <text:p>0.645583</text:p>
          </table:table-cell>
          <table:table-cell office:value-type="float" office:value="0.688388" calcext:value-type="float">
            <text:p>0.688388</text:p>
          </table:table-cell>
          <table:table-cell office:value-type="float" office:value="0.671237" calcext:value-type="float">
            <text:p>0.671237</text:p>
          </table:table-cell>
          <table:table-cell table:number-columns-repeated="1000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office:value-type="float" office:value="0.675511" calcext:value-type="float">
            <text:p>0.675511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office:value-type="float" office:value="0.673862" calcext:value-type="float">
            <text:p>0.673862</text:p>
          </table:table-cell>
          <table:table-cell office:value-type="float" office:value="0.670041" calcext:value-type="float">
            <text:p>0.670041</text:p>
          </table:table-cell>
          <table:table-cell office:value-type="float" office:value="0.696412" calcext:value-type="float">
            <text:p>0.696412</text:p>
          </table:table-cell>
          <table:table-cell office:value-type="float" office:value="0.687677" calcext:value-type="float">
            <text:p>0.687677</text:p>
          </table:table-cell>
          <table:table-cell office:value-type="float" office:value="0.655506" calcext:value-type="float">
            <text:p>0.655506</text:p>
          </table:table-cell>
          <table:table-cell office:value-type="float" office:value="0.675645" calcext:value-type="float">
            <text:p>0.675645</text:p>
          </table:table-cell>
          <table:table-cell office:value-type="float" office:value="0.671314" calcext:value-type="float">
            <text:p>0.671314</text:p>
          </table:table-cell>
          <table:table-cell office:value-type="float" office:value="0.63769" calcext:value-type="float">
            <text:p>0.63769</text:p>
          </table:table-cell>
          <table:table-cell office:value-type="float" office:value="0.696259" calcext:value-type="float">
            <text:p>0.696259</text:p>
          </table:table-cell>
          <table:table-cell office:value-type="float" office:value="0.469285" calcext:value-type="float">
            <text:p>0.469285</text:p>
          </table:table-cell>
          <table:table-cell office:value-type="float" office:value="0.686839" calcext:value-type="float">
            <text:p>0.686839</text:p>
          </table:table-cell>
          <table:table-cell office:value-type="float" office:value="0.699984" calcext:value-type="float">
            <text:p>0.699984</text:p>
          </table:table-cell>
          <table:table-cell office:value-type="float" office:value="0.710559" calcext:value-type="float">
            <text:p>0.710559</text:p>
          </table:table-cell>
          <table:table-cell office:value-type="float" office:value="0.682641" calcext:value-type="float">
            <text:p>0.682641</text:p>
          </table:table-cell>
          <table:table-cell office:value-type="float" office:value="0.670517" calcext:value-type="float">
            <text:p>0.670517</text:p>
          </table:table-cell>
          <table:table-cell office:value-type="float" office:value="0.647151" calcext:value-type="float">
            <text:p>0.647151</text:p>
          </table:table-cell>
          <table:table-cell office:value-type="float" office:value="0.683528" calcext:value-type="float">
            <text:p>0.683528</text:p>
          </table:table-cell>
          <table:table-cell office:value-type="float" office:value="0.680703" calcext:value-type="float">
            <text:p>0.680703</text:p>
          </table:table-cell>
          <table:table-cell table:number-columns-repeated="1000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office:value-type="float" office:value="0.684284" calcext:value-type="float">
            <text:p>0.68428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office:value-type="float" office:value="0.682259" calcext:value-type="float">
            <text:p>0.682259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80983" calcext:value-type="float">
            <text:p>0.680983</text:p>
          </table:table-cell>
          <table:table-cell office:value-type="float" office:value="0.688987" calcext:value-type="float">
            <text:p>0.688987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671647" calcext:value-type="float">
            <text:p>0.671647</text:p>
          </table:table-cell>
          <table:table-cell office:value-type="float" office:value="0.660144" calcext:value-type="float">
            <text:p>0.660144</text:p>
          </table:table-cell>
          <table:table-cell office:value-type="float" office:value="0.646483" calcext:value-type="float">
            <text:p>0.646483</text:p>
          </table:table-cell>
          <table:table-cell office:value-type="float" office:value="0.657796" calcext:value-type="float">
            <text:p>0.657796</text:p>
          </table:table-cell>
          <table:table-cell office:value-type="float" office:value="0.345209" calcext:value-type="float">
            <text:p>0.345209</text:p>
          </table:table-cell>
          <table:table-cell office:value-type="float" office:value="0.686194" calcext:value-type="float">
            <text:p>0.686194</text:p>
          </table:table-cell>
          <table:table-cell office:value-type="float" office:value="0.709271" calcext:value-type="float">
            <text:p>0.709271</text:p>
          </table:table-cell>
          <table:table-cell office:value-type="float" office:value="0.685897" calcext:value-type="float">
            <text:p>0.685897</text:p>
          </table:table-cell>
          <table:table-cell office:value-type="float" office:value="0.639222" calcext:value-type="float">
            <text:p>0.639222</text:p>
          </table:table-cell>
          <table:table-cell office:value-type="float" office:value="0.667042" calcext:value-type="float">
            <text:p>0.667042</text:p>
          </table:table-cell>
          <table:table-cell office:value-type="float" office:value="0.643945" calcext:value-type="float">
            <text:p>0.643945</text:p>
          </table:table-cell>
          <table:table-cell office:value-type="float" office:value="0.688811" calcext:value-type="float">
            <text:p>0.688811</text:p>
          </table:table-cell>
          <table:table-cell office:value-type="float" office:value="0.677673" calcext:value-type="float">
            <text:p>0.677673</text:p>
          </table:table-cell>
          <table:table-cell table:number-columns-repeated="1000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office:value-type="float" office:value="0.675009" calcext:value-type="float">
            <text:p>0.675009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office:value-type="float" office:value="0.671246" calcext:value-type="float">
            <text:p>0.671246</text:p>
          </table:table-cell>
          <table:table-cell office:value-type="float" office:value="0.677464" calcext:value-type="float">
            <text:p>0.677464</text:p>
          </table:table-cell>
          <table:table-cell office:value-type="float" office:value="0.634065" calcext:value-type="float">
            <text:p>0.634065</text:p>
          </table:table-cell>
          <table:table-cell office:value-type="float" office:value="0.700088" calcext:value-type="float">
            <text:p>0.700088</text:p>
          </table:table-cell>
          <table:table-cell office:value-type="float" office:value="0.681253" calcext:value-type="float">
            <text:p>0.681253</text:p>
          </table:table-cell>
          <table:table-cell office:value-type="float" office:value="0.675278" calcext:value-type="float">
            <text:p>0.675278</text:p>
          </table:table-cell>
          <table:table-cell office:value-type="float" office:value="0.67472" calcext:value-type="float">
            <text:p>0.67472</text:p>
          </table:table-cell>
          <table:table-cell office:value-type="float" office:value="0.621552" calcext:value-type="float">
            <text:p>0.621552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468132" calcext:value-type="float">
            <text:p>0.468132</text:p>
          </table:table-cell>
          <table:table-cell office:value-type="float" office:value="0.691868" calcext:value-type="float">
            <text:p>0.691868</text:p>
          </table:table-cell>
          <table:table-cell office:value-type="float" office:value="0.722671" calcext:value-type="float">
            <text:p>0.722671</text:p>
          </table:table-cell>
          <table:table-cell office:value-type="float" office:value="0.720952" calcext:value-type="float">
            <text:p>0.720952</text:p>
          </table:table-cell>
          <table:table-cell office:value-type="float" office:value="0.674728" calcext:value-type="float">
            <text:p>0.674728</text:p>
          </table:table-cell>
          <table:table-cell office:value-type="float" office:value="0.666688" calcext:value-type="float">
            <text:p>0.666688</text:p>
          </table:table-cell>
          <table:table-cell office:value-type="float" office:value="0.641265" calcext:value-type="float">
            <text:p>0.641265</text:p>
          </table:table-cell>
          <table:table-cell office:value-type="float" office:value="0.67665" calcext:value-type="float">
            <text:p>0.67665</text:p>
          </table:table-cell>
          <table:table-cell office:value-type="float" office:value="0.668054" calcext:value-type="float">
            <text:p>0.668054</text:p>
          </table:table-cell>
          <table:table-cell table:number-columns-repeated="1000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office:value-type="float" office:value="0.701415" calcext:value-type="float">
            <text:p>0.701415</text:p>
          </table:table-cell>
          <table:table-cell office:value-type="float" office:value="0.688348" calcext:value-type="float">
            <text:p>0.688348</text:p>
          </table:table-cell>
          <table:table-cell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office:value-type="float" office:value="0.673387" calcext:value-type="float">
            <text:p>0.673387</text:p>
          </table:table-cell>
          <table:table-cell office:value-type="float" office:value="0.677633" calcext:value-type="float">
            <text:p>0.677633</text:p>
          </table:table-cell>
          <table:table-cell office:value-type="float" office:value="0.678039" calcext:value-type="float">
            <text:p>0.67803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688204" calcext:value-type="float">
            <text:p>0.688204</text:p>
          </table:table-cell>
          <table:table-cell office:value-type="float" office:value="0.681464" calcext:value-type="float">
            <text:p>0.681464</text:p>
          </table:table-cell>
          <table:table-cell office:value-type="float" office:value="0.654732" calcext:value-type="float">
            <text:p>0.654732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695815" calcext:value-type="float">
            <text:p>0.695815</text:p>
          </table:table-cell>
          <table:table-cell office:value-type="float" office:value="0.227883" calcext:value-type="float">
            <text:p>0.227883</text:p>
          </table:table-cell>
          <table:table-cell office:value-type="float" office:value="0.693471" calcext:value-type="float">
            <text:p>0.693471</text:p>
          </table:table-cell>
          <table:table-cell office:value-type="float" office:value="0.734089" calcext:value-type="float">
            <text:p>0.734089</text:p>
          </table:table-cell>
          <table:table-cell office:value-type="float" office:value="0.721082" calcext:value-type="float">
            <text:p>0.721082</text:p>
          </table:table-cell>
          <table:table-cell office:value-type="float" office:value="0.671427" calcext:value-type="float">
            <text:p>0.671427</text:p>
          </table:table-cell>
          <table:table-cell office:value-type="float" office:value="0.661368" calcext:value-type="float">
            <text:p>0.661368</text:p>
          </table:table-cell>
          <table:table-cell office:value-type="float" office:value="0.648065" calcext:value-type="float">
            <text:p>0.648065</text:p>
          </table:table-cell>
          <table:table-cell office:value-type="float" office:value="0.690745" calcext:value-type="float">
            <text:p>0.690745</text:p>
          </table:table-cell>
          <table:table-cell office:value-type="float" office:value="0.677906" calcext:value-type="float">
            <text:p>0.677906</text:p>
          </table:table-cell>
          <table:table-cell table:number-columns-repeated="1000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office:value-type="float" office:value="0.661327" calcext:value-type="float">
            <text:p>0.661327</text:p>
          </table:table-cell>
          <table:table-cell office:value-type="float" office:value="0.698736" calcext:value-type="float">
            <text:p>0.698736</text:p>
          </table:table-cell>
          <table:table-cell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692061" calcext:value-type="float">
            <text:p>0.692061</text:p>
          </table:table-cell>
          <table:table-cell office:value-type="float" office:value="0.664349" calcext:value-type="float">
            <text:p>0.664349</text:p>
          </table:table-cell>
          <table:table-cell office:value-type="float" office:value="0.67983" calcext:value-type="float">
            <text:p>0.67983</text:p>
          </table:table-cell>
          <table:table-cell office:value-type="float" office:value="0.661815" calcext:value-type="float">
            <text:p>0.661815</text:p>
          </table:table-cell>
          <table:table-cell office:value-type="float" office:value="0.679777" calcext:value-type="float">
            <text:p>0.679777</text:p>
          </table:table-cell>
          <table:table-cell office:value-type="float" office:value="0.637387" calcext:value-type="float">
            <text:p>0.637387</text:p>
          </table:table-cell>
          <table:table-cell office:value-type="float" office:value="0.67324" calcext:value-type="float">
            <text:p>0.67324</text:p>
          </table:table-cell>
          <table:table-cell/>
          <table:table-cell office:value-type="float" office:value="0.689746" calcext:value-type="float">
            <text:p>0.689746</text:p>
          </table:table-cell>
          <table:table-cell office:value-type="float" office:value="0.724696" calcext:value-type="float">
            <text:p>0.724696</text:p>
          </table:table-cell>
          <table:table-cell office:value-type="float" office:value="0.729215" calcext:value-type="float">
            <text:p>0.729215</text:p>
          </table:table-cell>
          <table:table-cell office:value-type="float" office:value="0.680008" calcext:value-type="float">
            <text:p>0.680008</text:p>
          </table:table-cell>
          <table:table-cell office:value-type="float" office:value="0.686022" calcext:value-type="float">
            <text:p>0.686022</text:p>
          </table:table-cell>
          <table:table-cell office:value-type="float" office:value="0.639081" calcext:value-type="float">
            <text:p>0.639081</text:p>
          </table:table-cell>
          <table:table-cell office:value-type="float" office:value="0.644285" calcext:value-type="float">
            <text:p>0.644285</text:p>
          </table:table-cell>
          <table:table-cell office:value-type="float" office:value="0.676315" calcext:value-type="float">
            <text:p>0.676315</text:p>
          </table:table-cell>
          <table:table-cell table:number-columns-repeated="1000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office:value-type="float" office:value="0.686683" calcext:value-type="float">
            <text:p>0.686683</text:p>
          </table:table-cell>
          <table:table-cell office:value-type="float" office:value="0.691726" calcext:value-type="float">
            <text:p>0.691726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office:value-type="float" office:value="0.691589" calcext:value-type="float">
            <text:p>0.691589</text:p>
          </table:table-cell>
          <table:table-cell office:value-type="float" office:value="0.673701" calcext:value-type="float">
            <text:p>0.673701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9108" calcext:value-type="float">
            <text:p>0.69108</text:p>
          </table:table-cell>
          <table:table-cell office:value-type="float" office:value="0.674533" calcext:value-type="float">
            <text:p>0.674533</text:p>
          </table:table-cell>
          <table:table-cell office:value-type="float" office:value="0.677452" calcext:value-type="float">
            <text:p>0.677452</text:p>
          </table:table-cell>
          <table:table-cell office:value-type="float" office:value="0.675767" calcext:value-type="float">
            <text:p>0.675767</text:p>
          </table:table-cell>
          <table:table-cell office:value-type="float" office:value="0.637251" calcext:value-type="float">
            <text:p>0.637251</text:p>
          </table:table-cell>
          <table:table-cell office:value-type="float" office:value="0.699246" calcext:value-type="float">
            <text:p>0.699246</text:p>
          </table:table-cell>
          <table:table-cell/>
          <table:table-cell office:value-type="float" office:value="0.697492" calcext:value-type="float">
            <text:p>0.697492</text:p>
          </table:table-cell>
          <table:table-cell office:value-type="float" office:value="0.724586" calcext:value-type="float">
            <text:p>0.724586</text:p>
          </table:table-cell>
          <table:table-cell office:value-type="float" office:value="0.726248" calcext:value-type="float">
            <text:p>0.726248</text:p>
          </table:table-cell>
          <table:table-cell office:value-type="float" office:value="0.680025" calcext:value-type="float">
            <text:p>0.680025</text:p>
          </table:table-cell>
          <table:table-cell office:value-type="float" office:value="0.689258" calcext:value-type="float">
            <text:p>0.689258</text:p>
          </table:table-cell>
          <table:table-cell office:value-type="float" office:value="0.653485" calcext:value-type="float">
            <text:p>0.653485</text:p>
          </table:table-cell>
          <table:table-cell office:value-type="float" office:value="0.693335" calcext:value-type="float">
            <text:p>0.693335</text:p>
          </table:table-cell>
          <table:table-cell office:value-type="float" office:value="0.671436" calcext:value-type="float">
            <text:p>0.671436</text:p>
          </table:table-cell>
          <table:table-cell table:number-columns-repeated="1000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office:value-type="float" office:value="0.691234" calcext:value-type="float">
            <text:p>0.691234</text:p>
          </table:table-cell>
          <table:table-cell office:value-type="float" office:value="0.680694" calcext:value-type="float">
            <text:p>0.680694</text:p>
          </table:table-cell>
          <table:table-cell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666416" calcext:value-type="float">
            <text:p>0.666416</text:p>
          </table:table-cell>
          <table:table-cell office:value-type="float" office:value="0.696147" calcext:value-type="float">
            <text:p>0.696147</text:p>
          </table:table-cell>
          <table:table-cell office:value-type="float" office:value="0.692873" calcext:value-type="float">
            <text:p>0.692873</text:p>
          </table:table-cell>
          <table:table-cell office:value-type="float" office:value="0.682277" calcext:value-type="float">
            <text:p>0.682277</text:p>
          </table:table-cell>
          <table:table-cell office:value-type="float" office:value="0.685665" calcext:value-type="float">
            <text:p>0.685665</text:p>
          </table:table-cell>
          <table:table-cell office:value-type="float" office:value="0.675974" calcext:value-type="float">
            <text:p>0.675974</text:p>
          </table:table-cell>
          <table:table-cell office:value-type="float" office:value="0.654058" calcext:value-type="float">
            <text:p>0.654058</text:p>
          </table:table-cell>
          <table:table-cell table:number-columns-repeated="2"/>
          <table:table-cell office:value-type="float" office:value="0.701867" calcext:value-type="float">
            <text:p>0.701867</text:p>
          </table:table-cell>
          <table:table-cell office:value-type="float" office:value="0.724682" calcext:value-type="float">
            <text:p>0.724682</text:p>
          </table:table-cell>
          <table:table-cell office:value-type="float" office:value="0.696422" calcext:value-type="float">
            <text:p>0.696422</text:p>
          </table:table-cell>
          <table:table-cell office:value-type="float" office:value="0.686178" calcext:value-type="float">
            <text:p>0.686178</text:p>
          </table:table-cell>
          <table:table-cell office:value-type="float" office:value="0.688659" calcext:value-type="float">
            <text:p>0.688659</text:p>
          </table:table-cell>
          <table:table-cell office:value-type="float" office:value="0.653022" calcext:value-type="float">
            <text:p>0.653022</text:p>
          </table:table-cell>
          <table:table-cell office:value-type="float" office:value="0.658406" calcext:value-type="float">
            <text:p>0.658406</text:p>
          </table:table-cell>
          <table:table-cell office:value-type="float" office:value="0.685159" calcext:value-type="float">
            <text:p>0.685159</text:p>
          </table:table-cell>
          <table:table-cell table:number-columns-repeated="1000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office:value-type="float" office:value="0.682169" calcext:value-type="float">
            <text:p>0.682169</text:p>
          </table:table-cell>
          <table:table-cell office:value-type="float" office:value="0.699152" calcext:value-type="float">
            <text:p>0.699152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office:value-type="float" office:value="0.66728" calcext:value-type="float">
            <text:p>0.6672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78552" calcext:value-type="float">
            <text:p>0.678552</text:p>
          </table:table-cell>
          <table:table-cell office:value-type="float" office:value="0.694269" calcext:value-type="float">
            <text:p>0.694269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671009" calcext:value-type="float">
            <text:p>0.671009</text:p>
          </table:table-cell>
          <table:table-cell office:value-type="float" office:value="0.666926" calcext:value-type="float">
            <text:p>0.666926</text:p>
          </table:table-cell>
          <table:table-cell office:value-type="float" office:value="0.630749" calcext:value-type="float">
            <text:p>0.630749</text:p>
          </table:table-cell>
          <table:table-cell table:number-columns-repeated="2"/>
          <table:table-cell office:value-type="float" office:value="0.689779" calcext:value-type="float">
            <text:p>0.689779</text:p>
          </table:table-cell>
          <table:table-cell office:value-type="float" office:value="0.711454" calcext:value-type="float">
            <text:p>0.711454</text:p>
          </table:table-cell>
          <table:table-cell office:value-type="float" office:value="0.731618" calcext:value-type="float">
            <text:p>0.731618</text:p>
          </table:table-cell>
          <table:table-cell office:value-type="float" office:value="0.684635" calcext:value-type="float">
            <text:p>0.684635</text:p>
          </table:table-cell>
          <table:table-cell office:value-type="float" office:value="0.690337" calcext:value-type="float">
            <text:p>0.690337</text:p>
          </table:table-cell>
          <table:table-cell office:value-type="float" office:value="0.657433" calcext:value-type="float">
            <text:p>0.657433</text:p>
          </table:table-cell>
          <table:table-cell office:value-type="float" office:value="0.683486" calcext:value-type="float">
            <text:p>0.683486</text:p>
          </table:table-cell>
          <table:table-cell office:value-type="float" office:value="0.643009" calcext:value-type="float">
            <text:p>0.643009</text:p>
          </table:table-cell>
          <table:table-cell table:number-columns-repeated="1000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office:value-type="float" office:value="0.679717" calcext:value-type="float">
            <text:p>0.679717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682823" calcext:value-type="float">
            <text:p>0.682823</text:p>
          </table:table-cell>
          <table:table-cell office:value-type="float" office:value="0.697488" calcext:value-type="float">
            <text:p>0.697488</text:p>
          </table:table-cell>
          <table:table-cell office:value-type="float" office:value="0.682652" calcext:value-type="float">
            <text:p>0.682652</text:p>
          </table:table-cell>
          <table:table-cell office:value-type="float" office:value="0.678771" calcext:value-type="float">
            <text:p>0.678771</text:p>
          </table:table-cell>
          <table:table-cell office:value-type="float" office:value="0.684651" calcext:value-type="float">
            <text:p>0.684651</text:p>
          </table:table-cell>
          <table:table-cell office:value-type="float" office:value="0.684565" calcext:value-type="float">
            <text:p>0.684565</text:p>
          </table:table-cell>
          <table:table-cell office:value-type="float" office:value="0.642259" calcext:value-type="float">
            <text:p>0.642259</text:p>
          </table:table-cell>
          <table:table-cell table:number-columns-repeated="2"/>
          <table:table-cell office:value-type="float" office:value="0.680203" calcext:value-type="float">
            <text:p>0.680203</text:p>
          </table:table-cell>
          <table:table-cell office:value-type="float" office:value="0.698705" calcext:value-type="float">
            <text:p>0.698705</text:p>
          </table:table-cell>
          <table:table-cell office:value-type="float" office:value="0.719348" calcext:value-type="float">
            <text:p>0.719348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673389" calcext:value-type="float">
            <text:p>0.673389</text:p>
          </table:table-cell>
          <table:table-cell office:value-type="float" office:value="0.654755" calcext:value-type="float">
            <text:p>0.654755</text:p>
          </table:table-cell>
          <table:table-cell office:value-type="float" office:value="0.678756" calcext:value-type="float">
            <text:p>0.678756</text:p>
          </table:table-cell>
          <table:table-cell office:value-type="float" office:value="0.686787" calcext:value-type="float">
            <text:p>0.686787</text:p>
          </table:table-cell>
          <table:table-cell table:number-columns-repeated="1000"/>
        </table:table-row>
        <table:table-row table:style-name="ro1">
          <table:table-cell table:formula="of:=[.A42]+10" office:value-type="float" office:value="410" calcext:value-type="float">
            <text:p>410</text:p>
          </table:table-cell>
          <table:table-cell office:value-type="float" office:value="0.675839" calcext:value-type="float">
            <text:p>0.675839</text:p>
          </table:table-cell>
          <table:table-cell office:value-type="float" office:value="0.709217" calcext:value-type="float">
            <text:p>0.709217</text:p>
          </table:table-cell>
          <table:table-cell table:number-columns-repeated="4"/>
          <table:table-cell office:value-type="float" office:value="0.678669" calcext:value-type="float">
            <text:p>0.678669</text:p>
          </table:table-cell>
          <table:table-cell office:value-type="float" office:value="0.685248" calcext:value-type="float">
            <text:p>0.685248</text:p>
          </table:table-cell>
          <table:table-cell table:number-columns-repeated="3"/>
          <table:table-cell office:value-type="float" office:value="0.679139" calcext:value-type="float">
            <text:p>0.679139</text:p>
          </table:table-cell>
          <table:table-cell office:value-type="float" office:value="0.648003" calcext:value-type="float">
            <text:p>0.648003</text:p>
          </table:table-cell>
          <table:table-cell table:number-columns-repeated="4"/>
          <table:table-cell office:value-type="float" office:value="0.716911" calcext:value-type="float">
            <text:p>0.716911</text:p>
          </table:table-cell>
          <table:table-cell table:number-columns-repeated="1005"/>
        </table:table-row>
        <table:table-row table:style-name="ro1">
          <table:table-cell table:formula="of:=[.A43]+10" office:value-type="float" office:value="420" calcext:value-type="float">
            <text:p>420</text:p>
          </table:table-cell>
          <table:table-cell office:value-type="float" office:value="0.691826" calcext:value-type="float">
            <text:p>0.691826</text:p>
          </table:table-cell>
          <table:table-cell office:value-type="float" office:value="0.705285" calcext:value-type="float">
            <text:p>0.705285</text:p>
          </table:table-cell>
          <table:table-cell table:number-columns-repeated="4"/>
          <table:table-cell office:value-type="float" office:value="0.672135" calcext:value-type="float">
            <text:p>0.672135</text:p>
          </table:table-cell>
          <table:table-cell office:value-type="float" office:value="0.676642" calcext:value-type="float">
            <text:p>0.676642</text:p>
          </table:table-cell>
          <table:table-cell table:number-columns-repeated="3"/>
          <table:table-cell office:value-type="float" office:value="0.671497" calcext:value-type="float">
            <text:p>0.671497</text:p>
          </table:table-cell>
          <table:table-cell office:value-type="float" office:value="0.635345" calcext:value-type="float">
            <text:p>0.635345</text:p>
          </table:table-cell>
          <table:table-cell table:number-columns-repeated="4"/>
          <table:table-cell office:value-type="float" office:value="0.719695" calcext:value-type="float">
            <text:p>0.719695</text:p>
          </table:table-cell>
          <table:table-cell table:number-columns-repeated="1005"/>
        </table:table-row>
        <table:table-row table:style-name="ro1">
          <table:table-cell table:formula="of:=[.A44]+10" office:value-type="float" office:value="430" calcext:value-type="float">
            <text:p>430</text:p>
          </table:table-cell>
          <table:table-cell office:value-type="float" office:value="0.694447" calcext:value-type="float">
            <text:p>0.694447</text:p>
          </table:table-cell>
          <table:table-cell office:value-type="float" office:value="0.680266" calcext:value-type="float">
            <text:p>0.680266</text:p>
          </table:table-cell>
          <table:table-cell table:number-columns-repeated="4"/>
          <table:table-cell office:value-type="float" office:value="0.684952" calcext:value-type="float">
            <text:p>0.684952</text:p>
          </table:table-cell>
          <table:table-cell office:value-type="float" office:value="0.689751" calcext:value-type="float">
            <text:p>0.689751</text:p>
          </table:table-cell>
          <table:table-cell table:number-columns-repeated="3"/>
          <table:table-cell office:value-type="float" office:value="0.683717" calcext:value-type="float">
            <text:p>0.683717</text:p>
          </table:table-cell>
          <table:table-cell office:value-type="float" office:value="0.656034" calcext:value-type="float">
            <text:p>0.656034</text:p>
          </table:table-cell>
          <table:table-cell table:number-columns-repeated="4"/>
          <table:table-cell office:value-type="float" office:value="0.718219" calcext:value-type="float">
            <text:p>0.718219</text:p>
          </table:table-cell>
          <table:table-cell table:number-columns-repeated="1005"/>
        </table:table-row>
        <table:table-row table:style-name="ro1">
          <table:table-cell table:formula="of:=[.A45]+10" office:value-type="float" office:value="440" calcext:value-type="float">
            <text:p>440</text:p>
          </table:table-cell>
          <table:table-cell office:value-type="float" office:value="0.674835" calcext:value-type="float">
            <text:p>0.674835</text:p>
          </table:table-cell>
          <table:table-cell office:value-type="float" office:value="0.697677" calcext:value-type="float">
            <text:p>0.697677</text:p>
          </table:table-cell>
          <table:table-cell table:number-columns-repeated="4"/>
          <table:table-cell office:value-type="float" office:value="0.660621" calcext:value-type="float">
            <text:p>0.660621</text:p>
          </table:table-cell>
          <table:table-cell office:value-type="float" office:value="0.693853" calcext:value-type="float">
            <text:p>0.693853</text:p>
          </table:table-cell>
          <table:table-cell table:number-columns-repeated="3"/>
          <table:table-cell office:value-type="float" office:value="0.678393" calcext:value-type="float">
            <text:p>0.678393</text:p>
          </table:table-cell>
          <table:table-cell office:value-type="float" office:value="0.644433" calcext:value-type="float">
            <text:p>0.644433</text:p>
          </table:table-cell>
          <table:table-cell table:number-columns-repeated="4"/>
          <table:table-cell office:value-type="float" office:value="0.723814" calcext:value-type="float">
            <text:p>0.723814</text:p>
          </table:table-cell>
          <table:table-cell table:number-columns-repeated="1005"/>
        </table:table-row>
        <table:table-row table:style-name="ro1">
          <table:table-cell table:formula="of:=[.A46]+10" office:value-type="float" office:value="450" calcext:value-type="float">
            <text:p>450</text:p>
          </table:table-cell>
          <table:table-cell office:value-type="float" office:value="0.689774" calcext:value-type="float">
            <text:p>0.689774</text:p>
          </table:table-cell>
          <table:table-cell office:value-type="float" office:value="0.706288" calcext:value-type="float">
            <text:p>0.706288</text:p>
          </table:table-cell>
          <table:table-cell table:number-columns-repeated="4"/>
          <table:table-cell office:value-type="float" office:value="0.684454" calcext:value-type="float">
            <text:p>0.684454</text:p>
          </table:table-cell>
          <table:table-cell office:value-type="float" office:value="0.688283" calcext:value-type="float">
            <text:p>0.688283</text:p>
          </table:table-cell>
          <table:table-cell table:number-columns-repeated="3"/>
          <table:table-cell office:value-type="float" office:value="0.660761" calcext:value-type="float">
            <text:p>0.660761</text:p>
          </table:table-cell>
          <table:table-cell office:value-type="float" office:value="0.641911" calcext:value-type="float">
            <text:p>0.641911</text:p>
          </table:table-cell>
          <table:table-cell table:number-columns-repeated="4"/>
          <table:table-cell office:value-type="float" office:value="0.736318" calcext:value-type="float">
            <text:p>0.736318</text:p>
          </table:table-cell>
          <table:table-cell table:number-columns-repeated="1005"/>
        </table:table-row>
        <table:table-row table:style-name="ro1">
          <table:table-cell table:formula="of:=[.A47]+10" office:value-type="float" office:value="460" calcext:value-type="float">
            <text:p>460</text:p>
          </table:table-cell>
          <table:table-cell office:value-type="float" office:value="0.689781" calcext:value-type="float">
            <text:p>0.689781</text:p>
          </table:table-cell>
          <table:table-cell office:value-type="float" office:value="0.693059" calcext:value-type="float">
            <text:p>0.693059</text:p>
          </table:table-cell>
          <table:table-cell table:number-columns-repeated="4"/>
          <table:table-cell office:value-type="float" office:value="0.683926" calcext:value-type="float">
            <text:p>0.683926</text:p>
          </table:table-cell>
          <table:table-cell office:value-type="float" office:value="0.640172" calcext:value-type="float">
            <text:p>0.640172</text:p>
          </table:table-cell>
          <table:table-cell table:number-columns-repeated="3"/>
          <table:table-cell office:value-type="float" office:value="0.686826" calcext:value-type="float">
            <text:p>0.686826</text:p>
          </table:table-cell>
          <table:table-cell office:value-type="float" office:value="0.662065" calcext:value-type="float">
            <text:p>0.662065</text:p>
          </table:table-cell>
          <table:table-cell table:number-columns-repeated="1010"/>
        </table:table-row>
        <table:table-row table:style-name="ro1">
          <table:table-cell table:formula="of:=[.A48]+10" office:value-type="float" office:value="470" calcext:value-type="float">
            <text:p>470</text:p>
          </table:table-cell>
          <table:table-cell office:value-type="float" office:value="0.691733" calcext:value-type="float">
            <text:p>0.691733</text:p>
          </table:table-cell>
          <table:table-cell office:value-type="float" office:value="0.696424" calcext:value-type="float">
            <text:p>0.696424</text:p>
          </table:table-cell>
          <table:table-cell table:number-columns-repeated="4"/>
          <table:table-cell office:value-type="float" office:value="0.67186" calcext:value-type="float">
            <text:p>0.67186</text:p>
          </table:table-cell>
          <table:table-cell office:value-type="float" office:value="0.687559" calcext:value-type="float">
            <text:p>0.687559</text:p>
          </table:table-cell>
          <table:table-cell table:number-columns-repeated="3"/>
          <table:table-cell office:value-type="float" office:value="0.690977" calcext:value-type="float">
            <text:p>0.690977</text:p>
          </table:table-cell>
          <table:table-cell office:value-type="float" office:value="0.638721" calcext:value-type="float">
            <text:p>0.638721</text:p>
          </table:table-cell>
          <table:table-cell table:number-columns-repeated="1010"/>
        </table:table-row>
        <table:table-row table:style-name="ro1">
          <table:table-cell table:formula="of:=[.A49]+10" office:value-type="float" office:value="480" calcext:value-type="float">
            <text:p>480</text:p>
          </table:table-cell>
          <table:table-cell office:value-type="float" office:value="0.679145" calcext:value-type="float">
            <text:p>0.679145</text:p>
          </table:table-cell>
          <table:table-cell office:value-type="float" office:value="0.700244" calcext:value-type="float">
            <text:p>0.700244</text:p>
          </table:table-cell>
          <table:table-cell table:number-columns-repeated="4"/>
          <table:table-cell office:value-type="float" office:value="0.670729" calcext:value-type="float">
            <text:p>0.670729</text:p>
          </table:table-cell>
          <table:table-cell office:value-type="float" office:value="0.677126" calcext:value-type="float">
            <text:p>0.677126</text:p>
          </table:table-cell>
          <table:table-cell table:number-columns-repeated="3"/>
          <table:table-cell office:value-type="float" office:value="0.689063" calcext:value-type="float">
            <text:p>0.689063</text:p>
          </table:table-cell>
          <table:table-cell office:value-type="float" office:value="0.646453" calcext:value-type="float">
            <text:p>0.646453</text:p>
          </table:table-cell>
          <table:table-cell table:number-columns-repeated="1010"/>
        </table:table-row>
        <table:table-row table:style-name="ro1">
          <table:table-cell table:formula="of:=[.A50]+10" office:value-type="float" office:value="490" calcext:value-type="float">
            <text:p>490</text:p>
          </table:table-cell>
          <table:table-cell office:value-type="float" office:value="0.687763" calcext:value-type="float">
            <text:p>0.687763</text:p>
          </table:table-cell>
          <table:table-cell office:value-type="float" office:value="0.683814" calcext:value-type="float">
            <text:p>0.683814</text:p>
          </table:table-cell>
          <table:table-cell table:number-columns-repeated="4"/>
          <table:table-cell office:value-type="float" office:value="0.658076" calcext:value-type="float">
            <text:p>0.658076</text:p>
          </table:table-cell>
          <table:table-cell office:value-type="float" office:value="0.686517" calcext:value-type="float">
            <text:p>0.686517</text:p>
          </table:table-cell>
          <table:table-cell table:number-columns-repeated="3"/>
          <table:table-cell office:value-type="float" office:value="0.692982" calcext:value-type="float">
            <text:p>0.692982</text:p>
          </table:table-cell>
          <table:table-cell office:value-type="float" office:value="0.642641" calcext:value-type="float">
            <text:p>0.642641</text:p>
          </table:table-cell>
          <table:table-cell table:number-columns-repeated="1010"/>
        </table:table-row>
        <table:table-row table:style-name="ro1">
          <table:table-cell table:formula="of:=[.A51]+10" office:value-type="float" office:value="500" calcext:value-type="float">
            <text:p>500</text:p>
          </table:table-cell>
          <table:table-cell office:value-type="float" office:value="0.67862" calcext:value-type="float">
            <text:p>0.67862</text:p>
          </table:table-cell>
          <table:table-cell office:value-type="float" office:value="0.697208" calcext:value-type="float">
            <text:p>0.697208</text:p>
          </table:table-cell>
          <table:table-cell table:number-columns-repeated="4"/>
          <table:table-cell office:value-type="float" office:value="0.676606" calcext:value-type="float">
            <text:p>0.676606</text:p>
          </table:table-cell>
          <table:table-cell office:value-type="float" office:value="0.670212" calcext:value-type="float">
            <text:p>0.670212</text:p>
          </table:table-cell>
          <table:table-cell table:number-columns-repeated="3"/>
          <table:table-cell office:value-type="float" office:value="0.655651" calcext:value-type="float">
            <text:p>0.655651</text:p>
          </table:table-cell>
          <table:table-cell office:value-type="float" office:value="0.647515" calcext:value-type="float">
            <text:p>0.647515</text:p>
          </table:table-cell>
          <table:table-cell table:number-columns-repeated="1010"/>
        </table:table-row>
        <table:table-row table:style-name="ro1">
          <table:table-cell table:formula="of:=[.A52]+10" office:value-type="float" office:value="510" calcext:value-type="float">
            <text:p>510</text:p>
          </table:table-cell>
          <table:table-cell office:value-type="float" office:value="0.696587" calcext:value-type="float">
            <text:p>0.696587</text:p>
          </table:table-cell>
          <table:table-cell table:number-columns-repeated="5"/>
          <table:table-cell office:value-type="float" office:value="0.675372" calcext:value-type="float">
            <text:p>0.675372</text:p>
          </table:table-cell>
          <table:table-cell office:value-type="float" office:value="0.687114" calcext:value-type="float">
            <text:p>0.687114</text:p>
          </table:table-cell>
          <table:table-cell table:number-columns-repeated="3"/>
          <table:table-cell office:value-type="float" office:value="0.663887" calcext:value-type="float">
            <text:p>0.663887</text:p>
          </table:table-cell>
          <table:table-cell office:value-type="float" office:value="0.664219" calcext:value-type="float">
            <text:p>0.664219</text:p>
          </table:table-cell>
          <table:table-cell table:number-columns-repeated="1010"/>
        </table:table-row>
        <table:table-row table:style-name="ro1">
          <table:table-cell table:formula="of:=[.A53]+10" office:value-type="float" office:value="520" calcext:value-type="float">
            <text:p>520</text:p>
          </table:table-cell>
          <table:table-cell office:value-type="float" office:value="0.686784" calcext:value-type="float">
            <text:p>0.686784</text:p>
          </table:table-cell>
          <table:table-cell table:number-columns-repeated="5"/>
          <table:table-cell office:value-type="float" office:value="0.673008" calcext:value-type="float">
            <text:p>0.673008</text:p>
          </table:table-cell>
          <table:table-cell office:value-type="float" office:value="0.684916" calcext:value-type="float">
            <text:p>0.684916</text:p>
          </table:table-cell>
          <table:table-cell table:number-columns-repeated="3"/>
          <table:table-cell office:value-type="float" office:value="0.69999" calcext:value-type="float">
            <text:p>0.69999</text:p>
          </table:table-cell>
          <table:table-cell office:value-type="float" office:value="0.634457" calcext:value-type="float">
            <text:p>0.634457</text:p>
          </table:table-cell>
          <table:table-cell table:number-columns-repeated="1010"/>
        </table:table-row>
        <table:table-row table:style-name="ro1">
          <table:table-cell table:formula="of:=[.A54]+10" office:value-type="float" office:value="530" calcext:value-type="float">
            <text:p>530</text:p>
          </table:table-cell>
          <table:table-cell office:value-type="float" office:value="0.691685" calcext:value-type="float">
            <text:p>0.691685</text:p>
          </table:table-cell>
          <table:table-cell table:number-columns-repeated="5"/>
          <table:table-cell office:value-type="float" office:value="0.667379" calcext:value-type="float">
            <text:p>0.667379</text:p>
          </table:table-cell>
          <table:table-cell office:value-type="float" office:value="0.671734" calcext:value-type="float">
            <text:p>0.671734</text:p>
          </table:table-cell>
          <table:table-cell table:number-columns-repeated="3"/>
          <table:table-cell office:value-type="float" office:value="0.671369" calcext:value-type="float">
            <text:p>0.671369</text:p>
          </table:table-cell>
          <table:table-cell office:value-type="float" office:value="0.663725" calcext:value-type="float">
            <text:p>0.663725</text:p>
          </table:table-cell>
          <table:table-cell table:number-columns-repeated="1010"/>
        </table:table-row>
        <table:table-row table:style-name="ro1">
          <table:table-cell table:formula="of:=[.A55]+10" office:value-type="float" office:value="540" calcext:value-type="float">
            <text:p>540</text:p>
          </table:table-cell>
          <table:table-cell office:value-type="float" office:value="0.687041" calcext:value-type="float">
            <text:p>0.687041</text:p>
          </table:table-cell>
          <table:table-cell table:number-columns-repeated="5"/>
          <table:table-cell office:value-type="float" office:value="0.680013" calcext:value-type="float">
            <text:p>0.680013</text:p>
          </table:table-cell>
          <table:table-cell office:value-type="float" office:value="0.685715" calcext:value-type="float">
            <text:p>0.685715</text:p>
          </table:table-cell>
          <table:table-cell table:number-columns-repeated="3"/>
          <table:table-cell office:value-type="float" office:value="0.69918" calcext:value-type="float">
            <text:p>0.69918</text:p>
          </table:table-cell>
          <table:table-cell office:value-type="float" office:value="0.654407" calcext:value-type="float">
            <text:p>0.654407</text:p>
          </table:table-cell>
          <table:table-cell table:number-columns-repeated="1010"/>
        </table:table-row>
        <table:table-row table:style-name="ro1">
          <table:table-cell table:formula="of:=[.A56]+10" office:value-type="float" office:value="550" calcext:value-type="float">
            <text:p>550</text:p>
          </table:table-cell>
          <table:table-cell office:value-type="float" office:value="0.688072" calcext:value-type="float">
            <text:p>0.688072</text:p>
          </table:table-cell>
          <table:table-cell table:number-columns-repeated="5"/>
          <table:table-cell office:value-type="float" office:value="0.652525" calcext:value-type="float">
            <text:p>0.652525</text:p>
          </table:table-cell>
          <table:table-cell office:value-type="float" office:value="0.685328" calcext:value-type="float">
            <text:p>0.685328</text:p>
          </table:table-cell>
          <table:table-cell table:number-columns-repeated="3"/>
          <table:table-cell office:value-type="float" office:value="0.699044" calcext:value-type="float">
            <text:p>0.699044</text:p>
          </table:table-cell>
          <table:table-cell office:value-type="float" office:value="0.616534" calcext:value-type="float">
            <text:p>0.616534</text:p>
          </table:table-cell>
          <table:table-cell table:number-columns-repeated="1010"/>
        </table:table-row>
        <table:table-row table:style-name="ro1">
          <table:table-cell table:formula="of:=[.A57]+10" office:value-type="float" office:value="560" calcext:value-type="float">
            <text:p>560</text:p>
          </table:table-cell>
          <table:table-cell office:value-type="float" office:value="0.678916" calcext:value-type="float">
            <text:p>0.678916</text:p>
          </table:table-cell>
          <table:table-cell table:number-columns-repeated="5"/>
          <table:table-cell office:value-type="float" office:value="0.678321" calcext:value-type="float">
            <text:p>0.678321</text:p>
          </table:table-cell>
          <table:table-cell office:value-type="float" office:value="0.683799" calcext:value-type="float">
            <text:p>0.683799</text:p>
          </table:table-cell>
          <table:table-cell table:number-columns-repeated="3"/>
          <table:table-cell office:value-type="float" office:value="0.65667" calcext:value-type="float">
            <text:p>0.65667</text:p>
          </table:table-cell>
          <table:table-cell office:value-type="float" office:value="0.663291" calcext:value-type="float">
            <text:p>0.663291</text:p>
          </table:table-cell>
          <table:table-cell table:number-columns-repeated="1010"/>
        </table:table-row>
        <table:table-row table:style-name="ro1">
          <table:table-cell table:formula="of:=[.A58]+10" office:value-type="float" office:value="570" calcext:value-type="float">
            <text:p>570</text:p>
          </table:table-cell>
          <table:table-cell office:value-type="float" office:value="0.692045" calcext:value-type="float">
            <text:p>0.692045</text:p>
          </table:table-cell>
          <table:table-cell table:number-columns-repeated="5"/>
          <table:table-cell office:value-type="float" office:value="0.668581" calcext:value-type="float">
            <text:p>0.668581</text:p>
          </table:table-cell>
          <table:table-cell office:value-type="float" office:value="0.666791" calcext:value-type="float">
            <text:p>0.666791</text:p>
          </table:table-cell>
          <table:table-cell table:number-columns-repeated="3"/>
          <table:table-cell office:value-type="float" office:value="0.675182" calcext:value-type="float">
            <text:p>0.675182</text:p>
          </table:table-cell>
          <table:table-cell office:value-type="float" office:value="0.655905" calcext:value-type="float">
            <text:p>0.655905</text:p>
          </table:table-cell>
          <table:table-cell table:number-columns-repeated="1010"/>
        </table:table-row>
        <table:table-row table:style-name="ro1">
          <table:table-cell table:formula="of:=[.A59]+10" office:value-type="float" office:value="580" calcext:value-type="float">
            <text:p>580</text:p>
          </table:table-cell>
          <table:table-cell office:value-type="float" office:value="0.68195" calcext:value-type="float">
            <text:p>0.68195</text:p>
          </table:table-cell>
          <table:table-cell table:number-columns-repeated="5"/>
          <table:table-cell office:value-type="float" office:value="0.677118" calcext:value-type="float">
            <text:p>0.677118</text:p>
          </table:table-cell>
          <table:table-cell office:value-type="float" office:value="0.694919" calcext:value-type="float">
            <text:p>0.694919</text:p>
          </table:table-cell>
          <table:table-cell table:number-columns-repeated="3"/>
          <table:table-cell office:value-type="float" office:value="0.696442" calcext:value-type="float">
            <text:p>0.696442</text:p>
          </table:table-cell>
          <table:table-cell office:value-type="float" office:value="0.663774" calcext:value-type="float">
            <text:p>0.663774</text:p>
          </table:table-cell>
          <table:table-cell table:number-columns-repeated="1010"/>
        </table:table-row>
        <table:table-row table:style-name="ro1">
          <table:table-cell table:formula="of:=[.A60]+10" office:value-type="float" office:value="590" calcext:value-type="float">
            <text:p>590</text:p>
          </table:table-cell>
          <table:table-cell office:value-type="float" office:value="0.699558" calcext:value-type="float">
            <text:p>0.699558</text:p>
          </table:table-cell>
          <table:table-cell table:number-columns-repeated="5"/>
          <table:table-cell office:value-type="float" office:value="0.668697" calcext:value-type="float">
            <text:p>0.668697</text:p>
          </table:table-cell>
          <table:table-cell office:value-type="float" office:value="0.690439" calcext:value-type="float">
            <text:p>0.690439</text:p>
          </table:table-cell>
          <table:table-cell table:number-columns-repeated="3"/>
          <table:table-cell office:value-type="float" office:value="0.624379" calcext:value-type="float">
            <text:p>0.624379</text:p>
          </table:table-cell>
          <table:table-cell office:value-type="float" office:value="0.667276" calcext:value-type="float">
            <text:p>0.667276</text:p>
          </table:table-cell>
          <table:table-cell table:number-columns-repeated="1010"/>
        </table:table-row>
        <table:table-row table:style-name="ro1">
          <table:table-cell table:formula="of:=[.A61]+10" office:value-type="float" office:value="600" calcext:value-type="float">
            <text:p>600</text:p>
          </table:table-cell>
          <table:table-cell office:value-type="float" office:value="0.691281" calcext:value-type="float">
            <text:p>0.691281</text:p>
          </table:table-cell>
          <table:table-cell table:number-columns-repeated="5"/>
          <table:table-cell office:value-type="float" office:value="0.66481" calcext:value-type="float">
            <text:p>0.66481</text:p>
          </table:table-cell>
          <table:table-cell office:value-type="float" office:value="0.688619" calcext:value-type="float">
            <text:p>0.688619</text:p>
          </table:table-cell>
          <table:table-cell table:number-columns-repeated="3"/>
          <table:table-cell office:value-type="float" office:value="0.69181" calcext:value-type="float">
            <text:p>0.69181</text:p>
          </table:table-cell>
          <table:table-cell office:value-type="float" office:value="0.665089" calcext:value-type="float">
            <text:p>0.665089</text:p>
          </table:table-cell>
          <table:table-cell table:number-columns-repeated="1010"/>
        </table:table-row>
      </table:table>
      <table:table table:name="f-AUC" table:style-name="ta1">
        <table:shapes>
          <draw:frame draw:z-index="0" draw:style-name="gr1" draw:text-style-name="P1" svg:width="8.5323in" svg:height="4.7992in" svg:x="21.7079in" svg:y="2.0543in">
            <draw:object draw:notify-on-update-of-ranges="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5992in" svg:y="11.8295in">
            <draw:object draw:notify-on-update-of-ranges="'f-AUC'.A3:'f-AUC'.A42 'f-AUC'.B2:'f-AUC'.B2 'f-AUC'.B3:'f-AUC'.B62 'f-AUC'.H2:'f-AUC'.H2 'f-AUC'.H3:'f-AUC'.H62 'f-AUC'.I2:'f-AUC'.I2 'f-AUC'.I3:'f-AUC'.I62 'f-AUC'.M2:'f-AUC'.M2 'f-AUC'.M3:'f-AUC'.M62 'f-AUC'.N2:'f-AUC'.N2 'f-AUC'.N3:'f-AUC'.N6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1.4287in" svg:y="9.5433in">
            <draw:object draw:notify-on-update-of-ranges="'f-AUC'.A3:'f-AUC'.A42 'f-AUC'.A3:'f-AUC'.A42 'f-AUC'.B2:'f-AUC'.B2 'f-AUC'.B3:'f-AUC'.B42 'f-AUC'.A3:'f-AUC'.A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8.463in" svg:height="4.7602in" svg:x="2.6343in" svg:y="11.7559in">
            <draw:object draw:notify-on-update-of-ranges="'f-AUC'.A3:'f-AUC'.A42 'f-AUC'.H2:'f-AUC'.H2 'f-AUC'.H3:'f-AUC'.H42 'f-AUC'.K2:'f-AUC'.K2 'f-AUC'.K3:'f-AUC'.K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8.3126in" svg:height="4.6756in" svg:x="2.9244in" svg:y="16.6669in">
            <draw:object draw:notify-on-update-of-ranges="'f-AUC'.A3:'f-AUC'.A42 'f-AUC'.C2:'f-AUC'.C2 'f-AUC'.C3:'f-AUC'.C52 'f-AUC'.R2:'f-AUC'.R2 'f-AUC'.R3:'f-AUC'.R52 'f-AUC'.S2:'f-AUC'.S2 'f-AUC'.S3:'f-AUC'.S5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8.4083in" svg:height="4.7295in" svg:x="12.9748in" svg:y="16.8114in">
            <draw:object draw:notify-on-update-of-ranges="'f-AUC'.A3:'f-AUC'.A42 'f-AUC'.B2:'f-AUC'.B2 'f-AUC'.B3:'f-AUC'.B42 'f-AUC'.V2:'f-AUC'.V2 'f-AUC'.V3:'f-AUC'.V42 'f-AUC'.W2:'f-AUC'.W2 'f-AUC'.W3:'f-AUC'.W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table:number-columns-repeated="1000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669835" calcext:value-type="float">
            <text:p>0.669835</text:p>
          </table:table-cell>
          <table:table-cell office:value-type="float" office:value="0.588691" calcext:value-type="float">
            <text:p>0.588691</text:p>
          </table:table-cell>
          <table:table-cell office:value-type="float" office:value="0.502361" calcext:value-type="float">
            <text:p>0.502361</text:p>
          </table:table-cell>
          <table:table-cell office:value-type="float" office:value="0.616258" calcext:value-type="float">
            <text:p>0.616258</text:p>
          </table:table-cell>
          <table:table-cell office:value-type="float" office:value="0.520409" calcext:value-type="float">
            <text:p>0.520409</text:p>
          </table:table-cell>
          <table:table-cell office:value-type="float" office:value="0.590859" calcext:value-type="float">
            <text:p>0.590859</text:p>
          </table:table-cell>
          <table:table-cell office:value-type="float" office:value="0.706674" calcext:value-type="float">
            <text:p>0.70667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89341" calcext:value-type="float">
            <text:p>0.689341</text:p>
          </table:table-cell>
          <table:table-cell office:value-type="float" office:value="0.671033" calcext:value-type="float">
            <text:p>0.671033</text:p>
          </table:table-cell>
          <table:table-cell office:value-type="float" office:value="0.607084" calcext:value-type="float">
            <text:p>0.607084</text:p>
          </table:table-cell>
          <table:table-cell office:value-type="float" office:value="0.697233" calcext:value-type="float">
            <text:p>0.697233</text:p>
          </table:table-cell>
          <table:table-cell office:value-type="float" office:value="0.717028" calcext:value-type="float">
            <text:p>0.717028</text:p>
          </table:table-cell>
          <table:table-cell table:number-columns-repeated="1000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office:value-type="float" office:value="0.710316" calcext:value-type="float">
            <text:p>0.710316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37619" calcext:value-type="float">
            <text:p>0.537619</text:p>
          </table:table-cell>
          <table:table-cell office:value-type="float" office:value="0.634374" calcext:value-type="float">
            <text:p>0.634374</text:p>
          </table:table-cell>
          <table:table-cell office:value-type="float" office:value="0.530339" calcext:value-type="float">
            <text:p>0.530339</text:p>
          </table:table-cell>
          <table:table-cell office:value-type="float" office:value="0.613627" calcext:value-type="float">
            <text:p>0.613627</text:p>
          </table:table-cell>
          <table:table-cell office:value-type="float" office:value="0.74165" calcext:value-type="float">
            <text:p>0.74165</text:p>
          </table:table-cell>
          <table:table-cell office:value-type="float" office:value="0.694895" calcext:value-type="float">
            <text:p>0.694895</text:p>
          </table:table-cell>
          <table:table-cell office:value-type="float" office:value="0.701234" calcext:value-type="float">
            <text:p>0.701234</text:p>
          </table:table-cell>
          <table:table-cell office:value-type="float" office:value="0.700246" calcext:value-type="float">
            <text:p>0.700246</text:p>
          </table:table-cell>
          <table:table-cell office:value-type="float" office:value="0.62882" calcext:value-type="float">
            <text:p>0.62882</text:p>
          </table:table-cell>
          <table:table-cell office:value-type="float" office:value="0.731957" calcext:value-type="float">
            <text:p>0.731957</text:p>
          </table:table-cell>
          <table:table-cell office:value-type="float" office:value="0.733119" calcext:value-type="float">
            <text:p>0.733119</text:p>
          </table:table-cell>
          <table:table-cell table:number-columns-repeated="1000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0.629457" calcext:value-type="float">
            <text:p>0.629457</text:p>
          </table:table-cell>
          <table:table-cell office:value-type="float" office:value="0.484589" calcext:value-type="float">
            <text:p>0.484589</text:p>
          </table:table-cell>
          <table:table-cell office:value-type="float" office:value="0.643934" calcext:value-type="float">
            <text:p>0.643934</text:p>
          </table:table-cell>
          <table:table-cell office:value-type="float" office:value="0.525483" calcext:value-type="float">
            <text:p>0.525483</text:p>
          </table:table-cell>
          <table:table-cell office:value-type="float" office:value="0.605018" calcext:value-type="float">
            <text:p>0.605018</text:p>
          </table:table-cell>
          <table:table-cell office:value-type="float" office:value="0.745802" calcext:value-type="float">
            <text:p>0.745802</text:p>
          </table:table-cell>
          <table:table-cell office:value-type="float" office:value="0.701944" calcext:value-type="float">
            <text:p>0.701944</text:p>
          </table:table-cell>
          <table:table-cell office:value-type="float" office:value="0.733046" calcext:value-type="float">
            <text:p>0.733046</text:p>
          </table:table-cell>
          <table:table-cell office:value-type="float" office:value="0.727428" calcext:value-type="float">
            <text:p>0.727428</text:p>
          </table:table-cell>
          <table:table-cell office:value-type="float" office:value="0.636051" calcext:value-type="float">
            <text:p>0.636051</text:p>
          </table:table-cell>
          <table:table-cell office:value-type="float" office:value="0.748769" calcext:value-type="float">
            <text:p>0.748769</text:p>
          </table:table-cell>
          <table:table-cell office:value-type="float" office:value="0.749409" calcext:value-type="float">
            <text:p>0.749409</text:p>
          </table:table-cell>
          <table:table-cell table:number-columns-repeated="1000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738601" calcext:value-type="float">
            <text:p>0.738601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0.734891" calcext:value-type="float">
            <text:p>0.734891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0.517309" calcext:value-type="float">
            <text:p>0.517309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507495" calcext:value-type="float">
            <text:p>0.507495</text:p>
          </table:table-cell>
          <table:table-cell office:value-type="float" office:value="0.666314" calcext:value-type="float">
            <text:p>0.666314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709756" calcext:value-type="float">
            <text:p>0.709756</text:p>
          </table:table-cell>
          <table:table-cell office:value-type="float" office:value="0.736767" calcext:value-type="float">
            <text:p>0.736767</text:p>
          </table:table-cell>
          <table:table-cell office:value-type="float" office:value="0.736042" calcext:value-type="float">
            <text:p>0.736042</text:p>
          </table:table-cell>
          <table:table-cell office:value-type="float" office:value="0.666279" calcext:value-type="float">
            <text:p>0.666279</text:p>
          </table:table-cell>
          <table:table-cell office:value-type="float" office:value="0.754684" calcext:value-type="float">
            <text:p>0.754684</text:p>
          </table:table-cell>
          <table:table-cell office:value-type="float" office:value="0.754206" calcext:value-type="float">
            <text:p>0.754206</text:p>
          </table:table-cell>
          <table:table-cell table:number-columns-repeated="1000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750877" calcext:value-type="float">
            <text:p>0.750877</text:p>
          </table:table-cell>
          <table:table-cell office:value-type="float" office:value="0.756021" calcext:value-type="float">
            <text:p>0.756021</text:p>
          </table:table-cell>
          <table:table-cell office:value-type="float" office:value="0.742514" calcext:value-type="float">
            <text:p>0.742514</text:p>
          </table:table-cell>
          <table:table-cell office:value-type="float" office:value="0.636905" calcext:value-type="float">
            <text:p>0.636905</text:p>
          </table:table-cell>
          <table:table-cell office:value-type="float" office:value="0.501643" calcext:value-type="float">
            <text:p>0.501643</text:p>
          </table:table-cell>
          <table:table-cell office:value-type="float" office:value="0.687373" calcext:value-type="float">
            <text:p>0.687373</text:p>
          </table:table-cell>
          <table:table-cell office:value-type="float" office:value="0.505895" calcext:value-type="float">
            <text:p>0.505895</text:p>
          </table:table-cell>
          <table:table-cell office:value-type="float" office:value="0.683961" calcext:value-type="float">
            <text:p>0.683961</text:p>
          </table:table-cell>
          <table:table-cell office:value-type="float" office:value="0.760756" calcext:value-type="float">
            <text:p>0.760756</text:p>
          </table:table-cell>
          <table:table-cell office:value-type="float" office:value="0.717874" calcext:value-type="float">
            <text:p>0.717874</text:p>
          </table:table-cell>
          <table:table-cell office:value-type="float" office:value="0.743508" calcext:value-type="float">
            <text:p>0.743508</text:p>
          </table:table-cell>
          <table:table-cell office:value-type="float" office:value="0.751435" calcext:value-type="float">
            <text:p>0.751435</text:p>
          </table:table-cell>
          <table:table-cell office:value-type="float" office:value="0.678488" calcext:value-type="float">
            <text:p>0.678488</text:p>
          </table:table-cell>
          <table:table-cell office:value-type="float" office:value="0.764155" calcext:value-type="float">
            <text:p>0.764155</text:p>
          </table:table-cell>
          <table:table-cell office:value-type="float" office:value="0.759837" calcext:value-type="float">
            <text:p>0.759837</text:p>
          </table:table-cell>
          <table:table-cell table:number-columns-repeated="1000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0.757497" calcext:value-type="float">
            <text:p>0.757497</text:p>
          </table:table-cell>
          <table:table-cell office:value-type="float" office:value="0.760596" calcext:value-type="float">
            <text:p>0.760596</text:p>
          </table:table-cell>
          <table:table-cell office:value-type="float" office:value="0.748478" calcext:value-type="float">
            <text:p>0.748478</text:p>
          </table:table-cell>
          <table:table-cell office:value-type="float" office:value="0.641391" calcext:value-type="float">
            <text:p>0.641391</text:p>
          </table:table-cell>
          <table:table-cell office:value-type="float" office:value="0.509688" calcext:value-type="float">
            <text:p>0.509688</text:p>
          </table:table-cell>
          <table:table-cell office:value-type="float" office:value="0.715555" calcext:value-type="float">
            <text:p>0.715555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0.710884" calcext:value-type="float">
            <text:p>0.710884</text:p>
          </table:table-cell>
          <table:table-cell office:value-type="float" office:value="0.770564" calcext:value-type="float">
            <text:p>0.770564</text:p>
          </table:table-cell>
          <table:table-cell office:value-type="float" office:value="0.735774" calcext:value-type="float">
            <text:p>0.735774</text:p>
          </table:table-cell>
          <table:table-cell office:value-type="float" office:value="0.753655" calcext:value-type="float">
            <text:p>0.753655</text:p>
          </table:table-cell>
          <table:table-cell office:value-type="float" office:value="0.752117" calcext:value-type="float">
            <text:p>0.752117</text:p>
          </table:table-cell>
          <table:table-cell office:value-type="float" office:value="0.683921" calcext:value-type="float">
            <text:p>0.683921</text:p>
          </table:table-cell>
          <table:table-cell office:value-type="float" office:value="0.76802" calcext:value-type="float">
            <text:p>0.76802</text:p>
          </table:table-cell>
          <table:table-cell office:value-type="float" office:value="0.767605" calcext:value-type="float">
            <text:p>0.767605</text:p>
          </table:table-cell>
          <table:table-cell table:number-columns-repeated="1000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769412" calcext:value-type="float">
            <text:p>0.769412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0.642593" calcext:value-type="float">
            <text:p>0.642593</text:p>
          </table:table-cell>
          <table:table-cell office:value-type="float" office:value="0.515494" calcext:value-type="float">
            <text:p>0.515494</text:p>
          </table:table-cell>
          <table:table-cell office:value-type="float" office:value="0.723661" calcext:value-type="float">
            <text:p>0.723661</text:p>
          </table:table-cell>
          <table:table-cell office:value-type="float" office:value="0.491249" calcext:value-type="float">
            <text:p>0.491249</text:p>
          </table:table-cell>
          <table:table-cell office:value-type="float" office:value="0.729345" calcext:value-type="float">
            <text:p>0.729345</text:p>
          </table:table-cell>
          <table:table-cell office:value-type="float" office:value="0.782646" calcext:value-type="float">
            <text:p>0.782646</text:p>
          </table:table-cell>
          <table:table-cell office:value-type="float" office:value="0.730152" calcext:value-type="float">
            <text:p>0.730152</text:p>
          </table:table-cell>
          <table:table-cell office:value-type="float" office:value="0.76153" calcext:value-type="float">
            <text:p>0.76153</text:p>
          </table:table-cell>
          <table:table-cell office:value-type="float" office:value="0.755109" calcext:value-type="float">
            <text:p>0.755109</text:p>
          </table:table-cell>
          <table:table-cell office:value-type="float" office:value="0.692492" calcext:value-type="float">
            <text:p>0.692492</text:p>
          </table:table-cell>
          <table:table-cell office:value-type="float" office:value="0.76889" calcext:value-type="float">
            <text:p>0.76889</text:p>
          </table:table-cell>
          <table:table-cell office:value-type="float" office:value="0.769881" calcext:value-type="float">
            <text:p>0.769881</text:p>
          </table:table-cell>
          <table:table-cell table:number-columns-repeated="1000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 office:value-type="float" office:value="0.762028" calcext:value-type="float">
            <text:p>0.762028</text:p>
          </table:table-cell>
          <table:table-cell office:value-type="float" office:value="0.76973" calcext:value-type="float">
            <text:p>0.76973</text:p>
          </table:table-cell>
          <table:table-cell office:value-type="float" office:value="0.757685" calcext:value-type="float">
            <text:p>0.757685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0.543512" calcext:value-type="float">
            <text:p>0.543512</text:p>
          </table:table-cell>
          <table:table-cell office:value-type="float" office:value="0.734069" calcext:value-type="float">
            <text:p>0.734069</text:p>
          </table:table-cell>
          <table:table-cell office:value-type="float" office:value="0.49652" calcext:value-type="float">
            <text:p>0.49652</text:p>
          </table:table-cell>
          <table:table-cell office:value-type="float" office:value="0.72949" calcext:value-type="float">
            <text:p>0.72949</text:p>
          </table:table-cell>
          <table:table-cell office:value-type="float" office:value="0.786258" calcext:value-type="float">
            <text:p>0.786258</text:p>
          </table:table-cell>
          <table:table-cell office:value-type="float" office:value="0.731029" calcext:value-type="float">
            <text:p>0.731029</text:p>
          </table:table-cell>
          <table:table-cell office:value-type="float" office:value="0.766398" calcext:value-type="float">
            <text:p>0.766398</text:p>
          </table:table-cell>
          <table:table-cell office:value-type="float" office:value="0.754301" calcext:value-type="float">
            <text:p>0.754301</text:p>
          </table:table-cell>
          <table:table-cell office:value-type="float" office:value="0.702926" calcext:value-type="float">
            <text:p>0.702926</text:p>
          </table:table-cell>
          <table:table-cell office:value-type="float" office:value="0.764913" calcext:value-type="float">
            <text:p>0.764913</text:p>
          </table:table-cell>
          <table:table-cell office:value-type="float" office:value="0.775198" calcext:value-type="float">
            <text:p>0.775198</text:p>
          </table:table-cell>
          <table:table-cell table:number-columns-repeated="1000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 office:value-type="float" office:value="0.764154" calcext:value-type="float">
            <text:p>0.764154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763837" calcext:value-type="float">
            <text:p>0.763837</text:p>
          </table:table-cell>
          <table:table-cell office:value-type="float" office:value="0.644995" calcext:value-type="float">
            <text:p>0.644995</text:p>
          </table:table-cell>
          <table:table-cell office:value-type="float" office:value="0.582787" calcext:value-type="float">
            <text:p>0.582787</text:p>
          </table:table-cell>
          <table:table-cell office:value-type="float" office:value="0.742784" calcext:value-type="float">
            <text:p>0.742784</text:p>
          </table:table-cell>
          <table:table-cell office:value-type="float" office:value="0.506832" calcext:value-type="float">
            <text:p>0.506832</text:p>
          </table:table-cell>
          <table:table-cell office:value-type="float" office:value="0.743997" calcext:value-type="float">
            <text:p>0.743997</text:p>
          </table:table-cell>
          <table:table-cell office:value-type="float" office:value="0.788748" calcext:value-type="float">
            <text:p>0.788748</text:p>
          </table:table-cell>
          <table:table-cell office:value-type="float" office:value="0.748702" calcext:value-type="float">
            <text:p>0.748702</text:p>
          </table:table-cell>
          <table:table-cell office:value-type="float" office:value="0.763521" calcext:value-type="float">
            <text:p>0.763521</text:p>
          </table:table-cell>
          <table:table-cell office:value-type="float" office:value="0.760405" calcext:value-type="float">
            <text:p>0.760405</text:p>
          </table:table-cell>
          <table:table-cell office:value-type="float" office:value="0.709781" calcext:value-type="float">
            <text:p>0.709781</text:p>
          </table:table-cell>
          <table:table-cell office:value-type="float" office:value="0.77453" calcext:value-type="float">
            <text:p>0.77453</text:p>
          </table:table-cell>
          <table:table-cell office:value-type="float" office:value="0.771759" calcext:value-type="float">
            <text:p>0.771759</text:p>
          </table:table-cell>
          <table:table-cell table:number-columns-repeated="1000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 office:value-type="float" office:value="0.769517" calcext:value-type="float">
            <text:p>0.769517</text:p>
          </table:table-cell>
          <table:table-cell office:value-type="float" office:value="0.773102" calcext:value-type="float">
            <text:p>0.773102</text:p>
          </table:table-cell>
          <table:table-cell office:value-type="float" office:value="0.763816" calcext:value-type="float">
            <text:p>0.763816</text:p>
          </table:table-cell>
          <table:table-cell office:value-type="float" office:value="0.643395" calcext:value-type="float">
            <text:p>0.643395</text:p>
          </table:table-cell>
          <table:table-cell office:value-type="float" office:value="0.644905" calcext:value-type="float">
            <text:p>0.644905</text:p>
          </table:table-cell>
          <table:table-cell office:value-type="float" office:value="0.749685" calcext:value-type="float">
            <text:p>0.749685</text:p>
          </table:table-cell>
          <table:table-cell office:value-type="float" office:value="0.494875" calcext:value-type="float">
            <text:p>0.494875</text:p>
          </table:table-cell>
          <table:table-cell office:value-type="float" office:value="0.743496" calcext:value-type="float">
            <text:p>0.743496</text:p>
          </table:table-cell>
          <table:table-cell office:value-type="float" office:value="0.794866" calcext:value-type="float">
            <text:p>0.794866</text:p>
          </table:table-cell>
          <table:table-cell office:value-type="float" office:value="0.754168" calcext:value-type="float">
            <text:p>0.754168</text:p>
          </table:table-cell>
          <table:table-cell office:value-type="float" office:value="0.769328" calcext:value-type="float">
            <text:p>0.769328</text:p>
          </table:table-cell>
          <table:table-cell office:value-type="float" office:value="0.757575" calcext:value-type="float">
            <text:p>0.757575</text:p>
          </table:table-cell>
          <table:table-cell office:value-type="float" office:value="0.722073" calcext:value-type="float">
            <text:p>0.722073</text:p>
          </table:table-cell>
          <table:table-cell office:value-type="float" office:value="0.776997" calcext:value-type="float">
            <text:p>0.776997</text:p>
          </table:table-cell>
          <table:table-cell office:value-type="float" office:value="0.771915" calcext:value-type="float">
            <text:p>0.771915</text:p>
          </table:table-cell>
          <table:table-cell table:number-columns-repeated="1000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62146" calcext:value-type="float">
            <text:p>0.762146</text:p>
          </table:table-cell>
          <table:table-cell office:value-type="float" office:value="0.651785" calcext:value-type="float">
            <text:p>0.651785</text:p>
          </table:table-cell>
          <table:table-cell office:value-type="float" office:value="0.664397" calcext:value-type="float">
            <text:p>0.664397</text:p>
          </table:table-cell>
          <table:table-cell office:value-type="float" office:value="0.754289" calcext:value-type="float">
            <text:p>0.754289</text:p>
          </table:table-cell>
          <table:table-cell office:value-type="float" office:value="0.497067" calcext:value-type="float">
            <text:p>0.497067</text:p>
          </table:table-cell>
          <table:table-cell office:value-type="float" office:value="0.748173" calcext:value-type="float">
            <text:p>0.748173</text:p>
          </table:table-cell>
          <table:table-cell office:value-type="float" office:value="0.796839" calcext:value-type="float">
            <text:p>0.796839</text:p>
          </table:table-cell>
          <table:table-cell office:value-type="float" office:value="0.756663" calcext:value-type="float">
            <text:p>0.756663</text:p>
          </table:table-cell>
          <table:table-cell office:value-type="float" office:value="0.769161" calcext:value-type="float">
            <text:p>0.769161</text:p>
          </table:table-cell>
          <table:table-cell office:value-type="float" office:value="0.763363" calcext:value-type="float">
            <text:p>0.763363</text:p>
          </table:table-cell>
          <table:table-cell office:value-type="float" office:value="0.724234" calcext:value-type="float">
            <text:p>0.724234</text:p>
          </table:table-cell>
          <table:table-cell office:value-type="float" office:value="0.777104" calcext:value-type="float">
            <text:p>0.777104</text:p>
          </table:table-cell>
          <table:table-cell office:value-type="float" office:value="0.779944" calcext:value-type="float">
            <text:p>0.779944</text:p>
          </table:table-cell>
          <table:table-cell table:number-columns-repeated="1000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 office:value-type="float" office:value="0.776796" calcext:value-type="float">
            <text:p>0.776796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0.774273" calcext:value-type="float">
            <text:p>0.774273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66203" calcext:value-type="float">
            <text:p>0.66203</text:p>
          </table:table-cell>
          <table:table-cell office:value-type="float" office:value="0.754838" calcext:value-type="float">
            <text:p>0.754838</text:p>
          </table:table-cell>
          <table:table-cell office:value-type="float" office:value="0.494699" calcext:value-type="float">
            <text:p>0.494699</text:p>
          </table:table-cell>
          <table:table-cell office:value-type="float" office:value="0.765328" calcext:value-type="float">
            <text:p>0.765328</text:p>
          </table:table-cell>
          <table:table-cell office:value-type="float" office:value="0.796734" calcext:value-type="float">
            <text:p>0.796734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72127" calcext:value-type="float">
            <text:p>0.772127</text:p>
          </table:table-cell>
          <table:table-cell office:value-type="float" office:value="0.766189" calcext:value-type="float">
            <text:p>0.766189</text:p>
          </table:table-cell>
          <table:table-cell office:value-type="float" office:value="0.72827" calcext:value-type="float">
            <text:p>0.72827</text:p>
          </table:table-cell>
          <table:table-cell office:value-type="float" office:value="0.78082" calcext:value-type="float">
            <text:p>0.78082</text:p>
          </table:table-cell>
          <table:table-cell office:value-type="float" office:value="0.773716" calcext:value-type="float">
            <text:p>0.773716</text:p>
          </table:table-cell>
          <table:table-cell table:number-columns-repeated="1000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 office:value-type="float" office:value="0.775765" calcext:value-type="float">
            <text:p>0.775765</text:p>
          </table:table-cell>
          <table:table-cell office:value-type="float" office:value="0.775637" calcext:value-type="float">
            <text:p>0.775637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661047" calcext:value-type="float">
            <text:p>0.661047</text:p>
          </table:table-cell>
          <table:table-cell office:value-type="float" office:value="0.684725" calcext:value-type="float">
            <text:p>0.684725</text:p>
          </table:table-cell>
          <table:table-cell office:value-type="float" office:value="0.760632" calcext:value-type="float">
            <text:p>0.760632</text:p>
          </table:table-cell>
          <table:table-cell office:value-type="float" office:value="0.500634" calcext:value-type="float">
            <text:p>0.500634</text:p>
          </table:table-cell>
          <table:table-cell office:value-type="float" office:value="0.766027" calcext:value-type="float">
            <text:p>0.766027</text:p>
          </table:table-cell>
          <table:table-cell office:value-type="float" office:value="0.801614" calcext:value-type="float">
            <text:p>0.801614</text:p>
          </table:table-cell>
          <table:table-cell office:value-type="float" office:value="0.767049" calcext:value-type="float">
            <text:p>0.767049</text:p>
          </table:table-cell>
          <table:table-cell office:value-type="float" office:value="0.775783" calcext:value-type="float">
            <text:p>0.775783</text:p>
          </table:table-cell>
          <table:table-cell office:value-type="float" office:value="0.771832" calcext:value-type="float">
            <text:p>0.771832</text:p>
          </table:table-cell>
          <table:table-cell office:value-type="float" office:value="0.737142" calcext:value-type="float">
            <text:p>0.737142</text:p>
          </table:table-cell>
          <table:table-cell office:value-type="float" office:value="0.776912" calcext:value-type="float">
            <text:p>0.776912</text:p>
          </table:table-cell>
          <table:table-cell office:value-type="float" office:value="0.78039" calcext:value-type="float">
            <text:p>0.78039</text:p>
          </table:table-cell>
          <table:table-cell table:number-columns-repeated="1000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773747" calcext:value-type="float">
            <text:p>0.773747</text:p>
          </table:table-cell>
          <table:table-cell office:value-type="float" office:value="0.664208" calcext:value-type="float">
            <text:p>0.664208</text:p>
          </table:table-cell>
          <table:table-cell office:value-type="float" office:value="0.669853" calcext:value-type="float">
            <text:p>0.669853</text:p>
          </table:table-cell>
          <table:table-cell office:value-type="float" office:value="0.760434" calcext:value-type="float">
            <text:p>0.760434</text:p>
          </table:table-cell>
          <table:table-cell office:value-type="float" office:value="0.50504" calcext:value-type="float">
            <text:p>0.50504</text:p>
          </table:table-cell>
          <table:table-cell office:value-type="float" office:value="0.765144" calcext:value-type="float">
            <text:p>0.765144</text:p>
          </table:table-cell>
          <table:table-cell office:value-type="float" office:value="0.805026" calcext:value-type="float">
            <text:p>0.805026</text:p>
          </table:table-cell>
          <table:table-cell office:value-type="float" office:value="0.767439" calcext:value-type="float">
            <text:p>0.767439</text:p>
          </table:table-cell>
          <table:table-cell office:value-type="float" office:value="0.773552" calcext:value-type="float">
            <text:p>0.773552</text:p>
          </table:table-cell>
          <table:table-cell office:value-type="float" office:value="0.778406" calcext:value-type="float">
            <text:p>0.778406</text:p>
          </table:table-cell>
          <table:table-cell office:value-type="float" office:value="0.739166" calcext:value-type="float">
            <text:p>0.739166</text:p>
          </table:table-cell>
          <table:table-cell office:value-type="float" office:value="0.777981" calcext:value-type="float">
            <text:p>0.777981</text:p>
          </table:table-cell>
          <table:table-cell office:value-type="float" office:value="0.777555" calcext:value-type="float">
            <text:p>0.777555</text:p>
          </table:table-cell>
          <table:table-cell table:number-columns-repeated="1000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776921" calcext:value-type="float">
            <text:p>0.776921</text:p>
          </table:table-cell>
          <table:table-cell office:value-type="float" office:value="0.775308" calcext:value-type="float">
            <text:p>0.775308</text:p>
          </table:table-cell>
          <table:table-cell office:value-type="float" office:value="0.662419" calcext:value-type="float">
            <text:p>0.662419</text:p>
          </table:table-cell>
          <table:table-cell office:value-type="float" office:value="0.698601" calcext:value-type="float">
            <text:p>0.698601</text:p>
          </table:table-cell>
          <table:table-cell office:value-type="float" office:value="0.76114" calcext:value-type="float">
            <text:p>0.76114</text:p>
          </table:table-cell>
          <table:table-cell office:value-type="float" office:value="0.491871" calcext:value-type="float">
            <text:p>0.491871</text:p>
          </table:table-cell>
          <table:table-cell office:value-type="float" office:value="0.771221" calcext:value-type="float">
            <text:p>0.771221</text:p>
          </table:table-cell>
          <table:table-cell office:value-type="float" office:value="0.810774" calcext:value-type="float">
            <text:p>0.810774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775861" calcext:value-type="float">
            <text:p>0.775861</text:p>
          </table:table-cell>
          <table:table-cell office:value-type="float" office:value="0.748977" calcext:value-type="float">
            <text:p>0.748977</text:p>
          </table:table-cell>
          <table:table-cell office:value-type="float" office:value="0.781267" calcext:value-type="float">
            <text:p>0.781267</text:p>
          </table:table-cell>
          <table:table-cell office:value-type="float" office:value="0.772904" calcext:value-type="float">
            <text:p>0.772904</text:p>
          </table:table-cell>
          <table:table-cell table:number-columns-repeated="1000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773933" calcext:value-type="float">
            <text:p>0.773933</text:p>
          </table:table-cell>
          <table:table-cell office:value-type="float" office:value="0.676714" calcext:value-type="float">
            <text:p>0.676714</text:p>
          </table:table-cell>
          <table:table-cell office:value-type="float" office:value="0.701545" calcext:value-type="float">
            <text:p>0.701545</text:p>
          </table:table-cell>
          <table:table-cell office:value-type="float" office:value="0.769967" calcext:value-type="float">
            <text:p>0.769967</text:p>
          </table:table-cell>
          <table:table-cell office:value-type="float" office:value="0.497762" calcext:value-type="float">
            <text:p>0.497762</text:p>
          </table:table-cell>
          <table:table-cell office:value-type="float" office:value="0.768758" calcext:value-type="float">
            <text:p>0.768758</text:p>
          </table:table-cell>
          <table:table-cell office:value-type="float" office:value="0.809289" calcext:value-type="float">
            <text:p>0.809289</text:p>
          </table:table-cell>
          <table:table-cell office:value-type="float" office:value="0.766505" calcext:value-type="float">
            <text:p>0.766505</text:p>
          </table:table-cell>
          <table:table-cell office:value-type="float" office:value="0.779459" calcext:value-type="float">
            <text:p>0.779459</text:p>
          </table:table-cell>
          <table:table-cell office:value-type="float" office:value="0.773486" calcext:value-type="float">
            <text:p>0.773486</text:p>
          </table:table-cell>
          <table:table-cell office:value-type="float" office:value="0.746212" calcext:value-type="float">
            <text:p>0.746212</text:p>
          </table:table-cell>
          <table:table-cell office:value-type="float" office:value="0.785677" calcext:value-type="float">
            <text:p>0.785677</text:p>
          </table:table-cell>
          <table:table-cell office:value-type="float" office:value="0.780062" calcext:value-type="float">
            <text:p>0.780062</text:p>
          </table:table-cell>
          <table:table-cell table:number-columns-repeated="1000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 office:value-type="float" office:value="0.780977" calcext:value-type="float">
            <text:p>0.780977</text:p>
          </table:table-cell>
          <table:table-cell office:value-type="float" office:value="0.777235" calcext:value-type="float">
            <text:p>0.77723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0.706863" calcext:value-type="float">
            <text:p>0.706863</text:p>
          </table:table-cell>
          <table:table-cell office:value-type="float" office:value="0.770764" calcext:value-type="float">
            <text:p>0.770764</text:p>
          </table:table-cell>
          <table:table-cell office:value-type="float" office:value="0.503033" calcext:value-type="float">
            <text:p>0.503033</text:p>
          </table:table-cell>
          <table:table-cell office:value-type="float" office:value="0.771975" calcext:value-type="float">
            <text:p>0.771975</text:p>
          </table:table-cell>
          <table:table-cell office:value-type="float" office:value="0.805102" calcext:value-type="float">
            <text:p>0.805102</text:p>
          </table:table-cell>
          <table:table-cell office:value-type="float" office:value="0.776222" calcext:value-type="float">
            <text:p>0.776222</text:p>
          </table:table-cell>
          <table:table-cell office:value-type="float" office:value="0.780877" calcext:value-type="float">
            <text:p>0.780877</text:p>
          </table:table-cell>
          <table:table-cell office:value-type="float" office:value="0.770102" calcext:value-type="float">
            <text:p>0.770102</text:p>
          </table:table-cell>
          <table:table-cell office:value-type="float" office:value="0.748837" calcext:value-type="float">
            <text:p>0.748837</text:p>
          </table:table-cell>
          <table:table-cell office:value-type="float" office:value="0.781722" calcext:value-type="float">
            <text:p>0.781722</text:p>
          </table:table-cell>
          <table:table-cell office:value-type="float" office:value="0.764834" calcext:value-type="float">
            <text:p>0.764834</text:p>
          </table:table-cell>
          <table:table-cell table:number-columns-repeated="1000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0.778375" calcext:value-type="float">
            <text:p>0.778375</text:p>
          </table:table-cell>
          <table:table-cell office:value-type="float" office:value="0.772592" calcext:value-type="float">
            <text:p>0.772592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712001" calcext:value-type="float">
            <text:p>0.71200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496459" calcext:value-type="float">
            <text:p>0.496459</text:p>
          </table:table-cell>
          <table:table-cell office:value-type="float" office:value="0.778665" calcext:value-type="float">
            <text:p>0.778665</text:p>
          </table:table-cell>
          <table:table-cell office:value-type="float" office:value="0.808687" calcext:value-type="float">
            <text:p>0.808687</text:p>
          </table:table-cell>
          <table:table-cell office:value-type="float" office:value="0.786859" calcext:value-type="float">
            <text:p>0.786859</text:p>
          </table:table-cell>
          <table:table-cell office:value-type="float" office:value="0.782884" calcext:value-type="float">
            <text:p>0.782884</text:p>
          </table:table-cell>
          <table:table-cell office:value-type="float" office:value="0.773161" calcext:value-type="float">
            <text:p>0.773161</text:p>
          </table:table-cell>
          <table:table-cell office:value-type="float" office:value="0.749556" calcext:value-type="float">
            <text:p>0.749556</text:p>
          </table:table-cell>
          <table:table-cell office:value-type="float" office:value="0.78428" calcext:value-type="float">
            <text:p>0.78428</text:p>
          </table:table-cell>
          <table:table-cell office:value-type="float" office:value="0.775991" calcext:value-type="float">
            <text:p>0.775991</text:p>
          </table:table-cell>
          <table:table-cell table:number-columns-repeated="1000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0.778789" calcext:value-type="float">
            <text:p>0.778789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0.71315" calcext:value-type="float">
            <text:p>0.71315</text:p>
          </table:table-cell>
          <table:table-cell office:value-type="float" office:value="0.779571" calcext:value-type="float">
            <text:p>0.779571</text:p>
          </table:table-cell>
          <table:table-cell office:value-type="float" office:value="0.497307" calcext:value-type="float">
            <text:p>0.497307</text:p>
          </table:table-cell>
          <table:table-cell office:value-type="float" office:value="0.779152" calcext:value-type="float">
            <text:p>0.779152</text:p>
          </table:table-cell>
          <table:table-cell office:value-type="float" office:value="0.813975" calcext:value-type="float">
            <text:p>0.813975</text:p>
          </table:table-cell>
          <table:table-cell office:value-type="float" office:value="0.78833" calcext:value-type="float">
            <text:p>0.78833</text:p>
          </table:table-cell>
          <table:table-cell office:value-type="float" office:value="0.779147" calcext:value-type="float">
            <text:p>0.779147</text:p>
          </table:table-cell>
          <table:table-cell office:value-type="float" office:value="0.77021" calcext:value-type="float">
            <text:p>0.77021</text:p>
          </table:table-cell>
          <table:table-cell office:value-type="float" office:value="0.751099" calcext:value-type="float">
            <text:p>0.751099</text:p>
          </table:table-cell>
          <table:table-cell office:value-type="float" office:value="0.776588" calcext:value-type="float">
            <text:p>0.776588</text:p>
          </table:table-cell>
          <table:table-cell office:value-type="float" office:value="0.773861" calcext:value-type="float">
            <text:p>0.773861</text:p>
          </table:table-cell>
          <table:table-cell table:number-columns-repeated="1000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office:value-type="float" office:value="0.781786" calcext:value-type="float">
            <text:p>0.781786</text:p>
          </table:table-cell>
          <table:table-cell office:value-type="float" office:value="0.783196" calcext:value-type="float">
            <text:p>0.783196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713586" calcext:value-type="float">
            <text:p>0.713586</text:p>
          </table:table-cell>
          <table:table-cell office:value-type="float" office:value="0.71304" calcext:value-type="float">
            <text:p>0.71304</text:p>
          </table:table-cell>
          <table:table-cell office:value-type="float" office:value="0.773981" calcext:value-type="float">
            <text:p>0.773981</text:p>
          </table:table-cell>
          <table:table-cell office:value-type="float" office:value="0.49564" calcext:value-type="float">
            <text:p>0.49564</text:p>
          </table:table-cell>
          <table:table-cell office:value-type="float" office:value="0.775208" calcext:value-type="float">
            <text:p>0.775208</text:p>
          </table:table-cell>
          <table:table-cell office:value-type="float" office:value="0.810773" calcext:value-type="float">
            <text:p>0.810773</text:p>
          </table:table-cell>
          <table:table-cell office:value-type="float" office:value="0.781696" calcext:value-type="float">
            <text:p>0.781696</text:p>
          </table:table-cell>
          <table:table-cell office:value-type="float" office:value="0.783867" calcext:value-type="float">
            <text:p>0.783867</text:p>
          </table:table-cell>
          <table:table-cell office:value-type="float" office:value="0.778647" calcext:value-type="float">
            <text:p>0.778647</text:p>
          </table:table-cell>
          <table:table-cell office:value-type="float" office:value="0.755314" calcext:value-type="float">
            <text:p>0.755314</text:p>
          </table:table-cell>
          <table:table-cell office:value-type="float" office:value="0.77788" calcext:value-type="float">
            <text:p>0.77788</text:p>
          </table:table-cell>
          <table:table-cell office:value-type="float" office:value="0.774493" calcext:value-type="float">
            <text:p>0.774493</text:p>
          </table:table-cell>
          <table:table-cell table:number-columns-repeated="1000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office:value-type="float" office:value="0.782636" calcext:value-type="float">
            <text:p>0.782636</text:p>
          </table:table-cell>
          <table:table-cell office:value-type="float" office:value="0.780381" calcext:value-type="float">
            <text:p>0.780381</text:p>
          </table:table-cell>
          <table:table-cell office:value-type="float" office:value="0.773317" calcext:value-type="float">
            <text:p>0.773317</text:p>
          </table:table-cell>
          <table:table-cell office:value-type="float" office:value="0.78704" calcext:value-type="float">
            <text:p>0.78704</text:p>
          </table:table-cell>
          <table:table-cell office:value-type="float" office:value="0.785923" calcext:value-type="float">
            <text:p>0.785923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716063" calcext:value-type="float">
            <text:p>0.716063</text:p>
          </table:table-cell>
          <table:table-cell office:value-type="float" office:value="0.72179" calcext:value-type="float">
            <text:p>0.721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50143" calcext:value-type="float">
            <text:p>0.50143</text:p>
          </table:table-cell>
          <table:table-cell office:value-type="float" office:value="0.777236" calcext:value-type="float">
            <text:p>0.777236</text:p>
          </table:table-cell>
          <table:table-cell office:value-type="float" office:value="0.810359" calcext:value-type="float">
            <text:p>0.810359</text:p>
          </table:table-cell>
          <table:table-cell office:value-type="float" office:value="0.794491" calcext:value-type="float">
            <text:p>0.794491</text:p>
          </table:table-cell>
          <table:table-cell office:value-type="float" office:value="0.785418" calcext:value-type="float">
            <text:p>0.785418</text:p>
          </table:table-cell>
          <table:table-cell office:value-type="float" office:value="0.773714" calcext:value-type="float">
            <text:p>0.773714</text:p>
          </table:table-cell>
          <table:table-cell office:value-type="float" office:value="0.753823" calcext:value-type="float">
            <text:p>0.753823</text:p>
          </table:table-cell>
          <table:table-cell office:value-type="float" office:value="0.779751" calcext:value-type="float">
            <text:p>0.779751</text:p>
          </table:table-cell>
          <table:table-cell office:value-type="float" office:value="0.772031" calcext:value-type="float">
            <text:p>0.772031</text:p>
          </table:table-cell>
          <table:table-cell table:number-columns-repeated="1000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75113" calcext:value-type="float">
            <text:p>0.775113</text:p>
          </table:table-cell>
          <table:table-cell office:value-type="float" office:value="0.780403" calcext:value-type="float">
            <text:p>0.780403</text:p>
          </table:table-cell>
          <table:table-cell office:value-type="float" office:value="0.713634" calcext:value-type="float">
            <text:p>0.713634</text:p>
          </table:table-cell>
          <table:table-cell office:value-type="float" office:value="0.720313" calcext:value-type="float">
            <text:p>0.720313</text:p>
          </table:table-cell>
          <table:table-cell office:value-type="float" office:value="0.778627" calcext:value-type="float">
            <text:p>0.778627</text:p>
          </table:table-cell>
          <table:table-cell office:value-type="float" office:value="0.50187" calcext:value-type="float">
            <text:p>0.50187</text:p>
          </table:table-cell>
          <table:table-cell office:value-type="float" office:value="0.785224" calcext:value-type="float">
            <text:p>0.785224</text:p>
          </table:table-cell>
          <table:table-cell office:value-type="float" office:value="0.810888" calcext:value-type="float">
            <text:p>0.810888</text:p>
          </table:table-cell>
          <table:table-cell office:value-type="float" office:value="0.790505" calcext:value-type="float">
            <text:p>0.790505</text:p>
          </table:table-cell>
          <table:table-cell office:value-type="float" office:value="0.785006" calcext:value-type="float">
            <text:p>0.785006</text:p>
          </table:table-cell>
          <table:table-cell office:value-type="float" office:value="0.771991" calcext:value-type="float">
            <text:p>0.771991</text:p>
          </table:table-cell>
          <table:table-cell office:value-type="float" office:value="0.610589" calcext:value-type="float">
            <text:p>0.610589</text:p>
          </table:table-cell>
          <table:table-cell office:value-type="float" office:value="0.774195" calcext:value-type="float">
            <text:p>0.774195</text:p>
          </table:table-cell>
          <table:table-cell office:value-type="float" office:value="0.771246" calcext:value-type="float">
            <text:p>0.771246</text:p>
          </table:table-cell>
          <table:table-cell table:number-columns-repeated="1000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77768" calcext:value-type="float">
            <text:p>0.77768</text:p>
          </table:table-cell>
          <table:table-cell office:value-type="float" office:value="0.782434" calcext:value-type="float">
            <text:p>0.782434</text:p>
          </table:table-cell>
          <table:table-cell office:value-type="float" office:value="0.77529" calcext:value-type="float">
            <text:p>0.77529</text:p>
          </table:table-cell>
          <table:table-cell office:value-type="float" office:value="0.784164" calcext:value-type="float">
            <text:p>0.784164</text:p>
          </table:table-cell>
          <table:table-cell office:value-type="float" office:value="0.781882" calcext:value-type="float">
            <text:p>0.781882</text:p>
          </table:table-cell>
          <table:table-cell office:value-type="float" office:value="0.778895" calcext:value-type="float">
            <text:p>0.778895</text:p>
          </table:table-cell>
          <table:table-cell office:value-type="float" office:value="0.716236" calcext:value-type="float">
            <text:p>0.716236</text:p>
          </table:table-cell>
          <table:table-cell office:value-type="float" office:value="0.713382" calcext:value-type="float">
            <text:p>0.713382</text:p>
          </table:table-cell>
          <table:table-cell office:value-type="float" office:value="0.776823" calcext:value-type="float">
            <text:p>0.776823</text:p>
          </table:table-cell>
          <table:table-cell office:value-type="float" office:value="0.499909" calcext:value-type="float">
            <text:p>0.499909</text:p>
          </table:table-cell>
          <table:table-cell office:value-type="float" office:value="0.785765" calcext:value-type="float">
            <text:p>0.785765</text:p>
          </table:table-cell>
          <table:table-cell office:value-type="float" office:value="0.814325" calcext:value-type="float">
            <text:p>0.814325</text:p>
          </table:table-cell>
          <table:table-cell office:value-type="float" office:value="0.796947" calcext:value-type="float">
            <text:p>0.796947</text:p>
          </table:table-cell>
          <table:table-cell office:value-type="float" office:value="0.783551" calcext:value-type="float">
            <text:p>0.783551</text:p>
          </table:table-cell>
          <table:table-cell office:value-type="float" office:value="0.772223" calcext:value-type="float">
            <text:p>0.772223</text:p>
          </table:table-cell>
          <table:table-cell office:value-type="float" office:value="0.647614" calcext:value-type="float">
            <text:p>0.647614</text:p>
          </table:table-cell>
          <table:table-cell office:value-type="float" office:value="0.778393" calcext:value-type="float">
            <text:p>0.778393</text:p>
          </table:table-cell>
          <table:table-cell office:value-type="float" office:value="0.776135" calcext:value-type="float">
            <text:p>0.776135</text:p>
          </table:table-cell>
          <table:table-cell table:number-columns-repeated="1000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office:value-type="float" office:value="0.783442" calcext:value-type="float">
            <text:p>0.783442</text:p>
          </table:table-cell>
          <table:table-cell office:value-type="float" office:value="0.779184" calcext:value-type="float">
            <text:p>0.779184</text:p>
          </table:table-cell>
          <table:table-cell office:value-type="float" office:value="0.779119" calcext:value-type="float">
            <text:p>0.779119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0.783253" calcext:value-type="float">
            <text:p>0.783253</text:p>
          </table:table-cell>
          <table:table-cell office:value-type="float" office:value="0.779894" calcext:value-type="float">
            <text:p>0.779894</text:p>
          </table:table-cell>
          <table:table-cell office:value-type="float" office:value="0.710294" calcext:value-type="float">
            <text:p>0.710294</text:p>
          </table:table-cell>
          <table:table-cell office:value-type="float" office:value="0.722769" calcext:value-type="float">
            <text:p>0.722769</text:p>
          </table:table-cell>
          <table:table-cell office:value-type="float" office:value="0.783537" calcext:value-type="float">
            <text:p>0.783537</text:p>
          </table:table-cell>
          <table:table-cell office:value-type="float" office:value="0.494753" calcext:value-type="float">
            <text:p>0.494753</text:p>
          </table:table-cell>
          <table:table-cell office:value-type="float" office:value="0.781969" calcext:value-type="float">
            <text:p>0.781969</text:p>
          </table:table-cell>
          <table:table-cell office:value-type="float" office:value="0.816909" calcext:value-type="float">
            <text:p>0.816909</text:p>
          </table:table-cell>
          <table:table-cell office:value-type="float" office:value="0.792704" calcext:value-type="float">
            <text:p>0.792704</text:p>
          </table:table-cell>
          <table:table-cell office:value-type="float" office:value="0.784199" calcext:value-type="float">
            <text:p>0.784199</text:p>
          </table:table-cell>
          <table:table-cell office:value-type="float" office:value="0.772953" calcext:value-type="float">
            <text:p>0.772953</text:p>
          </table:table-cell>
          <table:table-cell office:value-type="float" office:value="0.667962" calcext:value-type="float">
            <text:p>0.667962</text:p>
          </table:table-cell>
          <table:table-cell office:value-type="float" office:value="0.776093" calcext:value-type="float">
            <text:p>0.776093</text:p>
          </table:table-cell>
          <table:table-cell office:value-type="float" office:value="0.770093" calcext:value-type="float">
            <text:p>0.770093</text:p>
          </table:table-cell>
          <table:table-cell table:number-columns-repeated="1000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771966" calcext:value-type="float">
            <text:p>0.771966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778783" calcext:value-type="float">
            <text:p>0.778783</text:p>
          </table:table-cell>
          <table:table-cell office:value-type="float" office:value="0.777912" calcext:value-type="float">
            <text:p>0.777912</text:p>
          </table:table-cell>
          <table:table-cell office:value-type="float" office:value="0.722993" calcext:value-type="float">
            <text:p>0.722993</text:p>
          </table:table-cell>
          <table:table-cell office:value-type="float" office:value="0.722567" calcext:value-type="float">
            <text:p>0.722567</text:p>
          </table:table-cell>
          <table:table-cell office:value-type="float" office:value="0.785978" calcext:value-type="float">
            <text:p>0.785978</text:p>
          </table:table-cell>
          <table:table-cell office:value-type="float" office:value="0.503654" calcext:value-type="float">
            <text:p>0.503654</text:p>
          </table:table-cell>
          <table:table-cell office:value-type="float" office:value="0.782145" calcext:value-type="float">
            <text:p>0.782145</text:p>
          </table:table-cell>
          <table:table-cell office:value-type="float" office:value="0.814303" calcext:value-type="float">
            <text:p>0.814303</text:p>
          </table:table-cell>
          <table:table-cell office:value-type="float" office:value="0.800405" calcext:value-type="float">
            <text:p>0.800405</text:p>
          </table:table-cell>
          <table:table-cell office:value-type="float" office:value="0.783974" calcext:value-type="float">
            <text:p>0.783974</text:p>
          </table:table-cell>
          <table:table-cell office:value-type="float" office:value="0.766141" calcext:value-type="float">
            <text:p>0.766141</text:p>
          </table:table-cell>
          <table:table-cell office:value-type="float" office:value="0.683583" calcext:value-type="float">
            <text:p>0.683583</text:p>
          </table:table-cell>
          <table:table-cell office:value-type="float" office:value="0.779074" calcext:value-type="float">
            <text:p>0.779074</text:p>
          </table:table-cell>
          <table:table-cell office:value-type="float" office:value="0.760359" calcext:value-type="float">
            <text:p>0.760359</text:p>
          </table:table-cell>
          <table:table-cell table:number-columns-repeated="1000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office:value-type="float" office:value="0.788044" calcext:value-type="float">
            <text:p>0.788044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0.786032" calcext:value-type="float">
            <text:p>0.786032</text:p>
          </table:table-cell>
          <table:table-cell office:value-type="float" office:value="0.780107" calcext:value-type="float">
            <text:p>0.780107</text:p>
          </table:table-cell>
          <table:table-cell office:value-type="float" office:value="0.780607" calcext:value-type="float">
            <text:p>0.780607</text:p>
          </table:table-cell>
          <table:table-cell office:value-type="float" office:value="0.731048" calcext:value-type="float">
            <text:p>0.731048</text:p>
          </table:table-cell>
          <table:table-cell office:value-type="float" office:value="0.729649" calcext:value-type="float">
            <text:p>0.729649</text:p>
          </table:table-cell>
          <table:table-cell office:value-type="float" office:value="0.781007" calcext:value-type="float">
            <text:p>0.781007</text:p>
          </table:table-cell>
          <table:table-cell office:value-type="float" office:value="0.50405" calcext:value-type="float">
            <text:p>0.50405</text:p>
          </table:table-cell>
          <table:table-cell office:value-type="float" office:value="0.78572" calcext:value-type="float">
            <text:p>0.78572</text:p>
          </table:table-cell>
          <table:table-cell office:value-type="float" office:value="0.810767" calcext:value-type="float">
            <text:p>0.810767</text:p>
          </table:table-cell>
          <table:table-cell office:value-type="float" office:value="0.803795" calcext:value-type="float">
            <text:p>0.803795</text:p>
          </table:table-cell>
          <table:table-cell office:value-type="float" office:value="0.780519" calcext:value-type="float">
            <text:p>0.780519</text:p>
          </table:table-cell>
          <table:table-cell office:value-type="float" office:value="0.773547" calcext:value-type="float">
            <text:p>0.773547</text:p>
          </table:table-cell>
          <table:table-cell office:value-type="float" office:value="0.688953" calcext:value-type="float">
            <text:p>0.688953</text:p>
          </table:table-cell>
          <table:table-cell office:value-type="float" office:value="0.773692" calcext:value-type="float">
            <text:p>0.773692</text:p>
          </table:table-cell>
          <table:table-cell office:value-type="float" office:value="0.764718" calcext:value-type="float">
            <text:p>0.764718</text:p>
          </table:table-cell>
          <table:table-cell table:number-columns-repeated="1000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office:value-type="float" office:value="0.778969" calcext:value-type="float">
            <text:p>0.778969</text:p>
          </table:table-cell>
          <table:table-cell office:value-type="float" office:value="0.772988" calcext:value-type="float">
            <text:p>0.772988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0.780308" calcext:value-type="float">
            <text:p>0.780308</text:p>
          </table:table-cell>
          <table:table-cell office:value-type="float" office:value="0.782126" calcext:value-type="float">
            <text:p>0.782126</text:p>
          </table:table-cell>
          <table:table-cell office:value-type="float" office:value="0.720302" calcext:value-type="float">
            <text:p>0.720302</text:p>
          </table:table-cell>
          <table:table-cell office:value-type="float" office:value="0.725602" calcext:value-type="float">
            <text:p>0.725602</text:p>
          </table:table-cell>
          <table:table-cell office:value-type="float" office:value="0.779994" calcext:value-type="float">
            <text:p>0.779994</text:p>
          </table:table-cell>
          <table:table-cell office:value-type="float" office:value="0.497786" calcext:value-type="float">
            <text:p>0.497786</text:p>
          </table:table-cell>
          <table:table-cell office:value-type="float" office:value="0.787037" calcext:value-type="float">
            <text:p>0.787037</text:p>
          </table:table-cell>
          <table:table-cell office:value-type="float" office:value="0.811063" calcext:value-type="float">
            <text:p>0.811063</text:p>
          </table:table-cell>
          <table:table-cell office:value-type="float" office:value="0.804601" calcext:value-type="float">
            <text:p>0.804601</text:p>
          </table:table-cell>
          <table:table-cell office:value-type="float" office:value="0.774449" calcext:value-type="float">
            <text:p>0.774449</text:p>
          </table:table-cell>
          <table:table-cell office:value-type="float" office:value="0.769614" calcext:value-type="float">
            <text:p>0.769614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761238" calcext:value-type="float">
            <text:p>0.761238</text:p>
          </table:table-cell>
          <table:table-cell table:number-columns-repeated="1000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office:value-type="float" office:value="0.773894" calcext:value-type="float">
            <text:p>0.773894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781812" calcext:value-type="float">
            <text:p>0.781812</text:p>
          </table:table-cell>
          <table:table-cell office:value-type="float" office:value="0.792804" calcext:value-type="float">
            <text:p>0.792804</text:p>
          </table:table-cell>
          <table:table-cell office:value-type="float" office:value="0.779331" calcext:value-type="float">
            <text:p>0.779331</text:p>
          </table:table-cell>
          <table:table-cell office:value-type="float" office:value="0.781485" calcext:value-type="float">
            <text:p>0.781485</text:p>
          </table:table-cell>
          <table:table-cell office:value-type="float" office:value="0.731231" calcext:value-type="float">
            <text:p>0.731231</text:p>
          </table:table-cell>
          <table:table-cell office:value-type="float" office:value="0.714769" calcext:value-type="float">
            <text:p>0.714769</text:p>
          </table:table-cell>
          <table:table-cell office:value-type="float" office:value="0.784067" calcext:value-type="float">
            <text:p>0.784067</text:p>
          </table:table-cell>
          <table:table-cell office:value-type="float" office:value="0.501169" calcext:value-type="float">
            <text:p>0.501169</text:p>
          </table:table-cell>
          <table:table-cell office:value-type="float" office:value="0.786766" calcext:value-type="float">
            <text:p>0.786766</text:p>
          </table:table-cell>
          <table:table-cell office:value-type="float" office:value="0.813524" calcext:value-type="float">
            <text:p>0.813524</text:p>
          </table:table-cell>
          <table:table-cell office:value-type="float" office:value="0.803329" calcext:value-type="float">
            <text:p>0.803329</text:p>
          </table:table-cell>
          <table:table-cell office:value-type="float" office:value="0.778277" calcext:value-type="float">
            <text:p>0.778277</text:p>
          </table:table-cell>
          <table:table-cell office:value-type="float" office:value="0.776918" calcext:value-type="float">
            <text:p>0.776918</text:p>
          </table:table-cell>
          <table:table-cell office:value-type="float" office:value="0.713666" calcext:value-type="float">
            <text:p>0.713666</text:p>
          </table:table-cell>
          <table:table-cell office:value-type="float" office:value="0.774874" calcext:value-type="float">
            <text:p>0.774874</text:p>
          </table:table-cell>
          <table:table-cell office:value-type="float" office:value="0.770209" calcext:value-type="float">
            <text:p>0.770209</text:p>
          </table:table-cell>
          <table:table-cell table:number-columns-repeated="1000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0.775618" calcext:value-type="float">
            <text:p>0.775618</text:p>
          </table:table-cell>
          <table:table-cell office:value-type="float" office:value="0.777048" calcext:value-type="float">
            <text:p>0.777048</text:p>
          </table:table-cell>
          <table:table-cell office:value-type="float" office:value="0.779947" calcext:value-type="float">
            <text:p>0.779947</text:p>
          </table:table-cell>
          <table:table-cell office:value-type="float" office:value="0.77937" calcext:value-type="float">
            <text:p>0.77937</text:p>
          </table:table-cell>
          <table:table-cell office:value-type="float" office:value="0.777476" calcext:value-type="float">
            <text:p>0.777476</text:p>
          </table:table-cell>
          <table:table-cell office:value-type="float" office:value="0.740139" calcext:value-type="float">
            <text:p>0.740139</text:p>
          </table:table-cell>
          <table:table-cell office:value-type="float" office:value="0.734065" calcext:value-type="float">
            <text:p>0.734065</text:p>
          </table:table-cell>
          <table:table-cell office:value-type="float" office:value="0.78553" calcext:value-type="float">
            <text:p>0.78553</text:p>
          </table:table-cell>
          <table:table-cell office:value-type="float" office:value="0.500505" calcext:value-type="float">
            <text:p>0.500505</text:p>
          </table:table-cell>
          <table:table-cell office:value-type="float" office:value="0.785401" calcext:value-type="float">
            <text:p>0.785401</text:p>
          </table:table-cell>
          <table:table-cell office:value-type="float" office:value="0.812648" calcext:value-type="float">
            <text:p>0.812648</text:p>
          </table:table-cell>
          <table:table-cell office:value-type="float" office:value="0.806685" calcext:value-type="float">
            <text:p>0.806685</text:p>
          </table:table-cell>
          <table:table-cell office:value-type="float" office:value="0.781837" calcext:value-type="float">
            <text:p>0.781837</text:p>
          </table:table-cell>
          <table:table-cell office:value-type="float" office:value="0.778625" calcext:value-type="float">
            <text:p>0.778625</text:p>
          </table:table-cell>
          <table:table-cell office:value-type="float" office:value="0.70623" calcext:value-type="float">
            <text:p>0.70623</text:p>
          </table:table-cell>
          <table:table-cell office:value-type="float" office:value="0.770906" calcext:value-type="float">
            <text:p>0.770906</text:p>
          </table:table-cell>
          <table:table-cell office:value-type="float" office:value="0.765944" calcext:value-type="float">
            <text:p>0.765944</text:p>
          </table:table-cell>
          <table:table-cell table:number-columns-repeated="1000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office:value-type="float" office:value="0.784248" calcext:value-type="float">
            <text:p>0.784248</text:p>
          </table:table-cell>
          <table:table-cell office:value-type="float" office:value="0.773682" calcext:value-type="float">
            <text:p>0.773682</text:p>
          </table:table-cell>
          <table:table-cell office:value-type="float" office:value="0.780225" calcext:value-type="float">
            <text:p>0.780225</text:p>
          </table:table-cell>
          <table:table-cell office:value-type="float" office:value="0.781264" calcext:value-type="float">
            <text:p>0.781264</text:p>
          </table:table-cell>
          <table:table-cell office:value-type="float" office:value="0.778632" calcext:value-type="float">
            <text:p>0.778632</text:p>
          </table:table-cell>
          <table:table-cell office:value-type="float" office:value="0.785813" calcext:value-type="float">
            <text:p>0.785813</text:p>
          </table:table-cell>
          <table:table-cell office:value-type="float" office:value="0.745536" calcext:value-type="float">
            <text:p>0.745536</text:p>
          </table:table-cell>
          <table:table-cell office:value-type="float" office:value="0.727864" calcext:value-type="float">
            <text:p>0.727864</text:p>
          </table:table-cell>
          <table:table-cell office:value-type="float" office:value="0.786082" calcext:value-type="float">
            <text:p>0.786082</text:p>
          </table:table-cell>
          <table:table-cell office:value-type="float" office:value="0.50465" calcext:value-type="float">
            <text:p>0.50465</text:p>
          </table:table-cell>
          <table:table-cell office:value-type="float" office:value="0.787697" calcext:value-type="float">
            <text:p>0.787697</text:p>
          </table:table-cell>
          <table:table-cell office:value-type="float" office:value="0.813224" calcext:value-type="float">
            <text:p>0.813224</text:p>
          </table:table-cell>
          <table:table-cell office:value-type="float" office:value="0.805503" calcext:value-type="float">
            <text:p>0.805503</text:p>
          </table:table-cell>
          <table:table-cell office:value-type="float" office:value="0.783813" calcext:value-type="float">
            <text:p>0.783813</text:p>
          </table:table-cell>
          <table:table-cell office:value-type="float" office:value="0.773689" calcext:value-type="float">
            <text:p>0.773689</text:p>
          </table:table-cell>
          <table:table-cell office:value-type="float" office:value="0.722156" calcext:value-type="float">
            <text:p>0.722156</text:p>
          </table:table-cell>
          <table:table-cell office:value-type="float" office:value="0.768076" calcext:value-type="float">
            <text:p>0.768076</text:p>
          </table:table-cell>
          <table:table-cell office:value-type="float" office:value="0.755728" calcext:value-type="float">
            <text:p>0.755728</text:p>
          </table:table-cell>
          <table:table-cell table:number-columns-repeated="1000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office:value-type="float" office:value="0.781887" calcext:value-type="float">
            <text:p>0.781887</text:p>
          </table:table-cell>
          <table:table-cell office:value-type="float" office:value="0.771731" calcext:value-type="float">
            <text:p>0.77173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783236" calcext:value-type="float">
            <text:p>0.783236</text:p>
          </table:table-cell>
          <table:table-cell office:value-type="float" office:value="0.773443" calcext:value-type="float">
            <text:p>0.773443</text:p>
          </table:table-cell>
          <table:table-cell office:value-type="float" office:value="0.783987" calcext:value-type="float">
            <text:p>0.783987</text:p>
          </table:table-cell>
          <table:table-cell office:value-type="float" office:value="0.747599" calcext:value-type="float">
            <text:p>0.747599</text:p>
          </table:table-cell>
          <table:table-cell office:value-type="float" office:value="0.734333" calcext:value-type="float">
            <text:p>0.734333</text:p>
          </table:table-cell>
          <table:table-cell office:value-type="float" office:value="0.782897" calcext:value-type="float">
            <text:p>0.782897</text:p>
          </table:table-cell>
          <table:table-cell office:value-type="float" office:value="0.506771" calcext:value-type="float">
            <text:p>0.506771</text:p>
          </table:table-cell>
          <table:table-cell office:value-type="float" office:value="0.78584" calcext:value-type="float">
            <text:p>0.78584</text:p>
          </table:table-cell>
          <table:table-cell office:value-type="float" office:value="0.813509" calcext:value-type="float">
            <text:p>0.813509</text:p>
          </table:table-cell>
          <table:table-cell office:value-type="float" office:value="0.808995" calcext:value-type="float">
            <text:p>0.808995</text:p>
          </table:table-cell>
          <table:table-cell office:value-type="float" office:value="0.778264" calcext:value-type="float">
            <text:p>0.778264</text:p>
          </table:table-cell>
          <table:table-cell office:value-type="float" office:value="0.775503" calcext:value-type="float">
            <text:p>0.775503</text:p>
          </table:table-cell>
          <table:table-cell office:value-type="float" office:value="0.722559" calcext:value-type="float">
            <text:p>0.722559</text:p>
          </table:table-cell>
          <table:table-cell office:value-type="float" office:value="0.771412" calcext:value-type="float">
            <text:p>0.771412</text:p>
          </table:table-cell>
          <table:table-cell office:value-type="float" office:value="0.762115" calcext:value-type="float">
            <text:p>0.762115</text:p>
          </table:table-cell>
          <table:table-cell table:number-columns-repeated="1000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69033" calcext:value-type="float">
            <text:p>0.769033</text:p>
          </table:table-cell>
          <table:table-cell office:value-type="float" office:value="0.785809" calcext:value-type="float">
            <text:p>0.785809</text:p>
          </table:table-cell>
          <table:table-cell office:value-type="float" office:value="0.786454" calcext:value-type="float">
            <text:p>0.786454</text:p>
          </table:table-cell>
          <table:table-cell office:value-type="float" office:value="0.774416" calcext:value-type="float">
            <text:p>0.774416</text:p>
          </table:table-cell>
          <table:table-cell office:value-type="float" office:value="0.783903" calcext:value-type="float">
            <text:p>0.783903</text:p>
          </table:table-cell>
          <table:table-cell office:value-type="float" office:value="0.742505" calcext:value-type="float">
            <text:p>0.742505</text:p>
          </table:table-cell>
          <table:table-cell office:value-type="float" office:value="0.726267" calcext:value-type="float">
            <text:p>0.726267</text:p>
          </table:table-cell>
          <table:table-cell office:value-type="float" office:value="0.782893" calcext:value-type="float">
            <text:p>0.782893</text:p>
          </table:table-cell>
          <table:table-cell office:value-type="float" office:value="0.500818" calcext:value-type="float">
            <text:p>0.500818</text:p>
          </table:table-cell>
          <table:table-cell office:value-type="float" office:value="0.783592" calcext:value-type="float">
            <text:p>0.783592</text:p>
          </table:table-cell>
          <table:table-cell office:value-type="float" office:value="0.817027" calcext:value-type="float">
            <text:p>0.817027</text:p>
          </table:table-cell>
          <table:table-cell office:value-type="float" office:value="0.796622" calcext:value-type="float">
            <text:p>0.796622</text:p>
          </table:table-cell>
          <table:table-cell office:value-type="float" office:value="0.780472" calcext:value-type="float">
            <text:p>0.780472</text:p>
          </table:table-cell>
          <table:table-cell office:value-type="float" office:value="0.769147" calcext:value-type="float">
            <text:p>0.769147</text:p>
          </table:table-cell>
          <table:table-cell office:value-type="float" office:value="0.728664" calcext:value-type="float">
            <text:p>0.728664</text:p>
          </table:table-cell>
          <table:table-cell office:value-type="float" office:value="0.766806" calcext:value-type="float">
            <text:p>0.766806</text:p>
          </table:table-cell>
          <table:table-cell office:value-type="float" office:value="0.760026" calcext:value-type="float">
            <text:p>0.760026</text:p>
          </table:table-cell>
          <table:table-cell table:number-columns-repeated="1000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78367" calcext:value-type="float">
            <text:p>0.778367</text:p>
          </table:table-cell>
          <table:table-cell office:value-type="float" office:value="0.774376" calcext:value-type="float">
            <text:p>0.774376</text:p>
          </table:table-cell>
          <table:table-cell office:value-type="float" office:value="0.768888" calcext:value-type="float">
            <text:p>0.768888</text:p>
          </table:table-cell>
          <table:table-cell office:value-type="float" office:value="0.779361" calcext:value-type="float">
            <text:p>0.779361</text:p>
          </table:table-cell>
          <table:table-cell office:value-type="float" office:value="0.739417" calcext:value-type="float">
            <text:p>0.739417</text:p>
          </table:table-cell>
          <table:table-cell office:value-type="float" office:value="0.736364" calcext:value-type="float">
            <text:p>0.736364</text:p>
          </table:table-cell>
          <table:table-cell office:value-type="float" office:value="0.785169" calcext:value-type="float">
            <text:p>0.785169</text:p>
          </table:table-cell>
          <table:table-cell office:value-type="float" office:value="0.506506" calcext:value-type="float">
            <text:p>0.506506</text:p>
          </table:table-cell>
          <table:table-cell office:value-type="float" office:value="0.785721" calcext:value-type="float">
            <text:p>0.785721</text:p>
          </table:table-cell>
          <table:table-cell office:value-type="float" office:value="0.816479" calcext:value-type="float">
            <text:p>0.816479</text:p>
          </table:table-cell>
          <table:table-cell office:value-type="float" office:value="0.811284" calcext:value-type="float">
            <text:p>0.811284</text:p>
          </table:table-cell>
          <table:table-cell office:value-type="float" office:value="0.776175" calcext:value-type="float">
            <text:p>0.776175</text:p>
          </table:table-cell>
          <table:table-cell office:value-type="float" office:value="0.763784" calcext:value-type="float">
            <text:p>0.763784</text:p>
          </table:table-cell>
          <table:table-cell office:value-type="float" office:value="0.732121" calcext:value-type="float">
            <text:p>0.732121</text:p>
          </table:table-cell>
          <table:table-cell office:value-type="float" office:value="0.767797" calcext:value-type="float">
            <text:p>0.767797</text:p>
          </table:table-cell>
          <table:table-cell office:value-type="float" office:value="0.761329" calcext:value-type="float">
            <text:p>0.761329</text:p>
          </table:table-cell>
          <table:table-cell table:number-columns-repeated="1000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office:value-type="float" office:value="0.779458" calcext:value-type="float">
            <text:p>0.779458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780642" calcext:value-type="float">
            <text:p>0.780642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72556" calcext:value-type="float">
            <text:p>0.772556</text:p>
          </table:table-cell>
          <table:table-cell office:value-type="float" office:value="0.784672" calcext:value-type="float">
            <text:p>0.784672</text:p>
          </table:table-cell>
          <table:table-cell office:value-type="float" office:value="0.750027" calcext:value-type="float">
            <text:p>0.750027</text:p>
          </table:table-cell>
          <table:table-cell office:value-type="float" office:value="0.734942" calcext:value-type="float">
            <text:p>0.734942</text:p>
          </table:table-cell>
          <table:table-cell office:value-type="float" office:value="0.78644" calcext:value-type="float">
            <text:p>0.78644</text:p>
          </table:table-cell>
          <table:table-cell office:value-type="float" office:value="0.498572" calcext:value-type="float">
            <text:p>0.498572</text:p>
          </table:table-cell>
          <table:table-cell office:value-type="float" office:value="0.782676" calcext:value-type="float">
            <text:p>0.782676</text:p>
          </table:table-cell>
          <table:table-cell office:value-type="float" office:value="0.813728" calcext:value-type="float">
            <text:p>0.813728</text:p>
          </table:table-cell>
          <table:table-cell office:value-type="float" office:value="0.815845" calcext:value-type="float">
            <text:p>0.815845</text:p>
          </table:table-cell>
          <table:table-cell office:value-type="float" office:value="0.771051" calcext:value-type="float">
            <text:p>0.7710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36402" calcext:value-type="float">
            <text:p>0.736402</text:p>
          </table:table-cell>
          <table:table-cell office:value-type="float" office:value="0.763655" calcext:value-type="float">
            <text:p>0.763655</text:p>
          </table:table-cell>
          <table:table-cell office:value-type="float" office:value="0.75361" calcext:value-type="float">
            <text:p>0.75361</text:p>
          </table:table-cell>
          <table:table-cell table:number-columns-repeated="1000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769712" calcext:value-type="float">
            <text:p>0.769712</text:p>
          </table:table-cell>
          <table:table-cell office:value-type="float" office:value="0.783337" calcext:value-type="float">
            <text:p>0.783337</text:p>
          </table:table-cell>
          <table:table-cell office:value-type="float" office:value="0.770808" calcext:value-type="float">
            <text:p>0.770808</text:p>
          </table:table-cell>
          <table:table-cell office:value-type="float" office:value="0.775445" calcext:value-type="float">
            <text:p>0.775445</text:p>
          </table:table-cell>
          <table:table-cell office:value-type="float" office:value="0.782088" calcext:value-type="float">
            <text:p>0.782088</text:p>
          </table:table-cell>
          <table:table-cell office:value-type="float" office:value="0.75167" calcext:value-type="float">
            <text:p>0.75167</text:p>
          </table:table-cell>
          <table:table-cell office:value-type="float" office:value="0.73557" calcext:value-type="float">
            <text:p>0.73557</text:p>
          </table:table-cell>
          <table:table-cell office:value-type="float" office:value="0.787279" calcext:value-type="float">
            <text:p>0.787279</text:p>
          </table:table-cell>
          <table:table-cell office:value-type="float" office:value="0.509819" calcext:value-type="float">
            <text:p>0.509819</text:p>
          </table:table-cell>
          <table:table-cell office:value-type="float" office:value="0.783154" calcext:value-type="float">
            <text:p>0.783154</text:p>
          </table:table-cell>
          <table:table-cell office:value-type="float" office:value="0.812811" calcext:value-type="float">
            <text:p>0.812811</text:p>
          </table:table-cell>
          <table:table-cell office:value-type="float" office:value="0.806909" calcext:value-type="float">
            <text:p>0.806909</text:p>
          </table:table-cell>
          <table:table-cell office:value-type="float" office:value="0.779835" calcext:value-type="float">
            <text:p>0.779835</text:p>
          </table:table-cell>
          <table:table-cell office:value-type="float" office:value="0.764996" calcext:value-type="float">
            <text:p>0.764996</text:p>
          </table:table-cell>
          <table:table-cell office:value-type="float" office:value="0.73861" calcext:value-type="float">
            <text:p>0.73861</text:p>
          </table:table-cell>
          <table:table-cell office:value-type="float" office:value="0.76368" calcext:value-type="float">
            <text:p>0.76368</text:p>
          </table:table-cell>
          <table:table-cell office:value-type="float" office:value="0.75552" calcext:value-type="float">
            <text:p>0.75552</text:p>
          </table:table-cell>
          <table:table-cell table:number-columns-repeated="1000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office:value-type="float" office:value="0.781417" calcext:value-type="float">
            <text:p>0.781417</text:p>
          </table:table-cell>
          <table:table-cell office:value-type="float" office:value="0.769344" calcext:value-type="float">
            <text:p>0.769344</text:p>
          </table:table-cell>
          <table:table-cell office:value-type="float" office:value="0.779938" calcext:value-type="float">
            <text:p>0.779938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70019" calcext:value-type="float">
            <text:p>0.770019</text:p>
          </table:table-cell>
          <table:table-cell office:value-type="float" office:value="0.78002" calcext:value-type="float">
            <text:p>0.78002</text:p>
          </table:table-cell>
          <table:table-cell office:value-type="float" office:value="0.750664" calcext:value-type="float">
            <text:p>0.750664</text:p>
          </table:table-cell>
          <table:table-cell office:value-type="float" office:value="0.729517" calcext:value-type="float">
            <text:p>0.729517</text:p>
          </table:table-cell>
          <table:table-cell office:value-type="float" office:value="0.781187" calcext:value-type="float">
            <text:p>0.781187</text:p>
          </table:table-cell>
          <table:table-cell/>
          <table:table-cell office:value-type="float" office:value="0.780746" calcext:value-type="float">
            <text:p>0.780746</text:p>
          </table:table-cell>
          <table:table-cell office:value-type="float" office:value="0.806246" calcext:value-type="float">
            <text:p>0.806246</text:p>
          </table:table-cell>
          <table:table-cell office:value-type="float" office:value="0.80937" calcext:value-type="float">
            <text:p>0.80937</text:p>
          </table:table-cell>
          <table:table-cell office:value-type="float" office:value="0.772343" calcext:value-type="float">
            <text:p>0.772343</text:p>
          </table:table-cell>
          <table:table-cell office:value-type="float" office:value="0.765482" calcext:value-type="float">
            <text:p>0.765482</text:p>
          </table:table-cell>
          <table:table-cell office:value-type="float" office:value="0.737047" calcext:value-type="float">
            <text:p>0.737047</text:p>
          </table:table-cell>
          <table:table-cell office:value-type="float" office:value="0.763506" calcext:value-type="float">
            <text:p>0.763506</text:p>
          </table:table-cell>
          <table:table-cell office:value-type="float" office:value="0.754486" calcext:value-type="float">
            <text:p>0.754486</text:p>
          </table:table-cell>
          <table:table-cell table:number-columns-repeated="1000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office:value-type="float" office:value="0.774658" calcext:value-type="float">
            <text:p>0.774658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6609" calcext:value-type="float">
            <text:p>0.776609</text:p>
          </table:table-cell>
          <table:table-cell office:value-type="float" office:value="0.783167" calcext:value-type="float">
            <text:p>0.783167</text:p>
          </table:table-cell>
          <table:table-cell office:value-type="float" office:value="0.770374" calcext:value-type="float">
            <text:p>0.770374</text:p>
          </table:table-cell>
          <table:table-cell office:value-type="float" office:value="0.782459" calcext:value-type="float">
            <text:p>0.782459</text:p>
          </table:table-cell>
          <table:table-cell office:value-type="float" office:value="0.750722" calcext:value-type="float">
            <text:p>0.750722</text:p>
          </table:table-cell>
          <table:table-cell office:value-type="float" office:value="0.727189" calcext:value-type="float">
            <text:p>0.727189</text:p>
          </table:table-cell>
          <table:table-cell office:value-type="float" office:value="0.783651" calcext:value-type="float">
            <text:p>0.783651</text:p>
          </table:table-cell>
          <table:table-cell/>
          <table:table-cell office:value-type="float" office:value="0.78312" calcext:value-type="float">
            <text:p>0.78312</text:p>
          </table:table-cell>
          <table:table-cell office:value-type="float" office:value="0.809449" calcext:value-type="float">
            <text:p>0.809449</text:p>
          </table:table-cell>
          <table:table-cell office:value-type="float" office:value="0.813784" calcext:value-type="float">
            <text:p>0.813784</text:p>
          </table:table-cell>
          <table:table-cell office:value-type="float" office:value="0.773838" calcext:value-type="float">
            <text:p>0.773838</text:p>
          </table:table-cell>
          <table:table-cell office:value-type="float" office:value="0.772232" calcext:value-type="float">
            <text:p>0.772232</text:p>
          </table:table-cell>
          <table:table-cell office:value-type="float" office:value="0.737473" calcext:value-type="float">
            <text:p>0.737473</text:p>
          </table:table-cell>
          <table:table-cell office:value-type="float" office:value="0.775121" calcext:value-type="float">
            <text:p>0.775121</text:p>
          </table:table-cell>
          <table:table-cell office:value-type="float" office:value="0.753719" calcext:value-type="float">
            <text:p>0.753719</text:p>
          </table:table-cell>
          <table:table-cell table:number-columns-repeated="1000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office:value-type="float" office:value="0.777646" calcext:value-type="float">
            <text:p>0.777646</text:p>
          </table:table-cell>
          <table:table-cell office:value-type="float" office:value="0.770791" calcext:value-type="float">
            <text:p>0.770791</text:p>
          </table:table-cell>
          <table:table-cell office:value-type="float" office:value="0.782832" calcext:value-type="float">
            <text:p>0.782832</text:p>
          </table:table-cell>
          <table:table-cell office:value-type="float" office:value="0.783055" calcext:value-type="float">
            <text:p>0.783055</text:p>
          </table:table-cell>
          <table:table-cell office:value-type="float" office:value="0.769598" calcext:value-type="float">
            <text:p>0.769598</text:p>
          </table:table-cell>
          <table:table-cell office:value-type="float" office:value="0.785572" calcext:value-type="float">
            <text:p>0.785572</text:p>
          </table:table-cell>
          <table:table-cell office:value-type="float" office:value="0.749544" calcext:value-type="float">
            <text:p>0.749544</text:p>
          </table:table-cell>
          <table:table-cell office:value-type="float" office:value="0.74459" calcext:value-type="float">
            <text:p>0.74459</text:p>
          </table:table-cell>
          <table:table-cell table:number-columns-repeated="2"/>
          <table:table-cell office:value-type="float" office:value="0.786779" calcext:value-type="float">
            <text:p>0.786779</text:p>
          </table:table-cell>
          <table:table-cell office:value-type="float" office:value="0.807353" calcext:value-type="float">
            <text:p>0.807353</text:p>
          </table:table-cell>
          <table:table-cell office:value-type="float" office:value="0.80952" calcext:value-type="float">
            <text:p>0.80952</text:p>
          </table:table-cell>
          <table:table-cell office:value-type="float" office:value="0.772218" calcext:value-type="float">
            <text:p>0.772218</text:p>
          </table:table-cell>
          <table:table-cell office:value-type="float" office:value="0.775302" calcext:value-type="float">
            <text:p>0.775302</text:p>
          </table:table-cell>
          <table:table-cell office:value-type="float" office:value="0.739984" calcext:value-type="float">
            <text:p>0.739984</text:p>
          </table:table-cell>
          <table:table-cell office:value-type="float" office:value="0.764222" calcext:value-type="float">
            <text:p>0.764222</text:p>
          </table:table-cell>
          <table:table-cell office:value-type="float" office:value="0.761215" calcext:value-type="float">
            <text:p>0.761215</text:p>
          </table:table-cell>
          <table:table-cell table:number-columns-repeated="1000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764096" calcext:value-type="float">
            <text:p>0.764096</text:p>
          </table:table-cell>
          <table:table-cell office:value-type="float" office:value="0.78122" calcext:value-type="float">
            <text:p>0.78122</text:p>
          </table:table-cell>
          <table:table-cell office:value-type="float" office:value="0.780186" calcext:value-type="float">
            <text:p>0.780186</text:p>
          </table:table-cell>
          <table:table-cell office:value-type="float" office:value="0.767175" calcext:value-type="float">
            <text:p>0.767175</text:p>
          </table:table-cell>
          <table:table-cell office:value-type="float" office:value="0.783862" calcext:value-type="float">
            <text:p>0.783862</text:p>
          </table:table-cell>
          <table:table-cell office:value-type="float" office:value="0.76017" calcext:value-type="float">
            <text:p>0.76017</text:p>
          </table:table-cell>
          <table:table-cell office:value-type="float" office:value="0.735822" calcext:value-type="float">
            <text:p>0.735822</text:p>
          </table:table-cell>
          <table:table-cell table:number-columns-repeated="2"/>
          <table:table-cell office:value-type="float" office:value="0.786053" calcext:value-type="float">
            <text:p>0.786053</text:p>
          </table:table-cell>
          <table:table-cell office:value-type="float" office:value="0.811755" calcext:value-type="float">
            <text:p>0.811755</text:p>
          </table:table-cell>
          <table:table-cell office:value-type="float" office:value="0.812816" calcext:value-type="float">
            <text:p>0.812816</text:p>
          </table:table-cell>
          <table:table-cell office:value-type="float" office:value="0.770731" calcext:value-type="float">
            <text:p>0.770731</text:p>
          </table:table-cell>
          <table:table-cell office:value-type="float" office:value="0.760263" calcext:value-type="float">
            <text:p>0.760263</text:p>
          </table:table-cell>
          <table:table-cell office:value-type="float" office:value="0.741438" calcext:value-type="float">
            <text:p>0.741438</text:p>
          </table:table-cell>
          <table:table-cell office:value-type="float" office:value="0.762961" calcext:value-type="float">
            <text:p>0.762961</text:p>
          </table:table-cell>
          <table:table-cell office:value-type="float" office:value="0.746486" calcext:value-type="float">
            <text:p>0.746486</text:p>
          </table:table-cell>
          <table:table-cell table:number-columns-repeated="1000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office:value-type="float" office:value="0.776038" calcext:value-type="float">
            <text:p>0.776038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81139" calcext:value-type="float">
            <text:p>0.781139</text:p>
          </table:table-cell>
          <table:table-cell office:value-type="float" office:value="0.770988" calcext:value-type="float">
            <text:p>0.770988</text:p>
          </table:table-cell>
          <table:table-cell office:value-type="float" office:value="0.782194" calcext:value-type="float">
            <text:p>0.782194</text:p>
          </table:table-cell>
          <table:table-cell office:value-type="float" office:value="0.757258" calcext:value-type="float">
            <text:p>0.757258</text:p>
          </table:table-cell>
          <table:table-cell office:value-type="float" office:value="0.738942" calcext:value-type="float">
            <text:p>0.738942</text:p>
          </table:table-cell>
          <table:table-cell table:number-columns-repeated="2"/>
          <table:table-cell office:value-type="float" office:value="0.777297" calcext:value-type="float">
            <text:p>0.777297</text:p>
          </table:table-cell>
          <table:table-cell office:value-type="float" office:value="0.806752" calcext:value-type="float">
            <text:p>0.806752</text:p>
          </table:table-cell>
          <table:table-cell office:value-type="float" office:value="0.801554" calcext:value-type="float">
            <text:p>0.801554</text:p>
          </table:table-cell>
          <table:table-cell office:value-type="float" office:value="0.778107" calcext:value-type="float">
            <text:p>0.778107</text:p>
          </table:table-cell>
          <table:table-cell office:value-type="float" office:value="0.762936" calcext:value-type="float">
            <text:p>0.762936</text:p>
          </table:table-cell>
          <table:table-cell office:value-type="float" office:value="0.743139" calcext:value-type="float">
            <text:p>0.743139</text:p>
          </table:table-cell>
          <table:table-cell office:value-type="float" office:value="0.765521" calcext:value-type="float">
            <text:p>0.765521</text:p>
          </table:table-cell>
          <table:table-cell office:value-type="float" office:value="0.756197" calcext:value-type="float">
            <text:p>0.756197</text:p>
          </table:table-cell>
          <table:table-cell table:number-columns-repeated="1000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office:value-type="float" office:value="0.775509" calcext:value-type="float">
            <text:p>0.775509</text:p>
          </table:table-cell>
          <table:table-cell office:value-type="float" office:value="0.791699" calcext:value-type="float">
            <text:p>0.791699</text:p>
          </table:table-cell>
          <table:table-cell table:number-columns-repeated="4"/>
          <table:table-cell office:value-type="float" office:value="0.765469" calcext:value-type="float">
            <text:p>0.765469</text:p>
          </table:table-cell>
          <table:table-cell office:value-type="float" office:value="0.778778" calcext:value-type="float">
            <text:p>0.778778</text:p>
          </table:table-cell>
          <table:table-cell table:number-columns-repeated="3"/>
          <table:table-cell office:value-type="float" office:value="0.763814" calcext:value-type="float">
            <text:p>0.763814</text:p>
          </table:table-cell>
          <table:table-cell office:value-type="float" office:value="0.742728" calcext:value-type="float">
            <text:p>0.742728</text:p>
          </table:table-cell>
          <table:table-cell table:number-columns-repeated="4"/>
          <table:table-cell office:value-type="float" office:value="0.814596" calcext:value-type="float">
            <text:p>0.814596</text:p>
          </table:table-cell>
          <table:table-cell table:number-columns-repeated="1005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office:value-type="float" office:value="0.781616" calcext:value-type="float">
            <text:p>0.781616</text:p>
          </table:table-cell>
          <table:table-cell office:value-type="float" office:value="0.795779" calcext:value-type="float">
            <text:p>0.795779</text:p>
          </table:table-cell>
          <table:table-cell table:number-columns-repeated="4"/>
          <table:table-cell office:value-type="float" office:value="0.766665" calcext:value-type="float">
            <text:p>0.766665</text:p>
          </table:table-cell>
          <table:table-cell office:value-type="float" office:value="0.779096" calcext:value-type="float">
            <text:p>0.779096</text:p>
          </table:table-cell>
          <table:table-cell table:number-columns-repeated="3"/>
          <table:table-cell office:value-type="float" office:value="0.763188" calcext:value-type="float">
            <text:p>0.763188</text:p>
          </table:table-cell>
          <table:table-cell office:value-type="float" office:value="0.744716" calcext:value-type="float">
            <text:p>0.744716</text:p>
          </table:table-cell>
          <table:table-cell table:number-columns-repeated="4"/>
          <table:table-cell office:value-type="float" office:value="0.811288" calcext:value-type="float">
            <text:p>0.811288</text:p>
          </table:table-cell>
          <table:table-cell table:number-columns-repeated="1005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office:value-type="float" office:value="0.777856" calcext:value-type="float">
            <text:p>0.777856</text:p>
          </table:table-cell>
          <table:table-cell office:value-type="float" office:value="0.788598" calcext:value-type="float">
            <text:p>0.788598</text:p>
          </table:table-cell>
          <table:table-cell table:number-columns-repeated="4"/>
          <table:table-cell office:value-type="float" office:value="0.769095" calcext:value-type="float">
            <text:p>0.769095</text:p>
          </table:table-cell>
          <table:table-cell office:value-type="float" office:value="0.774501" calcext:value-type="float">
            <text:p>0.774501</text:p>
          </table:table-cell>
          <table:table-cell table:number-columns-repeated="3"/>
          <table:table-cell office:value-type="float" office:value="0.761762" calcext:value-type="float">
            <text:p>0.761762</text:p>
          </table:table-cell>
          <table:table-cell office:value-type="float" office:value="0.743928" calcext:value-type="float">
            <text:p>0.743928</text:p>
          </table:table-cell>
          <table:table-cell table:number-columns-repeated="4"/>
          <table:table-cell office:value-type="float" office:value="0.815086" calcext:value-type="float">
            <text:p>0.815086</text:p>
          </table:table-cell>
          <table:table-cell table:number-columns-repeated="1005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office:value-type="float" office:value="0.775639" calcext:value-type="float">
            <text:p>0.775639</text:p>
          </table:table-cell>
          <table:table-cell office:value-type="float" office:value="0.786892" calcext:value-type="float">
            <text:p>0.786892</text:p>
          </table:table-cell>
          <table:table-cell table:number-columns-repeated="4"/>
          <table:table-cell office:value-type="float" office:value="0.763391" calcext:value-type="float">
            <text:p>0.763391</text:p>
          </table:table-cell>
          <table:table-cell office:value-type="float" office:value="0.777648" calcext:value-type="float">
            <text:p>0.777648</text:p>
          </table:table-cell>
          <table:table-cell table:number-columns-repeated="3"/>
          <table:table-cell office:value-type="float" office:value="0.761839" calcext:value-type="float">
            <text:p>0.761839</text:p>
          </table:table-cell>
          <table:table-cell office:value-type="float" office:value="0.738716" calcext:value-type="float">
            <text:p>0.738716</text:p>
          </table:table-cell>
          <table:table-cell table:number-columns-repeated="4"/>
          <table:table-cell office:value-type="float" office:value="0.815348" calcext:value-type="float">
            <text:p>0.815348</text:p>
          </table:table-cell>
          <table:table-cell table:number-columns-repeated="1005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office:value-type="float" office:value="0.777594" calcext:value-type="float">
            <text:p>0.777594</text:p>
          </table:table-cell>
          <table:table-cell office:value-type="float" office:value="0.793497" calcext:value-type="float">
            <text:p>0.793497</text:p>
          </table:table-cell>
          <table:table-cell table:number-columns-repeated="4"/>
          <table:table-cell office:value-type="float" office:value="0.768914" calcext:value-type="float">
            <text:p>0.768914</text:p>
          </table:table-cell>
          <table:table-cell office:value-type="float" office:value="0.770237" calcext:value-type="float">
            <text:p>0.770237</text:p>
          </table:table-cell>
          <table:table-cell table:number-columns-repeated="3"/>
          <table:table-cell office:value-type="float" office:value="0.768684" calcext:value-type="float">
            <text:p>0.768684</text:p>
          </table:table-cell>
          <table:table-cell office:value-type="float" office:value="0.739339" calcext:value-type="float">
            <text:p>0.739339</text:p>
          </table:table-cell>
          <table:table-cell table:number-columns-repeated="4"/>
          <table:table-cell office:value-type="float" office:value="0.820506" calcext:value-type="float">
            <text:p>0.820506</text:p>
          </table:table-cell>
          <table:table-cell table:number-columns-repeated="1005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office:value-type="float" office:value="0.77927" calcext:value-type="float">
            <text:p>0.77927</text:p>
          </table:table-cell>
          <table:table-cell office:value-type="float" office:value="0.794402" calcext:value-type="float">
            <text:p>0.794402</text:p>
          </table:table-cell>
          <table:table-cell table:number-columns-repeated="4"/>
          <table:table-cell office:value-type="float" office:value="0.769868" calcext:value-type="float">
            <text:p>0.769868</text:p>
          </table:table-cell>
          <table:table-cell office:value-type="float" office:value="0.778975" calcext:value-type="float">
            <text:p>0.778975</text:p>
          </table:table-cell>
          <table:table-cell table:number-columns-repeated="3"/>
          <table:table-cell office:value-type="float" office:value="0.764633" calcext:value-type="float">
            <text:p>0.764633</text:p>
          </table:table-cell>
          <table:table-cell office:value-type="float" office:value="0.750157" calcext:value-type="float">
            <text:p>0.750157</text:p>
          </table:table-cell>
          <table:table-cell table:number-columns-repeated="1010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office:value-type="float" office:value="0.774682" calcext:value-type="float">
            <text:p>0.774682</text:p>
          </table:table-cell>
          <table:table-cell office:value-type="float" office:value="0.790352" calcext:value-type="float">
            <text:p>0.790352</text:p>
          </table:table-cell>
          <table:table-cell table:number-columns-repeated="4"/>
          <table:table-cell office:value-type="float" office:value="0.762168" calcext:value-type="float">
            <text:p>0.762168</text:p>
          </table:table-cell>
          <table:table-cell office:value-type="float" office:value="0.773904" calcext:value-type="float">
            <text:p>0.773904</text:p>
          </table:table-cell>
          <table:table-cell table:number-columns-repeated="3"/>
          <table:table-cell office:value-type="float" office:value="0.767782" calcext:value-type="float">
            <text:p>0.767782</text:p>
          </table:table-cell>
          <table:table-cell office:value-type="float" office:value="0.745843" calcext:value-type="float">
            <text:p>0.745843</text:p>
          </table:table-cell>
          <table:table-cell table:number-columns-repeated="1010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office:value-type="float" office:value="0.77975" calcext:value-type="float">
            <text:p>0.77975</text:p>
          </table:table-cell>
          <table:table-cell office:value-type="float" office:value="0.793328" calcext:value-type="float">
            <text:p>0.793328</text:p>
          </table:table-cell>
          <table:table-cell table:number-columns-repeated="4"/>
          <table:table-cell office:value-type="float" office:value="0.754337" calcext:value-type="float">
            <text:p>0.754337</text:p>
          </table:table-cell>
          <table:table-cell office:value-type="float" office:value="0.773116" calcext:value-type="float">
            <text:p>0.773116</text:p>
          </table:table-cell>
          <table:table-cell table:number-columns-repeated="3"/>
          <table:table-cell office:value-type="float" office:value="0.777301" calcext:value-type="float">
            <text:p>0.777301</text:p>
          </table:table-cell>
          <table:table-cell office:value-type="float" office:value="0.74836" calcext:value-type="float">
            <text:p>0.74836</text:p>
          </table:table-cell>
          <table:table-cell table:number-columns-repeated="1010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office:value-type="float" office:value="0.776123" calcext:value-type="float">
            <text:p>0.776123</text:p>
          </table:table-cell>
          <table:table-cell office:value-type="float" office:value="0.795617" calcext:value-type="float">
            <text:p>0.795617</text:p>
          </table:table-cell>
          <table:table-cell table:number-columns-repeated="4"/>
          <table:table-cell office:value-type="float" office:value="0.753898" calcext:value-type="float">
            <text:p>0.753898</text:p>
          </table:table-cell>
          <table:table-cell office:value-type="float" office:value="0.778906" calcext:value-type="float">
            <text:p>0.778906</text:p>
          </table:table-cell>
          <table:table-cell table:number-columns-repeated="3"/>
          <table:table-cell office:value-type="float" office:value="0.771913" calcext:value-type="float">
            <text:p>0.771913</text:p>
          </table:table-cell>
          <table:table-cell office:value-type="float" office:value="0.750074" calcext:value-type="float">
            <text:p>0.750074</text:p>
          </table:table-cell>
          <table:table-cell table:number-columns-repeated="1010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office:value-type="float" office:value="0.770664" calcext:value-type="float">
            <text:p>0.770664</text:p>
          </table:table-cell>
          <table:table-cell office:value-type="float" office:value="0.785729" calcext:value-type="float">
            <text:p>0.785729</text:p>
          </table:table-cell>
          <table:table-cell table:number-columns-repeated="4"/>
          <table:table-cell office:value-type="float" office:value="0.759139" calcext:value-type="float">
            <text:p>0.759139</text:p>
          </table:table-cell>
          <table:table-cell office:value-type="float" office:value="0.768858" calcext:value-type="float">
            <text:p>0.768858</text:p>
          </table:table-cell>
          <table:table-cell table:number-columns-repeated="3"/>
          <table:table-cell office:value-type="float" office:value="0.772835" calcext:value-type="float">
            <text:p>0.772835</text:p>
          </table:table-cell>
          <table:table-cell office:value-type="float" office:value="0.751222" calcext:value-type="float">
            <text:p>0.751222</text:p>
          </table:table-cell>
          <table:table-cell table:number-columns-repeated="1010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office:value-type="float" office:value="0.777018" calcext:value-type="float">
            <text:p>0.777018</text:p>
          </table:table-cell>
          <table:table-cell table:number-columns-repeated="5"/>
          <table:table-cell office:value-type="float" office:value="0.758132" calcext:value-type="float">
            <text:p>0.758132</text:p>
          </table:table-cell>
          <table:table-cell office:value-type="float" office:value="0.776158" calcext:value-type="float">
            <text:p>0.776158</text:p>
          </table:table-cell>
          <table:table-cell table:number-columns-repeated="3"/>
          <table:table-cell office:value-type="float" office:value="0.776394" calcext:value-type="float">
            <text:p>0.776394</text:p>
          </table:table-cell>
          <table:table-cell office:value-type="float" office:value="0.751477" calcext:value-type="float">
            <text:p>0.751477</text:p>
          </table:table-cell>
          <table:table-cell table:number-columns-repeated="1010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office:value-type="float" office:value="0.772079" calcext:value-type="float">
            <text:p>0.772079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8044" calcext:value-type="float">
            <text:p>0.788044</text:p>
          </table:table-cell>
          <table:table-cell office:value-type="float" office:value="0.760642" calcext:value-type="float">
            <text:p>0.760642</text:p>
          </table:table-cell>
          <table:table-cell office:value-type="float" office:value="0.77913" calcext:value-type="float">
            <text:p>0.77913</text:p>
          </table:table-cell>
          <table:table-cell table:formula="of:=MAX([.J3:.J42])" office:value-type="float" office:value="0.792804" calcext:value-type="float">
            <text:p>0.792804</text:p>
          </table:table-cell>
          <table:table-cell table:formula="of:=MAX([.K3:.K42])" office:value-type="float" office:value="0.785923" calcext:value-type="float">
            <text:p>0.785923</text:p>
          </table:table-cell>
          <table:table-cell table:formula="of:=MAX([.L3:.L42])" office:value-type="float" office:value="0.785813" calcext:value-type="float">
            <text:p>0.785813</text:p>
          </table:table-cell>
          <table:table-cell office:value-type="float" office:value="0.776906" calcext:value-type="float">
            <text:p>0.776906</text:p>
          </table:table-cell>
          <table:table-cell office:value-type="float" office:value="0.750507" calcext:value-type="float">
            <text:p>0.750507</text:p>
          </table:table-cell>
          <table:table-cell table:formula="of:=MAX([.O3:.O42])" office:value-type="float" office:value="0.787279" calcext:value-type="float">
            <text:p>0.787279</text:p>
          </table:table-cell>
          <table:table-cell table:formula="of:=MAX([.P3:.P42])" office:value-type="float" office:value="0.530339" calcext:value-type="float">
            <text:p>0.530339</text:p>
          </table:table-cell>
          <table:table-cell table:formula="of:=MAX([.Q3:.Q42])" office:value-type="float" office:value="0.787697" calcext:value-type="float">
            <text:p>0.787697</text:p>
          </table:table-cell>
          <table:table-cell table:formula="of:=MAX([.R3:.R42])" office:value-type="float" office:value="0.817027" calcext:value-type="float">
            <text:p>0.817027</text:p>
          </table:table-cell>
          <table:table-cell table:formula="of:=MAX([.S3:.S52])" office:value-type="float" office:value="0.820506" calcext:value-type="float">
            <text:p>0.820506</text:p>
          </table:table-cell>
          <table:table-cell table:formula="of:=MAX([.T3:.T42])" office:value-type="float" office:value="0.785418" calcext:value-type="float">
            <text:p>0.785418</text:p>
          </table:table-cell>
          <table:table-cell table:formula="of:=MAX([.U3:.U42])" office:value-type="float" office:value="0.778647" calcext:value-type="float">
            <text:p>0.778647</text:p>
          </table:table-cell>
          <table:table-cell table:formula="of:=MAX([.V3:.V42])" office:value-type="float" office:value="0.755314" calcext:value-type="float">
            <text:p>0.755314</text:p>
          </table:table-cell>
          <table:table-cell table:formula="of:=MAX([.W3:.W42])" office:value-type="float" office:value="0.785677" calcext:value-type="float">
            <text:p>0.785677</text:p>
          </table:table-cell>
          <table:table-cell table:number-columns-repeated="1001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office:value-type="float" office:value="0.773494" calcext:value-type="float">
            <text:p>0.773494</text:p>
          </table:table-cell>
          <table:table-cell table:number-columns-repeated="5"/>
          <table:table-cell office:value-type="float" office:value="0.76174" calcext:value-type="float">
            <text:p>0.76174</text:p>
          </table:table-cell>
          <table:table-cell office:value-type="float" office:value="0.772028" calcext:value-type="float">
            <text:p>0.772028</text:p>
          </table:table-cell>
          <table:table-cell table:number-columns-repeated="3"/>
          <table:table-cell office:value-type="float" office:value="0.776737" calcext:value-type="float">
            <text:p>0.776737</text:p>
          </table:table-cell>
          <table:table-cell office:value-type="float" office:value="0.745836" calcext:value-type="float">
            <text:p>0.745836</text:p>
          </table:table-cell>
          <table:table-cell table:number-columns-repeated="1010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office:value-type="float" office:value="0.772489" calcext:value-type="float">
            <text:p>0.772489</text:p>
          </table:table-cell>
          <table:table-cell table:number-columns-repeated="5"/>
          <table:table-cell office:value-type="float" office:value="0.761115" calcext:value-type="float">
            <text:p>0.761115</text:p>
          </table:table-cell>
          <table:table-cell office:value-type="float" office:value="0.775016" calcext:value-type="float">
            <text:p>0.775016</text:p>
          </table:table-cell>
          <table:table-cell table:number-columns-repeated="3"/>
          <table:table-cell office:value-type="float" office:value="0.77698" calcext:value-type="float">
            <text:p>0.77698</text:p>
          </table:table-cell>
          <table:table-cell office:value-type="float" office:value="0.757918" calcext:value-type="float">
            <text:p>0.757918</text:p>
          </table:table-cell>
          <table:table-cell table:number-columns-repeated="1010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office:value-type="float" office:value="0.767616" calcext:value-type="float">
            <text:p>0.767616</text:p>
          </table:table-cell>
          <table:table-cell table:number-columns-repeated="5"/>
          <table:table-cell office:value-type="float" office:value="0.751182" calcext:value-type="float">
            <text:p>0.751182</text:p>
          </table:table-cell>
          <table:table-cell office:value-type="float" office:value="0.770154" calcext:value-type="float">
            <text:p>0.770154</text:p>
          </table:table-cell>
          <table:table-cell table:number-columns-repeated="3"/>
          <table:table-cell office:value-type="float" office:value="0.779262" calcext:value-type="float">
            <text:p>0.779262</text:p>
          </table:table-cell>
          <table:table-cell office:value-type="float" office:value="0.751573" calcext:value-type="float">
            <text:p>0.751573</text:p>
          </table:table-cell>
          <table:table-cell table:number-columns-repeated="1010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office:value-type="float" office:value="0.76883" calcext:value-type="float">
            <text:p>0.76883</text:p>
          </table:table-cell>
          <table:table-cell table:number-columns-repeated="5"/>
          <table:table-cell office:value-type="float" office:value="0.764944" calcext:value-type="float">
            <text:p>0.764944</text:p>
          </table:table-cell>
          <table:table-cell office:value-type="float" office:value="0.774382" calcext:value-type="float">
            <text:p>0.774382</text:p>
          </table:table-cell>
          <table:table-cell table:number-columns-repeated="3"/>
          <table:table-cell office:value-type="float" office:value="0.783298" calcext:value-type="float">
            <text:p>0.783298</text:p>
          </table:table-cell>
          <table:table-cell office:value-type="float" office:value="0.757301" calcext:value-type="float">
            <text:p>0.757301</text:p>
          </table:table-cell>
          <table:table-cell table:number-columns-repeated="1010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office:value-type="float" office:value="0.771068" calcext:value-type="float">
            <text:p>0.771068</text:p>
          </table:table-cell>
          <table:table-cell table:number-columns-repeated="5"/>
          <table:table-cell office:value-type="float" office:value="0.764363" calcext:value-type="float">
            <text:p>0.764363</text:p>
          </table:table-cell>
          <table:table-cell office:value-type="float" office:value="0.760824" calcext:value-type="float">
            <text:p>0.760824</text:p>
          </table:table-cell>
          <table:table-cell table:number-columns-repeated="3"/>
          <table:table-cell office:value-type="float" office:value="0.785297" calcext:value-type="float">
            <text:p>0.785297</text:p>
          </table:table-cell>
          <table:table-cell office:value-type="float" office:value="0.757055" calcext:value-type="float">
            <text:p>0.757055</text:p>
          </table:table-cell>
          <table:table-cell table:number-columns-repeated="1010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office:value-type="float" office:value="0.776294" calcext:value-type="float">
            <text:p>0.776294</text:p>
          </table:table-cell>
          <table:table-cell table:number-columns-repeated="5"/>
          <table:table-cell office:value-type="float" office:value="0.7582" calcext:value-type="float">
            <text:p>0.7582</text:p>
          </table:table-cell>
          <table:table-cell office:value-type="float" office:value="0.773286" calcext:value-type="float">
            <text:p>0.773286</text:p>
          </table:table-cell>
          <table:table-cell table:number-columns-repeated="3"/>
          <table:table-cell office:value-type="float" office:value="0.784593" calcext:value-type="float">
            <text:p>0.784593</text:p>
          </table:table-cell>
          <table:table-cell office:value-type="float" office:value="0.759155" calcext:value-type="float">
            <text:p>0.759155</text:p>
          </table:table-cell>
          <table:table-cell table:number-columns-repeated="1010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office:value-type="float" office:value="0.776423" calcext:value-type="float">
            <text:p>0.776423</text:p>
          </table:table-cell>
          <table:table-cell table:number-columns-repeated="5"/>
          <table:table-cell office:value-type="float" office:value="0.752616" calcext:value-type="float">
            <text:p>0.752616</text:p>
          </table:table-cell>
          <table:table-cell office:value-type="float" office:value="0.773985" calcext:value-type="float">
            <text:p>0.773985</text:p>
          </table:table-cell>
          <table:table-cell table:number-columns-repeated="3"/>
          <table:table-cell office:value-type="float" office:value="0.784387" calcext:value-type="float">
            <text:p>0.784387</text:p>
          </table:table-cell>
          <table:table-cell office:value-type="float" office:value="0.753697" calcext:value-type="float">
            <text:p>0.753697</text:p>
          </table:table-cell>
          <table:table-cell table:number-columns-repeated="1010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office:value-type="float" office:value="0.775905" calcext:value-type="float">
            <text:p>0.775905</text:p>
          </table:table-cell>
          <table:table-cell table:number-columns-repeated="5"/>
          <table:table-cell office:value-type="float" office:value="0.759325" calcext:value-type="float">
            <text:p>0.759325</text:p>
          </table:table-cell>
          <table:table-cell office:value-type="float" office:value="0.762579" calcext:value-type="float">
            <text:p>0.762579</text:p>
          </table:table-cell>
          <table:table-cell table:number-columns-repeated="3"/>
          <table:table-cell office:value-type="float" office:value="0.775369" calcext:value-type="float">
            <text:p>0.775369</text:p>
          </table:table-cell>
          <table:table-cell office:value-type="float" office:value="0.753489" calcext:value-type="float">
            <text:p>0.7534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62])" office:value-type="float" office:value="0.792127" calcext:value-type="float">
            <text:p>0.792127</text:p>
          </table:table-cell>
          <table:table-cell table:number-columns-repeated="5"/>
          <table:table-cell table:formula="of:=MAX([.H3:.H62])" office:value-type="float" office:value="0.787775" calcext:value-type="float">
            <text:p>0.787775</text:p>
          </table:table-cell>
          <table:table-cell table:formula="of:=MAX([.I3:.I62])" office:value-type="float" office:value="0.785809" calcext:value-type="float">
            <text:p>0.785809</text:p>
          </table:table-cell>
          <table:table-cell table:number-columns-repeated="3"/>
          <table:table-cell table:formula="of:=MAX([.M3:.M62])" office:value-type="float" office:value="0.785297" calcext:value-type="float">
            <text:p>0.785297</text:p>
          </table:table-cell>
          <table:table-cell table:formula="of:=MAX([.N3:.N62])" office:value-type="float" office:value="0.759155" calcext:value-type="float">
            <text:p>0.759155</text:p>
          </table:table-cell>
          <table:table-cell table:number-columns-repeated="1010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22.5504in" svg:y="0.5283in">
            <draw:object draw:notify-on-update-of-ranges="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2.6661in" svg:y="5.7528in">
            <draw:object draw:notify-on-update-of-ranges="'F1-mean f-AUC'.A3:'F1-mean f-AUC'.A21 'F1-mean f-AUC'.B2:'F1-mean f-AUC'.B2 'F1-mean f-AUC'.B3:'F1-mean f-AUC'.B42 'F1-mean f-AUC'.G2:'F1-mean f-AUC'.G2 'F1-mean f-AUC'.G3:'F1-mean f-AUC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441in" svg:y="11.2752in">
            <draw:object draw:notify-on-update-of-ranges="'F1-mean f-AUC'.B2:'F1-mean f-AUC'.B2 'F1-mean f-AUC'.B3:'F1-mean f-AUC'.B62 'F1-mean f-AUC'.H2:'F1-mean f-AUC'.H2 'F1-mean f-AUC'.H3:'F1-mean f-AUC'.H62 'F1-mean f-AUC'.I2:'F1-mean f-AUC'.I2 'F1-mean f-AUC'.I3:'F1-mean f-AUC'.I62 'F1-mean f-AUC'.M2:'F1-mean f-AUC'.M2 'F1-mean f-AUC'.M3:'F1-mean f-AUC'.M62 'F1-mean f-AUC'.N2:'F1-mean f-AUC'.N2 'F1-mean f-AUC'.N3:'F1-mean f-AUC'.N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3441in" svg:y="10.8083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6.852in" svg:y="16.5701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8.5169in" svg:height="4.7906in" svg:x="16.7709in" svg:y="16.1724in">
            <draw:object draw:notify-on-update-of-ranges="'F1-mean f-AUC'.A3:'F1-mean f-AUC'.A42 'F1-mean f-AUC'.C2:'F1-mean f-AUC'.C2 'F1-mean f-AUC'.C3:'F1-mean f-AUC'.C52 'F1-mean f-AUC'.R2:'F1-mean f-AUC'.R2 'F1-mean f-AUC'.R3:'F1-mean f-AUC'.R52 'F1-mean f-AUC'.S2:'F1-mean f-AUC'.S2 'F1-mean f-AUC'.S3:'F1-mean f-AUC'.S5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8.8705in" svg:height="4.9894in" svg:x="25.587in" svg:y="10.7567in">
            <draw:object draw:notify-on-update-of-ranges="'F1-mean f-AUC'.A3:'F1-mean f-AUC'.A42 'F1-mean f-AUC'.B2:'F1-mean f-AUC'.B2 'F1-mean f-AUC'.B3:'F1-mean f-AUC'.B42 'F1-mean f-AUC'.V2:'F1-mean f-AUC'.V2 'F1-mean f-AUC'.V3:'F1-mean f-AUC'.V42 'F1-mean f-AUC'.W2:'F1-mean f-AUC'.W2 'F1-mean f-AUC'.W3:'F1-mean f-AUC'.W4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office:value-type="string" calcext:value-type="string">
            <text:p>Fb 5</text:p>
          </table:table-cell>
          <table:table-cell/>
          <table:table-cell office:value-type="string" calcext:value-type="string">
            <text:p>Lstm 1</text:p>
          </table:table-cell>
          <table:table-cell office:value-type="string" calcext:value-type="string">
            <text:p>Lstm 3</text:p>
          </table:table-cell>
          <table:table-cell table:number-columns-repeated="3"/>
          <table:table-cell office:value-type="string" calcext:value-type="string">
            <text:p>Lstm 4</text:p>
          </table:table-cell>
          <table:table-cell office:value-type="string" calcext:value-type="string">
            <text:p>no lstm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table:number-columns-repeated="1000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formula="of:=([$'F1-mean'.L3]*[$'f-AUC'.L3])/([$'F1-mean'.L3]+[$'f-AUC'.L3])" office:value-type="float" office:value="0.308049672688642" calcext:value-type="float">
            <text:p>0.308049672688642</text:p>
          </table:table-cell>
          <table:table-cell table:formula="of:=([$'F1-mean'.M3]*[$'f-AUC'.M3])/([$'F1-mean'.M3]+[$'f-AUC'.M3])" office:value-type="float" office:value="0" calcext:value-type="float">
            <text:p>0</text:p>
          </table:table-cell>
          <table:table-cell table:formula="of:=([$'F1-mean'.N3]*[$'f-AUC'.N3])/([$'F1-mean'.N3]+[$'f-AUC'.N3])" office:value-type="float" office:value="0" calcext:value-type="float">
            <text:p>0</text:p>
          </table:table-cell>
          <table:table-cell table:formula="of:=([$'F1-mean'.O3]*[$'f-AUC'.O3])/([$'F1-mean'.O3]+[$'f-AUC'.O3])" office:value-type="float" office:value="0" calcext:value-type="float">
            <text:p>0</text:p>
          </table:table-cell>
          <table:table-cell table:formula="of:=([$'F1-mean'.P3]*[$'f-AUC'.P3])/([$'F1-mean'.P3]+[$'f-AUC'.P3])" office:value-type="float" office:value="0" calcext:value-type="float">
            <text:p>0</text:p>
          </table:table-cell>
          <table:table-cell table:formula="of:=([$'F1-mean'.Q3]*[$'f-AUC'.Q3])/([$'F1-mean'.Q3]+[$'f-AUC'.Q3])" office:value-type="float" office:value="0" calcext:value-type="float">
            <text:p>0</text:p>
          </table:table-cell>
          <table:table-cell table:formula="of:=([$'F1-mean'.R3]*[$'f-AUC'.R3])/([$'F1-mean'.R3]+[$'f-AUC'.R3])" office:value-type="float" office:value="0.33222687952024" calcext:value-type="float">
            <text:p>0.33222687952024</text:p>
          </table:table-cell>
          <table:table-cell table:formula="of:=([$'F1-mean'.S3]*[$'f-AUC'.S3])/([$'F1-mean'.S3]+[$'f-AUC'.S3])" office:value-type="float" office:value="0" calcext:value-type="float">
            <text:p>0</text:p>
          </table:table-cell>
          <table:table-cell table:formula="of:=([$'F1-mean'.T3]*[$'f-AUC'.T3])/([$'F1-mean'.T3]+[$'f-AUC'.T3])" office:value-type="float" office:value="0.291257888290841" calcext:value-type="float">
            <text:p>0.291257888290841</text:p>
          </table:table-cell>
          <table:table-cell table:formula="of:=([$'F1-mean'.U3]*[$'f-AUC'.U3])/([$'F1-mean'.U3]+[$'f-AUC'.U3])" office:value-type="float" office:value="0.314820566815548" calcext:value-type="float">
            <text:p>0.314820566815548</text:p>
          </table:table-cell>
          <table:table-cell table:formula="of:=([$'F1-mean'.V3]*[$'f-AUC'.V3])/([$'F1-mean'.V3]+[$'f-AUC'.V3])" office:value-type="float" office:value="0" calcext:value-type="float">
            <text:p>0</text:p>
          </table:table-cell>
          <table:table-cell table:formula="of:=([$'F1-mean'.W3]*[$'f-AUC'.W3])/([$'F1-mean'.W3]+[$'f-AUC'.W3])" office:value-type="float" office:value="0.328701854586267" calcext:value-type="float">
            <text:p>0.328701854586267</text:p>
          </table:table-cell>
          <table:table-cell table:formula="of:=([$'F1-mean'.X3]*[$'f-AUC'.X3])/([$'F1-mean'.X3]+[$'f-AUC'.X3])" office:value-type="float" office:value="0.311565287060156" calcext:value-type="float">
            <text:p>0.311565287060156</text:p>
          </table:table-cell>
          <table:table-cell table:number-columns-repeated="1000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formula="of:=([$'F1-mean'.L4]*[$'f-AUC'.L4])/([$'F1-mean'.L4]+[$'f-AUC'.L4])" office:value-type="float" office:value="0.333719860945348" calcext:value-type="float">
            <text:p>0.333719860945348</text:p>
          </table:table-cell>
          <table:table-cell table:formula="of:=([$'F1-mean'.M4]*[$'f-AUC'.M4])/([$'F1-mean'.M4]+[$'f-AUC'.M4])" office:value-type="float" office:value="0" calcext:value-type="float">
            <text:p>0</text:p>
          </table:table-cell>
          <table:table-cell table:formula="of:=([$'F1-mean'.N4]*[$'f-AUC'.N4])/([$'F1-mean'.N4]+[$'f-AUC'.N4])" office:value-type="float" office:value="0.000176941745568952" calcext:value-type="float">
            <text:p>0.000176941745569</text:p>
          </table:table-cell>
          <table:table-cell table:formula="of:=([$'F1-mean'.O4]*[$'f-AUC'.O4])/([$'F1-mean'.O4]+[$'f-AUC'.O4])" office:value-type="float" office:value="0.301358123461449" calcext:value-type="float">
            <text:p>0.301358123461449</text:p>
          </table:table-cell>
          <table:table-cell table:formula="of:=([$'F1-mean'.P4]*[$'f-AUC'.P4])/([$'F1-mean'.P4]+[$'f-AUC'.P4])" office:value-type="float" office:value="0" calcext:value-type="float">
            <text:p>0</text:p>
          </table:table-cell>
          <table:table-cell table:formula="of:=([$'F1-mean'.Q4]*[$'f-AUC'.Q4])/([$'F1-mean'.Q4]+[$'f-AUC'.Q4])" office:value-type="float" office:value="0.221599914732064" calcext:value-type="float">
            <text:p>0.221599914732064</text:p>
          </table:table-cell>
          <table:table-cell table:formula="of:=([$'F1-mean'.R4]*[$'f-AUC'.R4])/([$'F1-mean'.R4]+[$'f-AUC'.R4])" office:value-type="float" office:value="0.347953553573077" calcext:value-type="float">
            <text:p>0.347953553573077</text:p>
          </table:table-cell>
          <table:table-cell table:formula="of:=([$'F1-mean'.S4]*[$'f-AUC'.S4])/([$'F1-mean'.S4]+[$'f-AUC'.S4])" office:value-type="float" office:value="0" calcext:value-type="float">
            <text:p>0</text:p>
          </table:table-cell>
          <table:table-cell table:formula="of:=([$'F1-mean'.T4]*[$'f-AUC'.T4])/([$'F1-mean'.T4]+[$'f-AUC'.T4])" office:value-type="float" office:value="0.329065215705092" calcext:value-type="float">
            <text:p>0.329065215705092</text:p>
          </table:table-cell>
          <table:table-cell table:formula="of:=([$'F1-mean'.U4]*[$'f-AUC'.U4])/([$'F1-mean'.U4]+[$'f-AUC'.U4])" office:value-type="float" office:value="0.325810629476991" calcext:value-type="float">
            <text:p>0.325810629476991</text:p>
          </table:table-cell>
          <table:table-cell table:formula="of:=([$'F1-mean'.V4]*[$'f-AUC'.V4])/([$'F1-mean'.V4]+[$'f-AUC'.V4])" office:value-type="float" office:value="0" calcext:value-type="float">
            <text:p>0</text:p>
          </table:table-cell>
          <table:table-cell table:formula="of:=([$'F1-mean'.W4]*[$'f-AUC'.W4])/([$'F1-mean'.W4]+[$'f-AUC'.W4])" office:value-type="float" office:value="0.343216175147076" calcext:value-type="float">
            <text:p>0.343216175147076</text:p>
          </table:table-cell>
          <table:table-cell table:formula="of:=([$'F1-mean'.X4]*[$'f-AUC'.X4])/([$'F1-mean'.X4]+[$'f-AUC'.X4])" office:value-type="float" office:value="0.34575570841994" calcext:value-type="float">
            <text:p>0.34575570841994</text:p>
          </table:table-cell>
          <table:table-cell table:number-columns-repeated="1000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formula="of:=([$'F1-mean'.L5]*[$'f-AUC'.L5])/([$'F1-mean'.L5]+[$'f-AUC'.L5])" office:value-type="float" office:value="0.342893709779556" calcext:value-type="float">
            <text:p>0.342893709779556</text:p>
          </table:table-cell>
          <table:table-cell table:formula="of:=([$'F1-mean'.M5]*[$'f-AUC'.M5])/([$'F1-mean'.M5]+[$'f-AUC'.M5])" office:value-type="float" office:value="0" calcext:value-type="float">
            <text:p>0</text:p>
          </table:table-cell>
          <table:table-cell table:formula="of:=([$'F1-mean'.N5]*[$'f-AUC'.N5])/([$'F1-mean'.N5]+[$'f-AUC'.N5])" office:value-type="float" office:value="0" calcext:value-type="float">
            <text:p>0</text:p>
          </table:table-cell>
          <table:table-cell table:formula="of:=([$'F1-mean'.O5]*[$'f-AUC'.O5])/([$'F1-mean'.O5]+[$'f-AUC'.O5])" office:value-type="float" office:value="0.305455824621953" calcext:value-type="float">
            <text:p>0.305455824621953</text:p>
          </table:table-cell>
          <table:table-cell table:formula="of:=([$'F1-mean'.P5]*[$'f-AUC'.P5])/([$'F1-mean'.P5]+[$'f-AUC'.P5])" office:value-type="float" office:value="0" calcext:value-type="float">
            <text:p>0</text:p>
          </table:table-cell>
          <table:table-cell table:formula="of:=([$'F1-mean'.Q5]*[$'f-AUC'.Q5])/([$'F1-mean'.Q5]+[$'f-AUC'.Q5])" office:value-type="float" office:value="0.27462343626005" calcext:value-type="float">
            <text:p>0.27462343626005</text:p>
          </table:table-cell>
          <table:table-cell table:formula="of:=([$'F1-mean'.R5]*[$'f-AUC'.R5])/([$'F1-mean'.R5]+[$'f-AUC'.R5])" office:value-type="float" office:value="0.349711893052515" calcext:value-type="float">
            <text:p>0.349711893052515</text:p>
          </table:table-cell>
          <table:table-cell table:formula="of:=([$'F1-mean'.S5]*[$'f-AUC'.S5])/([$'F1-mean'.S5]+[$'f-AUC'.S5])" office:value-type="float" office:value="0.264453929690878" calcext:value-type="float">
            <text:p>0.264453929690878</text:p>
          </table:table-cell>
          <table:table-cell table:formula="of:=([$'F1-mean'.T5]*[$'f-AUC'.T5])/([$'F1-mean'.T5]+[$'f-AUC'.T5])" office:value-type="float" office:value="0.340095091316207" calcext:value-type="float">
            <text:p>0.340095091316207</text:p>
          </table:table-cell>
          <table:table-cell table:formula="of:=([$'F1-mean'.U5]*[$'f-AUC'.U5])/([$'F1-mean'.U5]+[$'f-AUC'.U5])" office:value-type="float" office:value="0.33466531202779" calcext:value-type="float">
            <text:p>0.33466531202779</text:p>
          </table:table-cell>
          <table:table-cell table:formula="of:=([$'F1-mean'.V5]*[$'f-AUC'.V5])/([$'F1-mean'.V5]+[$'f-AUC'.V5])" office:value-type="float" office:value="0.14487878098715" calcext:value-type="float">
            <text:p>0.14487878098715</text:p>
          </table:table-cell>
          <table:table-cell table:formula="of:=([$'F1-mean'.W5]*[$'f-AUC'.W5])/([$'F1-mean'.W5]+[$'f-AUC'.W5])" office:value-type="float" office:value="0.348496693497605" calcext:value-type="float">
            <text:p>0.348496693497605</text:p>
          </table:table-cell>
          <table:table-cell table:formula="of:=([$'F1-mean'.X5]*[$'f-AUC'.X5])/([$'F1-mean'.X5]+[$'f-AUC'.X5])" office:value-type="float" office:value="0.351624631717846" calcext:value-type="float">
            <text:p>0.351624631717846</text:p>
          </table:table-cell>
          <table:table-cell table:number-columns-repeated="1000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 table:formula="of:=([$'F1-mean'.J6]*[$'f-AUC'.J6])/([$'F1-mean'.J6]+[$'f-AUC'.J6])" office:value-type="float" office:value="0.343188651667957" calcext:value-type="float">
            <text:p>0.343188651667957</text:p>
          </table:table-cell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formula="of:=([$'F1-mean'.L6]*[$'f-AUC'.L6])/([$'F1-mean'.L6]+[$'f-AUC'.L6])" office:value-type="float" office:value="0.336513542891623" calcext:value-type="float">
            <text:p>0.336513542891623</text:p>
          </table:table-cell>
          <table:table-cell table:formula="of:=([$'F1-mean'.M6]*[$'f-AUC'.M6])/([$'F1-mean'.M6]+[$'f-AUC'.M6])" office:value-type="float" office:value="0" calcext:value-type="float">
            <text:p>0</text:p>
          </table:table-cell>
          <table:table-cell table:formula="of:=([$'F1-mean'.N6]*[$'f-AUC'.N6])/([$'F1-mean'.N6]+[$'f-AUC'.N6])" office:value-type="float" office:value="0" calcext:value-type="float">
            <text:p>0</text:p>
          </table:table-cell>
          <table:table-cell table:formula="of:=([$'F1-mean'.O6]*[$'f-AUC'.O6])/([$'F1-mean'.O6]+[$'f-AUC'.O6])" office:value-type="float" office:value="0.321362251022732" calcext:value-type="float">
            <text:p>0.321362251022732</text:p>
          </table:table-cell>
          <table:table-cell table:formula="of:=([$'F1-mean'.P6]*[$'f-AUC'.P6])/([$'F1-mean'.P6]+[$'f-AUC'.P6])" office:value-type="float" office:value="0" calcext:value-type="float">
            <text:p>0</text:p>
          </table:table-cell>
          <table:table-cell table:formula="of:=([$'F1-mean'.Q6]*[$'f-AUC'.Q6])/([$'F1-mean'.Q6]+[$'f-AUC'.Q6])" office:value-type="float" office:value="0.316489909755928" calcext:value-type="float">
            <text:p>0.316489909755928</text:p>
          </table:table-cell>
          <table:table-cell table:formula="of:=([$'F1-mean'.R6]*[$'f-AUC'.R6])/([$'F1-mean'.R6]+[$'f-AUC'.R6])" office:value-type="float" office:value="0.353200873426444" calcext:value-type="float">
            <text:p>0.353200873426444</text:p>
          </table:table-cell>
          <table:table-cell table:formula="of:=([$'F1-mean'.S6]*[$'f-AUC'.S6])/([$'F1-mean'.S6]+[$'f-AUC'.S6])" office:value-type="float" office:value="0.330254595733493" calcext:value-type="float">
            <text:p>0.330254595733493</text:p>
          </table:table-cell>
          <table:table-cell table:formula="of:=([$'F1-mean'.T6]*[$'f-AUC'.T6])/([$'F1-mean'.T6]+[$'f-AUC'.T6])" office:value-type="float" office:value="0.34509051738253" calcext:value-type="float">
            <text:p>0.34509051738253</text:p>
          </table:table-cell>
          <table:table-cell table:formula="of:=([$'F1-mean'.U6]*[$'f-AUC'.U6])/([$'F1-mean'.U6]+[$'f-AUC'.U6])" office:value-type="float" office:value="0.344794673324215" calcext:value-type="float">
            <text:p>0.344794673324215</text:p>
          </table:table-cell>
          <table:table-cell table:formula="of:=([$'F1-mean'.V6]*[$'f-AUC'.V6])/([$'F1-mean'.V6]+[$'f-AUC'.V6])" office:value-type="float" office:value="0.254741745325418" calcext:value-type="float">
            <text:p>0.254741745325418</text:p>
          </table:table-cell>
          <table:table-cell table:formula="of:=([$'F1-mean'.W6]*[$'f-AUC'.W6])/([$'F1-mean'.W6]+[$'f-AUC'.W6])" office:value-type="float" office:value="0.3552260529246" calcext:value-type="float">
            <text:p>0.3552260529246</text:p>
          </table:table-cell>
          <table:table-cell table:formula="of:=([$'F1-mean'.X6]*[$'f-AUC'.X6])/([$'F1-mean'.X6]+[$'f-AUC'.X6])" office:value-type="float" office:value="0.353262409696064" calcext:value-type="float">
            <text:p>0.353262409696064</text:p>
          </table:table-cell>
          <table:table-cell table:number-columns-repeated="1000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 table:formula="of:=([$'F1-mean'.J7]*[$'f-AUC'.J7])/([$'F1-mean'.J7]+[$'f-AUC'.J7])" office:value-type="float" office:value="0.34774162311791" calcext:value-type="float">
            <text:p>0.34774162311791</text:p>
          </table:table-cell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formula="of:=([$'F1-mean'.L7]*[$'f-AUC'.L7])/([$'F1-mean'.L7]+[$'f-AUC'.L7])" office:value-type="float" office:value="0.343837428352013" calcext:value-type="float">
            <text:p>0.343837428352013</text:p>
          </table:table-cell>
          <table:table-cell table:formula="of:=([$'F1-mean'.M7]*[$'f-AUC'.M7])/([$'F1-mean'.M7]+[$'f-AUC'.M7])" office:value-type="float" office:value="0" calcext:value-type="float">
            <text:p>0</text:p>
          </table:table-cell>
          <table:table-cell table:formula="of:=([$'F1-mean'.N7]*[$'f-AUC'.N7])/([$'F1-mean'.N7]+[$'f-AUC'.N7])" office:value-type="float" office:value="0" calcext:value-type="float">
            <text:p>0</text:p>
          </table:table-cell>
          <table:table-cell table:formula="of:=([$'F1-mean'.O7]*[$'f-AUC'.O7])/([$'F1-mean'.O7]+[$'f-AUC'.O7])" office:value-type="float" office:value="0.325617763434274" calcext:value-type="float">
            <text:p>0.325617763434274</text:p>
          </table:table-cell>
          <table:table-cell table:formula="of:=([$'F1-mean'.P7]*[$'f-AUC'.P7])/([$'F1-mean'.P7]+[$'f-AUC'.P7])" office:value-type="float" office:value="0" calcext:value-type="float">
            <text:p>0</text:p>
          </table:table-cell>
          <table:table-cell table:formula="of:=([$'F1-mean'.Q7]*[$'f-AUC'.Q7])/([$'F1-mean'.Q7]+[$'f-AUC'.Q7])" office:value-type="float" office:value="0.320891544134653" calcext:value-type="float">
            <text:p>0.320891544134653</text:p>
          </table:table-cell>
          <table:table-cell table:formula="of:=([$'F1-mean'.R7]*[$'f-AUC'.R7])/([$'F1-mean'.R7]+[$'f-AUC'.R7])" office:value-type="float" office:value="0.356753816791282" calcext:value-type="float">
            <text:p>0.356753816791282</text:p>
          </table:table-cell>
          <table:table-cell table:formula="of:=([$'F1-mean'.S7]*[$'f-AUC'.S7])/([$'F1-mean'.S7]+[$'f-AUC'.S7])" office:value-type="float" office:value="0.338598339119018" calcext:value-type="float">
            <text:p>0.338598339119018</text:p>
          </table:table-cell>
          <table:table-cell table:formula="of:=([$'F1-mean'.T7]*[$'f-AUC'.T7])/([$'F1-mean'.T7]+[$'f-AUC'.T7])" office:value-type="float" office:value="0.348431732510788" calcext:value-type="float">
            <text:p>0.348431732510788</text:p>
          </table:table-cell>
          <table:table-cell table:formula="of:=([$'F1-mean'.U7]*[$'f-AUC'.U7])/([$'F1-mean'.U7]+[$'f-AUC'.U7])" office:value-type="float" office:value="0.343235538556519" calcext:value-type="float">
            <text:p>0.343235538556519</text:p>
          </table:table-cell>
          <table:table-cell table:formula="of:=([$'F1-mean'.V7]*[$'f-AUC'.V7])/([$'F1-mean'.V7]+[$'f-AUC'.V7])" office:value-type="float" office:value="0.31856489830588" calcext:value-type="float">
            <text:p>0.31856489830588</text:p>
          </table:table-cell>
          <table:table-cell table:formula="of:=([$'F1-mean'.W7]*[$'f-AUC'.W7])/([$'F1-mean'.W7]+[$'f-AUC'.W7])" office:value-type="float" office:value="0.357192589094244" calcext:value-type="float">
            <text:p>0.357192589094244</text:p>
          </table:table-cell>
          <table:table-cell table:formula="of:=([$'F1-mean'.X7]*[$'f-AUC'.X7])/([$'F1-mean'.X7]+[$'f-AUC'.X7])" office:value-type="float" office:value="0.356818462288754" calcext:value-type="float">
            <text:p>0.356818462288754</text:p>
          </table:table-cell>
          <table:table-cell table:number-columns-repeated="1000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 table:formula="of:=([$'F1-mean'.J8]*[$'f-AUC'.J8])/([$'F1-mean'.J8]+[$'f-AUC'.J8])" office:value-type="float" office:value="0.348264180874235" calcext:value-type="float">
            <text:p>0.348264180874235</text:p>
          </table:table-cell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formula="of:=([$'F1-mean'.L8]*[$'f-AUC'.L8])/([$'F1-mean'.L8]+[$'f-AUC'.L8])" office:value-type="float" office:value="0.350837275041204" calcext:value-type="float">
            <text:p>0.350837275041204</text:p>
          </table:table-cell>
          <table:table-cell table:formula="of:=([$'F1-mean'.M8]*[$'f-AUC'.M8])/([$'F1-mean'.M8]+[$'f-AUC'.M8])" office:value-type="float" office:value="0" calcext:value-type="float">
            <text:p>0</text:p>
          </table:table-cell>
          <table:table-cell table:formula="of:=([$'F1-mean'.N8]*[$'f-AUC'.N8])/([$'F1-mean'.N8]+[$'f-AUC'.N8])" office:value-type="float" office:value="0" calcext:value-type="float">
            <text:p>0</text:p>
          </table:table-cell>
          <table:table-cell table:formula="of:=([$'F1-mean'.O8]*[$'f-AUC'.O8])/([$'F1-mean'.O8]+[$'f-AUC'.O8])" office:value-type="float" office:value="0.338224808493594" calcext:value-type="float">
            <text:p>0.338224808493594</text:p>
          </table:table-cell>
          <table:table-cell table:formula="of:=([$'F1-mean'.P8]*[$'f-AUC'.P8])/([$'F1-mean'.P8]+[$'f-AUC'.P8])" office:value-type="float" office:value="0" calcext:value-type="float">
            <text:p>0</text:p>
          </table:table-cell>
          <table:table-cell table:formula="of:=([$'F1-mean'.Q8]*[$'f-AUC'.Q8])/([$'F1-mean'.Q8]+[$'f-AUC'.Q8])" office:value-type="float" office:value="0.335204304483124" calcext:value-type="float">
            <text:p>0.335204304483124</text:p>
          </table:table-cell>
          <table:table-cell table:formula="of:=([$'F1-mean'.R8]*[$'f-AUC'.R8])/([$'F1-mean'.R8]+[$'f-AUC'.R8])" office:value-type="float" office:value="0.360081081356338" calcext:value-type="float">
            <text:p>0.360081081356338</text:p>
          </table:table-cell>
          <table:table-cell table:formula="of:=([$'F1-mean'.S8]*[$'f-AUC'.S8])/([$'F1-mean'.S8]+[$'f-AUC'.S8])" office:value-type="float" office:value="0.344629620045519" calcext:value-type="float">
            <text:p>0.344629620045519</text:p>
          </table:table-cell>
          <table:table-cell table:formula="of:=([$'F1-mean'.T8]*[$'f-AUC'.T8])/([$'F1-mean'.T8]+[$'f-AUC'.T8])" office:value-type="float" office:value="0.345570368503827" calcext:value-type="float">
            <text:p>0.345570368503827</text:p>
          </table:table-cell>
          <table:table-cell table:formula="of:=([$'F1-mean'.U8]*[$'f-AUC'.U8])/([$'F1-mean'.U8]+[$'f-AUC'.U8])" office:value-type="float" office:value="0.354731685800893" calcext:value-type="float">
            <text:p>0.354731685800893</text:p>
          </table:table-cell>
          <table:table-cell table:formula="of:=([$'F1-mean'.V8]*[$'f-AUC'.V8])/([$'F1-mean'.V8]+[$'f-AUC'.V8])" office:value-type="float" office:value="0.321064107634962" calcext:value-type="float">
            <text:p>0.321064107634962</text:p>
          </table:table-cell>
          <table:table-cell table:formula="of:=([$'F1-mean'.W8]*[$'f-AUC'.W8])/([$'F1-mean'.W8]+[$'f-AUC'.W8])" office:value-type="float" office:value="0.359606605726535" calcext:value-type="float">
            <text:p>0.359606605726535</text:p>
          </table:table-cell>
          <table:table-cell table:formula="of:=([$'F1-mean'.X8]*[$'f-AUC'.X8])/([$'F1-mean'.X8]+[$'f-AUC'.X8])" office:value-type="float" office:value="0.353341136052686" calcext:value-type="float">
            <text:p>0.353341136052686</text:p>
          </table:table-cell>
          <table:table-cell table:number-columns-repeated="1000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 table:formula="of:=([$'F1-mean'.J9]*[$'f-AUC'.J9])/([$'F1-mean'.J9]+[$'f-AUC'.J9])" office:value-type="float" office:value="0.356495678710511" calcext:value-type="float">
            <text:p>0.356495678710511</text:p>
          </table:table-cell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formula="of:=([$'F1-mean'.L9]*[$'f-AUC'.L9])/([$'F1-mean'.L9]+[$'f-AUC'.L9])" office:value-type="float" office:value="0.344346542418639" calcext:value-type="float">
            <text:p>0.344346542418639</text:p>
          </table:table-cell>
          <table:table-cell table:formula="of:=([$'F1-mean'.M9]*[$'f-AUC'.M9])/([$'F1-mean'.M9]+[$'f-AUC'.M9])" office:value-type="float" office:value="0" calcext:value-type="float">
            <text:p>0</text:p>
          </table:table-cell>
          <table:table-cell table:formula="of:=([$'F1-mean'.N9]*[$'f-AUC'.N9])/([$'F1-mean'.N9]+[$'f-AUC'.N9])" office:value-type="float" office:value="0" calcext:value-type="float">
            <text:p>0</text:p>
          </table:table-cell>
          <table:table-cell table:formula="of:=([$'F1-mean'.O9]*[$'f-AUC'.O9])/([$'F1-mean'.O9]+[$'f-AUC'.O9])" office:value-type="float" office:value="0.340342420916448" calcext:value-type="float">
            <text:p>0.340342420916448</text:p>
          </table:table-cell>
          <table:table-cell table:formula="of:=([$'F1-mean'.P9]*[$'f-AUC'.P9])/([$'F1-mean'.P9]+[$'f-AUC'.P9])" office:value-type="float" office:value="0" calcext:value-type="float">
            <text:p>0</text:p>
          </table:table-cell>
          <table:table-cell table:formula="of:=([$'F1-mean'.Q9]*[$'f-AUC'.Q9])/([$'F1-mean'.Q9]+[$'f-AUC'.Q9])" office:value-type="float" office:value="0.344437192913335" calcext:value-type="float">
            <text:p>0.344437192913335</text:p>
          </table:table-cell>
          <table:table-cell table:formula="of:=([$'F1-mean'.R9]*[$'f-AUC'.R9])/([$'F1-mean'.R9]+[$'f-AUC'.R9])" office:value-type="float" office:value="0.365120920050359" calcext:value-type="float">
            <text:p>0.365120920050359</text:p>
          </table:table-cell>
          <table:table-cell table:formula="of:=([$'F1-mean'.S9]*[$'f-AUC'.S9])/([$'F1-mean'.S9]+[$'f-AUC'.S9])" office:value-type="float" office:value="0.343754751922303" calcext:value-type="float">
            <text:p>0.343754751922303</text:p>
          </table:table-cell>
          <table:table-cell table:formula="of:=([$'F1-mean'.T9]*[$'f-AUC'.T9])/([$'F1-mean'.T9]+[$'f-AUC'.T9])" office:value-type="float" office:value="0.356502890611632" calcext:value-type="float">
            <text:p>0.356502890611632</text:p>
          </table:table-cell>
          <table:table-cell table:formula="of:=([$'F1-mean'.U9]*[$'f-AUC'.U9])/([$'F1-mean'.U9]+[$'f-AUC'.U9])" office:value-type="float" office:value="0.353696496510984" calcext:value-type="float">
            <text:p>0.353696496510984</text:p>
          </table:table-cell>
          <table:table-cell table:formula="of:=([$'F1-mean'.V9]*[$'f-AUC'.V9])/([$'F1-mean'.V9]+[$'f-AUC'.V9])" office:value-type="float" office:value="0.325374394051953" calcext:value-type="float">
            <text:p>0.325374394051953</text:p>
          </table:table-cell>
          <table:table-cell table:formula="of:=([$'F1-mean'.W9]*[$'f-AUC'.W9])/([$'F1-mean'.W9]+[$'f-AUC'.W9])" office:value-type="float" office:value="0.361106249703401" calcext:value-type="float">
            <text:p>0.361106249703401</text:p>
          </table:table-cell>
          <table:table-cell table:formula="of:=([$'F1-mean'.X9]*[$'f-AUC'.X9])/([$'F1-mean'.X9]+[$'f-AUC'.X9])" office:value-type="float" office:value="0.355567886727326" calcext:value-type="float">
            <text:p>0.355567886727326</text:p>
          </table:table-cell>
          <table:table-cell table:number-columns-repeated="1000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 table:formula="of:=([$'F1-mean'.J10]*[$'f-AUC'.J10])/([$'F1-mean'.J10]+[$'f-AUC'.J10])" office:value-type="float" office:value="0.355959366893213" calcext:value-type="float">
            <text:p>0.355959366893213</text:p>
          </table:table-cell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formula="of:=([$'F1-mean'.L10]*[$'f-AUC'.L10])/([$'F1-mean'.L10]+[$'f-AUC'.L10])" office:value-type="float" office:value="0.355515461903334" calcext:value-type="float">
            <text:p>0.355515461903334</text:p>
          </table:table-cell>
          <table:table-cell table:formula="of:=([$'F1-mean'.M10]*[$'f-AUC'.M10])/([$'F1-mean'.M10]+[$'f-AUC'.M10])" office:value-type="float" office:value="0" calcext:value-type="float">
            <text:p>0</text:p>
          </table:table-cell>
          <table:table-cell table:formula="of:=([$'F1-mean'.N10]*[$'f-AUC'.N10])/([$'F1-mean'.N10]+[$'f-AUC'.N10])" office:value-type="float" office:value="0" calcext:value-type="float">
            <text:p>0</text:p>
          </table:table-cell>
          <table:table-cell table:formula="of:=([$'F1-mean'.O10]*[$'f-AUC'.O10])/([$'F1-mean'.O10]+[$'f-AUC'.O10])" office:value-type="float" office:value="0.34488715067204" calcext:value-type="float">
            <text:p>0.34488715067204</text:p>
          </table:table-cell>
          <table:table-cell table:formula="of:=([$'F1-mean'.P10]*[$'f-AUC'.P10])/([$'F1-mean'.P10]+[$'f-AUC'.P10])" office:value-type="float" office:value="0" calcext:value-type="float">
            <text:p>0</text:p>
          </table:table-cell>
          <table:table-cell table:formula="of:=([$'F1-mean'.Q10]*[$'f-AUC'.Q10])/([$'F1-mean'.Q10]+[$'f-AUC'.Q10])" office:value-type="float" office:value="0.344714788977824" calcext:value-type="float">
            <text:p>0.344714788977824</text:p>
          </table:table-cell>
          <table:table-cell table:formula="of:=([$'F1-mean'.R10]*[$'f-AUC'.R10])/([$'F1-mean'.R10]+[$'f-AUC'.R10])" office:value-type="float" office:value="0.370422916605175" calcext:value-type="float">
            <text:p>0.370422916605175</text:p>
          </table:table-cell>
          <table:table-cell table:formula="of:=([$'F1-mean'.S10]*[$'f-AUC'.S10])/([$'F1-mean'.S10]+[$'f-AUC'.S10])" office:value-type="float" office:value="0.344072060386332" calcext:value-type="float">
            <text:p>0.344072060386332</text:p>
          </table:table-cell>
          <table:table-cell table:formula="of:=([$'F1-mean'.T10]*[$'f-AUC'.T10])/([$'F1-mean'.T10]+[$'f-AUC'.T10])" office:value-type="float" office:value="0.351920583483167" calcext:value-type="float">
            <text:p>0.351920583483167</text:p>
          </table:table-cell>
          <table:table-cell table:formula="of:=([$'F1-mean'.U10]*[$'f-AUC'.U10])/([$'F1-mean'.U10]+[$'f-AUC'.U10])" office:value-type="float" office:value="0.351981709504499" calcext:value-type="float">
            <text:p>0.351981709504499</text:p>
          </table:table-cell>
          <table:table-cell table:formula="of:=([$'F1-mean'.V10]*[$'f-AUC'.V10])/([$'F1-mean'.V10]+[$'f-AUC'.V10])" office:value-type="float" office:value="0.32874437759628" calcext:value-type="float">
            <text:p>0.32874437759628</text:p>
          </table:table-cell>
          <table:table-cell table:formula="of:=([$'F1-mean'.W10]*[$'f-AUC'.W10])/([$'F1-mean'.W10]+[$'f-AUC'.W10])" office:value-type="float" office:value="0.358944537359538" calcext:value-type="float">
            <text:p>0.358944537359538</text:p>
          </table:table-cell>
          <table:table-cell table:formula="of:=([$'F1-mean'.X10]*[$'f-AUC'.X10])/([$'F1-mean'.X10]+[$'f-AUC'.X10])" office:value-type="float" office:value="0.360225864147181" calcext:value-type="float">
            <text:p>0.360225864147181</text:p>
          </table:table-cell>
          <table:table-cell table:number-columns-repeated="1000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formula="of:=([$'F1-mean'.G11]*[$'f-AUC'.G11])/([$'F1-mean'.G11]+[$'f-AUC'.G11])" office:value-type="float" office:value="0.352399082287887" calcext:value-type="float">
            <text:p>0.352399082287887</text:p>
          </table:table-cell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 table:formula="of:=([$'F1-mean'.J11]*[$'f-AUC'.J11])/([$'F1-mean'.J11]+[$'f-AUC'.J11])" office:value-type="float" office:value="0.353531309081243" calcext:value-type="float">
            <text:p>0.353531309081243</text:p>
          </table:table-cell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formula="of:=([$'F1-mean'.L11]*[$'f-AUC'.L11])/([$'F1-mean'.L11]+[$'f-AUC'.L11])" office:value-type="float" office:value="0.340968142886859" calcext:value-type="float">
            <text:p>0.340968142886859</text:p>
          </table:table-cell>
          <table:table-cell table:formula="of:=([$'F1-mean'.M11]*[$'f-AUC'.M11])/([$'F1-mean'.M11]+[$'f-AUC'.M11])" office:value-type="float" office:value="0" calcext:value-type="float">
            <text:p>0</text:p>
          </table:table-cell>
          <table:table-cell table:formula="of:=([$'F1-mean'.N11]*[$'f-AUC'.N11])/([$'F1-mean'.N11]+[$'f-AUC'.N11])" office:value-type="float" office:value="0" calcext:value-type="float">
            <text:p>0</text:p>
          </table:table-cell>
          <table:table-cell table:formula="of:=([$'F1-mean'.O11]*[$'f-AUC'.O11])/([$'F1-mean'.O11]+[$'f-AUC'.O11])" office:value-type="float" office:value="0.348511437204373" calcext:value-type="float">
            <text:p>0.348511437204373</text:p>
          </table:table-cell>
          <table:table-cell table:formula="of:=([$'F1-mean'.P11]*[$'f-AUC'.P11])/([$'F1-mean'.P11]+[$'f-AUC'.P11])" office:value-type="float" office:value="0" calcext:value-type="float">
            <text:p>0</text:p>
          </table:table-cell>
          <table:table-cell table:formula="of:=([$'F1-mean'.Q11]*[$'f-AUC'.Q11])/([$'F1-mean'.Q11]+[$'f-AUC'.Q11])" office:value-type="float" office:value="0.349350246820904" calcext:value-type="float">
            <text:p>0.349350246820904</text:p>
          </table:table-cell>
          <table:table-cell table:formula="of:=([$'F1-mean'.R11]*[$'f-AUC'.R11])/([$'F1-mean'.R11]+[$'f-AUC'.R11])" office:value-type="float" office:value="0.371088532051691" calcext:value-type="float">
            <text:p>0.371088532051691</text:p>
          </table:table-cell>
          <table:table-cell table:formula="of:=([$'F1-mean'.S11]*[$'f-AUC'.S11])/([$'F1-mean'.S11]+[$'f-AUC'.S11])" office:value-type="float" office:value="0.348004987597118" calcext:value-type="float">
            <text:p>0.348004987597118</text:p>
          </table:table-cell>
          <table:table-cell table:formula="of:=([$'F1-mean'.T11]*[$'f-AUC'.T11])/([$'F1-mean'.T11]+[$'f-AUC'.T11])" office:value-type="float" office:value="0.358062120121937" calcext:value-type="float">
            <text:p>0.358062120121937</text:p>
          </table:table-cell>
          <table:table-cell table:formula="of:=([$'F1-mean'.U11]*[$'f-AUC'.U11])/([$'F1-mean'.U11]+[$'f-AUC'.U11])" office:value-type="float" office:value="0.332534722095397" calcext:value-type="float">
            <text:p>0.332534722095397</text:p>
          </table:table-cell>
          <table:table-cell table:formula="of:=([$'F1-mean'.V11]*[$'f-AUC'.V11])/([$'F1-mean'.V11]+[$'f-AUC'.V11])" office:value-type="float" office:value="0.335011558907328" calcext:value-type="float">
            <text:p>0.335011558907328</text:p>
          </table:table-cell>
          <table:table-cell table:formula="of:=([$'F1-mean'.W11]*[$'f-AUC'.W11])/([$'F1-mean'.W11]+[$'f-AUC'.W11])" office:value-type="float" office:value="0.361463332713627" calcext:value-type="float">
            <text:p>0.361463332713627</text:p>
          </table:table-cell>
          <table:table-cell table:formula="of:=([$'F1-mean'.X11]*[$'f-AUC'.X11])/([$'F1-mean'.X11]+[$'f-AUC'.X11])" office:value-type="float" office:value="0.359878637861667" calcext:value-type="float">
            <text:p>0.359878637861667</text:p>
          </table:table-cell>
          <table:table-cell table:number-columns-repeated="1000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formula="of:=([$'F1-mean'.G12]*[$'f-AUC'.G12])/([$'F1-mean'.G12]+[$'f-AUC'.G12])" office:value-type="float" office:value="0.351799132699066" calcext:value-type="float">
            <text:p>0.351799132699066</text:p>
          </table:table-cell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 table:formula="of:=([$'F1-mean'.J12]*[$'f-AUC'.J12])/([$'F1-mean'.J12]+[$'f-AUC'.J12])" office:value-type="float" office:value="0.357827828535733" calcext:value-type="float">
            <text:p>0.357827828535733</text:p>
          </table:table-cell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formula="of:=([$'F1-mean'.L12]*[$'f-AUC'.L12])/([$'F1-mean'.L12]+[$'f-AUC'.L12])" office:value-type="float" office:value="0.355327668047631" calcext:value-type="float">
            <text:p>0.355327668047631</text:p>
          </table:table-cell>
          <table:table-cell table:formula="of:=([$'F1-mean'.M12]*[$'f-AUC'.M12])/([$'F1-mean'.M12]+[$'f-AUC'.M12])" office:value-type="float" office:value="0" calcext:value-type="float">
            <text:p>0</text:p>
          </table:table-cell>
          <table:table-cell table:formula="of:=([$'F1-mean'.N12]*[$'f-AUC'.N12])/([$'F1-mean'.N12]+[$'f-AUC'.N12])" office:value-type="float" office:value="0" calcext:value-type="float">
            <text:p>0</text:p>
          </table:table-cell>
          <table:table-cell table:formula="of:=([$'F1-mean'.O12]*[$'f-AUC'.O12])/([$'F1-mean'.O12]+[$'f-AUC'.O12])" office:value-type="float" office:value="0.351733007346173" calcext:value-type="float">
            <text:p>0.351733007346173</text:p>
          </table:table-cell>
          <table:table-cell table:formula="of:=([$'F1-mean'.P12]*[$'f-AUC'.P12])/([$'F1-mean'.P12]+[$'f-AUC'.P12])" office:value-type="float" office:value="0" calcext:value-type="float">
            <text:p>0</text:p>
          </table:table-cell>
          <table:table-cell table:formula="of:=([$'F1-mean'.Q12]*[$'f-AUC'.Q12])/([$'F1-mean'.Q12]+[$'f-AUC'.Q12])" office:value-type="float" office:value="0.350368853488237" calcext:value-type="float">
            <text:p>0.350368853488237</text:p>
          </table:table-cell>
          <table:table-cell table:formula="of:=([$'F1-mean'.R12]*[$'f-AUC'.R12])/([$'F1-mean'.R12]+[$'f-AUC'.R12])" office:value-type="float" office:value="0.370225517462152" calcext:value-type="float">
            <text:p>0.370225517462152</text:p>
          </table:table-cell>
          <table:table-cell table:formula="of:=([$'F1-mean'.S12]*[$'f-AUC'.S12])/([$'F1-mean'.S12]+[$'f-AUC'.S12])" office:value-type="float" office:value="0.357058390153274" calcext:value-type="float">
            <text:p>0.357058390153274</text:p>
          </table:table-cell>
          <table:table-cell table:formula="of:=([$'F1-mean'.T12]*[$'f-AUC'.T12])/([$'F1-mean'.T12]+[$'f-AUC'.T12])" office:value-type="float" office:value="0.355355802879299" calcext:value-type="float">
            <text:p>0.355355802879299</text:p>
          </table:table-cell>
          <table:table-cell table:formula="of:=([$'F1-mean'.U12]*[$'f-AUC'.U12])/([$'F1-mean'.U12]+[$'f-AUC'.U12])" office:value-type="float" office:value="0.357684336851794" calcext:value-type="float">
            <text:p>0.357684336851794</text:p>
          </table:table-cell>
          <table:table-cell table:formula="of:=([$'F1-mean'.V12]*[$'f-AUC'.V12])/([$'F1-mean'.V12]+[$'f-AUC'.V12])" office:value-type="float" office:value="0.333459286942717" calcext:value-type="float">
            <text:p>0.333459286942717</text:p>
          </table:table-cell>
          <table:table-cell table:formula="of:=([$'F1-mean'.W12]*[$'f-AUC'.W12])/([$'F1-mean'.W12]+[$'f-AUC'.W12])" office:value-type="float" office:value="0.362201882795044" calcext:value-type="float">
            <text:p>0.362201882795044</text:p>
          </table:table-cell>
          <table:table-cell table:formula="of:=([$'F1-mean'.X12]*[$'f-AUC'.X12])/([$'F1-mean'.X12]+[$'f-AUC'.X12])" office:value-type="float" office:value="0.36350546469092" calcext:value-type="float">
            <text:p>0.36350546469092</text:p>
          </table:table-cell>
          <table:table-cell table:number-columns-repeated="1000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formula="of:=([$'F1-mean'.G13]*[$'f-AUC'.G13])/([$'F1-mean'.G13]+[$'f-AUC'.G13])" office:value-type="float" office:value="0.352251747501113" calcext:value-type="float">
            <text:p>0.352251747501113</text:p>
          </table:table-cell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 table:formula="of:=([$'F1-mean'.J13]*[$'f-AUC'.J13])/([$'F1-mean'.J13]+[$'f-AUC'.J13])" office:value-type="float" office:value="0.361697860169675" calcext:value-type="float">
            <text:p>0.361697860169675</text:p>
          </table:table-cell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formula="of:=([$'F1-mean'.L13]*[$'f-AUC'.L13])/([$'F1-mean'.L13]+[$'f-AUC'.L13])" office:value-type="float" office:value="0.358037108106924" calcext:value-type="float">
            <text:p>0.358037108106924</text:p>
          </table:table-cell>
          <table:table-cell table:formula="of:=([$'F1-mean'.M13]*[$'f-AUC'.M13])/([$'F1-mean'.M13]+[$'f-AUC'.M13])" office:value-type="float" office:value="0" calcext:value-type="float">
            <text:p>0</text:p>
          </table:table-cell>
          <table:table-cell table:formula="of:=([$'F1-mean'.N13]*[$'f-AUC'.N13])/([$'F1-mean'.N13]+[$'f-AUC'.N13])" office:value-type="float" office:value="0.291743479683692" calcext:value-type="float">
            <text:p>0.291743479683692</text:p>
          </table:table-cell>
          <table:table-cell table:formula="of:=([$'F1-mean'.O13]*[$'f-AUC'.O13])/([$'F1-mean'.O13]+[$'f-AUC'.O13])" office:value-type="float" office:value="0.352733532299364" calcext:value-type="float">
            <text:p>0.352733532299364</text:p>
          </table:table-cell>
          <table:table-cell table:formula="of:=([$'F1-mean'.P13]*[$'f-AUC'.P13])/([$'F1-mean'.P13]+[$'f-AUC'.P13])" office:value-type="float" office:value="0" calcext:value-type="float">
            <text:p>0</text:p>
          </table:table-cell>
          <table:table-cell table:formula="of:=([$'F1-mean'.Q13]*[$'f-AUC'.Q13])/([$'F1-mean'.Q13]+[$'f-AUC'.Q13])" office:value-type="float" office:value="0.352214591883233" calcext:value-type="float">
            <text:p>0.352214591883233</text:p>
          </table:table-cell>
          <table:table-cell table:formula="of:=([$'F1-mean'.R13]*[$'f-AUC'.R13])/([$'F1-mean'.R13]+[$'f-AUC'.R13])" office:value-type="float" office:value="0.362879356542688" calcext:value-type="float">
            <text:p>0.362879356542688</text:p>
          </table:table-cell>
          <table:table-cell table:formula="of:=([$'F1-mean'.S13]*[$'f-AUC'.S13])/([$'F1-mean'.S13]+[$'f-AUC'.S13])" office:value-type="float" office:value="0.357757080659916" calcext:value-type="float">
            <text:p>0.357757080659916</text:p>
          </table:table-cell>
          <table:table-cell table:formula="of:=([$'F1-mean'.T13]*[$'f-AUC'.T13])/([$'F1-mean'.T13]+[$'f-AUC'.T13])" office:value-type="float" office:value="0.362000528454361" calcext:value-type="float">
            <text:p>0.362000528454361</text:p>
          </table:table-cell>
          <table:table-cell table:formula="of:=([$'F1-mean'.U13]*[$'f-AUC'.U13])/([$'F1-mean'.U13]+[$'f-AUC'.U13])" office:value-type="float" office:value="0.352781543448959" calcext:value-type="float">
            <text:p>0.352781543448959</text:p>
          </table:table-cell>
          <table:table-cell table:formula="of:=([$'F1-mean'.V13]*[$'f-AUC'.V13])/([$'F1-mean'.V13]+[$'f-AUC'.V13])" office:value-type="float" office:value="0.340289322510963" calcext:value-type="float">
            <text:p>0.340289322510963</text:p>
          </table:table-cell>
          <table:table-cell table:formula="of:=([$'F1-mean'.W13]*[$'f-AUC'.W13])/([$'F1-mean'.W13]+[$'f-AUC'.W13])" office:value-type="float" office:value="0.364052896313604" calcext:value-type="float">
            <text:p>0.364052896313604</text:p>
          </table:table-cell>
          <table:table-cell table:formula="of:=([$'F1-mean'.X13]*[$'f-AUC'.X13])/([$'F1-mean'.X13]+[$'f-AUC'.X13])" office:value-type="float" office:value="0.35797205702295" calcext:value-type="float">
            <text:p>0.35797205702295</text:p>
          </table:table-cell>
          <table:table-cell table:number-columns-repeated="1000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formula="of:=([$'F1-mean'.G14]*[$'f-AUC'.G14])/([$'F1-mean'.G14]+[$'f-AUC'.G14])" office:value-type="float" office:value="0.356996823308562" calcext:value-type="float">
            <text:p>0.356996823308562</text:p>
          </table:table-cell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 table:formula="of:=([$'F1-mean'.J14]*[$'f-AUC'.J14])/([$'F1-mean'.J14]+[$'f-AUC'.J14])" office:value-type="float" office:value="0.362116881559723" calcext:value-type="float">
            <text:p>0.362116881559723</text:p>
          </table:table-cell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formula="of:=([$'F1-mean'.L14]*[$'f-AUC'.L14])/([$'F1-mean'.L14]+[$'f-AUC'.L14])" office:value-type="float" office:value="0.342739935979643" calcext:value-type="float">
            <text:p>0.342739935979643</text:p>
          </table:table-cell>
          <table:table-cell table:formula="of:=([$'F1-mean'.M14]*[$'f-AUC'.M14])/([$'F1-mean'.M14]+[$'f-AUC'.M14])" office:value-type="float" office:value="0" calcext:value-type="float">
            <text:p>0</text:p>
          </table:table-cell>
          <table:table-cell table:formula="of:=([$'F1-mean'.N14]*[$'f-AUC'.N14])/([$'F1-mean'.N14]+[$'f-AUC'.N14])" office:value-type="float" office:value="0.311394046999603" calcext:value-type="float">
            <text:p>0.311394046999603</text:p>
          </table:table-cell>
          <table:table-cell table:formula="of:=([$'F1-mean'.O14]*[$'f-AUC'.O14])/([$'F1-mean'.O14]+[$'f-AUC'.O14])" office:value-type="float" office:value="0.35395881720533" calcext:value-type="float">
            <text:p>0.35395881720533</text:p>
          </table:table-cell>
          <table:table-cell table:formula="of:=([$'F1-mean'.P14]*[$'f-AUC'.P14])/([$'F1-mean'.P14]+[$'f-AUC'.P14])" office:value-type="float" office:value="0.0000889839911234711" calcext:value-type="float">
            <text:p>8.89839911234711E-05</text:p>
          </table:table-cell>
          <table:table-cell table:formula="of:=([$'F1-mean'.Q14]*[$'f-AUC'.Q14])/([$'F1-mean'.Q14]+[$'f-AUC'.Q14])" office:value-type="float" office:value="0.352747481058586" calcext:value-type="float">
            <text:p>0.352747481058586</text:p>
          </table:table-cell>
          <table:table-cell table:formula="of:=([$'F1-mean'.R14]*[$'f-AUC'.R14])/([$'F1-mean'.R14]+[$'f-AUC'.R14])" office:value-type="float" office:value="0.369520458360842" calcext:value-type="float">
            <text:p>0.369520458360842</text:p>
          </table:table-cell>
          <table:table-cell table:formula="of:=([$'F1-mean'.S14]*[$'f-AUC'.S14])/([$'F1-mean'.S14]+[$'f-AUC'.S14])" office:value-type="float" office:value="0.357938453010209" calcext:value-type="float">
            <text:p>0.357938453010209</text:p>
          </table:table-cell>
          <table:table-cell table:formula="of:=([$'F1-mean'.T14]*[$'f-AUC'.T14])/([$'F1-mean'.T14]+[$'f-AUC'.T14])" office:value-type="float" office:value="0.362148762078842" calcext:value-type="float">
            <text:p>0.362148762078842</text:p>
          </table:table-cell>
          <table:table-cell table:formula="of:=([$'F1-mean'.U14]*[$'f-AUC'.U14])/([$'F1-mean'.U14]+[$'f-AUC'.U14])" office:value-type="float" office:value="0.361494924467338" calcext:value-type="float">
            <text:p>0.361494924467338</text:p>
          </table:table-cell>
          <table:table-cell table:formula="of:=([$'F1-mean'.V14]*[$'f-AUC'.V14])/([$'F1-mean'.V14]+[$'f-AUC'.V14])" office:value-type="float" office:value="0.343188349668303" calcext:value-type="float">
            <text:p>0.343188349668303</text:p>
          </table:table-cell>
          <table:table-cell table:formula="of:=([$'F1-mean'.W14]*[$'f-AUC'.W14])/([$'F1-mean'.W14]+[$'f-AUC'.W14])" office:value-type="float" office:value="0.360886609957372" calcext:value-type="float">
            <text:p>0.360886609957372</text:p>
          </table:table-cell>
          <table:table-cell table:formula="of:=([$'F1-mean'.X14]*[$'f-AUC'.X14])/([$'F1-mean'.X14]+[$'f-AUC'.X14])" office:value-type="float" office:value="0.358003749904516" calcext:value-type="float">
            <text:p>0.358003749904516</text:p>
          </table:table-cell>
          <table:table-cell table:number-columns-repeated="1000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formula="of:=([$'F1-mean'.G15]*[$'f-AUC'.G15])/([$'F1-mean'.G15]+[$'f-AUC'.G15])" office:value-type="float" office:value="0.359993044486454" calcext:value-type="float">
            <text:p>0.359993044486454</text:p>
          </table:table-cell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 table:formula="of:=([$'F1-mean'.J15]*[$'f-AUC'.J15])/([$'F1-mean'.J15]+[$'f-AUC'.J15])" office:value-type="float" office:value="0.353609229541649" calcext:value-type="float">
            <text:p>0.353609229541649</text:p>
          </table:table-cell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formula="of:=([$'F1-mean'.L15]*[$'f-AUC'.L15])/([$'F1-mean'.L15]+[$'f-AUC'.L15])" office:value-type="float" office:value="0.359076771210534" calcext:value-type="float">
            <text:p>0.359076771210534</text:p>
          </table:table-cell>
          <table:table-cell table:formula="of:=([$'F1-mean'.M15]*[$'f-AUC'.M15])/([$'F1-mean'.M15]+[$'f-AUC'.M15])" office:value-type="float" office:value="0" calcext:value-type="float">
            <text:p>0</text:p>
          </table:table-cell>
          <table:table-cell table:formula="of:=([$'F1-mean'.N15]*[$'f-AUC'.N15])/([$'F1-mean'.N15]+[$'f-AUC'.N15])" office:value-type="float" office:value="0.284543771391869" calcext:value-type="float">
            <text:p>0.284543771391869</text:p>
          </table:table-cell>
          <table:table-cell table:formula="of:=([$'F1-mean'.O15]*[$'f-AUC'.O15])/([$'F1-mean'.O15]+[$'f-AUC'.O15])" office:value-type="float" office:value="0.349231002485211" calcext:value-type="float">
            <text:p>0.349231002485211</text:p>
          </table:table-cell>
          <table:table-cell table:formula="of:=([$'F1-mean'.P15]*[$'f-AUC'.P15])/([$'F1-mean'.P15]+[$'f-AUC'.P15])" office:value-type="float" office:value="0" calcext:value-type="float">
            <text:p>0</text:p>
          </table:table-cell>
          <table:table-cell table:formula="of:=([$'F1-mean'.Q15]*[$'f-AUC'.Q15])/([$'F1-mean'.Q15]+[$'f-AUC'.Q15])" office:value-type="float" office:value="0.356208803704723" calcext:value-type="float">
            <text:p>0.356208803704723</text:p>
          </table:table-cell>
          <table:table-cell table:formula="of:=([$'F1-mean'.R15]*[$'f-AUC'.R15])/([$'F1-mean'.R15]+[$'f-AUC'.R15])" office:value-type="float" office:value="0.378121266637932" calcext:value-type="float">
            <text:p>0.378121266637932</text:p>
          </table:table-cell>
          <table:table-cell table:formula="of:=([$'F1-mean'.S15]*[$'f-AUC'.S15])/([$'F1-mean'.S15]+[$'f-AUC'.S15])" office:value-type="float" office:value="0.360591873406179" calcext:value-type="float">
            <text:p>0.360591873406179</text:p>
          </table:table-cell>
          <table:table-cell table:formula="of:=([$'F1-mean'.T15]*[$'f-AUC'.T15])/([$'F1-mean'.T15]+[$'f-AUC'.T15])" office:value-type="float" office:value="0.362042270859442" calcext:value-type="float">
            <text:p>0.362042270859442</text:p>
          </table:table-cell>
          <table:table-cell table:formula="of:=([$'F1-mean'.U15]*[$'f-AUC'.U15])/([$'F1-mean'.U15]+[$'f-AUC'.U15])" office:value-type="float" office:value="0.35558918457373" calcext:value-type="float">
            <text:p>0.35558918457373</text:p>
          </table:table-cell>
          <table:table-cell table:formula="of:=([$'F1-mean'.V15]*[$'f-AUC'.V15])/([$'F1-mean'.V15]+[$'f-AUC'.V15])" office:value-type="float" office:value="0.3460538057609" calcext:value-type="float">
            <text:p>0.3460538057609</text:p>
          </table:table-cell>
          <table:table-cell table:formula="of:=([$'F1-mean'.W15]*[$'f-AUC'.W15])/([$'F1-mean'.W15]+[$'f-AUC'.W15])" office:value-type="float" office:value="0.356620594398271" calcext:value-type="float">
            <text:p>0.356620594398271</text:p>
          </table:table-cell>
          <table:table-cell table:formula="of:=([$'F1-mean'.X15]*[$'f-AUC'.X15])/([$'F1-mean'.X15]+[$'f-AUC'.X15])" office:value-type="float" office:value="0.366554250325662" calcext:value-type="float">
            <text:p>0.366554250325662</text:p>
          </table:table-cell>
          <table:table-cell table:number-columns-repeated="1000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formula="of:=([$'F1-mean'.G16]*[$'f-AUC'.G16])/([$'F1-mean'.G16]+[$'f-AUC'.G16])" office:value-type="float" office:value="0.360135953610971" calcext:value-type="float">
            <text:p>0.360135953610971</text:p>
          </table:table-cell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 table:formula="of:=([$'F1-mean'.J16]*[$'f-AUC'.J16])/([$'F1-mean'.J16]+[$'f-AUC'.J16])" office:value-type="float" office:value="0.362714915064734" calcext:value-type="float">
            <text:p>0.362714915064734</text:p>
          </table:table-cell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formula="of:=([$'F1-mean'.L16]*[$'f-AUC'.L16])/([$'F1-mean'.L16]+[$'f-AUC'.L16])" office:value-type="float" office:value="0.358431453940536" calcext:value-type="float">
            <text:p>0.358431453940536</text:p>
          </table:table-cell>
          <table:table-cell table:formula="of:=([$'F1-mean'.M16]*[$'f-AUC'.M16])/([$'F1-mean'.M16]+[$'f-AUC'.M16])" office:value-type="float" office:value="0.28514322219129" calcext:value-type="float">
            <text:p>0.28514322219129</text:p>
          </table:table-cell>
          <table:table-cell table:formula="of:=([$'F1-mean'.N16]*[$'f-AUC'.N16])/([$'F1-mean'.N16]+[$'f-AUC'.N16])" office:value-type="float" office:value="0.289395638908815" calcext:value-type="float">
            <text:p>0.289395638908815</text:p>
          </table:table-cell>
          <table:table-cell table:formula="of:=([$'F1-mean'.O16]*[$'f-AUC'.O16])/([$'F1-mean'.O16]+[$'f-AUC'.O16])" office:value-type="float" office:value="0.354213421349451" calcext:value-type="float">
            <text:p>0.354213421349451</text:p>
          </table:table-cell>
          <table:table-cell table:formula="of:=([$'F1-mean'.P16]*[$'f-AUC'.P16])/([$'F1-mean'.P16]+[$'f-AUC'.P16])" office:value-type="float" office:value="0" calcext:value-type="float">
            <text:p>0</text:p>
          </table:table-cell>
          <table:table-cell table:formula="of:=([$'F1-mean'.Q16]*[$'f-AUC'.Q16])/([$'F1-mean'.Q16]+[$'f-AUC'.Q16])" office:value-type="float" office:value="0.357517263082698" calcext:value-type="float">
            <text:p>0.357517263082698</text:p>
          </table:table-cell>
          <table:table-cell table:formula="of:=([$'F1-mean'.R16]*[$'f-AUC'.R16])/([$'F1-mean'.R16]+[$'f-AUC'.R16])" office:value-type="float" office:value="0.372156087582992" calcext:value-type="float">
            <text:p>0.372156087582992</text:p>
          </table:table-cell>
          <table:table-cell table:formula="of:=([$'F1-mean'.S16]*[$'f-AUC'.S16])/([$'F1-mean'.S16]+[$'f-AUC'.S16])" office:value-type="float" office:value="0.344710846010241" calcext:value-type="float">
            <text:p>0.344710846010241</text:p>
          </table:table-cell>
          <table:table-cell table:formula="of:=([$'F1-mean'.T16]*[$'f-AUC'.T16])/([$'F1-mean'.T16]+[$'f-AUC'.T16])" office:value-type="float" office:value="0.355146157878655" calcext:value-type="float">
            <text:p>0.355146157878655</text:p>
          </table:table-cell>
          <table:table-cell table:formula="of:=([$'F1-mean'.U16]*[$'f-AUC'.U16])/([$'F1-mean'.U16]+[$'f-AUC'.U16])" office:value-type="float" office:value="0.36107319506129" calcext:value-type="float">
            <text:p>0.36107319506129</text:p>
          </table:table-cell>
          <table:table-cell table:formula="of:=([$'F1-mean'.V16]*[$'f-AUC'.V16])/([$'F1-mean'.V16]+[$'f-AUC'.V16])" office:value-type="float" office:value="0.347752989762745" calcext:value-type="float">
            <text:p>0.347752989762745</text:p>
          </table:table-cell>
          <table:table-cell table:formula="of:=([$'F1-mean'.W16]*[$'f-AUC'.W16])/([$'F1-mean'.W16]+[$'f-AUC'.W16])" office:value-type="float" office:value="0.365131121169272" calcext:value-type="float">
            <text:p>0.365131121169272</text:p>
          </table:table-cell>
          <table:table-cell table:formula="of:=([$'F1-mean'.X16]*[$'f-AUC'.X16])/([$'F1-mean'.X16]+[$'f-AUC'.X16])" office:value-type="float" office:value="0.35792573214365" calcext:value-type="float">
            <text:p>0.35792573214365</text:p>
          </table:table-cell>
          <table:table-cell table:number-columns-repeated="1000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formula="of:=([$'F1-mean'.G17]*[$'f-AUC'.G17])/([$'F1-mean'.G17]+[$'f-AUC'.G17])" office:value-type="float" office:value="0.360218365410511" calcext:value-type="float">
            <text:p>0.360218365410511</text:p>
          </table:table-cell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 table:formula="of:=([$'F1-mean'.J17]*[$'f-AUC'.J17])/([$'F1-mean'.J17]+[$'f-AUC'.J17])" office:value-type="float" office:value="0.360211178844545" calcext:value-type="float">
            <text:p>0.360211178844545</text:p>
          </table:table-cell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formula="of:=([$'F1-mean'.L17]*[$'f-AUC'.L17])/([$'F1-mean'.L17]+[$'f-AUC'.L17])" office:value-type="float" office:value="0.35856883017204" calcext:value-type="float">
            <text:p>0.35856883017204</text:p>
          </table:table-cell>
          <table:table-cell table:formula="of:=([$'F1-mean'.M17]*[$'f-AUC'.M17])/([$'F1-mean'.M17]+[$'f-AUC'.M17])" office:value-type="float" office:value="0.309575838233721" calcext:value-type="float">
            <text:p>0.309575838233721</text:p>
          </table:table-cell>
          <table:table-cell table:formula="of:=([$'F1-mean'.N17]*[$'f-AUC'.N17])/([$'F1-mean'.N17]+[$'f-AUC'.N17])" office:value-type="float" office:value="0.318032477082141" calcext:value-type="float">
            <text:p>0.318032477082141</text:p>
          </table:table-cell>
          <table:table-cell table:formula="of:=([$'F1-mean'.O17]*[$'f-AUC'.O17])/([$'F1-mean'.O17]+[$'f-AUC'.O17])" office:value-type="float" office:value="0.357597210403867" calcext:value-type="float">
            <text:p>0.357597210403867</text:p>
          </table:table-cell>
          <table:table-cell table:formula="of:=([$'F1-mean'.P17]*[$'f-AUC'.P17])/([$'F1-mean'.P17]+[$'f-AUC'.P17])" office:value-type="float" office:value="0.211451373123482" calcext:value-type="float">
            <text:p>0.211451373123482</text:p>
          </table:table-cell>
          <table:table-cell table:formula="of:=([$'F1-mean'.Q17]*[$'f-AUC'.Q17])/([$'F1-mean'.Q17]+[$'f-AUC'.Q17])" office:value-type="float" office:value="0.350026485581012" calcext:value-type="float">
            <text:p>0.350026485581012</text:p>
          </table:table-cell>
          <table:table-cell table:formula="of:=([$'F1-mean'.R17]*[$'f-AUC'.R17])/([$'F1-mean'.R17]+[$'f-AUC'.R17])" office:value-type="float" office:value="0.37446674044624" calcext:value-type="float">
            <text:p>0.37446674044624</text:p>
          </table:table-cell>
          <table:table-cell table:formula="of:=([$'F1-mean'.S17]*[$'f-AUC'.S17])/([$'F1-mean'.S17]+[$'f-AUC'.S17])" office:value-type="float" office:value="0.360541684720733" calcext:value-type="float">
            <text:p>0.360541684720733</text:p>
          </table:table-cell>
          <table:table-cell table:formula="of:=([$'F1-mean'.T17]*[$'f-AUC'.T17])/([$'F1-mean'.T17]+[$'f-AUC'.T17])" office:value-type="float" office:value="0.348237382236534" calcext:value-type="float">
            <text:p>0.348237382236534</text:p>
          </table:table-cell>
          <table:table-cell table:formula="of:=([$'F1-mean'.U17]*[$'f-AUC'.U17])/([$'F1-mean'.U17]+[$'f-AUC'.U17])" office:value-type="float" office:value="0.358768581382732" calcext:value-type="float">
            <text:p>0.358768581382732</text:p>
          </table:table-cell>
          <table:table-cell table:formula="of:=([$'F1-mean'.V17]*[$'f-AUC'.V17])/([$'F1-mean'.V17]+[$'f-AUC'.V17])" office:value-type="float" office:value="0.344894044580715" calcext:value-type="float">
            <text:p>0.344894044580715</text:p>
          </table:table-cell>
          <table:table-cell table:formula="of:=([$'F1-mean'.W17]*[$'f-AUC'.W17])/([$'F1-mean'.W17]+[$'f-AUC'.W17])" office:value-type="float" office:value="0.365496495772326" calcext:value-type="float">
            <text:p>0.365496495772326</text:p>
          </table:table-cell>
          <table:table-cell table:formula="of:=([$'F1-mean'.X17]*[$'f-AUC'.X17])/([$'F1-mean'.X17]+[$'f-AUC'.X17])" office:value-type="float" office:value="0.364639070771409" calcext:value-type="float">
            <text:p>0.364639070771409</text:p>
          </table:table-cell>
          <table:table-cell table:number-columns-repeated="1000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formula="of:=([$'F1-mean'.G18]*[$'f-AUC'.G18])/([$'F1-mean'.G18]+[$'f-AUC'.G18])" office:value-type="float" office:value="0.364656533618198" calcext:value-type="float">
            <text:p>0.364656533618198</text:p>
          </table:table-cell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 table:formula="of:=([$'F1-mean'.J18]*[$'f-AUC'.J18])/([$'F1-mean'.J18]+[$'f-AUC'.J18])" office:value-type="float" office:value="0.363789401079654" calcext:value-type="float">
            <text:p>0.363789401079654</text:p>
          </table:table-cell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formula="of:=([$'F1-mean'.L18]*[$'f-AUC'.L18])/([$'F1-mean'.L18]+[$'f-AUC'.L18])" office:value-type="float" office:value="0.356151065413449" calcext:value-type="float">
            <text:p>0.356151065413449</text:p>
          </table:table-cell>
          <table:table-cell table:formula="of:=([$'F1-mean'.M18]*[$'f-AUC'.M18])/([$'F1-mean'.M18]+[$'f-AUC'.M18])" office:value-type="float" office:value="0.316970033707106" calcext:value-type="float">
            <text:p>0.316970033707106</text:p>
          </table:table-cell>
          <table:table-cell table:formula="of:=([$'F1-mean'.N18]*[$'f-AUC'.N18])/([$'F1-mean'.N18]+[$'f-AUC'.N18])" office:value-type="float" office:value="0.328724349779148" calcext:value-type="float">
            <text:p>0.328724349779148</text:p>
          </table:table-cell>
          <table:table-cell table:formula="of:=([$'F1-mean'.O18]*[$'f-AUC'.O18])/([$'F1-mean'.O18]+[$'f-AUC'.O18])" office:value-type="float" office:value="0.354092999727123" calcext:value-type="float">
            <text:p>0.354092999727123</text:p>
          </table:table-cell>
          <table:table-cell table:formula="of:=([$'F1-mean'.P18]*[$'f-AUC'.P18])/([$'F1-mean'.P18]+[$'f-AUC'.P18])" office:value-type="float" office:value="0.133293163228171" calcext:value-type="float">
            <text:p>0.133293163228171</text:p>
          </table:table-cell>
          <table:table-cell table:formula="of:=([$'F1-mean'.Q18]*[$'f-AUC'.Q18])/([$'F1-mean'.Q18]+[$'f-AUC'.Q18])" office:value-type="float" office:value="0.355685322606754" calcext:value-type="float">
            <text:p>0.355685322606754</text:p>
          </table:table-cell>
          <table:table-cell table:formula="of:=([$'F1-mean'.R18]*[$'f-AUC'.R18])/([$'F1-mean'.R18]+[$'f-AUC'.R18])" office:value-type="float" office:value="0.382054840036869" calcext:value-type="float">
            <text:p>0.382054840036869</text:p>
          </table:table-cell>
          <table:table-cell table:formula="of:=([$'F1-mean'.S18]*[$'f-AUC'.S18])/([$'F1-mean'.S18]+[$'f-AUC'.S18])" office:value-type="float" office:value="0.356125895352719" calcext:value-type="float">
            <text:p>0.356125895352719</text:p>
          </table:table-cell>
          <table:table-cell table:formula="of:=([$'F1-mean'.T18]*[$'f-AUC'.T18])/([$'F1-mean'.T18]+[$'f-AUC'.T18])" office:value-type="float" office:value="0.366278202263681" calcext:value-type="float">
            <text:p>0.366278202263681</text:p>
          </table:table-cell>
          <table:table-cell table:formula="of:=([$'F1-mean'.U18]*[$'f-AUC'.U18])/([$'F1-mean'.U18]+[$'f-AUC'.U18])" office:value-type="float" office:value="0.362139967080249" calcext:value-type="float">
            <text:p>0.362139967080249</text:p>
          </table:table-cell>
          <table:table-cell table:formula="of:=([$'F1-mean'.V18]*[$'f-AUC'.V18])/([$'F1-mean'.V18]+[$'f-AUC'.V18])" office:value-type="float" office:value="0.349602113146911" calcext:value-type="float">
            <text:p>0.349602113146911</text:p>
          </table:table-cell>
          <table:table-cell table:formula="of:=([$'F1-mean'.W18]*[$'f-AUC'.W18])/([$'F1-mean'.W18]+[$'f-AUC'.W18])" office:value-type="float" office:value="0.362018999054936" calcext:value-type="float">
            <text:p>0.362018999054936</text:p>
          </table:table-cell>
          <table:table-cell table:formula="of:=([$'F1-mean'.X18]*[$'f-AUC'.X18])/([$'F1-mean'.X18]+[$'f-AUC'.X18])" office:value-type="float" office:value="0.362078426915677" calcext:value-type="float">
            <text:p>0.362078426915677</text:p>
          </table:table-cell>
          <table:table-cell table:number-columns-repeated="1000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formula="of:=([$'F1-mean'.G19]*[$'f-AUC'.G19])/([$'F1-mean'.G19]+[$'f-AUC'.G19])" office:value-type="float" office:value="0.364579236585026" calcext:value-type="float">
            <text:p>0.364579236585026</text:p>
          </table:table-cell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 table:formula="of:=([$'F1-mean'.J19]*[$'f-AUC'.J19])/([$'F1-mean'.J19]+[$'f-AUC'.J19])" office:value-type="float" office:value="0.363455455960099" calcext:value-type="float">
            <text:p>0.363455455960099</text:p>
          </table:table-cell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formula="of:=([$'F1-mean'.L19]*[$'f-AUC'.L19])/([$'F1-mean'.L19]+[$'f-AUC'.L19])" office:value-type="float" office:value="0.356320472288489" calcext:value-type="float">
            <text:p>0.356320472288489</text:p>
          </table:table-cell>
          <table:table-cell table:formula="of:=([$'F1-mean'.M19]*[$'f-AUC'.M19])/([$'F1-mean'.M19]+[$'f-AUC'.M19])" office:value-type="float" office:value="0.317739398513338" calcext:value-type="float">
            <text:p>0.317739398513338</text:p>
          </table:table-cell>
          <table:table-cell table:formula="of:=([$'F1-mean'.N19]*[$'f-AUC'.N19])/([$'F1-mean'.N19]+[$'f-AUC'.N19])" office:value-type="float" office:value="0.322464570990055" calcext:value-type="float">
            <text:p>0.322464570990055</text:p>
          </table:table-cell>
          <table:table-cell table:formula="of:=([$'F1-mean'.O19]*[$'f-AUC'.O19])/([$'F1-mean'.O19]+[$'f-AUC'.O19])" office:value-type="float" office:value="0.361333190889211" calcext:value-type="float">
            <text:p>0.361333190889211</text:p>
          </table:table-cell>
          <table:table-cell table:formula="of:=([$'F1-mean'.P19]*[$'f-AUC'.P19])/([$'F1-mean'.P19]+[$'f-AUC'.P19])" office:value-type="float" office:value="0.010641995652893" calcext:value-type="float">
            <text:p>0.010641995652893</text:p>
          </table:table-cell>
          <table:table-cell table:formula="of:=([$'F1-mean'.Q19]*[$'f-AUC'.Q19])/([$'F1-mean'.Q19]+[$'f-AUC'.Q19])" office:value-type="float" office:value="0.36163471643646" calcext:value-type="float">
            <text:p>0.36163471643646</text:p>
          </table:table-cell>
          <table:table-cell table:formula="of:=([$'F1-mean'.R19]*[$'f-AUC'.R19])/([$'F1-mean'.R19]+[$'f-AUC'.R19])" office:value-type="float" office:value="0.379112369028028" calcext:value-type="float">
            <text:p>0.379112369028028</text:p>
          </table:table-cell>
          <table:table-cell table:formula="of:=([$'F1-mean'.S19]*[$'f-AUC'.S19])/([$'F1-mean'.S19]+[$'f-AUC'.S19])" office:value-type="float" office:value="0.362132160156916" calcext:value-type="float">
            <text:p>0.362132160156916</text:p>
          </table:table-cell>
          <table:table-cell table:formula="of:=([$'F1-mean'.T19]*[$'f-AUC'.T19])/([$'F1-mean'.T19]+[$'f-AUC'.T19])" office:value-type="float" office:value="0.361434678236657" calcext:value-type="float">
            <text:p>0.361434678236657</text:p>
          </table:table-cell>
          <table:table-cell table:formula="of:=([$'F1-mean'.U19]*[$'f-AUC'.U19])/([$'F1-mean'.U19]+[$'f-AUC'.U19])" office:value-type="float" office:value="0.354571271620232" calcext:value-type="float">
            <text:p>0.354571271620232</text:p>
          </table:table-cell>
          <table:table-cell table:formula="of:=([$'F1-mean'.V19]*[$'f-AUC'.V19])/([$'F1-mean'.V19]+[$'f-AUC'.V19])" office:value-type="float" office:value="0.35128061959477" calcext:value-type="float">
            <text:p>0.35128061959477</text:p>
          </table:table-cell>
          <table:table-cell table:formula="of:=([$'F1-mean'.W19]*[$'f-AUC'.W19])/([$'F1-mean'.W19]+[$'f-AUC'.W19])" office:value-type="float" office:value="0.362003695411453" calcext:value-type="float">
            <text:p>0.362003695411453</text:p>
          </table:table-cell>
          <table:table-cell table:formula="of:=([$'F1-mean'.X19]*[$'f-AUC'.X19])/([$'F1-mean'.X19]+[$'f-AUC'.X19])" office:value-type="float" office:value="0.358147713475678" calcext:value-type="float">
            <text:p>0.358147713475678</text:p>
          </table:table-cell>
          <table:table-cell table:number-columns-repeated="1000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formula="of:=([$'F1-mean'.G20]*[$'f-AUC'.G20])/([$'F1-mean'.G20]+[$'f-AUC'.G20])" office:value-type="float" office:value="0.354907973878507" calcext:value-type="float">
            <text:p>0.354907973878507</text:p>
          </table:table-cell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formula="of:=([$'F1-mean'.J20]*[$'f-AUC'.J20])/([$'F1-mean'.J20]+[$'f-AUC'.J20])" office:value-type="float" office:value="0.367281805496936" calcext:value-type="float">
            <text:p>0.367281805496936</text:p>
          </table:table-cell>
          <table:table-cell table:formula="of:=([$'F1-mean'.K20]*[$'f-AUC'.K20])/([$'F1-mean'.K20]+[$'f-AUC'.K20])" office:value-type="float" office:value="0.360047680140992" calcext:value-type="float">
            <text:p>0.360047680140992</text:p>
          </table:table-cell>
          <table:table-cell table:formula="of:=([$'F1-mean'.L20]*[$'f-AUC'.L20])/([$'F1-mean'.L20]+[$'f-AUC'.L20])" office:value-type="float" office:value="0.353518598795643" calcext:value-type="float">
            <text:p>0.353518598795643</text:p>
          </table:table-cell>
          <table:table-cell table:formula="of:=([$'F1-mean'.M20]*[$'f-AUC'.M20])/([$'F1-mean'.M20]+[$'f-AUC'.M20])" office:value-type="float" office:value="0.329027452218409" calcext:value-type="float">
            <text:p>0.329027452218409</text:p>
          </table:table-cell>
          <table:table-cell table:formula="of:=([$'F1-mean'.N20]*[$'f-AUC'.N20])/([$'F1-mean'.N20]+[$'f-AUC'.N20])" office:value-type="float" office:value="0.333052598593629" calcext:value-type="float">
            <text:p>0.333052598593629</text:p>
          </table:table-cell>
          <table:table-cell table:formula="of:=([$'F1-mean'.O20]*[$'f-AUC'.O20])/([$'F1-mean'.O20]+[$'f-AUC'.O20])" office:value-type="float" office:value="0.362827058935562" calcext:value-type="float">
            <text:p>0.362827058935562</text:p>
          </table:table-cell>
          <table:table-cell table:formula="of:=([$'F1-mean'.P20]*[$'f-AUC'.P20])/([$'F1-mean'.P20]+[$'f-AUC'.P20])" office:value-type="float" office:value="0.210628949146528" calcext:value-type="float">
            <text:p>0.210628949146528</text:p>
          </table:table-cell>
          <table:table-cell table:formula="of:=([$'F1-mean'.Q20]*[$'f-AUC'.Q20])/([$'F1-mean'.Q20]+[$'f-AUC'.Q20])" office:value-type="float" office:value="0.351858197898203" calcext:value-type="float">
            <text:p>0.351858197898203</text:p>
          </table:table-cell>
          <table:table-cell table:formula="of:=([$'F1-mean'.R20]*[$'f-AUC'.R20])/([$'F1-mean'.R20]+[$'f-AUC'.R20])" office:value-type="float" office:value="0.379601863344212" calcext:value-type="float">
            <text:p>0.379601863344212</text:p>
          </table:table-cell>
          <table:table-cell table:formula="of:=([$'F1-mean'.S20]*[$'f-AUC'.S20])/([$'F1-mean'.S20]+[$'f-AUC'.S20])" office:value-type="float" office:value="0.371409084794052" calcext:value-type="float">
            <text:p>0.371409084794052</text:p>
          </table:table-cell>
          <table:table-cell table:formula="of:=([$'F1-mean'.T20]*[$'f-AUC'.T20])/([$'F1-mean'.T20]+[$'f-AUC'.T20])" office:value-type="float" office:value="0.351919507942758" calcext:value-type="float">
            <text:p>0.351919507942758</text:p>
          </table:table-cell>
          <table:table-cell table:formula="of:=([$'F1-mean'.U20]*[$'f-AUC'.U20])/([$'F1-mean'.U20]+[$'f-AUC'.U20])" office:value-type="float" office:value="0.357892380530143" calcext:value-type="float">
            <text:p>0.357892380530143</text:p>
          </table:table-cell>
          <table:table-cell table:formula="of:=([$'F1-mean'.V20]*[$'f-AUC'.V20])/([$'F1-mean'.V20]+[$'f-AUC'.V20])" office:value-type="float" office:value="0.352856078984939" calcext:value-type="float">
            <text:p>0.352856078984939</text:p>
          </table:table-cell>
          <table:table-cell table:formula="of:=([$'F1-mean'.W20]*[$'f-AUC'.W20])/([$'F1-mean'.W20]+[$'f-AUC'.W20])" office:value-type="float" office:value="0.364789804049944" calcext:value-type="float">
            <text:p>0.364789804049944</text:p>
          </table:table-cell>
          <table:table-cell table:formula="of:=([$'F1-mean'.X20]*[$'f-AUC'.X20])/([$'F1-mean'.X20]+[$'f-AUC'.X20])" office:value-type="float" office:value="0.361026219733639" calcext:value-type="float">
            <text:p>0.361026219733639</text:p>
          </table:table-cell>
          <table:table-cell table:number-columns-repeated="1000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formula="of:=([$'F1-mean'.G21]*[$'f-AUC'.G21])/([$'F1-mean'.G21]+[$'f-AUC'.G21])" office:value-type="float" office:value="0.36141951384535" calcext:value-type="float">
            <text:p>0.36141951384535</text:p>
          </table:table-cell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formula="of:=([$'F1-mean'.J21]*[$'f-AUC'.J21])/([$'F1-mean'.J21]+[$'f-AUC'.J21])" office:value-type="float" office:value="0.36294746454652" calcext:value-type="float">
            <text:p>0.36294746454652</text:p>
          </table:table-cell>
          <table:table-cell table:formula="of:=([$'F1-mean'.K21]*[$'f-AUC'.K21])/([$'F1-mean'.K21]+[$'f-AUC'.K21])" office:value-type="float" office:value="0.367679405306677" calcext:value-type="float">
            <text:p>0.367679405306677</text:p>
          </table:table-cell>
          <table:table-cell table:formula="of:=([$'F1-mean'.L21]*[$'f-AUC'.L21])/([$'F1-mean'.L21]+[$'f-AUC'.L21])" office:value-type="float" office:value="0.364676901466535" calcext:value-type="float">
            <text:p>0.364676901466535</text:p>
          </table:table-cell>
          <table:table-cell table:formula="of:=([$'F1-mean'.M21]*[$'f-AUC'.M21])/([$'F1-mean'.M21]+[$'f-AUC'.M21])" office:value-type="float" office:value="0.331921009388649" calcext:value-type="float">
            <text:p>0.331921009388649</text:p>
          </table:table-cell>
          <table:table-cell table:formula="of:=([$'F1-mean'.N21]*[$'f-AUC'.N21])/([$'F1-mean'.N21]+[$'f-AUC'.N21])" office:value-type="float" office:value="0.333289892327031" calcext:value-type="float">
            <text:p>0.333289892327031</text:p>
          </table:table-cell>
          <table:table-cell table:formula="of:=([$'F1-mean'.O21]*[$'f-AUC'.O21])/([$'F1-mean'.O21]+[$'f-AUC'.O21])" office:value-type="float" office:value="0.36473136142454" calcext:value-type="float">
            <text:p>0.36473136142454</text:p>
          </table:table-cell>
          <table:table-cell table:formula="of:=([$'F1-mean'.P21]*[$'f-AUC'.P21])/([$'F1-mean'.P21]+[$'f-AUC'.P21])" office:value-type="float" office:value="0.21295113039719" calcext:value-type="float">
            <text:p>0.21295113039719</text:p>
          </table:table-cell>
          <table:table-cell table:formula="of:=([$'F1-mean'.Q21]*[$'f-AUC'.Q21])/([$'F1-mean'.Q21]+[$'f-AUC'.Q21])" office:value-type="float" office:value="0.363534850628412" calcext:value-type="float">
            <text:p>0.363534850628412</text:p>
          </table:table-cell>
          <table:table-cell table:formula="of:=([$'F1-mean'.R21]*[$'f-AUC'.R21])/([$'F1-mean'.R21]+[$'f-AUC'.R21])" office:value-type="float" office:value="0.378521959197677" calcext:value-type="float">
            <text:p>0.378521959197677</text:p>
          </table:table-cell>
          <table:table-cell table:formula="of:=([$'F1-mean'.S21]*[$'f-AUC'.S21])/([$'F1-mean'.S21]+[$'f-AUC'.S21])" office:value-type="float" office:value="0.372345509853008" calcext:value-type="float">
            <text:p>0.372345509853008</text:p>
          </table:table-cell>
          <table:table-cell table:formula="of:=([$'F1-mean'.T21]*[$'f-AUC'.T21])/([$'F1-mean'.T21]+[$'f-AUC'.T21])" office:value-type="float" office:value="0.361493332117439" calcext:value-type="float">
            <text:p>0.361493332117439</text:p>
          </table:table-cell>
          <table:table-cell table:formula="of:=([$'F1-mean'.U21]*[$'f-AUC'.U21])/([$'F1-mean'.U21]+[$'f-AUC'.U21])" office:value-type="float" office:value="0.347649160197083" calcext:value-type="float">
            <text:p>0.347649160197083</text:p>
          </table:table-cell>
          <table:table-cell table:formula="of:=([$'F1-mean'.V21]*[$'f-AUC'.V21])/([$'F1-mean'.V21]+[$'f-AUC'.V21])" office:value-type="float" office:value="0.35416603586576" calcext:value-type="float">
            <text:p>0.35416603586576</text:p>
          </table:table-cell>
          <table:table-cell table:formula="of:=([$'F1-mean'.W21]*[$'f-AUC'.W21])/([$'F1-mean'.W21]+[$'f-AUC'.W21])" office:value-type="float" office:value="0.364024579098911" calcext:value-type="float">
            <text:p>0.364024579098911</text:p>
          </table:table-cell>
          <table:table-cell table:formula="of:=([$'F1-mean'.X21]*[$'f-AUC'.X21])/([$'F1-mean'.X21]+[$'f-AUC'.X21])" office:value-type="float" office:value="0.362512530021678" calcext:value-type="float">
            <text:p>0.362512530021678</text:p>
          </table:table-cell>
          <table:table-cell table:number-columns-repeated="1000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formula="of:=([$'F1-mean'.G22]*[$'f-AUC'.G22])/([$'F1-mean'.G22]+[$'f-AUC'.G22])" office:value-type="float" office:value="0.360239554480207" calcext:value-type="float">
            <text:p>0.360239554480207</text:p>
          </table:table-cell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formula="of:=([$'F1-mean'.J22]*[$'f-AUC'.J22])/([$'F1-mean'.J22]+[$'f-AUC'.J22])" office:value-type="float" office:value="0.364271002263856" calcext:value-type="float">
            <text:p>0.364271002263856</text:p>
          </table:table-cell>
          <table:table-cell table:formula="of:=([$'F1-mean'.K22]*[$'f-AUC'.K22])/([$'F1-mean'.K22]+[$'f-AUC'.K22])" office:value-type="float" office:value="0.366388239458785" calcext:value-type="float">
            <text:p>0.366388239458785</text:p>
          </table:table-cell>
          <table:table-cell table:formula="of:=([$'F1-mean'.L22]*[$'f-AUC'.L22])/([$'F1-mean'.L22]+[$'f-AUC'.L22])" office:value-type="float" office:value="0.363186608630339" calcext:value-type="float">
            <text:p>0.363186608630339</text:p>
          </table:table-cell>
          <table:table-cell table:formula="of:=([$'F1-mean'.M22]*[$'f-AUC'.M22])/([$'F1-mean'.M22]+[$'f-AUC'.M22])" office:value-type="float" office:value="0.337127177630344" calcext:value-type="float">
            <text:p>0.337127177630344</text:p>
          </table:table-cell>
          <table:table-cell table:formula="of:=([$'F1-mean'.N22]*[$'f-AUC'.N22])/([$'F1-mean'.N22]+[$'f-AUC'.N22])" office:value-type="float" office:value="0.322445409657733" calcext:value-type="float">
            <text:p>0.322445409657733</text:p>
          </table:table-cell>
          <table:table-cell table:formula="of:=([$'F1-mean'.O22]*[$'f-AUC'.O22])/([$'F1-mean'.O22]+[$'f-AUC'.O22])" office:value-type="float" office:value="0.361854421374566" calcext:value-type="float">
            <text:p>0.361854421374566</text:p>
          </table:table-cell>
          <table:table-cell table:formula="of:=([$'F1-mean'.P22]*[$'f-AUC'.P22])/([$'F1-mean'.P22]+[$'f-AUC'.P22])" office:value-type="float" office:value="0.220767545987558" calcext:value-type="float">
            <text:p>0.220767545987558</text:p>
          </table:table-cell>
          <table:table-cell table:formula="of:=([$'F1-mean'.Q22]*[$'f-AUC'.Q22])/([$'F1-mean'.Q22]+[$'f-AUC'.Q22])" office:value-type="float" office:value="0.362743875324732" calcext:value-type="float">
            <text:p>0.362743875324732</text:p>
          </table:table-cell>
          <table:table-cell table:formula="of:=([$'F1-mean'.R22]*[$'f-AUC'.R22])/([$'F1-mean'.R22]+[$'f-AUC'.R22])" office:value-type="float" office:value="0.376707395840886" calcext:value-type="float">
            <text:p>0.376707395840886</text:p>
          </table:table-cell>
          <table:table-cell table:formula="of:=([$'F1-mean'.S22]*[$'f-AUC'.S22])/([$'F1-mean'.S22]+[$'f-AUC'.S22])" office:value-type="float" office:value="0.36977716621321" calcext:value-type="float">
            <text:p>0.36977716621321</text:p>
          </table:table-cell>
          <table:table-cell table:formula="of:=([$'F1-mean'.T22]*[$'f-AUC'.T22])/([$'F1-mean'.T22]+[$'f-AUC'.T22])" office:value-type="float" office:value="0.356701933556771" calcext:value-type="float">
            <text:p>0.356701933556771</text:p>
          </table:table-cell>
          <table:table-cell table:formula="of:=([$'F1-mean'.U22]*[$'f-AUC'.U22])/([$'F1-mean'.U22]+[$'f-AUC'.U22])" office:value-type="float" office:value="0.363542855738421" calcext:value-type="float">
            <text:p>0.363542855738421</text:p>
          </table:table-cell>
          <table:table-cell table:formula="of:=([$'F1-mean'.V22]*[$'f-AUC'.V22])/([$'F1-mean'.V22]+[$'f-AUC'.V22])" office:value-type="float" office:value="0.35146905217712" calcext:value-type="float">
            <text:p>0.35146905217712</text:p>
          </table:table-cell>
          <table:table-cell table:formula="of:=([$'F1-mean'.W22]*[$'f-AUC'.W22])/([$'F1-mean'.W22]+[$'f-AUC'.W22])" office:value-type="float" office:value="0.360470479212554" calcext:value-type="float">
            <text:p>0.360470479212554</text:p>
          </table:table-cell>
          <table:table-cell table:formula="of:=([$'F1-mean'.X22]*[$'f-AUC'.X22])/([$'F1-mean'.X22]+[$'f-AUC'.X22])" office:value-type="float" office:value="0.366019949381406" calcext:value-type="float">
            <text:p>0.366019949381406</text:p>
          </table:table-cell>
          <table:table-cell table:number-columns-repeated="1000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formula="of:=([$'F1-mean'.G23]*[$'f-AUC'.G23])/([$'F1-mean'.G23]+[$'f-AUC'.G23])" office:value-type="float" office:value="0.36123956088077" calcext:value-type="float">
            <text:p>0.36123956088077</text:p>
          </table:table-cell>
          <table:table-cell table:formula="of:=([$'F1-mean'.H23]*[$'f-AUC'.H23])/([$'F1-mean'.H23]+[$'f-AUC'.H23])" office:value-type="float" office:value="0.358010777604466" calcext:value-type="float">
            <text:p>0.358010777604466</text:p>
          </table:table-cell>
          <table:table-cell table:formula="of:=([$'F1-mean'.I23]*[$'f-AUC'.I23])/([$'F1-mean'.I23]+[$'f-AUC'.I23])" office:value-type="float" office:value="0.364497178146068" calcext:value-type="float">
            <text:p>0.364497178146068</text:p>
          </table:table-cell>
          <table:table-cell table:formula="of:=([$'F1-mean'.J23]*[$'f-AUC'.J23])/([$'F1-mean'.J23]+[$'f-AUC'.J23])" office:value-type="float" office:value="0.351821617503954" calcext:value-type="float">
            <text:p>0.351821617503954</text:p>
          </table:table-cell>
          <table:table-cell table:formula="of:=([$'F1-mean'.K23]*[$'f-AUC'.K23])/([$'F1-mean'.K23]+[$'f-AUC'.K23])" office:value-type="float" office:value="0.36603101801931" calcext:value-type="float">
            <text:p>0.36603101801931</text:p>
          </table:table-cell>
          <table:table-cell table:formula="of:=([$'F1-mean'.L23]*[$'f-AUC'.L23])/([$'F1-mean'.L23]+[$'f-AUC'.L23])" office:value-type="float" office:value="0.357600799733422" calcext:value-type="float">
            <text:p>0.357600799733422</text:p>
          </table:table-cell>
          <table:table-cell table:formula="of:=([$'F1-mean'.M23]*[$'f-AUC'.M23])/([$'F1-mean'.M23]+[$'f-AUC'.M23])" office:value-type="float" office:value="0.339486198352965" calcext:value-type="float">
            <text:p>0.339486198352965</text:p>
          </table:table-cell>
          <table:table-cell table:formula="of:=([$'F1-mean'.N23]*[$'f-AUC'.N23])/([$'F1-mean'.N23]+[$'f-AUC'.N23])" office:value-type="float" office:value="0.335178669941234" calcext:value-type="float">
            <text:p>0.335178669941234</text:p>
          </table:table-cell>
          <table:table-cell table:formula="of:=([$'F1-mean'.O23]*[$'f-AUC'.O23])/([$'F1-mean'.O23]+[$'f-AUC'.O23])" office:value-type="float" office:value="0.358585125374515" calcext:value-type="float">
            <text:p>0.358585125374515</text:p>
          </table:table-cell>
          <table:table-cell table:formula="of:=([$'F1-mean'.P23]*[$'f-AUC'.P23])/([$'F1-mean'.P23]+[$'f-AUC'.P23])" office:value-type="float" office:value="0.179777725374158" calcext:value-type="float">
            <text:p>0.179777725374158</text:p>
          </table:table-cell>
          <table:table-cell table:formula="of:=([$'F1-mean'.Q23]*[$'f-AUC'.Q23])/([$'F1-mean'.Q23]+[$'f-AUC'.Q23])" office:value-type="float" office:value="0.364881666531967" calcext:value-type="float">
            <text:p>0.364881666531967</text:p>
          </table:table-cell>
          <table:table-cell table:formula="of:=([$'F1-mean'.R23]*[$'f-AUC'.R23])/([$'F1-mean'.R23]+[$'f-AUC'.R23])" office:value-type="float" office:value="0.379166145064618" calcext:value-type="float">
            <text:p>0.379166145064618</text:p>
          </table:table-cell>
          <table:table-cell table:formula="of:=([$'F1-mean'.S23]*[$'f-AUC'.S23])/([$'F1-mean'.S23]+[$'f-AUC'.S23])" office:value-type="float" office:value="0.37510683262729" calcext:value-type="float">
            <text:p>0.37510683262729</text:p>
          </table:table-cell>
          <table:table-cell table:formula="of:=([$'F1-mean'.T23]*[$'f-AUC'.T23])/([$'F1-mean'.T23]+[$'f-AUC'.T23])" office:value-type="float" office:value="0.367519401059919" calcext:value-type="float">
            <text:p>0.367519401059919</text:p>
          </table:table-cell>
          <table:table-cell table:formula="of:=([$'F1-mean'.U23]*[$'f-AUC'.U23])/([$'F1-mean'.U23]+[$'f-AUC'.U23])" office:value-type="float" office:value="0.362097692351487" calcext:value-type="float">
            <text:p>0.362097692351487</text:p>
          </table:table-cell>
          <table:table-cell table:formula="of:=([$'F1-mean'.V23]*[$'f-AUC'.V23])/([$'F1-mean'.V23]+[$'f-AUC'.V23])" office:value-type="float" office:value="0.35530143118032" calcext:value-type="float">
            <text:p>0.35530143118032</text:p>
          </table:table-cell>
          <table:table-cell table:formula="of:=([$'F1-mean'.W23]*[$'f-AUC'.W23])/([$'F1-mean'.W23]+[$'f-AUC'.W23])" office:value-type="float" office:value="0.361842002068198" calcext:value-type="float">
            <text:p>0.361842002068198</text:p>
          </table:table-cell>
          <table:table-cell table:formula="of:=([$'F1-mean'.X23]*[$'f-AUC'.X23])/([$'F1-mean'.X23]+[$'f-AUC'.X23])" office:value-type="float" office:value="0.359034883784533" calcext:value-type="float">
            <text:p>0.359034883784533</text:p>
          </table:table-cell>
          <table:table-cell table:number-columns-repeated="1000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formula="of:=([$'F1-mean'.G24]*[$'f-AUC'.G24])/([$'F1-mean'.G24]+[$'f-AUC'.G24])" office:value-type="float" office:value="0.366080260088734" calcext:value-type="float">
            <text:p>0.366080260088734</text:p>
          </table:table-cell>
          <table:table-cell table:formula="of:=([$'F1-mean'.H24]*[$'f-AUC'.H24])/([$'F1-mean'.H24]+[$'f-AUC'.H24])" office:value-type="float" office:value="0.357533595096031" calcext:value-type="float">
            <text:p>0.357533595096031</text:p>
          </table:table-cell>
          <table:table-cell table:formula="of:=([$'F1-mean'.I24]*[$'f-AUC'.I24])/([$'F1-mean'.I24]+[$'f-AUC'.I24])" office:value-type="float" office:value="0.365457054723163" calcext:value-type="float">
            <text:p>0.365457054723163</text:p>
          </table:table-cell>
          <table:table-cell table:formula="of:=([$'F1-mean'.J24]*[$'f-AUC'.J24])/([$'F1-mean'.J24]+[$'f-AUC'.J24])" office:value-type="float" office:value="0.368801393304434" calcext:value-type="float">
            <text:p>0.368801393304434</text:p>
          </table:table-cell>
          <table:table-cell table:formula="of:=([$'F1-mean'.K24]*[$'f-AUC'.K24])/([$'F1-mean'.K24]+[$'f-AUC'.K24])" office:value-type="float" office:value="0.364317053826699" calcext:value-type="float">
            <text:p>0.364317053826699</text:p>
          </table:table-cell>
          <table:table-cell table:formula="of:=([$'F1-mean'.L24]*[$'f-AUC'.L24])/([$'F1-mean'.L24]+[$'f-AUC'.L24])" office:value-type="float" office:value="0.357072665467403" calcext:value-type="float">
            <text:p>0.357072665467403</text:p>
          </table:table-cell>
          <table:table-cell table:formula="of:=([$'F1-mean'.M24]*[$'f-AUC'.M24])/([$'F1-mean'.M24]+[$'f-AUC'.M24])" office:value-type="float" office:value="0.340210766222539" calcext:value-type="float">
            <text:p>0.340210766222539</text:p>
          </table:table-cell>
          <table:table-cell table:formula="of:=([$'F1-mean'.N24]*[$'f-AUC'.N24])/([$'F1-mean'.N24]+[$'f-AUC'.N24])" office:value-type="float" office:value="0.335944609967264" calcext:value-type="float">
            <text:p>0.335944609967264</text:p>
          </table:table-cell>
          <table:table-cell table:formula="of:=([$'F1-mean'.O24]*[$'f-AUC'.O24])/([$'F1-mean'.O24]+[$'f-AUC'.O24])" office:value-type="float" office:value="0.363412273233149" calcext:value-type="float">
            <text:p>0.363412273233149</text:p>
          </table:table-cell>
          <table:table-cell table:formula="of:=([$'F1-mean'.P24]*[$'f-AUC'.P24])/([$'F1-mean'.P24]+[$'f-AUC'.P24])" office:value-type="float" office:value="0.167533822187179" calcext:value-type="float">
            <text:p>0.167533822187179</text:p>
          </table:table-cell>
          <table:table-cell table:formula="of:=([$'F1-mean'.Q24]*[$'f-AUC'.Q24])/([$'F1-mean'.Q24]+[$'f-AUC'.Q24])" office:value-type="float" office:value="0.363537923705178" calcext:value-type="float">
            <text:p>0.363537923705178</text:p>
          </table:table-cell>
          <table:table-cell table:formula="of:=([$'F1-mean'.R24]*[$'f-AUC'.R24])/([$'F1-mean'.R24]+[$'f-AUC'.R24])" office:value-type="float" office:value="0.38281029012492" calcext:value-type="float">
            <text:p>0.38281029012492</text:p>
          </table:table-cell>
          <table:table-cell table:formula="of:=([$'F1-mean'.S24]*[$'f-AUC'.S24])/([$'F1-mean'.S24]+[$'f-AUC'.S24])" office:value-type="float" office:value="0.372542837408961" calcext:value-type="float">
            <text:p>0.372542837408961</text:p>
          </table:table-cell>
          <table:table-cell table:formula="of:=([$'F1-mean'.T24]*[$'f-AUC'.T24])/([$'F1-mean'.T24]+[$'f-AUC'.T24])" office:value-type="float" office:value="0.355889233393196" calcext:value-type="float">
            <text:p>0.355889233393196</text:p>
          </table:table-cell>
          <table:table-cell table:formula="of:=([$'F1-mean'.U24]*[$'f-AUC'.U24])/([$'F1-mean'.U24]+[$'f-AUC'.U24])" office:value-type="float" office:value="0.357365028028313" calcext:value-type="float">
            <text:p>0.357365028028313</text:p>
          </table:table-cell>
          <table:table-cell table:formula="of:=([$'F1-mean'.V24]*[$'f-AUC'.V24])/([$'F1-mean'.V24]+[$'f-AUC'.V24])" office:value-type="float" office:value="0.288823065134443" calcext:value-type="float">
            <text:p>0.288823065134443</text:p>
          </table:table-cell>
          <table:table-cell table:formula="of:=([$'F1-mean'.W24]*[$'f-AUC'.W24])/([$'F1-mean'.W24]+[$'f-AUC'.W24])" office:value-type="float" office:value="0.36294137256328" calcext:value-type="float">
            <text:p>0.36294137256328</text:p>
          </table:table-cell>
          <table:table-cell table:formula="of:=([$'F1-mean'.X24]*[$'f-AUC'.X24])/([$'F1-mean'.X24]+[$'f-AUC'.X24])" office:value-type="float" office:value="0.361298714797294" calcext:value-type="float">
            <text:p>0.361298714797294</text:p>
          </table:table-cell>
          <table:table-cell table:number-columns-repeated="1000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formula="of:=([$'F1-mean'.G25]*[$'f-AUC'.G25])/([$'F1-mean'.G25]+[$'f-AUC'.G25])" office:value-type="float" office:value="0.364513725194428" calcext:value-type="float">
            <text:p>0.364513725194428</text:p>
          </table:table-cell>
          <table:table-cell table:formula="of:=([$'F1-mean'.H25]*[$'f-AUC'.H25])/([$'F1-mean'.H25]+[$'f-AUC'.H25])" office:value-type="float" office:value="0.361550117632419" calcext:value-type="float">
            <text:p>0.361550117632419</text:p>
          </table:table-cell>
          <table:table-cell table:formula="of:=([$'F1-mean'.I25]*[$'f-AUC'.I25])/([$'F1-mean'.I25]+[$'f-AUC'.I25])" office:value-type="float" office:value="0.363444727650574" calcext:value-type="float">
            <text:p>0.363444727650574</text:p>
          </table:table-cell>
          <table:table-cell table:formula="of:=([$'F1-mean'.J25]*[$'f-AUC'.J25])/([$'F1-mean'.J25]+[$'f-AUC'.J25])" office:value-type="float" office:value="0.367785783856328" calcext:value-type="float">
            <text:p>0.367785783856328</text:p>
          </table:table-cell>
          <table:table-cell table:formula="of:=([$'F1-mean'.K25]*[$'f-AUC'.K25])/([$'F1-mean'.K25]+[$'f-AUC'.K25])" office:value-type="float" office:value="0.367778978845734" calcext:value-type="float">
            <text:p>0.367778978845734</text:p>
          </table:table-cell>
          <table:table-cell table:formula="of:=([$'F1-mean'.L25]*[$'f-AUC'.L25])/([$'F1-mean'.L25]+[$'f-AUC'.L25])" office:value-type="float" office:value="0.364194193791492" calcext:value-type="float">
            <text:p>0.364194193791492</text:p>
          </table:table-cell>
          <table:table-cell table:formula="of:=([$'F1-mean'.M25]*[$'f-AUC'.M25])/([$'F1-mean'.M25]+[$'f-AUC'.M25])" office:value-type="float" office:value="0.342139524499595" calcext:value-type="float">
            <text:p>0.342139524499595</text:p>
          </table:table-cell>
          <table:table-cell table:formula="of:=([$'F1-mean'.N25]*[$'f-AUC'.N25])/([$'F1-mean'.N25]+[$'f-AUC'.N25])" office:value-type="float" office:value="0.334763308305056" calcext:value-type="float">
            <text:p>0.334763308305056</text:p>
          </table:table-cell>
          <table:table-cell table:formula="of:=([$'F1-mean'.O25]*[$'f-AUC'.O25])/([$'F1-mean'.O25]+[$'f-AUC'.O25])" office:value-type="float" office:value="0.364045150022504" calcext:value-type="float">
            <text:p>0.364045150022504</text:p>
          </table:table-cell>
          <table:table-cell table:formula="of:=([$'F1-mean'.P25]*[$'f-AUC'.P25])/([$'F1-mean'.P25]+[$'f-AUC'.P25])" office:value-type="float" office:value="0.217212577998889" calcext:value-type="float">
            <text:p>0.217212577998889</text:p>
          </table:table-cell>
          <table:table-cell table:formula="of:=([$'F1-mean'.Q25]*[$'f-AUC'.Q25])/([$'F1-mean'.Q25]+[$'f-AUC'.Q25])" office:value-type="float" office:value="0.363360149720119" calcext:value-type="float">
            <text:p>0.363360149720119</text:p>
          </table:table-cell>
          <table:table-cell table:formula="of:=([$'F1-mean'.R25]*[$'f-AUC'.R25])/([$'F1-mean'.R25]+[$'f-AUC'.R25])" office:value-type="float" office:value="0.379750968841748" calcext:value-type="float">
            <text:p>0.379750968841748</text:p>
          </table:table-cell>
          <table:table-cell table:formula="of:=([$'F1-mean'.S25]*[$'f-AUC'.S25])/([$'F1-mean'.S25]+[$'f-AUC'.S25])" office:value-type="float" office:value="0.376064645158383" calcext:value-type="float">
            <text:p>0.376064645158383</text:p>
          </table:table-cell>
          <table:table-cell table:formula="of:=([$'F1-mean'.T25]*[$'f-AUC'.T25])/([$'F1-mean'.T25]+[$'f-AUC'.T25])" office:value-type="float" office:value="0.366692181118898" calcext:value-type="float">
            <text:p>0.366692181118898</text:p>
          </table:table-cell>
          <table:table-cell table:formula="of:=([$'F1-mean'.U25]*[$'f-AUC'.U25])/([$'F1-mean'.U25]+[$'f-AUC'.U25])" office:value-type="float" office:value="0.352650178604422" calcext:value-type="float">
            <text:p>0.352650178604422</text:p>
          </table:table-cell>
          <table:table-cell table:formula="of:=([$'F1-mean'.V25]*[$'f-AUC'.V25])/([$'F1-mean'.V25]+[$'f-AUC'.V25])" office:value-type="float" office:value="0.30869464250562" calcext:value-type="float">
            <text:p>0.30869464250562</text:p>
          </table:table-cell>
          <table:table-cell table:formula="of:=([$'F1-mean'.W25]*[$'f-AUC'.W25])/([$'F1-mean'.W25]+[$'f-AUC'.W25])" office:value-type="float" office:value="0.364299036117809" calcext:value-type="float">
            <text:p>0.364299036117809</text:p>
          </table:table-cell>
          <table:table-cell table:formula="of:=([$'F1-mean'.X25]*[$'f-AUC'.X25])/([$'F1-mean'.X25]+[$'f-AUC'.X25])" office:value-type="float" office:value="0.364008489568652" calcext:value-type="float">
            <text:p>0.364008489568652</text:p>
          </table:table-cell>
          <table:table-cell table:number-columns-repeated="1000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formula="of:=([$'F1-mean'.G26]*[$'f-AUC'.G26])/([$'F1-mean'.G26]+[$'f-AUC'.G26])" office:value-type="float" office:value="0.362138867131043" calcext:value-type="float">
            <text:p>0.362138867131043</text:p>
          </table:table-cell>
          <table:table-cell table:formula="of:=([$'F1-mean'.H26]*[$'f-AUC'.H26])/([$'F1-mean'.H26]+[$'f-AUC'.H26])" office:value-type="float" office:value="0.360329071413886" calcext:value-type="float">
            <text:p>0.360329071413886</text:p>
          </table:table-cell>
          <table:table-cell table:formula="of:=([$'F1-mean'.I26]*[$'f-AUC'.I26])/([$'F1-mean'.I26]+[$'f-AUC'.I26])" office:value-type="float" office:value="0.367888202415656" calcext:value-type="float">
            <text:p>0.367888202415656</text:p>
          </table:table-cell>
          <table:table-cell table:formula="of:=([$'F1-mean'.J26]*[$'f-AUC'.J26])/([$'F1-mean'.J26]+[$'f-AUC'.J26])" office:value-type="float" office:value="0.364983062522991" calcext:value-type="float">
            <text:p>0.364983062522991</text:p>
          </table:table-cell>
          <table:table-cell table:formula="of:=([$'F1-mean'.K26]*[$'f-AUC'.K26])/([$'F1-mean'.K26]+[$'f-AUC'.K26])" office:value-type="float" office:value="0.352633073499146" calcext:value-type="float">
            <text:p>0.352633073499146</text:p>
          </table:table-cell>
          <table:table-cell table:formula="of:=([$'F1-mean'.L26]*[$'f-AUC'.L26])/([$'F1-mean'.L26]+[$'f-AUC'.L26])" office:value-type="float" office:value="0.366065308489604" calcext:value-type="float">
            <text:p>0.366065308489604</text:p>
          </table:table-cell>
          <table:table-cell table:formula="of:=([$'F1-mean'.M26]*[$'f-AUC'.M26])/([$'F1-mean'.M26]+[$'f-AUC'.M26])" office:value-type="float" office:value="0.340072993139592" calcext:value-type="float">
            <text:p>0.340072993139592</text:p>
          </table:table-cell>
          <table:table-cell table:formula="of:=([$'F1-mean'.N26]*[$'f-AUC'.N26])/([$'F1-mean'.N26]+[$'f-AUC'.N26])" office:value-type="float" office:value="0.337460553108017" calcext:value-type="float">
            <text:p>0.337460553108017</text:p>
          </table:table-cell>
          <table:table-cell table:formula="of:=([$'F1-mean'.O26]*[$'f-AUC'.O26])/([$'F1-mean'.O26]+[$'f-AUC'.O26])" office:value-type="float" office:value="0.355839215803627" calcext:value-type="float">
            <text:p>0.355839215803627</text:p>
          </table:table-cell>
          <table:table-cell table:formula="of:=([$'F1-mean'.P26]*[$'f-AUC'.P26])/([$'F1-mean'.P26]+[$'f-AUC'.P26])" office:value-type="float" office:value="0.239433385962771" calcext:value-type="float">
            <text:p>0.239433385962771</text:p>
          </table:table-cell>
          <table:table-cell table:formula="of:=([$'F1-mean'.Q26]*[$'f-AUC'.Q26])/([$'F1-mean'.Q26]+[$'f-AUC'.Q26])" office:value-type="float" office:value="0.362929152298815" calcext:value-type="float">
            <text:p>0.362929152298815</text:p>
          </table:table-cell>
          <table:table-cell table:formula="of:=([$'F1-mean'.R26]*[$'f-AUC'.R26])/([$'F1-mean'.R26]+[$'f-AUC'.R26])" office:value-type="float" office:value="0.380126222142299" calcext:value-type="float">
            <text:p>0.380126222142299</text:p>
          </table:table-cell>
          <table:table-cell table:formula="of:=([$'F1-mean'.S26]*[$'f-AUC'.S26])/([$'F1-mean'.S26]+[$'f-AUC'.S26])" office:value-type="float" office:value="0.372623142098092" calcext:value-type="float">
            <text:p>0.372623142098092</text:p>
          </table:table-cell>
          <table:table-cell table:formula="of:=([$'F1-mean'.T26]*[$'f-AUC'.T26])/([$'F1-mean'.T26]+[$'f-AUC'.T26])" office:value-type="float" office:value="0.367368707132032" calcext:value-type="float">
            <text:p>0.367368707132032</text:p>
          </table:table-cell>
          <table:table-cell table:formula="of:=([$'F1-mean'.U26]*[$'f-AUC'.U26])/([$'F1-mean'.U26]+[$'f-AUC'.U26])" office:value-type="float" office:value="0.365760021945046" calcext:value-type="float">
            <text:p>0.365760021945046</text:p>
          </table:table-cell>
          <table:table-cell table:formula="of:=([$'F1-mean'.V26]*[$'f-AUC'.V26])/([$'F1-mean'.V26]+[$'f-AUC'.V26])" office:value-type="float" office:value="0.320086542952176" calcext:value-type="float">
            <text:p>0.320086542952176</text:p>
          </table:table-cell>
          <table:table-cell table:formula="of:=([$'F1-mean'.W26]*[$'f-AUC'.W26])/([$'F1-mean'.W26]+[$'f-AUC'.W26])" office:value-type="float" office:value="0.36077756630963" calcext:value-type="float">
            <text:p>0.36077756630963</text:p>
          </table:table-cell>
          <table:table-cell table:formula="of:=([$'F1-mean'.X26]*[$'f-AUC'.X26])/([$'F1-mean'.X26]+[$'f-AUC'.X26])" office:value-type="float" office:value="0.362008963765742" calcext:value-type="float">
            <text:p>0.362008963765742</text:p>
          </table:table-cell>
          <table:table-cell table:number-columns-repeated="1000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formula="of:=([$'F1-mean'.G27]*[$'f-AUC'.G27])/([$'F1-mean'.G27]+[$'f-AUC'.G27])" office:value-type="float" office:value="0.354919437956944" calcext:value-type="float">
            <text:p>0.354919437956944</text:p>
          </table:table-cell>
          <table:table-cell table:formula="of:=([$'F1-mean'.H27]*[$'f-AUC'.H27])/([$'F1-mean'.H27]+[$'f-AUC'.H27])" office:value-type="float" office:value="0.3616954552647" calcext:value-type="float">
            <text:p>0.3616954552647</text:p>
          </table:table-cell>
          <table:table-cell table:formula="of:=([$'F1-mean'.I27]*[$'f-AUC'.I27])/([$'F1-mean'.I27]+[$'f-AUC'.I27])" office:value-type="float" office:value="0.366893810999162" calcext:value-type="float">
            <text:p>0.366893810999162</text:p>
          </table:table-cell>
          <table:table-cell table:formula="of:=([$'F1-mean'.J27]*[$'f-AUC'.J27])/([$'F1-mean'.J27]+[$'f-AUC'.J27])" office:value-type="float" office:value="0.36506565199578" calcext:value-type="float">
            <text:p>0.36506565199578</text:p>
          </table:table-cell>
          <table:table-cell table:formula="of:=([$'F1-mean'.K27]*[$'f-AUC'.K27])/([$'F1-mean'.K27]+[$'f-AUC'.K27])" office:value-type="float" office:value="0.362482665939317" calcext:value-type="float">
            <text:p>0.362482665939317</text:p>
          </table:table-cell>
          <table:table-cell table:formula="of:=([$'F1-mean'.L27]*[$'f-AUC'.L27])/([$'F1-mean'.L27]+[$'f-AUC'.L27])" office:value-type="float" office:value="0.359656524089807" calcext:value-type="float">
            <text:p>0.359656524089807</text:p>
          </table:table-cell>
          <table:table-cell table:formula="of:=([$'F1-mean'.M27]*[$'f-AUC'.M27])/([$'F1-mean'.M27]+[$'f-AUC'.M27])" office:value-type="float" office:value="0.345725196411069" calcext:value-type="float">
            <text:p>0.345725196411069</text:p>
          </table:table-cell>
          <table:table-cell table:formula="of:=([$'F1-mean'.N27]*[$'f-AUC'.N27])/([$'F1-mean'.N27]+[$'f-AUC'.N27])" office:value-type="float" office:value="0.330496178736985" calcext:value-type="float">
            <text:p>0.330496178736985</text:p>
          </table:table-cell>
          <table:table-cell table:formula="of:=([$'F1-mean'.O27]*[$'f-AUC'.O27])/([$'F1-mean'.O27]+[$'f-AUC'.O27])" office:value-type="float" office:value="0.354838384194654" calcext:value-type="float">
            <text:p>0.354838384194654</text:p>
          </table:table-cell>
          <table:table-cell table:formula="of:=([$'F1-mean'.P27]*[$'f-AUC'.P27])/([$'F1-mean'.P27]+[$'f-AUC'.P27])" office:value-type="float" office:value="0.220748033767952" calcext:value-type="float">
            <text:p>0.220748033767952</text:p>
          </table:table-cell>
          <table:table-cell table:formula="of:=([$'F1-mean'.Q27]*[$'f-AUC'.Q27])/([$'F1-mean'.Q27]+[$'f-AUC'.Q27])" office:value-type="float" office:value="0.365980914879505" calcext:value-type="float">
            <text:p>0.365980914879505</text:p>
          </table:table-cell>
          <table:table-cell table:formula="of:=([$'F1-mean'.R27]*[$'f-AUC'.R27])/([$'F1-mean'.R27]+[$'f-AUC'.R27])" office:value-type="float" office:value="0.383684938033776" calcext:value-type="float">
            <text:p>0.383684938033776</text:p>
          </table:table-cell>
          <table:table-cell table:formula="of:=([$'F1-mean'.S27]*[$'f-AUC'.S27])/([$'F1-mean'.S27]+[$'f-AUC'.S27])" office:value-type="float" office:value="0.367407645353435" calcext:value-type="float">
            <text:p>0.367407645353435</text:p>
          </table:table-cell>
          <table:table-cell table:formula="of:=([$'F1-mean'.T27]*[$'f-AUC'.T27])/([$'F1-mean'.T27]+[$'f-AUC'.T27])" office:value-type="float" office:value="0.369038562734644" calcext:value-type="float">
            <text:p>0.369038562734644</text:p>
          </table:table-cell>
          <table:table-cell table:formula="of:=([$'F1-mean'.U27]*[$'f-AUC'.U27])/([$'F1-mean'.U27]+[$'f-AUC'.U27])" office:value-type="float" office:value="0.350775544568643" calcext:value-type="float">
            <text:p>0.350775544568643</text:p>
          </table:table-cell>
          <table:table-cell table:formula="of:=([$'F1-mean'.V27]*[$'f-AUC'.V27])/([$'F1-mean'.V27]+[$'f-AUC'.V27])" office:value-type="float" office:value="0.325755059860096" calcext:value-type="float">
            <text:p>0.325755059860096</text:p>
          </table:table-cell>
          <table:table-cell table:formula="of:=([$'F1-mean'.W27]*[$'f-AUC'.W27])/([$'F1-mean'.W27]+[$'f-AUC'.W27])" office:value-type="float" office:value="0.360028858286955" calcext:value-type="float">
            <text:p>0.360028858286955</text:p>
          </table:table-cell>
          <table:table-cell table:formula="of:=([$'F1-mean'.X27]*[$'f-AUC'.X27])/([$'F1-mean'.X27]+[$'f-AUC'.X27])" office:value-type="float" office:value="0.359967429315815" calcext:value-type="float">
            <text:p>0.359967429315815</text:p>
          </table:table-cell>
          <table:table-cell table:number-columns-repeated="1000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formula="of:=([$'F1-mean'.G28]*[$'f-AUC'.G28])/([$'F1-mean'.G28]+[$'f-AUC'.G28])" office:value-type="float" office:value="0.364396269546045" calcext:value-type="float">
            <text:p>0.364396269546045</text:p>
          </table:table-cell>
          <table:table-cell table:formula="of:=([$'F1-mean'.H28]*[$'f-AUC'.H28])/([$'F1-mean'.H28]+[$'f-AUC'.H28])" office:value-type="float" office:value="0.364253231055823" calcext:value-type="float">
            <text:p>0.364253231055823</text:p>
          </table:table-cell>
          <table:table-cell table:formula="of:=([$'F1-mean'.I28]*[$'f-AUC'.I28])/([$'F1-mean'.I28]+[$'f-AUC'.I28])" office:value-type="float" office:value="0.353150908446585" calcext:value-type="float">
            <text:p>0.353150908446585</text:p>
          </table:table-cell>
          <table:table-cell table:formula="of:=([$'F1-mean'.J28]*[$'f-AUC'.J28])/([$'F1-mean'.J28]+[$'f-AUC'.J28])" office:value-type="float" office:value="0.366305728908943" calcext:value-type="float">
            <text:p>0.366305728908943</text:p>
          </table:table-cell>
          <table:table-cell table:formula="of:=([$'F1-mean'.K28]*[$'f-AUC'.K28])/([$'F1-mean'.K28]+[$'f-AUC'.K28])" office:value-type="float" office:value="0.363978347685287" calcext:value-type="float">
            <text:p>0.363978347685287</text:p>
          </table:table-cell>
          <table:table-cell table:formula="of:=([$'F1-mean'.L28]*[$'f-AUC'.L28])/([$'F1-mean'.L28]+[$'f-AUC'.L28])" office:value-type="float" office:value="0.364039604141287" calcext:value-type="float">
            <text:p>0.364039604141287</text:p>
          </table:table-cell>
          <table:table-cell table:formula="of:=([$'F1-mean'.M28]*[$'f-AUC'.M28])/([$'F1-mean'.M28]+[$'f-AUC'.M28])" office:value-type="float" office:value="0.34760869968998" calcext:value-type="float">
            <text:p>0.34760869968998</text:p>
          </table:table-cell>
          <table:table-cell table:formula="of:=([$'F1-mean'.N28]*[$'f-AUC'.N28])/([$'F1-mean'.N28]+[$'f-AUC'.N28])" office:value-type="float" office:value="0.341152907890579" calcext:value-type="float">
            <text:p>0.341152907890579</text:p>
          </table:table-cell>
          <table:table-cell table:formula="of:=([$'F1-mean'.O28]*[$'f-AUC'.O28])/([$'F1-mean'.O28]+[$'f-AUC'.O28])" office:value-type="float" office:value="0.362512008758611" calcext:value-type="float">
            <text:p>0.362512008758611</text:p>
          </table:table-cell>
          <table:table-cell table:formula="of:=([$'F1-mean'.P28]*[$'f-AUC'.P28])/([$'F1-mean'.P28]+[$'f-AUC'.P28])" office:value-type="float" office:value="0.194715780505593" calcext:value-type="float">
            <text:p>0.194715780505593</text:p>
          </table:table-cell>
          <table:table-cell table:formula="of:=([$'F1-mean'.Q28]*[$'f-AUC'.Q28])/([$'F1-mean'.Q28]+[$'f-AUC'.Q28])" office:value-type="float" office:value="0.363061650361141" calcext:value-type="float">
            <text:p>0.363061650361141</text:p>
          </table:table-cell>
          <table:table-cell table:formula="of:=([$'F1-mean'.R28]*[$'f-AUC'.R28])/([$'F1-mean'.R28]+[$'f-AUC'.R28])" office:value-type="float" office:value="0.384888442068314" calcext:value-type="float">
            <text:p>0.384888442068314</text:p>
          </table:table-cell>
          <table:table-cell table:formula="of:=([$'F1-mean'.S28]*[$'f-AUC'.S28])/([$'F1-mean'.S28]+[$'f-AUC'.S28])" office:value-type="float" office:value="0.380692777487816" calcext:value-type="float">
            <text:p>0.380692777487816</text:p>
          </table:table-cell>
          <table:table-cell table:formula="of:=([$'F1-mean'.T28]*[$'f-AUC'.T28])/([$'F1-mean'.T28]+[$'f-AUC'.T28])" office:value-type="float" office:value="0.36442498192971" calcext:value-type="float">
            <text:p>0.36442498192971</text:p>
          </table:table-cell>
          <table:table-cell table:formula="of:=([$'F1-mean'.U28]*[$'f-AUC'.U28])/([$'F1-mean'.U28]+[$'f-AUC'.U28])" office:value-type="float" office:value="0.364964663042714" calcext:value-type="float">
            <text:p>0.364964663042714</text:p>
          </table:table-cell>
          <table:table-cell table:formula="of:=([$'F1-mean'.V28]*[$'f-AUC'.V28])/([$'F1-mean'.V28]+[$'f-AUC'.V28])" office:value-type="float" office:value="0.325574241122161" calcext:value-type="float">
            <text:p>0.325574241122161</text:p>
          </table:table-cell>
          <table:table-cell table:formula="of:=([$'F1-mean'.W28]*[$'f-AUC'.W28])/([$'F1-mean'.W28]+[$'f-AUC'.W28])" office:value-type="float" office:value="0.362385870759302" calcext:value-type="float">
            <text:p>0.362385870759302</text:p>
          </table:table-cell>
          <table:table-cell table:formula="of:=([$'F1-mean'.X28]*[$'f-AUC'.X28])/([$'F1-mean'.X28]+[$'f-AUC'.X28])" office:value-type="float" office:value="0.358861316218413" calcext:value-type="float">
            <text:p>0.358861316218413</text:p>
          </table:table-cell>
          <table:table-cell table:number-columns-repeated="1000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formula="of:=([$'F1-mean'.G29]*[$'f-AUC'.G29])/([$'F1-mean'.G29]+[$'f-AUC'.G29])" office:value-type="float" office:value="0.351332479232106" calcext:value-type="float">
            <text:p>0.351332479232106</text:p>
          </table:table-cell>
          <table:table-cell table:formula="of:=([$'F1-mean'.H29]*[$'f-AUC'.H29])/([$'F1-mean'.H29]+[$'f-AUC'.H29])" office:value-type="float" office:value="0.354282126697131" calcext:value-type="float">
            <text:p>0.354282126697131</text:p>
          </table:table-cell>
          <table:table-cell table:formula="of:=([$'F1-mean'.I29]*[$'f-AUC'.I29])/([$'F1-mean'.I29]+[$'f-AUC'.I29])" office:value-type="float" office:value="0.361823032364941" calcext:value-type="float">
            <text:p>0.361823032364941</text:p>
          </table:table-cell>
          <table:table-cell table:formula="of:=([$'F1-mean'.J29]*[$'f-AUC'.J29])/([$'F1-mean'.J29]+[$'f-AUC'.J29])" office:value-type="float" office:value="0.365318604970793" calcext:value-type="float">
            <text:p>0.365318604970793</text:p>
          </table:table-cell>
          <table:table-cell table:formula="of:=([$'F1-mean'.K29]*[$'f-AUC'.K29])/([$'F1-mean'.K29]+[$'f-AUC'.K29])" office:value-type="float" office:value="0.365139319224376" calcext:value-type="float">
            <text:p>0.365139319224376</text:p>
          </table:table-cell>
          <table:table-cell table:formula="of:=([$'F1-mean'.L29]*[$'f-AUC'.L29])/([$'F1-mean'.L29]+[$'f-AUC'.L29])" office:value-type="float" office:value="0.35559937045807" calcext:value-type="float">
            <text:p>0.35559937045807</text:p>
          </table:table-cell>
          <table:table-cell table:formula="of:=([$'F1-mean'.M29]*[$'f-AUC'.M29])/([$'F1-mean'.M29]+[$'f-AUC'.M29])" office:value-type="float" office:value="0.343602795818543" calcext:value-type="float">
            <text:p>0.343602795818543</text:p>
          </table:table-cell>
          <table:table-cell table:formula="of:=([$'F1-mean'.N29]*[$'f-AUC'.N29])/([$'F1-mean'.N29]+[$'f-AUC'.N29])" office:value-type="float" office:value="0.333080098171804" calcext:value-type="float">
            <text:p>0.333080098171804</text:p>
          </table:table-cell>
          <table:table-cell table:formula="of:=([$'F1-mean'.O29]*[$'f-AUC'.O29])/([$'F1-mean'.O29]+[$'f-AUC'.O29])" office:value-type="float" office:value="0.366295331461098" calcext:value-type="float">
            <text:p>0.366295331461098</text:p>
          </table:table-cell>
          <table:table-cell table:formula="of:=([$'F1-mean'.P29]*[$'f-AUC'.P29])/([$'F1-mean'.P29]+[$'f-AUC'.P29])" office:value-type="float" office:value="0.240245383068837" calcext:value-type="float">
            <text:p>0.240245383068837</text:p>
          </table:table-cell>
          <table:table-cell table:formula="of:=([$'F1-mean'.Q29]*[$'f-AUC'.Q29])/([$'F1-mean'.Q29]+[$'f-AUC'.Q29])" office:value-type="float" office:value="0.36959860088134" calcext:value-type="float">
            <text:p>0.36959860088134</text:p>
          </table:table-cell>
          <table:table-cell table:formula="of:=([$'F1-mean'.R29]*[$'f-AUC'.R29])/([$'F1-mean'.R29]+[$'f-AUC'.R29])" office:value-type="float" office:value="0.381182882549103" calcext:value-type="float">
            <text:p>0.381182882549103</text:p>
          </table:table-cell>
          <table:table-cell table:formula="of:=([$'F1-mean'.S29]*[$'f-AUC'.S29])/([$'F1-mean'.S29]+[$'f-AUC'.S29])" office:value-type="float" office:value="0.379629296620945" calcext:value-type="float">
            <text:p>0.379629296620945</text:p>
          </table:table-cell>
          <table:table-cell table:formula="of:=([$'F1-mean'.T29]*[$'f-AUC'.T29])/([$'F1-mean'.T29]+[$'f-AUC'.T29])" office:value-type="float" office:value="0.364192188267516" calcext:value-type="float">
            <text:p>0.364192188267516</text:p>
          </table:table-cell>
          <table:table-cell table:formula="of:=([$'F1-mean'.U29]*[$'f-AUC'.U29])/([$'F1-mean'.U29]+[$'f-AUC'.U29])" office:value-type="float" office:value="0.362262550490667" calcext:value-type="float">
            <text:p>0.362262550490667</text:p>
          </table:table-cell>
          <table:table-cell table:formula="of:=([$'F1-mean'.V29]*[$'f-AUC'.V29])/([$'F1-mean'.V29]+[$'f-AUC'.V29])" office:value-type="float" office:value="0.332681700853234" calcext:value-type="float">
            <text:p>0.332681700853234</text:p>
          </table:table-cell>
          <table:table-cell table:formula="of:=([$'F1-mean'.W29]*[$'f-AUC'.W29])/([$'F1-mean'.W29]+[$'f-AUC'.W29])" office:value-type="float" office:value="0.362565433144478" calcext:value-type="float">
            <text:p>0.362565433144478</text:p>
          </table:table-cell>
          <table:table-cell table:formula="of:=([$'F1-mean'.X29]*[$'f-AUC'.X29])/([$'F1-mean'.X29]+[$'f-AUC'.X29])" office:value-type="float" office:value="0.355062202716655" calcext:value-type="float">
            <text:p>0.355062202716655</text:p>
          </table:table-cell>
          <table:table-cell table:number-columns-repeated="1000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formula="of:=([$'F1-mean'.G30]*[$'f-AUC'.G30])/([$'F1-mean'.G30]+[$'f-AUC'.G30])" office:value-type="float" office:value="0.362362607880714" calcext:value-type="float">
            <text:p>0.362362607880714</text:p>
          </table:table-cell>
          <table:table-cell table:formula="of:=([$'F1-mean'.H30]*[$'f-AUC'.H30])/([$'F1-mean'.H30]+[$'f-AUC'.H30])" office:value-type="float" office:value="0.348555544804716" calcext:value-type="float">
            <text:p>0.348555544804716</text:p>
          </table:table-cell>
          <table:table-cell table:formula="of:=([$'F1-mean'.I30]*[$'f-AUC'.I30])/([$'F1-mean'.I30]+[$'f-AUC'.I30])" office:value-type="float" office:value="0.353357931537634" calcext:value-type="float">
            <text:p>0.353357931537634</text:p>
          </table:table-cell>
          <table:table-cell table:formula="of:=([$'F1-mean'.J30]*[$'f-AUC'.J30])/([$'F1-mean'.J30]+[$'f-AUC'.J30])" office:value-type="float" office:value="0.369282725553997" calcext:value-type="float">
            <text:p>0.369282725553997</text:p>
          </table:table-cell>
          <table:table-cell table:formula="of:=([$'F1-mean'.K30]*[$'f-AUC'.K30])/([$'F1-mean'.K30]+[$'f-AUC'.K30])" office:value-type="float" office:value="0.358413351207088" calcext:value-type="float">
            <text:p>0.358413351207088</text:p>
          </table:table-cell>
          <table:table-cell table:formula="of:=([$'F1-mean'.L30]*[$'f-AUC'.L30])/([$'F1-mean'.L30]+[$'f-AUC'.L30])" office:value-type="float" office:value="0.367675416185304" calcext:value-type="float">
            <text:p>0.367675416185304</text:p>
          </table:table-cell>
          <table:table-cell table:formula="of:=([$'F1-mean'.M30]*[$'f-AUC'.M30])/([$'F1-mean'.M30]+[$'f-AUC'.M30])" office:value-type="float" office:value="0.347284843519502" calcext:value-type="float">
            <text:p>0.347284843519502</text:p>
          </table:table-cell>
          <table:table-cell table:formula="of:=([$'F1-mean'.N30]*[$'f-AUC'.N30])/([$'F1-mean'.N30]+[$'f-AUC'.N30])" office:value-type="float" office:value="0.332766788745137" calcext:value-type="float">
            <text:p>0.332766788745137</text:p>
          </table:table-cell>
          <table:table-cell table:formula="of:=([$'F1-mean'.O30]*[$'f-AUC'.O30])/([$'F1-mean'.O30]+[$'f-AUC'.O30])" office:value-type="float" office:value="0.366667749105977" calcext:value-type="float">
            <text:p>0.366667749105977</text:p>
          </table:table-cell>
          <table:table-cell table:formula="of:=([$'F1-mean'.P30]*[$'f-AUC'.P30])/([$'F1-mean'.P30]+[$'f-AUC'.P30])" office:value-type="float" office:value="0.236055240364743" calcext:value-type="float">
            <text:p>0.236055240364743</text:p>
          </table:table-cell>
          <table:table-cell table:formula="of:=([$'F1-mean'.Q30]*[$'f-AUC'.Q30])/([$'F1-mean'.Q30]+[$'f-AUC'.Q30])" office:value-type="float" office:value="0.365188376172107" calcext:value-type="float">
            <text:p>0.365188376172107</text:p>
          </table:table-cell>
          <table:table-cell table:formula="of:=([$'F1-mean'.R30]*[$'f-AUC'.R30])/([$'F1-mean'.R30]+[$'f-AUC'.R30])" office:value-type="float" office:value="0.382879258390893" calcext:value-type="float">
            <text:p>0.382879258390893</text:p>
          </table:table-cell>
          <table:table-cell table:formula="of:=([$'F1-mean'.S30]*[$'f-AUC'.S30])/([$'F1-mean'.S30]+[$'f-AUC'.S30])" office:value-type="float" office:value="0.378351072649027" calcext:value-type="float">
            <text:p>0.378351072649027</text:p>
          </table:table-cell>
          <table:table-cell table:formula="of:=([$'F1-mean'.T30]*[$'f-AUC'.T30])/([$'F1-mean'.T30]+[$'f-AUC'.T30])" office:value-type="float" office:value="0.361331489484039" calcext:value-type="float">
            <text:p>0.361331489484039</text:p>
          </table:table-cell>
          <table:table-cell table:formula="of:=([$'F1-mean'.U30]*[$'f-AUC'.U30])/([$'F1-mean'.U30]+[$'f-AUC'.U30])" office:value-type="float" office:value="0.364880207629369" calcext:value-type="float">
            <text:p>0.364880207629369</text:p>
          </table:table-cell>
          <table:table-cell table:formula="of:=([$'F1-mean'.V30]*[$'f-AUC'.V30])/([$'F1-mean'.V30]+[$'f-AUC'.V30])" office:value-type="float" office:value="0.334717314584772" calcext:value-type="float">
            <text:p>0.334717314584772</text:p>
          </table:table-cell>
          <table:table-cell table:formula="of:=([$'F1-mean'.W30]*[$'f-AUC'.W30])/([$'F1-mean'.W30]+[$'f-AUC'.W30])" office:value-type="float" office:value="0.361395348548558" calcext:value-type="float">
            <text:p>0.361395348548558</text:p>
          </table:table-cell>
          <table:table-cell table:formula="of:=([$'F1-mean'.X30]*[$'f-AUC'.X30])/([$'F1-mean'.X30]+[$'f-AUC'.X30])" office:value-type="float" office:value="0.363853662035401" calcext:value-type="float">
            <text:p>0.363853662035401</text:p>
          </table:table-cell>
          <table:table-cell table:number-columns-repeated="1000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formula="of:=([$'F1-mean'.G31]*[$'f-AUC'.G31])/([$'F1-mean'.G31]+[$'f-AUC'.G31])" office:value-type="float" office:value="0.365709914967356" calcext:value-type="float">
            <text:p>0.365709914967356</text:p>
          </table:table-cell>
          <table:table-cell table:formula="of:=([$'F1-mean'.H31]*[$'f-AUC'.H31])/([$'F1-mean'.H31]+[$'f-AUC'.H31])" office:value-type="float" office:value="0.356398245724237" calcext:value-type="float">
            <text:p>0.356398245724237</text:p>
          </table:table-cell>
          <table:table-cell table:formula="of:=([$'F1-mean'.I31]*[$'f-AUC'.I31])/([$'F1-mean'.I31]+[$'f-AUC'.I31])" office:value-type="float" office:value="0.363569988364067" calcext:value-type="float">
            <text:p>0.363569988364067</text:p>
          </table:table-cell>
          <table:table-cell table:formula="of:=([$'F1-mean'.J31]*[$'f-AUC'.J31])/([$'F1-mean'.J31]+[$'f-AUC'.J31])" office:value-type="float" office:value="0.358517309271258" calcext:value-type="float">
            <text:p>0.358517309271258</text:p>
          </table:table-cell>
          <table:table-cell table:formula="of:=([$'F1-mean'.K31]*[$'f-AUC'.K31])/([$'F1-mean'.K31]+[$'f-AUC'.K31])" office:value-type="float" office:value="0.36288439699788" calcext:value-type="float">
            <text:p>0.36288439699788</text:p>
          </table:table-cell>
          <table:table-cell table:formula="of:=([$'F1-mean'.L31]*[$'f-AUC'.L31])/([$'F1-mean'.L31]+[$'f-AUC'.L31])" office:value-type="float" office:value="0.364571874110025" calcext:value-type="float">
            <text:p>0.364571874110025</text:p>
          </table:table-cell>
          <table:table-cell table:formula="of:=([$'F1-mean'.M31]*[$'f-AUC'.M31])/([$'F1-mean'.M31]+[$'f-AUC'.M31])" office:value-type="float" office:value="0.348630500737555" calcext:value-type="float">
            <text:p>0.348630500737555</text:p>
          </table:table-cell>
          <table:table-cell table:formula="of:=([$'F1-mean'.N31]*[$'f-AUC'.N31])/([$'F1-mean'.N31]+[$'f-AUC'.N31])" office:value-type="float" office:value="0.343111911181294" calcext:value-type="float">
            <text:p>0.343111911181294</text:p>
          </table:table-cell>
          <table:table-cell table:formula="of:=([$'F1-mean'.O31]*[$'f-AUC'.O31])/([$'F1-mean'.O31]+[$'f-AUC'.O31])" office:value-type="float" office:value="0.37002636761043" calcext:value-type="float">
            <text:p>0.37002636761043</text:p>
          </table:table-cell>
          <table:table-cell table:formula="of:=([$'F1-mean'.P31]*[$'f-AUC'.P31])/([$'F1-mean'.P31]+[$'f-AUC'.P31])" office:value-type="float" office:value="0.242780627579119" calcext:value-type="float">
            <text:p>0.242780627579119</text:p>
          </table:table-cell>
          <table:table-cell table:formula="of:=([$'F1-mean'.Q31]*[$'f-AUC'.Q31])/([$'F1-mean'.Q31]+[$'f-AUC'.Q31])" office:value-type="float" office:value="0.370788182421519" calcext:value-type="float">
            <text:p>0.370788182421519</text:p>
          </table:table-cell>
          <table:table-cell table:formula="of:=([$'F1-mean'.R31]*[$'f-AUC'.R31])/([$'F1-mean'.R31]+[$'f-AUC'.R31])" office:value-type="float" office:value="0.380537977665482" calcext:value-type="float">
            <text:p>0.380537977665482</text:p>
          </table:table-cell>
          <table:table-cell table:formula="of:=([$'F1-mean'.S31]*[$'f-AUC'.S31])/([$'F1-mean'.S31]+[$'f-AUC'.S31])" office:value-type="float" office:value="0.380544315424582" calcext:value-type="float">
            <text:p>0.380544315424582</text:p>
          </table:table-cell>
          <table:table-cell table:formula="of:=([$'F1-mean'.T31]*[$'f-AUC'.T31])/([$'F1-mean'.T31]+[$'f-AUC'.T31])" office:value-type="float" office:value="0.364757580618507" calcext:value-type="float">
            <text:p>0.364757580618507</text:p>
          </table:table-cell>
          <table:table-cell table:formula="of:=([$'F1-mean'.U31]*[$'f-AUC'.U31])/([$'F1-mean'.U31]+[$'f-AUC'.U31])" office:value-type="float" office:value="0.367810596807441" calcext:value-type="float">
            <text:p>0.367810596807441</text:p>
          </table:table-cell>
          <table:table-cell table:formula="of:=([$'F1-mean'.V31]*[$'f-AUC'.V31])/([$'F1-mean'.V31]+[$'f-AUC'.V31])" office:value-type="float" office:value="0.332630312730803" calcext:value-type="float">
            <text:p>0.332630312730803</text:p>
          </table:table-cell>
          <table:table-cell table:formula="of:=([$'F1-mean'.W31]*[$'f-AUC'.W31])/([$'F1-mean'.W31]+[$'f-AUC'.W31])" office:value-type="float" office:value="0.364439382507252" calcext:value-type="float">
            <text:p>0.364439382507252</text:p>
          </table:table-cell>
          <table:table-cell table:formula="of:=([$'F1-mean'.X31]*[$'f-AUC'.X31])/([$'F1-mean'.X31]+[$'f-AUC'.X31])" office:value-type="float" office:value="0.362046635802669" calcext:value-type="float">
            <text:p>0.362046635802669</text:p>
          </table:table-cell>
          <table:table-cell table:number-columns-repeated="1000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formula="of:=([$'F1-mean'.G32]*[$'f-AUC'.G32])/([$'F1-mean'.G32]+[$'f-AUC'.G32])" office:value-type="float" office:value="0.356585823223628" calcext:value-type="float">
            <text:p>0.356585823223628</text:p>
          </table:table-cell>
          <table:table-cell table:formula="of:=([$'F1-mean'.H32]*[$'f-AUC'.H32])/([$'F1-mean'.H32]+[$'f-AUC'.H32])" office:value-type="float" office:value="0.363762419871433" calcext:value-type="float">
            <text:p>0.363762419871433</text:p>
          </table:table-cell>
          <table:table-cell table:formula="of:=([$'F1-mean'.I32]*[$'f-AUC'.I32])/([$'F1-mean'.I32]+[$'f-AUC'.I32])" office:value-type="float" office:value="0.355572934624971" calcext:value-type="float">
            <text:p>0.355572934624971</text:p>
          </table:table-cell>
          <table:table-cell table:formula="of:=([$'F1-mean'.J32]*[$'f-AUC'.J32])/([$'F1-mean'.J32]+[$'f-AUC'.J32])" office:value-type="float" office:value="0.36885564546473" calcext:value-type="float">
            <text:p>0.36885564546473</text:p>
          </table:table-cell>
          <table:table-cell table:formula="of:=([$'F1-mean'.K32]*[$'f-AUC'.K32])/([$'F1-mean'.K32]+[$'f-AUC'.K32])" office:value-type="float" office:value="0.361167813813338" calcext:value-type="float">
            <text:p>0.361167813813338</text:p>
          </table:table-cell>
          <table:table-cell table:formula="of:=([$'F1-mean'.L32]*[$'f-AUC'.L32])/([$'F1-mean'.L32]+[$'f-AUC'.L32])" office:value-type="float" office:value="0.355832962865865" calcext:value-type="float">
            <text:p>0.355832962865865</text:p>
          </table:table-cell>
          <table:table-cell table:formula="of:=([$'F1-mean'.M32]*[$'f-AUC'.M32])/([$'F1-mean'.M32]+[$'f-AUC'.M32])" office:value-type="float" office:value="0.354083131983942" calcext:value-type="float">
            <text:p>0.354083131983942</text:p>
          </table:table-cell>
          <table:table-cell table:formula="of:=([$'F1-mean'.N32]*[$'f-AUC'.N32])/([$'F1-mean'.N32]+[$'f-AUC'.N32])" office:value-type="float" office:value="0.334075583619812" calcext:value-type="float">
            <text:p>0.334075583619812</text:p>
          </table:table-cell>
          <table:table-cell table:formula="of:=([$'F1-mean'.O32]*[$'f-AUC'.O32])/([$'F1-mean'.O32]+[$'f-AUC'.O32])" office:value-type="float" office:value="0.365289813028438" calcext:value-type="float">
            <text:p>0.365289813028438</text:p>
          </table:table-cell>
          <table:table-cell table:formula="of:=([$'F1-mean'.P32]*[$'f-AUC'.P32])/([$'F1-mean'.P32]+[$'f-AUC'.P32])" office:value-type="float" office:value="0.217424206009068" calcext:value-type="float">
            <text:p>0.217424206009068</text:p>
          </table:table-cell>
          <table:table-cell table:formula="of:=([$'F1-mean'.Q32]*[$'f-AUC'.Q32])/([$'F1-mean'.Q32]+[$'f-AUC'.Q32])" office:value-type="float" office:value="0.367600217614412" calcext:value-type="float">
            <text:p>0.367600217614412</text:p>
          </table:table-cell>
          <table:table-cell table:formula="of:=([$'F1-mean'.R32]*[$'f-AUC'.R32])/([$'F1-mean'.R32]+[$'f-AUC'.R32])" office:value-type="float" office:value="0.380626317727763" calcext:value-type="float">
            <text:p>0.380626317727763</text:p>
          </table:table-cell>
          <table:table-cell table:formula="of:=([$'F1-mean'.S32]*[$'f-AUC'.S32])/([$'F1-mean'.S32]+[$'f-AUC'.S32])" office:value-type="float" office:value="0.368819326153703" calcext:value-type="float">
            <text:p>0.368819326153703</text:p>
          </table:table-cell>
          <table:table-cell table:formula="of:=([$'F1-mean'.T32]*[$'f-AUC'.T32])/([$'F1-mean'.T32]+[$'f-AUC'.T32])" office:value-type="float" office:value="0.363996216993632" calcext:value-type="float">
            <text:p>0.363996216993632</text:p>
          </table:table-cell>
          <table:table-cell table:formula="of:=([$'F1-mean'.U32]*[$'f-AUC'.U32])/([$'F1-mean'.U32]+[$'f-AUC'.U32])" office:value-type="float" office:value="0.365158325310291" calcext:value-type="float">
            <text:p>0.365158325310291</text:p>
          </table:table-cell>
          <table:table-cell table:formula="of:=([$'F1-mean'.V32]*[$'f-AUC'.V32])/([$'F1-mean'.V32]+[$'f-AUC'.V32])" office:value-type="float" office:value="0.339656567808277" calcext:value-type="float">
            <text:p>0.339656567808277</text:p>
          </table:table-cell>
          <table:table-cell table:formula="of:=([$'F1-mean'.W32]*[$'f-AUC'.W32])/([$'F1-mean'.W32]+[$'f-AUC'.W32])" office:value-type="float" office:value="0.360967628061555" calcext:value-type="float">
            <text:p>0.360967628061555</text:p>
          </table:table-cell>
          <table:table-cell table:formula="of:=([$'F1-mean'.X32]*[$'f-AUC'.X32])/([$'F1-mean'.X32]+[$'f-AUC'.X32])" office:value-type="float" office:value="0.358077448017334" calcext:value-type="float">
            <text:p>0.358077448017334</text:p>
          </table:table-cell>
          <table:table-cell table:number-columns-repeated="1000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formula="of:=([$'F1-mean'.G33]*[$'f-AUC'.G33])/([$'F1-mean'.G33]+[$'f-AUC'.G33])" office:value-type="float" office:value="0.368099331334157" calcext:value-type="float">
            <text:p>0.368099331334157</text:p>
          </table:table-cell>
          <table:table-cell table:formula="of:=([$'F1-mean'.H33]*[$'f-AUC'.H33])/([$'F1-mean'.H33]+[$'f-AUC'.H33])" office:value-type="float" office:value="0.35498445526562" calcext:value-type="float">
            <text:p>0.35498445526562</text:p>
          </table:table-cell>
          <table:table-cell table:formula="of:=([$'F1-mean'.I33]*[$'f-AUC'.I33])/([$'F1-mean'.I33]+[$'f-AUC'.I33])" office:value-type="float" office:value="0.360901697823952" calcext:value-type="float">
            <text:p>0.360901697823952</text:p>
          </table:table-cell>
          <table:table-cell table:formula="of:=([$'F1-mean'.J33]*[$'f-AUC'.J33])/([$'F1-mean'.J33]+[$'f-AUC'.J33])" office:value-type="float" office:value="0.367040647254214" calcext:value-type="float">
            <text:p>0.367040647254214</text:p>
          </table:table-cell>
          <table:table-cell table:formula="of:=([$'F1-mean'.K33]*[$'f-AUC'.K33])/([$'F1-mean'.K33]+[$'f-AUC'.K33])" office:value-type="float" office:value="0.362692554035895" calcext:value-type="float">
            <text:p>0.362692554035895</text:p>
          </table:table-cell>
          <table:table-cell table:formula="of:=([$'F1-mean'.L33]*[$'f-AUC'.L33])/([$'F1-mean'.L33]+[$'f-AUC'.L33])" office:value-type="float" office:value="0.355457771155226" calcext:value-type="float">
            <text:p>0.355457771155226</text:p>
          </table:table-cell>
          <table:table-cell table:formula="of:=([$'F1-mean'.M33]*[$'f-AUC'.M33])/([$'F1-mean'.M33]+[$'f-AUC'.M33])" office:value-type="float" office:value="0.352987071075498" calcext:value-type="float">
            <text:p>0.352987071075498</text:p>
          </table:table-cell>
          <table:table-cell table:formula="of:=([$'F1-mean'.N33]*[$'f-AUC'.N33])/([$'F1-mean'.N33]+[$'f-AUC'.N33])" office:value-type="float" office:value="0.337347720146501" calcext:value-type="float">
            <text:p>0.337347720146501</text:p>
          </table:table-cell>
          <table:table-cell table:formula="of:=([$'F1-mean'.O33]*[$'f-AUC'.O33])/([$'F1-mean'.O33]+[$'f-AUC'.O33])" office:value-type="float" office:value="0.366523711214805" calcext:value-type="float">
            <text:p>0.366523711214805</text:p>
          </table:table-cell>
          <table:table-cell table:formula="of:=([$'F1-mean'.P33]*[$'f-AUC'.P33])/([$'F1-mean'.P33]+[$'f-AUC'.P33])" office:value-type="float" office:value="0.217285415908714" calcext:value-type="float">
            <text:p>0.217285415908714</text:p>
          </table:table-cell>
          <table:table-cell table:formula="of:=([$'F1-mean'.Q33]*[$'f-AUC'.Q33])/([$'F1-mean'.Q33]+[$'f-AUC'.Q33])" office:value-type="float" office:value="0.36848714051106" calcext:value-type="float">
            <text:p>0.36848714051106</text:p>
          </table:table-cell>
          <table:table-cell table:formula="of:=([$'F1-mean'.R33]*[$'f-AUC'.R33])/([$'F1-mean'.R33]+[$'f-AUC'.R33])" office:value-type="float" office:value="0.379851791918264" calcext:value-type="float">
            <text:p>0.379851791918264</text:p>
          </table:table-cell>
          <table:table-cell table:formula="of:=([$'F1-mean'.S33]*[$'f-AUC'.S33])/([$'F1-mean'.S33]+[$'f-AUC'.S33])" office:value-type="float" office:value="0.383160922738334" calcext:value-type="float">
            <text:p>0.383160922738334</text:p>
          </table:table-cell>
          <table:table-cell table:formula="of:=([$'F1-mean'.T33]*[$'f-AUC'.T33])/([$'F1-mean'.T33]+[$'f-AUC'.T33])" office:value-type="float" office:value="0.367592516453781" calcext:value-type="float">
            <text:p>0.367592516453781</text:p>
          </table:table-cell>
          <table:table-cell table:formula="of:=([$'F1-mean'.U33]*[$'f-AUC'.U33])/([$'F1-mean'.U33]+[$'f-AUC'.U33])" office:value-type="float" office:value="0.3655378726494" calcext:value-type="float">
            <text:p>0.3655378726494</text:p>
          </table:table-cell>
          <table:table-cell table:formula="of:=([$'F1-mean'.V33]*[$'f-AUC'.V33])/([$'F1-mean'.V33]+[$'f-AUC'.V33])" office:value-type="float" office:value="0.340952771639932" calcext:value-type="float">
            <text:p>0.340952771639932</text:p>
          </table:table-cell>
          <table:table-cell table:formula="of:=([$'F1-mean'.W33]*[$'f-AUC'.W33])/([$'F1-mean'.W33]+[$'f-AUC'.W33])" office:value-type="float" office:value="0.36376953271407" calcext:value-type="float">
            <text:p>0.36376953271407</text:p>
          </table:table-cell>
          <table:table-cell table:formula="of:=([$'F1-mean'.X33]*[$'f-AUC'.X33])/([$'F1-mean'.X33]+[$'f-AUC'.X33])" office:value-type="float" office:value="0.356897528489164" calcext:value-type="float">
            <text:p>0.356897528489164</text:p>
          </table:table-cell>
          <table:table-cell table:number-columns-repeated="1000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formula="of:=([$'F1-mean'.G34]*[$'f-AUC'.G34])/([$'F1-mean'.G34]+[$'f-AUC'.G34])" office:value-type="float" office:value="0.361071834375301" calcext:value-type="float">
            <text:p>0.361071834375301</text:p>
          </table:table-cell>
          <table:table-cell table:formula="of:=([$'F1-mean'.H34]*[$'f-AUC'.H34])/([$'F1-mean'.H34]+[$'f-AUC'.H34])" office:value-type="float" office:value="0.358066117762533" calcext:value-type="float">
            <text:p>0.358066117762533</text:p>
          </table:table-cell>
          <table:table-cell table:formula="of:=([$'F1-mean'.I34]*[$'f-AUC'.I34])/([$'F1-mean'.I34]+[$'f-AUC'.I34])" office:value-type="float" office:value="0.369207302627611" calcext:value-type="float">
            <text:p>0.369207302627611</text:p>
          </table:table-cell>
          <table:table-cell table:formula="of:=([$'F1-mean'.J34]*[$'f-AUC'.J34])/([$'F1-mean'.J34]+[$'f-AUC'.J34])" office:value-type="float" office:value="0.366878063997026" calcext:value-type="float">
            <text:p>0.366878063997026</text:p>
          </table:table-cell>
          <table:table-cell table:formula="of:=([$'F1-mean'.K34]*[$'f-AUC'.K34])/([$'F1-mean'.K34]+[$'f-AUC'.K34])" office:value-type="float" office:value="0.355008409197145" calcext:value-type="float">
            <text:p>0.355008409197145</text:p>
          </table:table-cell>
          <table:table-cell table:formula="of:=([$'F1-mean'.L34]*[$'f-AUC'.L34])/([$'F1-mean'.L34]+[$'f-AUC'.L34])" office:value-type="float" office:value="0.362879564382261" calcext:value-type="float">
            <text:p>0.362879564382261</text:p>
          </table:table-cell>
          <table:table-cell table:formula="of:=([$'F1-mean'.M34]*[$'f-AUC'.M34])/([$'F1-mean'.M34]+[$'f-AUC'.M34])" office:value-type="float" office:value="0.352558567659651" calcext:value-type="float">
            <text:p>0.352558567659651</text:p>
          </table:table-cell>
          <table:table-cell table:formula="of:=([$'F1-mean'.N34]*[$'f-AUC'.N34])/([$'F1-mean'.N34]+[$'f-AUC'.N34])" office:value-type="float" office:value="0.339551175902173" calcext:value-type="float">
            <text:p>0.339551175902173</text:p>
          </table:table-cell>
          <table:table-cell table:formula="of:=([$'F1-mean'.O34]*[$'f-AUC'.O34])/([$'F1-mean'.O34]+[$'f-AUC'.O34])" office:value-type="float" office:value="0.36851946066868" calcext:value-type="float">
            <text:p>0.36851946066868</text:p>
          </table:table-cell>
          <table:table-cell table:formula="of:=([$'F1-mean'.P34]*[$'f-AUC'.P34])/([$'F1-mean'.P34]+[$'f-AUC'.P34])" office:value-type="float" office:value="0.242269506567859" calcext:value-type="float">
            <text:p>0.242269506567859</text:p>
          </table:table-cell>
          <table:table-cell table:formula="of:=([$'F1-mean'.Q34]*[$'f-AUC'.Q34])/([$'F1-mean'.Q34]+[$'f-AUC'.Q34])" office:value-type="float" office:value="0.366016185518396" calcext:value-type="float">
            <text:p>0.366016185518396</text:p>
          </table:table-cell>
          <table:table-cell table:formula="of:=([$'F1-mean'.R34]*[$'f-AUC'.R34])/([$'F1-mean'.R34]+[$'f-AUC'.R34])" office:value-type="float" office:value="0.376995175096291" calcext:value-type="float">
            <text:p>0.376995175096291</text:p>
          </table:table-cell>
          <table:table-cell table:formula="of:=([$'F1-mean'.S34]*[$'f-AUC'.S34])/([$'F1-mean'.S34]+[$'f-AUC'.S34])" office:value-type="float" office:value="0.375566658349594" calcext:value-type="float">
            <text:p>0.375566658349594</text:p>
          </table:table-cell>
          <table:table-cell table:formula="of:=([$'F1-mean'.T34]*[$'f-AUC'.T34])/([$'F1-mean'.T34]+[$'f-AUC'.T34])" office:value-type="float" office:value="0.364142883394516" calcext:value-type="float">
            <text:p>0.364142883394516</text:p>
          </table:table-cell>
          <table:table-cell table:formula="of:=([$'F1-mean'.U34]*[$'f-AUC'.U34])/([$'F1-mean'.U34]+[$'f-AUC'.U34])" office:value-type="float" office:value="0.358226738321581" calcext:value-type="float">
            <text:p>0.358226738321581</text:p>
          </table:table-cell>
          <table:table-cell table:formula="of:=([$'F1-mean'.V34]*[$'f-AUC'.V34])/([$'F1-mean'.V34]+[$'f-AUC'.V34])" office:value-type="float" office:value="0.34274639850852" calcext:value-type="float">
            <text:p>0.34274639850852</text:p>
          </table:table-cell>
          <table:table-cell table:formula="of:=([$'F1-mean'.W34]*[$'f-AUC'.W34])/([$'F1-mean'.W34]+[$'f-AUC'.W34])" office:value-type="float" office:value="0.361388046869204" calcext:value-type="float">
            <text:p>0.361388046869204</text:p>
          </table:table-cell>
          <table:table-cell table:formula="of:=([$'F1-mean'.X34]*[$'f-AUC'.X34])/([$'F1-mean'.X34]+[$'f-AUC'.X34])" office:value-type="float" office:value="0.359090417613583" calcext:value-type="float">
            <text:p>0.359090417613583</text:p>
          </table:table-cell>
          <table:table-cell table:number-columns-repeated="1000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formula="of:=([$'F1-mean'.G35]*[$'f-AUC'.G35])/([$'F1-mean'.G35]+[$'f-AUC'.G35])" office:value-type="float" office:value="0.364843357513331" calcext:value-type="float">
            <text:p>0.364843357513331</text:p>
          </table:table-cell>
          <table:table-cell table:formula="of:=([$'F1-mean'.H35]*[$'f-AUC'.H35])/([$'F1-mean'.H35]+[$'f-AUC'.H35])" office:value-type="float" office:value="0.358934516436447" calcext:value-type="float">
            <text:p>0.358934516436447</text:p>
          </table:table-cell>
          <table:table-cell table:formula="of:=([$'F1-mean'.I35]*[$'f-AUC'.I35])/([$'F1-mean'.I35]+[$'f-AUC'.I35])" office:value-type="float" office:value="0.363212865152979" calcext:value-type="float">
            <text:p>0.363212865152979</text:p>
          </table:table-cell>
          <table:table-cell table:formula="of:=([$'F1-mean'.J35]*[$'f-AUC'.J35])/([$'F1-mean'.J35]+[$'f-AUC'.J35])" office:value-type="float" office:value="0.364595112157407" calcext:value-type="float">
            <text:p>0.364595112157407</text:p>
          </table:table-cell>
          <table:table-cell table:formula="of:=([$'F1-mean'.K35]*[$'f-AUC'.K35])/([$'F1-mean'.K35]+[$'f-AUC'.K35])" office:value-type="float" office:value="0.36133519943857" calcext:value-type="float">
            <text:p>0.36133519943857</text:p>
          </table:table-cell>
          <table:table-cell table:formula="of:=([$'F1-mean'.L35]*[$'f-AUC'.L35])/([$'F1-mean'.L35]+[$'f-AUC'.L35])" office:value-type="float" office:value="0.36075299210411" calcext:value-type="float">
            <text:p>0.36075299210411</text:p>
          </table:table-cell>
          <table:table-cell table:formula="of:=([$'F1-mean'.M35]*[$'f-AUC'.M35])/([$'F1-mean'.M35]+[$'f-AUC'.M35])" office:value-type="float" office:value="0.348767717911545" calcext:value-type="float">
            <text:p>0.348767717911545</text:p>
          </table:table-cell>
          <table:table-cell table:formula="of:=([$'F1-mean'.N35]*[$'f-AUC'.N35])/([$'F1-mean'.N35]+[$'f-AUC'.N35])" office:value-type="float" office:value="0.344251249640777" calcext:value-type="float">
            <text:p>0.344251249640777</text:p>
          </table:table-cell>
          <table:table-cell table:formula="of:=([$'F1-mean'.O35]*[$'f-AUC'.O35])/([$'F1-mean'.O35]+[$'f-AUC'.O35])" office:value-type="float" office:value="0.357930391606172" calcext:value-type="float">
            <text:p>0.357930391606172</text:p>
          </table:table-cell>
          <table:table-cell table:formula="of:=([$'F1-mean'.P35]*[$'f-AUC'.P35])/([$'F1-mean'.P35]+[$'f-AUC'.P35])" office:value-type="float" office:value="0.20529218078113" calcext:value-type="float">
            <text:p>0.20529218078113</text:p>
          </table:table-cell>
          <table:table-cell table:formula="of:=([$'F1-mean'.Q35]*[$'f-AUC'.Q35])/([$'F1-mean'.Q35]+[$'f-AUC'.Q35])" office:value-type="float" office:value="0.366296311861758" calcext:value-type="float">
            <text:p>0.366296311861758</text:p>
          </table:table-cell>
          <table:table-cell table:formula="of:=([$'F1-mean'.R35]*[$'f-AUC'.R35])/([$'F1-mean'.R35]+[$'f-AUC'.R35])" office:value-type="float" office:value="0.379554236807472" calcext:value-type="float">
            <text:p>0.379554236807472</text:p>
          </table:table-cell>
          <table:table-cell table:formula="of:=([$'F1-mean'.S35]*[$'f-AUC'.S35])/([$'F1-mean'.S35]+[$'f-AUC'.S35])" office:value-type="float" office:value="0.371669999651345" calcext:value-type="float">
            <text:p>0.371669999651345</text:p>
          </table:table-cell>
          <table:table-cell table:formula="of:=([$'F1-mean'.T35]*[$'f-AUC'.T35])/([$'F1-mean'.T35]+[$'f-AUC'.T35])" office:value-type="float" office:value="0.35053637661377" calcext:value-type="float">
            <text:p>0.35053637661377</text:p>
          </table:table-cell>
          <table:table-cell table:formula="of:=([$'F1-mean'.U35]*[$'f-AUC'.U35])/([$'F1-mean'.U35]+[$'f-AUC'.U35])" office:value-type="float" office:value="0.356071253197803" calcext:value-type="float">
            <text:p>0.356071253197803</text:p>
          </table:table-cell>
          <table:table-cell table:formula="of:=([$'F1-mean'.V35]*[$'f-AUC'.V35])/([$'F1-mean'.V35]+[$'f-AUC'.V35])" office:value-type="float" office:value="0.342603957473697" calcext:value-type="float">
            <text:p>0.342603957473697</text:p>
          </table:table-cell>
          <table:table-cell table:formula="of:=([$'F1-mean'.W35]*[$'f-AUC'.W35])/([$'F1-mean'.W35]+[$'f-AUC'.W35])" office:value-type="float" office:value="0.363081226635443" calcext:value-type="float">
            <text:p>0.363081226635443</text:p>
          </table:table-cell>
          <table:table-cell table:formula="of:=([$'F1-mean'.X35]*[$'f-AUC'.X35])/([$'F1-mean'.X35]+[$'f-AUC'.X35])" office:value-type="float" office:value="0.358534670151258" calcext:value-type="float">
            <text:p>0.358534670151258</text:p>
          </table:table-cell>
          <table:table-cell table:number-columns-repeated="1000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formula="of:=([$'F1-mean'.G36]*[$'f-AUC'.G36])/([$'F1-mean'.G36]+[$'f-AUC'.G36])" office:value-type="float" office:value="0.360658042349094" calcext:value-type="float">
            <text:p>0.360658042349094</text:p>
          </table:table-cell>
          <table:table-cell table:formula="of:=([$'F1-mean'.H36]*[$'f-AUC'.H36])/([$'F1-mean'.H36]+[$'f-AUC'.H36])" office:value-type="float" office:value="0.361238421872987" calcext:value-type="float">
            <text:p>0.361238421872987</text:p>
          </table:table-cell>
          <table:table-cell table:formula="of:=([$'F1-mean'.I36]*[$'f-AUC'.I36])/([$'F1-mean'.I36]+[$'f-AUC'.I36])" office:value-type="float" office:value="0.349880059779163" calcext:value-type="float">
            <text:p>0.349880059779163</text:p>
          </table:table-cell>
          <table:table-cell table:formula="of:=([$'F1-mean'.J36]*[$'f-AUC'.J36])/([$'F1-mean'.J36]+[$'f-AUC'.J36])" office:value-type="float" office:value="0.369576207913835" calcext:value-type="float">
            <text:p>0.369576207913835</text:p>
          </table:table-cell>
          <table:table-cell table:formula="of:=([$'F1-mean'.K36]*[$'f-AUC'.K36])/([$'F1-mean'.K36]+[$'f-AUC'.K36])" office:value-type="float" office:value="0.362018733319164" calcext:value-type="float">
            <text:p>0.362018733319164</text:p>
          </table:table-cell>
          <table:table-cell table:formula="of:=([$'F1-mean'.L36]*[$'f-AUC'.L36])/([$'F1-mean'.L36]+[$'f-AUC'.L36])" office:value-type="float" office:value="0.362938277897188" calcext:value-type="float">
            <text:p>0.362938277897188</text:p>
          </table:table-cell>
          <table:table-cell table:formula="of:=([$'F1-mean'.M36]*[$'f-AUC'.M36])/([$'F1-mean'.M36]+[$'f-AUC'.M36])" office:value-type="float" office:value="0.355191635736029" calcext:value-type="float">
            <text:p>0.355191635736029</text:p>
          </table:table-cell>
          <table:table-cell table:formula="of:=([$'F1-mean'.N36]*[$'f-AUC'.N36])/([$'F1-mean'.N36]+[$'f-AUC'.N36])" office:value-type="float" office:value="0.336753918545898" calcext:value-type="float">
            <text:p>0.336753918545898</text:p>
          </table:table-cell>
          <table:table-cell table:formula="of:=([$'F1-mean'.O36]*[$'f-AUC'.O36])/([$'F1-mean'.O36]+[$'f-AUC'.O36])" office:value-type="float" office:value="0.364594254928053" calcext:value-type="float">
            <text:p>0.364594254928053</text:p>
          </table:table-cell>
          <table:table-cell table:formula="of:=([$'F1-mean'.P36]*[$'f-AUC'.P36])/([$'F1-mean'.P36]+[$'f-AUC'.P36])" office:value-type="float" office:value="0.241436372978699" calcext:value-type="float">
            <text:p>0.241436372978699</text:p>
          </table:table-cell>
          <table:table-cell table:formula="of:=([$'F1-mean'.Q36]*[$'f-AUC'.Q36])/([$'F1-mean'.Q36]+[$'f-AUC'.Q36])" office:value-type="float" office:value="0.36723792492323" calcext:value-type="float">
            <text:p>0.36723792492323</text:p>
          </table:table-cell>
          <table:table-cell table:formula="of:=([$'F1-mean'.R36]*[$'f-AUC'.R36])/([$'F1-mean'.R36]+[$'f-AUC'.R36])" office:value-type="float" office:value="0.382750592448967" calcext:value-type="float">
            <text:p>0.382750592448967</text:p>
          </table:table-cell>
          <table:table-cell table:formula="of:=([$'F1-mean'.S36]*[$'f-AUC'.S36])/([$'F1-mean'.S36]+[$'f-AUC'.S36])" office:value-type="float" office:value="0.382734404374813" calcext:value-type="float">
            <text:p>0.382734404374813</text:p>
          </table:table-cell>
          <table:table-cell table:formula="of:=([$'F1-mean'.T36]*[$'f-AUC'.T36])/([$'F1-mean'.T36]+[$'f-AUC'.T36])" office:value-type="float" office:value="0.359840403774021" calcext:value-type="float">
            <text:p>0.359840403774021</text:p>
          </table:table-cell>
          <table:table-cell table:formula="of:=([$'F1-mean'.U36]*[$'f-AUC'.U36])/([$'F1-mean'.U36]+[$'f-AUC'.U36])" office:value-type="float" office:value="0.356450956523681" calcext:value-type="float">
            <text:p>0.356450956523681</text:p>
          </table:table-cell>
          <table:table-cell table:formula="of:=([$'F1-mean'.V36]*[$'f-AUC'.V36])/([$'F1-mean'.V36]+[$'f-AUC'.V36])" office:value-type="float" office:value="0.342774290543361" calcext:value-type="float">
            <text:p>0.342774290543361</text:p>
          </table:table-cell>
          <table:table-cell table:formula="of:=([$'F1-mean'.W36]*[$'f-AUC'.W36])/([$'F1-mean'.W36]+[$'f-AUC'.W36])" office:value-type="float" office:value="0.358762314752778" calcext:value-type="float">
            <text:p>0.358762314752778</text:p>
          </table:table-cell>
          <table:table-cell table:formula="of:=([$'F1-mean'.X36]*[$'f-AUC'.X36])/([$'F1-mean'.X36]+[$'f-AUC'.X36])" office:value-type="float" office:value="0.354128806061066" calcext:value-type="float">
            <text:p>0.354128806061066</text:p>
          </table:table-cell>
          <table:table-cell table:number-columns-repeated="1000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formula="of:=([$'F1-mean'.G37]*[$'f-AUC'.G37])/([$'F1-mean'.G37]+[$'f-AUC'.G37])" office:value-type="float" office:value="0.361305928601613" calcext:value-type="float">
            <text:p>0.361305928601613</text:p>
          </table:table-cell>
          <table:table-cell table:formula="of:=([$'F1-mean'.H37]*[$'f-AUC'.H37])/([$'F1-mean'.H37]+[$'f-AUC'.H37])" office:value-type="float" office:value="0.36037175082375" calcext:value-type="float">
            <text:p>0.36037175082375</text:p>
          </table:table-cell>
          <table:table-cell table:formula="of:=([$'F1-mean'.I37]*[$'f-AUC'.I37])/([$'F1-mean'.I37]+[$'f-AUC'.I37])" office:value-type="float" office:value="0.363447214230287" calcext:value-type="float">
            <text:p>0.363447214230287</text:p>
          </table:table-cell>
          <table:table-cell table:formula="of:=([$'F1-mean'.J37]*[$'f-AUC'.J37])/([$'F1-mean'.J37]+[$'f-AUC'.J37])" office:value-type="float" office:value="0.35933345023377" calcext:value-type="float">
            <text:p>0.35933345023377</text:p>
          </table:table-cell>
          <table:table-cell table:formula="of:=([$'F1-mean'.K37]*[$'f-AUC'.K37])/([$'F1-mean'.K37]+[$'f-AUC'.K37])" office:value-type="float" office:value="0.364612247048302" calcext:value-type="float">
            <text:p>0.364612247048302</text:p>
          </table:table-cell>
          <table:table-cell table:formula="of:=([$'F1-mean'.L37]*[$'f-AUC'.L37])/([$'F1-mean'.L37]+[$'f-AUC'.L37])" office:value-type="float" office:value="0.364158442496064" calcext:value-type="float">
            <text:p>0.364158442496064</text:p>
          </table:table-cell>
          <table:table-cell table:formula="of:=([$'F1-mean'.M37]*[$'f-AUC'.M37])/([$'F1-mean'.M37]+[$'f-AUC'.M37])" office:value-type="float" office:value="0.349930107067538" calcext:value-type="float">
            <text:p>0.349930107067538</text:p>
          </table:table-cell>
          <table:table-cell table:formula="of:=([$'F1-mean'.N37]*[$'f-AUC'.N37])/([$'F1-mean'.N37]+[$'f-AUC'.N37])" office:value-type="float" office:value="0.344532299336542" calcext:value-type="float">
            <text:p>0.344532299336542</text:p>
          </table:table-cell>
          <table:table-cell table:formula="of:=([$'F1-mean'.O37]*[$'f-AUC'.O37])/([$'F1-mean'.O37]+[$'f-AUC'.O37])" office:value-type="float" office:value="0.369363329219186" calcext:value-type="float">
            <text:p>0.369363329219186</text:p>
          </table:table-cell>
          <table:table-cell table:formula="of:=([$'F1-mean'.P37]*[$'f-AUC'.P37])/([$'F1-mean'.P37]+[$'f-AUC'.P37])" office:value-type="float" office:value="0.157487824591773" calcext:value-type="float">
            <text:p>0.157487824591773</text:p>
          </table:table-cell>
          <table:table-cell table:formula="of:=([$'F1-mean'.Q37]*[$'f-AUC'.Q37])/([$'F1-mean'.Q37]+[$'f-AUC'.Q37])" office:value-type="float" office:value="0.36779452300618" calcext:value-type="float">
            <text:p>0.36779452300618</text:p>
          </table:table-cell>
          <table:table-cell table:formula="of:=([$'F1-mean'.R37]*[$'f-AUC'.R37])/([$'F1-mean'.R37]+[$'f-AUC'.R37])" office:value-type="float" office:value="0.385723456059862" calcext:value-type="float">
            <text:p>0.385723456059862</text:p>
          </table:table-cell>
          <table:table-cell table:formula="of:=([$'F1-mean'.S37]*[$'f-AUC'.S37])/([$'F1-mean'.S37]+[$'f-AUC'.S37])" office:value-type="float" office:value="0.380792527925884" calcext:value-type="float">
            <text:p>0.380792527925884</text:p>
          </table:table-cell>
          <table:table-cell table:formula="of:=([$'F1-mean'.T37]*[$'f-AUC'.T37])/([$'F1-mean'.T37]+[$'f-AUC'.T37])" office:value-type="float" office:value="0.360791004343117" calcext:value-type="float">
            <text:p>0.360791004343117</text:p>
          </table:table-cell>
          <table:table-cell table:formula="of:=([$'F1-mean'.U37]*[$'f-AUC'.U37])/([$'F1-mean'.U37]+[$'f-AUC'.U37])" office:value-type="float" office:value="0.354708808220062" calcext:value-type="float">
            <text:p>0.354708808220062</text:p>
          </table:table-cell>
          <table:table-cell table:formula="of:=([$'F1-mean'.V37]*[$'f-AUC'.V37])/([$'F1-mean'.V37]+[$'f-AUC'.V37])" office:value-type="float" office:value="0.345190682495898" calcext:value-type="float">
            <text:p>0.345190682495898</text:p>
          </table:table-cell>
          <table:table-cell table:formula="of:=([$'F1-mean'.W37]*[$'f-AUC'.W37])/([$'F1-mean'.W37]+[$'f-AUC'.W37])" office:value-type="float" office:value="0.362691882771542" calcext:value-type="float">
            <text:p>0.362691882771542</text:p>
          </table:table-cell>
          <table:table-cell table:formula="of:=([$'F1-mean'.X37]*[$'f-AUC'.X37])/([$'F1-mean'.X37]+[$'f-AUC'.X37])" office:value-type="float" office:value="0.357305881936005" calcext:value-type="float">
            <text:p>0.357305881936005</text:p>
          </table:table-cell>
          <table:table-cell table:number-columns-repeated="1000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formula="of:=([$'F1-mean'.G38]*[$'f-AUC'.G38])/([$'F1-mean'.G38]+[$'f-AUC'.G38])" office:value-type="float" office:value="0.35804527470964" calcext:value-type="float">
            <text:p>0.35804527470964</text:p>
          </table:table-cell>
          <table:table-cell table:formula="of:=([$'F1-mean'.H38]*[$'f-AUC'.H38])/([$'F1-mean'.H38]+[$'f-AUC'.H38])" office:value-type="float" office:value="0.358100953807865" calcext:value-type="float">
            <text:p>0.358100953807865</text:p>
          </table:table-cell>
          <table:table-cell table:formula="of:=([$'F1-mean'.I38]*[$'f-AUC'.I38])/([$'F1-mean'.I38]+[$'f-AUC'.I38])" office:value-type="float" office:value="0.366688205778672" calcext:value-type="float">
            <text:p>0.366688205778672</text:p>
          </table:table-cell>
          <table:table-cell table:formula="of:=([$'F1-mean'.J38]*[$'f-AUC'.J38])/([$'F1-mean'.J38]+[$'f-AUC'.J38])" office:value-type="float" office:value="0.359398388833115" calcext:value-type="float">
            <text:p>0.359398388833115</text:p>
          </table:table-cell>
          <table:table-cell table:formula="of:=([$'F1-mean'.K38]*[$'f-AUC'.K38])/([$'F1-mean'.K38]+[$'f-AUC'.K38])" office:value-type="float" office:value="0.361059680539146" calcext:value-type="float">
            <text:p>0.361059680539146</text:p>
          </table:table-cell>
          <table:table-cell table:formula="of:=([$'F1-mean'.L38]*[$'f-AUC'.L38])/([$'F1-mean'.L38]+[$'f-AUC'.L38])" office:value-type="float" office:value="0.358036069522518" calcext:value-type="float">
            <text:p>0.358036069522518</text:p>
          </table:table-cell>
          <table:table-cell table:formula="of:=([$'F1-mean'.M38]*[$'f-AUC'.M38])/([$'F1-mean'.M38]+[$'f-AUC'.M38])" office:value-type="float" office:value="0.356732030141753" calcext:value-type="float">
            <text:p>0.356732030141753</text:p>
          </table:table-cell>
          <table:table-cell table:formula="of:=([$'F1-mean'.N38]*[$'f-AUC'.N38])/([$'F1-mean'.N38]+[$'f-AUC'.N38])" office:value-type="float" office:value="0.340173598203678" calcext:value-type="float">
            <text:p>0.340173598203678</text:p>
          </table:table-cell>
          <table:table-cell table:formula="of:=([$'F1-mean'.O38]*[$'f-AUC'.O38])/([$'F1-mean'.O38]+[$'f-AUC'.O38])" office:value-type="float" office:value="0.36160380402729" calcext:value-type="float">
            <text:p>0.36160380402729</text:p>
          </table:table-cell>
          <table:table-cell table:formula="of:=([$'F1-mean'.P38]*[$'f-AUC'.P38])/([$'F1-mean'.P38]+[$'f-AUC'.P38])" office:value-type="string" office:string-value="" calcext:value-type="error">
            <text:p>#DIV/0!</text:p>
          </table:table-cell>
          <table:table-cell table:formula="of:=([$'F1-mean'.Q38]*[$'f-AUC'.Q38])/([$'F1-mean'.Q38]+[$'f-AUC'.Q38])" office:value-type="float" office:value="0.366215137869502" calcext:value-type="float">
            <text:p>0.366215137869502</text:p>
          </table:table-cell>
          <table:table-cell table:formula="of:=([$'F1-mean'.R38]*[$'f-AUC'.R38])/([$'F1-mean'.R38]+[$'f-AUC'.R38])" office:value-type="float" office:value="0.381649501559171" calcext:value-type="float">
            <text:p>0.381649501559171</text:p>
          </table:table-cell>
          <table:table-cell table:formula="of:=([$'F1-mean'.S38]*[$'f-AUC'.S38])/([$'F1-mean'.S38]+[$'f-AUC'.S38])" office:value-type="float" office:value="0.383602299872935" calcext:value-type="float">
            <text:p>0.383602299872935</text:p>
          </table:table-cell>
          <table:table-cell table:formula="of:=([$'F1-mean'.T38]*[$'f-AUC'.T38])/([$'F1-mean'.T38]+[$'f-AUC'.T38])" office:value-type="float" office:value="0.361620172220076" calcext:value-type="float">
            <text:p>0.361620172220076</text:p>
          </table:table-cell>
          <table:table-cell table:formula="of:=([$'F1-mean'.U38]*[$'f-AUC'.U38])/([$'F1-mean'.U38]+[$'f-AUC'.U38])" office:value-type="float" office:value="0.36178852597306" calcext:value-type="float">
            <text:p>0.36178852597306</text:p>
          </table:table-cell>
          <table:table-cell table:formula="of:=([$'F1-mean'.V38]*[$'f-AUC'.V38])/([$'F1-mean'.V38]+[$'f-AUC'.V38])" office:value-type="float" office:value="0.34228845994486" calcext:value-type="float">
            <text:p>0.34228845994486</text:p>
          </table:table-cell>
          <table:table-cell table:formula="of:=([$'F1-mean'.W38]*[$'f-AUC'.W38])/([$'F1-mean'.W38]+[$'f-AUC'.W38])" office:value-type="float" office:value="0.349423645420378" calcext:value-type="float">
            <text:p>0.349423645420378</text:p>
          </table:table-cell>
          <table:table-cell table:formula="of:=([$'F1-mean'.X38]*[$'f-AUC'.X38])/([$'F1-mean'.X38]+[$'f-AUC'.X38])" office:value-type="float" office:value="0.356632542953213" calcext:value-type="float">
            <text:p>0.356632542953213</text:p>
          </table:table-cell>
          <table:table-cell table:number-columns-repeated="1000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formula="of:=([$'F1-mean'.G39]*[$'f-AUC'.G39])/([$'F1-mean'.G39]+[$'f-AUC'.G39])" office:value-type="float" office:value="0.365385198784379" calcext:value-type="float">
            <text:p>0.365385198784379</text:p>
          </table:table-cell>
          <table:table-cell table:formula="of:=([$'F1-mean'.H39]*[$'f-AUC'.H39])/([$'F1-mean'.H39]+[$'f-AUC'.H39])" office:value-type="float" office:value="0.358282054835703" calcext:value-type="float">
            <text:p>0.358282054835703</text:p>
          </table:table-cell>
          <table:table-cell table:formula="of:=([$'F1-mean'.I39]*[$'f-AUC'.I39])/([$'F1-mean'.I39]+[$'f-AUC'.I39])" office:value-type="float" office:value="0.360475994758333" calcext:value-type="float">
            <text:p>0.360475994758333</text:p>
          </table:table-cell>
          <table:table-cell table:formula="of:=([$'F1-mean'.J39]*[$'f-AUC'.J39])/([$'F1-mean'.J39]+[$'f-AUC'.J39])" office:value-type="float" office:value="0.367123725101696" calcext:value-type="float">
            <text:p>0.367123725101696</text:p>
          </table:table-cell>
          <table:table-cell table:formula="of:=([$'F1-mean'.K39]*[$'f-AUC'.K39])/([$'F1-mean'.K39]+[$'f-AUC'.K39])" office:value-type="float" office:value="0.359637461332805" calcext:value-type="float">
            <text:p>0.359637461332805</text:p>
          </table:table-cell>
          <table:table-cell table:formula="of:=([$'F1-mean'.L39]*[$'f-AUC'.L39])/([$'F1-mean'.L39]+[$'f-AUC'.L39])" office:value-type="float" office:value="0.363089540710358" calcext:value-type="float">
            <text:p>0.363089540710358</text:p>
          </table:table-cell>
          <table:table-cell table:formula="of:=([$'F1-mean'.M39]*[$'f-AUC'.M39])/([$'F1-mean'.M39]+[$'f-AUC'.M39])" office:value-type="float" office:value="0.355637620601351" calcext:value-type="float">
            <text:p>0.355637620601351</text:p>
          </table:table-cell>
          <table:table-cell table:formula="of:=([$'F1-mean'.N39]*[$'f-AUC'.N39])/([$'F1-mean'.N39]+[$'f-AUC'.N39])" office:value-type="float" office:value="0.339627918735159" calcext:value-type="float">
            <text:p>0.339627918735159</text:p>
          </table:table-cell>
          <table:table-cell table:formula="of:=([$'F1-mean'.O39]*[$'f-AUC'.O39])/([$'F1-mean'.O39]+[$'f-AUC'.O39])" office:value-type="float" office:value="0.369523188155347" calcext:value-type="float">
            <text:p>0.369523188155347</text:p>
          </table:table-cell>
          <table:table-cell table:formula="of:=([$'F1-mean'.P39]*[$'f-AUC'.P39])/([$'F1-mean'.P39]+[$'f-AUC'.P39])" office:value-type="string" office:string-value="" calcext:value-type="error">
            <text:p>#DIV/0!</text:p>
          </table:table-cell>
          <table:table-cell table:formula="of:=([$'F1-mean'.Q39]*[$'f-AUC'.Q39])/([$'F1-mean'.Q39]+[$'f-AUC'.Q39])" office:value-type="float" office:value="0.368914972349272" calcext:value-type="float">
            <text:p>0.368914972349272</text:p>
          </table:table-cell>
          <table:table-cell table:formula="of:=([$'F1-mean'.R39]*[$'f-AUC'.R39])/([$'F1-mean'.R39]+[$'f-AUC'.R39])" office:value-type="float" office:value="0.38233509216804" calcext:value-type="float">
            <text:p>0.38233509216804</text:p>
          </table:table-cell>
          <table:table-cell table:formula="of:=([$'F1-mean'.S39]*[$'f-AUC'.S39])/([$'F1-mean'.S39]+[$'f-AUC'.S39])" office:value-type="float" office:value="0.38376410518223" calcext:value-type="float">
            <text:p>0.38376410518223</text:p>
          </table:table-cell>
          <table:table-cell table:formula="of:=([$'F1-mean'.T39]*[$'f-AUC'.T39])/([$'F1-mean'.T39]+[$'f-AUC'.T39])" office:value-type="float" office:value="0.361952388877081" calcext:value-type="float">
            <text:p>0.361952388877081</text:p>
          </table:table-cell>
          <table:table-cell table:formula="of:=([$'F1-mean'.U39]*[$'f-AUC'.U39])/([$'F1-mean'.U39]+[$'f-AUC'.U39])" office:value-type="float" office:value="0.364194817519107" calcext:value-type="float">
            <text:p>0.364194817519107</text:p>
          </table:table-cell>
          <table:table-cell table:formula="of:=([$'F1-mean'.V39]*[$'f-AUC'.V39])/([$'F1-mean'.V39]+[$'f-AUC'.V39])" office:value-type="float" office:value="0.346471671614096" calcext:value-type="float">
            <text:p>0.346471671614096</text:p>
          </table:table-cell>
          <table:table-cell table:formula="of:=([$'F1-mean'.W39]*[$'f-AUC'.W39])/([$'F1-mean'.W39]+[$'f-AUC'.W39])" office:value-type="float" office:value="0.36597522740552" calcext:value-type="float">
            <text:p>0.36597522740552</text:p>
          </table:table-cell>
          <table:table-cell table:formula="of:=([$'F1-mean'.X39]*[$'f-AUC'.X39])/([$'F1-mean'.X39]+[$'f-AUC'.X39])" office:value-type="float" office:value="0.35510107355621" calcext:value-type="float">
            <text:p>0.35510107355621</text:p>
          </table:table-cell>
          <table:table-cell table:number-columns-repeated="1000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formula="of:=([$'F1-mean'.G40]*[$'f-AUC'.G40])/([$'F1-mean'.G40]+[$'f-AUC'.G40])" office:value-type="float" office:value="0.363873335055296" calcext:value-type="float">
            <text:p>0.363873335055296</text:p>
          </table:table-cell>
          <table:table-cell table:formula="of:=([$'F1-mean'.H40]*[$'f-AUC'.H40])/([$'F1-mean'.H40]+[$'f-AUC'.H40])" office:value-type="float" office:value="0.357406730593436" calcext:value-type="float">
            <text:p>0.357406730593436</text:p>
          </table:table-cell>
          <table:table-cell table:formula="of:=([$'F1-mean'.I40]*[$'f-AUC'.I40])/([$'F1-mean'.I40]+[$'f-AUC'.I40])" office:value-type="float" office:value="0.368474568133827" calcext:value-type="float">
            <text:p>0.368474568133827</text:p>
          </table:table-cell>
          <table:table-cell table:formula="of:=([$'F1-mean'.J40]*[$'f-AUC'.J40])/([$'F1-mean'.J40]+[$'f-AUC'.J40])" office:value-type="float" office:value="0.367604427190893" calcext:value-type="float">
            <text:p>0.367604427190893</text:p>
          </table:table-cell>
          <table:table-cell table:formula="of:=([$'F1-mean'.K40]*[$'f-AUC'.K40])/([$'F1-mean'.K40]+[$'f-AUC'.K40])" office:value-type="float" office:value="0.361655800014464" calcext:value-type="float">
            <text:p>0.361655800014464</text:p>
          </table:table-cell>
          <table:table-cell table:formula="of:=([$'F1-mean'.L40]*[$'f-AUC'.L40])/([$'F1-mean'.L40]+[$'f-AUC'.L40])" office:value-type="float" office:value="0.366113158777274" calcext:value-type="float">
            <text:p>0.366113158777274</text:p>
          </table:table-cell>
          <table:table-cell table:formula="of:=([$'F1-mean'.M40]*[$'f-AUC'.M40])/([$'F1-mean'.M40]+[$'f-AUC'.M40])" office:value-type="float" office:value="0.355430275770632" calcext:value-type="float">
            <text:p>0.355430275770632</text:p>
          </table:table-cell>
          <table:table-cell table:formula="of:=([$'F1-mean'.N40]*[$'f-AUC'.N40])/([$'F1-mean'.N40]+[$'f-AUC'.N40])" office:value-type="float" office:value="0.348197006123056" calcext:value-type="float">
            <text:p>0.348197006123056</text:p>
          </table:table-cell>
          <table:table-cell table:formula="of:=([$'F1-mean'.O40]*[$'f-AUC'.O40])/([$'F1-mean'.O40]+[$'f-AUC'.O40])" office:value-type="string" office:string-value="" calcext:value-type="error">
            <text:p>#DIV/0!</text:p>
          </table:table-cell>
          <table:table-cell/>
          <table:table-cell table:formula="of:=([$'F1-mean'.Q40]*[$'f-AUC'.Q40])/([$'F1-mean'.Q40]+[$'f-AUC'.Q40])" office:value-type="float" office:value="0.370950660125376" calcext:value-type="float">
            <text:p>0.370950660125376</text:p>
          </table:table-cell>
          <table:table-cell table:formula="of:=([$'F1-mean'.R40]*[$'f-AUC'.R40])/([$'F1-mean'.R40]+[$'f-AUC'.R40])" office:value-type="float" office:value="0.381893485949081" calcext:value-type="float">
            <text:p>0.381893485949081</text:p>
          </table:table-cell>
          <table:table-cell table:formula="of:=([$'F1-mean'.S40]*[$'f-AUC'.S40])/([$'F1-mean'.S40]+[$'f-AUC'.S40])" office:value-type="float" office:value="0.374362052084343" calcext:value-type="float">
            <text:p>0.374362052084343</text:p>
          </table:table-cell>
          <table:table-cell table:formula="of:=([$'F1-mean'.T40]*[$'f-AUC'.T40])/([$'F1-mean'.T40]+[$'f-AUC'.T40])" office:value-type="float" office:value="0.363329989114068" calcext:value-type="float">
            <text:p>0.363329989114068</text:p>
          </table:table-cell>
          <table:table-cell table:formula="of:=([$'F1-mean'.U40]*[$'f-AUC'.U40])/([$'F1-mean'.U40]+[$'f-AUC'.U40])" office:value-type="float" office:value="0.364708281175523" calcext:value-type="float">
            <text:p>0.364708281175523</text:p>
          </table:table-cell>
          <table:table-cell table:formula="of:=([$'F1-mean'.V40]*[$'f-AUC'.V40])/([$'F1-mean'.V40]+[$'f-AUC'.V40])" office:value-type="float" office:value="0.346894293095651" calcext:value-type="float">
            <text:p>0.346894293095651</text:p>
          </table:table-cell>
          <table:table-cell table:formula="of:=([$'F1-mean'.W40]*[$'f-AUC'.W40])/([$'F1-mean'.W40]+[$'f-AUC'.W40])" office:value-type="float" office:value="0.353689334198399" calcext:value-type="float">
            <text:p>0.353689334198399</text:p>
          </table:table-cell>
          <table:table-cell table:formula="of:=([$'F1-mean'.X40]*[$'f-AUC'.X40])/([$'F1-mean'.X40]+[$'f-AUC'.X40])" office:value-type="float" office:value="0.360593669538446" calcext:value-type="float">
            <text:p>0.360593669538446</text:p>
          </table:table-cell>
          <table:table-cell table:number-columns-repeated="1000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formula="of:=([$'F1-mean'.G41]*[$'f-AUC'.G41])/([$'F1-mean'.G41]+[$'f-AUC'.G41])" office:value-type="float" office:value="0.359291762777259" calcext:value-type="float">
            <text:p>0.359291762777259</text:p>
          </table:table-cell>
          <table:table-cell table:formula="of:=([$'F1-mean'.H41]*[$'f-AUC'.H41])/([$'F1-mean'.H41]+[$'f-AUC'.H41])" office:value-type="float" office:value="0.359869100302975" calcext:value-type="float">
            <text:p>0.359869100302975</text:p>
          </table:table-cell>
          <table:table-cell table:formula="of:=([$'F1-mean'.I41]*[$'f-AUC'.I41])/([$'F1-mean'.I41]+[$'f-AUC'.I41])" office:value-type="float" office:value="0.363137800588037" calcext:value-type="float">
            <text:p>0.363137800588037</text:p>
          </table:table-cell>
          <table:table-cell table:formula="of:=([$'F1-mean'.J41]*[$'f-AUC'.J41])/([$'F1-mean'.J41]+[$'f-AUC'.J41])" office:value-type="float" office:value="0.367362146714549" calcext:value-type="float">
            <text:p>0.367362146714549</text:p>
          </table:table-cell>
          <table:table-cell table:formula="of:=([$'F1-mean'.K41]*[$'f-AUC'.K41])/([$'F1-mean'.K41]+[$'f-AUC'.K41])" office:value-type="float" office:value="0.360812838858099" calcext:value-type="float">
            <text:p>0.360812838858099</text:p>
          </table:table-cell>
          <table:table-cell table:formula="of:=([$'F1-mean'.L41]*[$'f-AUC'.L41])/([$'F1-mean'.L41]+[$'f-AUC'.L41])" office:value-type="float" office:value="0.361529274250432" calcext:value-type="float">
            <text:p>0.361529274250432</text:p>
          </table:table-cell>
          <table:table-cell table:formula="of:=([$'F1-mean'.M41]*[$'f-AUC'.M41])/([$'F1-mean'.M41]+[$'f-AUC'.M41])" office:value-type="float" office:value="0.355250899322821" calcext:value-type="float">
            <text:p>0.355250899322821</text:p>
          </table:table-cell>
          <table:table-cell table:formula="of:=([$'F1-mean'.N41]*[$'f-AUC'.N41])/([$'F1-mean'.N41]+[$'f-AUC'.N41])" office:value-type="float" office:value="0.339623035084163" calcext:value-type="float">
            <text:p>0.339623035084163</text:p>
          </table:table-cell>
          <table:table-cell table:formula="of:=([$'F1-mean'.O41]*[$'f-AUC'.O41])/([$'F1-mean'.O41]+[$'f-AUC'.O41])" office:value-type="string" office:string-value="" calcext:value-type="error">
            <text:p>#DIV/0!</text:p>
          </table:table-cell>
          <table:table-cell/>
          <table:table-cell table:formula="of:=([$'F1-mean'.Q41]*[$'f-AUC'.Q41])/([$'F1-mean'.Q41]+[$'f-AUC'.Q41])" office:value-type="float" office:value="0.367387922396994" calcext:value-type="float">
            <text:p>0.367387922396994</text:p>
          </table:table-cell>
          <table:table-cell table:formula="of:=([$'F1-mean'.R41]*[$'f-AUC'.R41])/([$'F1-mean'.R41]+[$'f-AUC'.R41])" office:value-type="float" office:value="0.379151082858623" calcext:value-type="float">
            <text:p>0.379151082858623</text:p>
          </table:table-cell>
          <table:table-cell table:formula="of:=([$'F1-mean'.S41]*[$'f-AUC'.S41])/([$'F1-mean'.S41]+[$'f-AUC'.S41])" office:value-type="float" office:value="0.385041261904361" calcext:value-type="float">
            <text:p>0.385041261904361</text:p>
          </table:table-cell>
          <table:table-cell table:formula="of:=([$'F1-mean'.T41]*[$'f-AUC'.T41])/([$'F1-mean'.T41]+[$'f-AUC'.T41])" office:value-type="float" office:value="0.362568191221315" calcext:value-type="float">
            <text:p>0.362568191221315</text:p>
          </table:table-cell>
          <table:table-cell table:formula="of:=([$'F1-mean'.U41]*[$'f-AUC'.U41])/([$'F1-mean'.U41]+[$'f-AUC'.U41])" office:value-type="float" office:value="0.361807306377361" calcext:value-type="float">
            <text:p>0.361807306377361</text:p>
          </table:table-cell>
          <table:table-cell table:formula="of:=([$'F1-mean'.V41]*[$'f-AUC'.V41])/([$'F1-mean'.V41]+[$'f-AUC'.V41])" office:value-type="float" office:value="0.348456582954397" calcext:value-type="float">
            <text:p>0.348456582954397</text:p>
          </table:table-cell>
          <table:table-cell table:formula="of:=([$'F1-mean'.W41]*[$'f-AUC'.W41])/([$'F1-mean'.W41]+[$'f-AUC'.W41])" office:value-type="float" office:value="0.360520061949038" calcext:value-type="float">
            <text:p>0.360520061949038</text:p>
          </table:table-cell>
          <table:table-cell table:formula="of:=([$'F1-mean'.X41]*[$'f-AUC'.X41])/([$'F1-mean'.X41]+[$'f-AUC'.X41])" office:value-type="float" office:value="0.345447242612604" calcext:value-type="float">
            <text:p>0.345447242612604</text:p>
          </table:table-cell>
          <table:table-cell table:number-columns-repeated="1000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formula="of:=([$'F1-mean'.G42]*[$'f-AUC'.G42])/([$'F1-mean'.G42]+[$'f-AUC'.G42])" office:value-type="float" office:value="0.353164722996875" calcext:value-type="float">
            <text:p>0.353164722996875</text:p>
          </table:table-cell>
          <table:table-cell table:formula="of:=([$'F1-mean'.H42]*[$'f-AUC'.H42])/([$'F1-mean'.H42]+[$'f-AUC'.H42])" office:value-type="float" office:value="0.360112081246803" calcext:value-type="float">
            <text:p>0.360112081246803</text:p>
          </table:table-cell>
          <table:table-cell table:formula="of:=([$'F1-mean'.I42]*[$'f-AUC'.I42])/([$'F1-mean'.I42]+[$'f-AUC'.I42])" office:value-type="float" office:value="0.368880340240885" calcext:value-type="float">
            <text:p>0.368880340240885</text:p>
          </table:table-cell>
          <table:table-cell table:formula="of:=([$'F1-mean'.J42]*[$'f-AUC'.J42])/([$'F1-mean'.J42]+[$'f-AUC'.J42])" office:value-type="float" office:value="0.364291145817948" calcext:value-type="float">
            <text:p>0.364291145817948</text:p>
          </table:table-cell>
          <table:table-cell table:formula="of:=([$'F1-mean'.K42]*[$'f-AUC'.K42])/([$'F1-mean'.K42]+[$'f-AUC'.K42])" office:value-type="float" office:value="0.360973303664954" calcext:value-type="float">
            <text:p>0.360973303664954</text:p>
          </table:table-cell>
          <table:table-cell table:formula="of:=([$'F1-mean'.L42]*[$'f-AUC'.L42])/([$'F1-mean'.L42]+[$'f-AUC'.L42])" office:value-type="float" office:value="0.365089634074493" calcext:value-type="float">
            <text:p>0.365089634074493</text:p>
          </table:table-cell>
          <table:table-cell table:formula="of:=([$'F1-mean'.M42]*[$'f-AUC'.M42])/([$'F1-mean'.M42]+[$'f-AUC'.M42])" office:value-type="float" office:value="0.3595395015685" calcext:value-type="float">
            <text:p>0.3595395015685</text:p>
          </table:table-cell>
          <table:table-cell table:formula="of:=([$'F1-mean'.N42]*[$'f-AUC'.N42])/([$'F1-mean'.N42]+[$'f-AUC'.N42])" office:value-type="float" office:value="0.343608316224793" calcext:value-type="float">
            <text:p>0.343608316224793</text:p>
          </table:table-cell>
          <table:table-cell table:formula="of:=([$'F1-mean'.O42]*[$'f-AUC'.O42])/([$'F1-mean'.O42]+[$'f-AUC'.O42])" office:value-type="string" office:string-value="" calcext:value-type="error">
            <text:p>#DIV/0!</text:p>
          </table:table-cell>
          <table:table-cell/>
          <table:table-cell table:formula="of:=([$'F1-mean'.Q42]*[$'f-AUC'.Q42])/([$'F1-mean'.Q42]+[$'f-AUC'.Q42])" office:value-type="float" office:value="0.362757976872041" calcext:value-type="float">
            <text:p>0.362757976872041</text:p>
          </table:table-cell>
          <table:table-cell table:formula="of:=([$'F1-mean'.R42]*[$'f-AUC'.R42])/([$'F1-mean'.R42]+[$'f-AUC'.R42])" office:value-type="float" office:value="0.374425610402688" calcext:value-type="float">
            <text:p>0.374425610402688</text:p>
          </table:table-cell>
          <table:table-cell table:formula="of:=([$'F1-mean'.S42]*[$'f-AUC'.S42])/([$'F1-mean'.S42]+[$'f-AUC'.S42])" office:value-type="float" office:value="0.379114674576008" calcext:value-type="float">
            <text:p>0.379114674576008</text:p>
          </table:table-cell>
          <table:table-cell table:formula="of:=([$'F1-mean'.T42]*[$'f-AUC'.T42])/([$'F1-mean'.T42]+[$'f-AUC'.T42])" office:value-type="float" office:value="0.366097731960446" calcext:value-type="float">
            <text:p>0.366097731960446</text:p>
          </table:table-cell>
          <table:table-cell table:formula="of:=([$'F1-mean'.U42]*[$'f-AUC'.U42])/([$'F1-mean'.U42]+[$'f-AUC'.U42])" office:value-type="float" office:value="0.35768555870294" calcext:value-type="float">
            <text:p>0.35768555870294</text:p>
          </table:table-cell>
          <table:table-cell table:formula="of:=([$'F1-mean'.V42]*[$'f-AUC'.V42])/([$'F1-mean'.V42]+[$'f-AUC'.V42])" office:value-type="float" office:value="0.348076446386493" calcext:value-type="float">
            <text:p>0.348076446386493</text:p>
          </table:table-cell>
          <table:table-cell table:formula="of:=([$'F1-mean'.W42]*[$'f-AUC'.W42])/([$'F1-mean'.W42]+[$'f-AUC'.W42])" office:value-type="float" office:value="0.359766147266764" calcext:value-type="float">
            <text:p>0.359766147266764</text:p>
          </table:table-cell>
          <table:table-cell table:formula="of:=([$'F1-mean'.X42]*[$'f-AUC'.X42])/([$'F1-mean'.X42]+[$'f-AUC'.X42])" office:value-type="float" office:value="0.359911315052003" calcext:value-type="float">
            <text:p>0.359911315052003</text:p>
          </table:table-cell>
          <table:table-cell table:number-columns-repeated="1000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formula="of:=([$'F1-mean'.B43]*[$'f-AUC'.B43])/([$'F1-mean'.B43]+[$'f-AUC'.B43])" office:value-type="float" office:value="0.361125813416906" calcext:value-type="float">
            <text:p>0.361125813416906</text:p>
          </table:table-cell>
          <table:table-cell table:formula="of:=([$'F1-mean'.C43]*[$'f-AUC'.C43])/([$'F1-mean'.C43]+[$'f-AUC'.C43])" office:value-type="float" office:value="0.374095811946172" calcext:value-type="float">
            <text:p>0.374095811946172</text:p>
          </table:table-cell>
          <table:table-cell table:number-columns-repeated="4"/>
          <table:table-cell table:formula="of:=([$'F1-mean'.H43]*[$'f-AUC'.H43])/([$'F1-mean'.H43]+[$'f-AUC'.H43])" office:value-type="float" office:value="0.359730220215104" calcext:value-type="float">
            <text:p>0.359730220215104</text:p>
          </table:table-cell>
          <table:table-cell table:formula="of:=([$'F1-mean'.I43]*[$'f-AUC'.I43])/([$'F1-mean'.I43]+[$'f-AUC'.I43])" office:value-type="float" office:value="0.364512697823672" calcext:value-type="float">
            <text:p>0.364512697823672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 table:formula="of:=([$'F1-mean'.M43]*[$'f-AUC'.M43])/([$'F1-mean'.M43]+[$'f-AUC'.M43])" office:value-type="float" office:value="0.359496030810428" calcext:value-type="float">
            <text:p>0.359496030810428</text:p>
          </table:table-cell>
          <table:table-cell table:formula="of:=([$'F1-mean'.N43]*[$'f-AUC'.N43])/([$'F1-mean'.N43]+[$'f-AUC'.N43])" office:value-type="float" office:value="0.346069780700941" calcext:value-type="float">
            <text:p>0.346069780700941</text:p>
          </table:table-cell>
          <table:table-cell table:number-columns-repeated="4" office:value-type="string" calcext:value-type="string">
            <text:p>xxx</text:p>
          </table:table-cell>
          <table:table-cell table:formula="of:=([$'F1-mean'.S43]*[$'f-AUC'.S43])/([$'F1-mean'.S43]+[$'f-AUC'.S43])" office:value-type="float" office:value="0.381319075235046" calcext:value-type="float">
            <text:p>0.381319075235046</text:p>
          </table:table-cell>
          <table:table-cell table:number-columns-repeated="5" office:value-type="string" calcext:value-type="string">
            <text:p>xxx</text:p>
          </table:table-cell>
          <table:table-cell table:number-columns-repeated="1000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formula="of:=([$'F1-mean'.B44]*[$'f-AUC'.B44])/([$'F1-mean'.B44]+[$'f-AUC'.B44])" office:value-type="float" office:value="0.366992573047327" calcext:value-type="float">
            <text:p>0.366992573047327</text:p>
          </table:table-cell>
          <table:table-cell table:formula="of:=([$'F1-mean'.C44]*[$'f-AUC'.C44])/([$'F1-mean'.C44]+[$'f-AUC'.C44])" office:value-type="float" office:value="0.373902106782256" calcext:value-type="float">
            <text:p>0.373902106782256</text:p>
          </table:table-cell>
          <table:table-cell table:number-columns-repeated="4"/>
          <table:table-cell table:formula="of:=([$'F1-mean'.H44]*[$'f-AUC'.H44])/([$'F1-mean'.H44]+[$'f-AUC'.H44])" office:value-type="float" office:value="0.358147330952877" calcext:value-type="float">
            <text:p>0.358147330952877</text:p>
          </table:table-cell>
          <table:table-cell table:formula="of:=([$'F1-mean'.I44]*[$'f-AUC'.I44])/([$'F1-mean'.I44]+[$'f-AUC'.I44])" office:value-type="float" office:value="0.36213183665742" calcext:value-type="float">
            <text:p>0.36213183665742</text:p>
          </table:table-cell>
          <table:table-cell table:number-columns-repeated="3"/>
          <table:table-cell table:formula="of:=([$'F1-mean'.M44]*[$'f-AUC'.M44])/([$'F1-mean'.M44]+[$'f-AUC'.M44])" office:value-type="float" office:value="0.357206252547423" calcext:value-type="float">
            <text:p>0.357206252547423</text:p>
          </table:table-cell>
          <table:table-cell table:formula="of:=([$'F1-mean'.N44]*[$'f-AUC'.N44])/([$'F1-mean'.N44]+[$'f-AUC'.N44])" office:value-type="float" office:value="0.342848313965832" calcext:value-type="float">
            <text:p>0.342848313965832</text:p>
          </table:table-cell>
          <table:table-cell table:number-columns-repeated="4"/>
          <table:table-cell table:formula="of:=([$'F1-mean'.S44]*[$'f-AUC'.S44])/([$'F1-mean'.S44]+[$'f-AUC'.S44])" office:value-type="float" office:value="0.381375833147723" calcext:value-type="float">
            <text:p>0.381375833147723</text:p>
          </table:table-cell>
          <table:table-cell table:number-columns-repeated="1005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formula="of:=([$'F1-mean'.B45]*[$'f-AUC'.B45])/([$'F1-mean'.B45]+[$'f-AUC'.B45])" office:value-type="float" office:value="0.36689442705204" calcext:value-type="float">
            <text:p>0.36689442705204</text:p>
          </table:table-cell>
          <table:table-cell table:formula="of:=([$'F1-mean'.C45]*[$'f-AUC'.C45])/([$'F1-mean'.C45]+[$'f-AUC'.C45])" office:value-type="float" office:value="0.365218568273169" calcext:value-type="float">
            <text:p>0.365218568273169</text:p>
          </table:table-cell>
          <table:table-cell table:number-columns-repeated="4"/>
          <table:table-cell table:formula="of:=([$'F1-mean'.H45]*[$'f-AUC'.H45])/([$'F1-mean'.H45]+[$'f-AUC'.H45])" office:value-type="float" office:value="0.362294450206905" calcext:value-type="float">
            <text:p>0.362294450206905</text:p>
          </table:table-cell>
          <table:table-cell table:formula="of:=([$'F1-mean'.I45]*[$'f-AUC'.I45])/([$'F1-mean'.I45]+[$'f-AUC'.I45])" office:value-type="float" office:value="0.364836680606207" calcext:value-type="float">
            <text:p>0.364836680606207</text:p>
          </table:table-cell>
          <table:table-cell table:number-columns-repeated="3"/>
          <table:table-cell table:formula="of:=([$'F1-mean'.M45]*[$'f-AUC'.M45])/([$'F1-mean'.M45]+[$'f-AUC'.M45])" office:value-type="float" office:value="0.360316289170579" calcext:value-type="float">
            <text:p>0.360316289170579</text:p>
          </table:table-cell>
          <table:table-cell table:formula="of:=([$'F1-mean'.N45]*[$'f-AUC'.N45])/([$'F1-mean'.N45]+[$'f-AUC'.N45])" office:value-type="float" office:value="0.348610934833945" calcext:value-type="float">
            <text:p>0.348610934833945</text:p>
          </table:table-cell>
          <table:table-cell table:number-columns-repeated="4"/>
          <table:table-cell table:formula="of:=([$'F1-mean'.S45]*[$'f-AUC'.S45])/([$'F1-mean'.S45]+[$'f-AUC'.S45])" office:value-type="float" office:value="0.381796349606895" calcext:value-type="float">
            <text:p>0.381796349606895</text:p>
          </table:table-cell>
          <table:table-cell table:number-columns-repeated="1005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formula="of:=([$'F1-mean'.B46]*[$'f-AUC'.B46])/([$'F1-mean'.B46]+[$'f-AUC'.B46])" office:value-type="float" office:value="0.360867099006945" calcext:value-type="float">
            <text:p>0.360867099006945</text:p>
          </table:table-cell>
          <table:table-cell table:formula="of:=([$'F1-mean'.C46]*[$'f-AUC'.C46])/([$'F1-mean'.C46]+[$'f-AUC'.C46])" office:value-type="float" office:value="0.369801908758704" calcext:value-type="float">
            <text:p>0.369801908758704</text:p>
          </table:table-cell>
          <table:table-cell table:number-columns-repeated="4"/>
          <table:table-cell table:formula="of:=([$'F1-mean'.H46]*[$'f-AUC'.H46])/([$'F1-mean'.H46]+[$'f-AUC'.H46])" office:value-type="float" office:value="0.35414878934377" calcext:value-type="float">
            <text:p>0.35414878934377</text:p>
          </table:table-cell>
          <table:table-cell table:formula="of:=([$'F1-mean'.I46]*[$'f-AUC'.I46])/([$'F1-mean'.I46]+[$'f-AUC'.I46])" office:value-type="float" office:value="0.366682318084731" calcext:value-type="float">
            <text:p>0.366682318084731</text:p>
          </table:table-cell>
          <table:table-cell table:number-columns-repeated="3"/>
          <table:table-cell table:formula="of:=([$'F1-mean'.M46]*[$'f-AUC'.M46])/([$'F1-mean'.M46]+[$'f-AUC'.M46])" office:value-type="float" office:value="0.35884929978434" calcext:value-type="float">
            <text:p>0.35884929978434</text:p>
          </table:table-cell>
          <table:table-cell table:formula="of:=([$'F1-mean'.N46]*[$'f-AUC'.N46])/([$'F1-mean'.N46]+[$'f-AUC'.N46])" office:value-type="float" office:value="0.344180538776372" calcext:value-type="float">
            <text:p>0.344180538776372</text:p>
          </table:table-cell>
          <table:table-cell table:number-columns-repeated="4"/>
          <table:table-cell table:formula="of:=([$'F1-mean'.S46]*[$'f-AUC'.S46])/([$'F1-mean'.S46]+[$'f-AUC'.S46])" office:value-type="float" office:value="0.383429617721851" calcext:value-type="float">
            <text:p>0.383429617721851</text:p>
          </table:table-cell>
          <table:table-cell table:number-columns-repeated="1005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formula="of:=([$'F1-mean'.B47]*[$'f-AUC'.B47])/([$'F1-mean'.B47]+[$'f-AUC'.B47])" office:value-type="float" office:value="0.36552802279728" calcext:value-type="float">
            <text:p>0.36552802279728</text:p>
          </table:table-cell>
          <table:table-cell table:formula="of:=([$'F1-mean'.C47]*[$'f-AUC'.C47])/([$'F1-mean'.C47]+[$'f-AUC'.C47])" office:value-type="float" office:value="0.373678500009001" calcext:value-type="float">
            <text:p>0.373678500009001</text:p>
          </table:table-cell>
          <table:table-cell table:number-columns-repeated="4"/>
          <table:table-cell table:formula="of:=([$'F1-mean'.H47]*[$'f-AUC'.H47])/([$'F1-mean'.H47]+[$'f-AUC'.H47])" office:value-type="float" office:value="0.362114937824419" calcext:value-type="float">
            <text:p>0.362114937824419</text:p>
          </table:table-cell>
          <table:table-cell table:formula="of:=([$'F1-mean'.I47]*[$'f-AUC'.I47])/([$'F1-mean'.I47]+[$'f-AUC'.I47])" office:value-type="float" office:value="0.363478754539533" calcext:value-type="float">
            <text:p>0.363478754539533</text:p>
          </table:table-cell>
          <table:table-cell table:number-columns-repeated="3"/>
          <table:table-cell table:formula="of:=([$'F1-mean'.M47]*[$'f-AUC'.M47])/([$'F1-mean'.M47]+[$'f-AUC'.M47])" office:value-type="float" office:value="0.355324205215311" calcext:value-type="float">
            <text:p>0.355324205215311</text:p>
          </table:table-cell>
          <table:table-cell table:formula="of:=([$'F1-mean'.N47]*[$'f-AUC'.N47])/([$'F1-mean'.N47]+[$'f-AUC'.N47])" office:value-type="float" office:value="0.343594452002896" calcext:value-type="float">
            <text:p>0.343594452002896</text:p>
          </table:table-cell>
          <table:table-cell table:number-columns-repeated="4"/>
          <table:table-cell table:formula="of:=([$'F1-mean'.S47]*[$'f-AUC'.S47])/([$'F1-mean'.S47]+[$'f-AUC'.S47])" office:value-type="float" office:value="0.388067846402676" calcext:value-type="float">
            <text:p>0.388067846402676</text:p>
          </table:table-cell>
          <table:table-cell table:number-columns-repeated="1005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formula="of:=([$'F1-mean'.B48]*[$'f-AUC'.B48])/([$'F1-mean'.B48]+[$'f-AUC'.B48])" office:value-type="float" office:value="0.36589991761348" calcext:value-type="float">
            <text:p>0.36589991761348</text:p>
          </table:table-cell>
          <table:table-cell table:formula="of:=([$'F1-mean'.C48]*[$'f-AUC'.C48])/([$'F1-mean'.C48]+[$'f-AUC'.C48])" office:value-type="float" office:value="0.370139086482267" calcext:value-type="float">
            <text:p>0.370139086482267</text:p>
          </table:table-cell>
          <table:table-cell table:number-columns-repeated="4"/>
          <table:table-cell table:formula="of:=([$'F1-mean'.H48]*[$'f-AUC'.H48])/([$'F1-mean'.H48]+[$'f-AUC'.H48])" office:value-type="float" office:value="0.36217837036609" calcext:value-type="float">
            <text:p>0.36217837036609</text:p>
          </table:table-cell>
          <table:table-cell table:formula="of:=([$'F1-mean'.I48]*[$'f-AUC'.I48])/([$'F1-mean'.I48]+[$'f-AUC'.I48])" office:value-type="float" office:value="0.35139276177873" calcext:value-type="float">
            <text:p>0.35139276177873</text:p>
          </table:table-cell>
          <table:table-cell table:number-columns-repeated="3"/>
          <table:table-cell table:formula="of:=([$'F1-mean'.M48]*[$'f-AUC'.M48])/([$'F1-mean'.M48]+[$'f-AUC'.M48])" office:value-type="float" office:value="0.361822018298829" calcext:value-type="float">
            <text:p>0.361822018298829</text:p>
          </table:table-cell>
          <table:table-cell table:formula="of:=([$'F1-mean'.N48]*[$'f-AUC'.N48])/([$'F1-mean'.N48]+[$'f-AUC'.N48])" office:value-type="float" office:value="0.351681742817347" calcext:value-type="float">
            <text:p>0.351681742817347</text:p>
          </table:table-cell>
          <table:table-cell table:number-columns-repeated="4"/>
          <table:table-cell table:formula="of:=([$'F1-mean'.S48]*[$'f-AUC'.S48])/([$'F1-mean'.S48]+[$'f-AUC'.S48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formula="of:=([$'F1-mean'.B49]*[$'f-AUC'.B49])/([$'F1-mean'.B49]+[$'f-AUC'.B49])" office:value-type="float" office:value="0.365430729981622" calcext:value-type="float">
            <text:p>0.365430729981622</text:p>
          </table:table-cell>
          <table:table-cell table:formula="of:=([$'F1-mean'.C49]*[$'f-AUC'.C49])/([$'F1-mean'.C49]+[$'f-AUC'.C49])" office:value-type="float" office:value="0.370210510021684" calcext:value-type="float">
            <text:p>0.370210510021684</text:p>
          </table:table-cell>
          <table:table-cell table:number-columns-repeated="4"/>
          <table:table-cell table:formula="of:=([$'F1-mean'.H49]*[$'f-AUC'.H49])/([$'F1-mean'.H49]+[$'f-AUC'.H49])" office:value-type="float" office:value="0.357085212060015" calcext:value-type="float">
            <text:p>0.357085212060015</text:p>
          </table:table-cell>
          <table:table-cell table:formula="of:=([$'F1-mean'.I49]*[$'f-AUC'.I49])/([$'F1-mean'.I49]+[$'f-AUC'.I49])" office:value-type="float" office:value="0.364090408266237" calcext:value-type="float">
            <text:p>0.364090408266237</text:p>
          </table:table-cell>
          <table:table-cell table:number-columns-repeated="3"/>
          <table:table-cell table:formula="of:=([$'F1-mean'.M49]*[$'f-AUC'.M49])/([$'F1-mean'.M49]+[$'f-AUC'.M49])" office:value-type="float" office:value="0.363678786567212" calcext:value-type="float">
            <text:p>0.363678786567212</text:p>
          </table:table-cell>
          <table:table-cell table:formula="of:=([$'F1-mean'.N49]*[$'f-AUC'.N49])/([$'F1-mean'.N49]+[$'f-AUC'.N49])" office:value-type="float" office:value="0.344069025919351" calcext:value-type="float">
            <text:p>0.344069025919351</text:p>
          </table:table-cell>
          <table:table-cell table:number-columns-repeated="4"/>
          <table:table-cell table:formula="of:=([$'F1-mean'.S49]*[$'f-AUC'.S49])/([$'F1-mean'.S49]+[$'f-AUC'.S4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formula="of:=([$'F1-mean'.B50]*[$'f-AUC'.B50])/([$'F1-mean'.B50]+[$'f-AUC'.B50])" office:value-type="float" office:value="0.362989326682181" calcext:value-type="float">
            <text:p>0.362989326682181</text:p>
          </table:table-cell>
          <table:table-cell table:formula="of:=([$'F1-mean'.C50]*[$'f-AUC'.C50])/([$'F1-mean'.C50]+[$'f-AUC'.C50])" office:value-type="float" office:value="0.371942679718152" calcext:value-type="float">
            <text:p>0.371942679718152</text:p>
          </table:table-cell>
          <table:table-cell table:number-columns-repeated="4"/>
          <table:table-cell table:formula="of:=([$'F1-mean'.H50]*[$'f-AUC'.H50])/([$'F1-mean'.H50]+[$'f-AUC'.H50])" office:value-type="float" office:value="0.355040188786344" calcext:value-type="float">
            <text:p>0.355040188786344</text:p>
          </table:table-cell>
          <table:table-cell table:formula="of:=([$'F1-mean'.I50]*[$'f-AUC'.I50])/([$'F1-mean'.I50]+[$'f-AUC'.I50])" office:value-type="float" office:value="0.360972130593377" calcext:value-type="float">
            <text:p>0.360972130593377</text:p>
          </table:table-cell>
          <table:table-cell table:number-columns-repeated="3"/>
          <table:table-cell table:formula="of:=([$'F1-mean'.M50]*[$'f-AUC'.M50])/([$'F1-mean'.M50]+[$'f-AUC'.M50])" office:value-type="float" office:value="0.365263576412814" calcext:value-type="float">
            <text:p>0.365263576412814</text:p>
          </table:table-cell>
          <table:table-cell table:formula="of:=([$'F1-mean'.N50]*[$'f-AUC'.N50])/([$'F1-mean'.N50]+[$'f-AUC'.N50])" office:value-type="float" office:value="0.346841882804362" calcext:value-type="float">
            <text:p>0.346841882804362</text:p>
          </table:table-cell>
          <table:table-cell table:number-columns-repeated="4"/>
          <table:table-cell table:formula="of:=([$'F1-mean'.S50]*[$'f-AUC'.S50])/([$'F1-mean'.S50]+[$'f-AUC'.S50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formula="of:=([$'F1-mean'.B51]*[$'f-AUC'.B51])/([$'F1-mean'.B51]+[$'f-AUC'.B51])" office:value-type="float" office:value="0.364638149998702" calcext:value-type="float">
            <text:p>0.364638149998702</text:p>
          </table:table-cell>
          <table:table-cell table:formula="of:=([$'F1-mean'.C51]*[$'f-AUC'.C51])/([$'F1-mean'.C51]+[$'f-AUC'.C51])" office:value-type="float" office:value="0.367745466492185" calcext:value-type="float">
            <text:p>0.367745466492185</text:p>
          </table:table-cell>
          <table:table-cell table:number-columns-repeated="4"/>
          <table:table-cell table:formula="of:=([$'F1-mean'.H51]*[$'f-AUC'.H51])/([$'F1-mean'.H51]+[$'f-AUC'.H51])" office:value-type="float" office:value="0.351367787401184" calcext:value-type="float">
            <text:p>0.351367787401184</text:p>
          </table:table-cell>
          <table:table-cell table:formula="of:=([$'F1-mean'.I51]*[$'f-AUC'.I51])/([$'F1-mean'.I51]+[$'f-AUC'.I51])" office:value-type="float" office:value="0.364899561697885" calcext:value-type="float">
            <text:p>0.364899561697885</text:p>
          </table:table-cell>
          <table:table-cell table:number-columns-repeated="3"/>
          <table:table-cell table:formula="of:=([$'F1-mean'.M51]*[$'f-AUC'.M51])/([$'F1-mean'.M51]+[$'f-AUC'.M51])" office:value-type="float" office:value="0.365160516327791" calcext:value-type="float">
            <text:p>0.365160516327791</text:p>
          </table:table-cell>
          <table:table-cell table:formula="of:=([$'F1-mean'.N51]*[$'f-AUC'.N51])/([$'F1-mean'.N51]+[$'f-AUC'.N51])" office:value-type="float" office:value="0.346106924556711" calcext:value-type="float">
            <text:p>0.346106924556711</text:p>
          </table:table-cell>
          <table:table-cell table:number-columns-repeated="4"/>
          <table:table-cell table:formula="of:=([$'F1-mean'.S51]*[$'f-AUC'.S51])/([$'F1-mean'.S51]+[$'f-AUC'.S51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formula="of:=([$'F1-mean'.B52]*[$'f-AUC'.B52])/([$'F1-mean'.B52]+[$'f-AUC'.B52])" office:value-type="float" office:value="0.360859571816152" calcext:value-type="float">
            <text:p>0.360859571816152</text:p>
          </table:table-cell>
          <table:table-cell table:formula="of:=([$'F1-mean'.C52]*[$'f-AUC'.C52])/([$'F1-mean'.C52]+[$'f-AUC'.C52])" office:value-type="float" office:value="0.369413228365062" calcext:value-type="float">
            <text:p>0.369413228365062</text:p>
          </table:table-cell>
          <table:table-cell table:number-columns-repeated="4"/>
          <table:table-cell table:formula="of:=([$'F1-mean'.H52]*[$'f-AUC'.H52])/([$'F1-mean'.H52]+[$'f-AUC'.H52])" office:value-type="float" office:value="0.35775015913968" calcext:value-type="float">
            <text:p>0.35775015913968</text:p>
          </table:table-cell>
          <table:table-cell table:formula="of:=([$'F1-mean'.I52]*[$'f-AUC'.I52])/([$'F1-mean'.I52]+[$'f-AUC'.I52])" office:value-type="float" office:value="0.35807699270779" calcext:value-type="float">
            <text:p>0.35807699270779</text:p>
          </table:table-cell>
          <table:table-cell table:number-columns-repeated="3"/>
          <table:table-cell table:formula="of:=([$'F1-mean'.M52]*[$'f-AUC'.M52])/([$'F1-mean'.M52]+[$'f-AUC'.M52])" office:value-type="float" office:value="0.354718240560286" calcext:value-type="float">
            <text:p>0.354718240560286</text:p>
          </table:table-cell>
          <table:table-cell table:formula="of:=([$'F1-mean'.N52]*[$'f-AUC'.N52])/([$'F1-mean'.N52]+[$'f-AUC'.N52])" office:value-type="float" office:value="0.347761954770625" calcext:value-type="float">
            <text:p>0.347761954770625</text:p>
          </table:table-cell>
          <table:table-cell table:number-columns-repeated="4"/>
          <table:table-cell table:formula="of:=([$'F1-mean'.S52]*[$'f-AUC'.S52])/([$'F1-mean'.S52]+[$'f-AUC'.S52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table:formula="of:=([$'F1-mean'.B53]*[$'f-AUC'.B53])/([$'F1-mean'.B53]+[$'f-AUC'.B53])" office:value-type="float" office:value="0.367303746639025" calcext:value-type="float">
            <text:p>0.367303746639025</text:p>
          </table:table-cell>
          <table:table-cell table:number-columns-repeated="5"/>
          <table:table-cell table:formula="of:=([$'F1-mean'.H53]*[$'f-AUC'.H53])/([$'F1-mean'.H53]+[$'f-AUC'.H53])" office:value-type="float" office:value="0.357181511250753" calcext:value-type="float">
            <text:p>0.357181511250753</text:p>
          </table:table-cell>
          <table:table-cell table:formula="of:=([$'F1-mean'.I53]*[$'f-AUC'.I53])/([$'F1-mean'.I53]+[$'f-AUC'.I53])" office:value-type="float" office:value="0.364463358836908" calcext:value-type="float">
            <text:p>0.364463358836908</text:p>
          </table:table-cell>
          <table:table-cell table:number-columns-repeated="3"/>
          <table:table-cell table:formula="of:=([$'F1-mean'.M53]*[$'f-AUC'.M53])/([$'F1-mean'.M53]+[$'f-AUC'.M53])" office:value-type="float" office:value="0.357873139670661" calcext:value-type="float">
            <text:p>0.357873139670661</text:p>
          </table:table-cell>
          <table:table-cell table:formula="of:=([$'F1-mean'.N53]*[$'f-AUC'.N53])/([$'F1-mean'.N53]+[$'f-AUC'.N53])" office:value-type="float" office:value="0.352579438991846" calcext:value-type="float">
            <text:p>0.352579438991846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number-columns-repeated="1005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table:formula="of:=([$'F1-mean'.B54]*[$'f-AUC'.B54])/([$'F1-mean'.B54]+[$'f-AUC'.B54])" office:value-type="float" office:value="0.363469019322582" calcext:value-type="float">
            <text:p>0.363469019322582</text:p>
          </table:table-cell>
          <table:table-cell table:number-columns-repeated="5"/>
          <table:table-cell table:formula="of:=([$'F1-mean'.H54]*[$'f-AUC'.H54])/([$'F1-mean'.H54]+[$'f-AUC'.H54])" office:value-type="float" office:value="0.357073310177519" calcext:value-type="float">
            <text:p>0.357073310177519</text:p>
          </table:table-cell>
          <table:table-cell table:formula="of:=([$'F1-mean'.I54]*[$'f-AUC'.I54])/([$'F1-mean'.I54]+[$'f-AUC'.I54])" office:value-type="float" office:value="0.364495789804419" calcext:value-type="float">
            <text:p>0.364495789804419</text:p>
          </table:table-cell>
          <table:table-cell table:number-columns-repeated="3"/>
          <table:table-cell table:formula="of:=([$'F1-mean'.M54]*[$'f-AUC'.M54])/([$'F1-mean'.M54]+[$'f-AUC'.M54])" office:value-type="float" office:value="0.36822256336262" calcext:value-type="float">
            <text:p>0.36822256336262</text:p>
          </table:table-cell>
          <table:table-cell table:formula="of:=([$'F1-mean'.N54]*[$'f-AUC'.N54])/([$'F1-mean'.N54]+[$'f-AUC'.N54])" office:value-type="float" office:value="0.34380996163005" calcext:value-type="float">
            <text:p>0.34380996163005</text:p>
          </table:table-cell>
          <table:table-cell table:number-columns-repeated="1010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table:formula="of:=([$'F1-mean'.B55]*[$'f-AUC'.B55])/([$'F1-mean'.B55]+[$'f-AUC'.B55])" office:value-type="float" office:value="0.365152788423803" calcext:value-type="float">
            <text:p>0.365152788423803</text:p>
          </table:table-cell>
          <table:table-cell table:number-columns-repeated="5"/>
          <table:table-cell table:formula="of:=([$'F1-mean'.H55]*[$'f-AUC'.H55])/([$'F1-mean'.H55]+[$'f-AUC'.H55])" office:value-type="float" office:value="0.355722147322931" calcext:value-type="float">
            <text:p>0.355722147322931</text:p>
          </table:table-cell>
          <table:table-cell table:formula="of:=([$'F1-mean'.I55]*[$'f-AUC'.I55])/([$'F1-mean'.I55]+[$'f-AUC'.I55])" office:value-type="float" office:value="0.35919871596011" calcext:value-type="float">
            <text:p>0.35919871596011</text:p>
          </table:table-cell>
          <table:table-cell table:number-columns-repeated="3"/>
          <table:table-cell table:formula="of:=([$'F1-mean'.M55]*[$'f-AUC'.M55])/([$'F1-mean'.M55]+[$'f-AUC'.M55])" office:value-type="float" office:value="0.360109786820164" calcext:value-type="float">
            <text:p>0.360109786820164</text:p>
          </table:table-cell>
          <table:table-cell table:formula="of:=([$'F1-mean'.N55]*[$'f-AUC'.N55])/([$'F1-mean'.N55]+[$'f-AUC'.N55])" office:value-type="float" office:value="0.3511944492647" calcext:value-type="float">
            <text:p>0.3511944492647</text:p>
          </table:table-cell>
          <table:table-cell table:number-columns-repeated="1010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table:formula="of:=([$'F1-mean'.B56]*[$'f-AUC'.B56])/([$'F1-mean'.B56]+[$'f-AUC'.B56])" office:value-type="float" office:value="0.363631864400869" calcext:value-type="float">
            <text:p>0.363631864400869</text:p>
          </table:table-cell>
          <table:table-cell table:number-columns-repeated="5"/>
          <table:table-cell table:formula="of:=([$'F1-mean'.H56]*[$'f-AUC'.H56])/([$'F1-mean'.H56]+[$'f-AUC'.H56])" office:value-type="float" office:value="0.359140960757823" calcext:value-type="float">
            <text:p>0.359140960757823</text:p>
          </table:table-cell>
          <table:table-cell table:formula="of:=([$'F1-mean'.I56]*[$'f-AUC'.I56])/([$'F1-mean'.I56]+[$'f-AUC'.I56])" office:value-type="float" office:value="0.363817907910491" calcext:value-type="float">
            <text:p>0.363817907910491</text:p>
          </table:table-cell>
          <table:table-cell table:number-columns-repeated="3"/>
          <table:table-cell table:formula="of:=([$'F1-mean'.M56]*[$'f-AUC'.M56])/([$'F1-mean'.M56]+[$'f-AUC'.M56])" office:value-type="float" office:value="0.368014901094732" calcext:value-type="float">
            <text:p>0.368014901094732</text:p>
          </table:table-cell>
          <table:table-cell table:formula="of:=([$'F1-mean'.N56]*[$'f-AUC'.N56])/([$'F1-mean'.N56]+[$'f-AUC'.N56])" office:value-type="float" office:value="0.351184638539996" calcext:value-type="float">
            <text:p>0.351184638539996</text:p>
          </table:table-cell>
          <table:table-cell table:number-columns-repeated="1010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table:formula="of:=([$'F1-mean'.B57]*[$'f-AUC'.B57])/([$'F1-mean'.B57]+[$'f-AUC'.B57])" office:value-type="float" office:value="0.362835357818434" calcext:value-type="float">
            <text:p>0.362835357818434</text:p>
          </table:table-cell>
          <table:table-cell table:number-columns-repeated="5"/>
          <table:table-cell table:formula="of:=([$'F1-mean'.H57]*[$'f-AUC'.H57])/([$'F1-mean'.H57]+[$'f-AUC'.H57])" office:value-type="float" office:value="0.349193267932695" calcext:value-type="float">
            <text:p>0.349193267932695</text:p>
          </table:table-cell>
          <table:table-cell table:formula="of:=([$'F1-mean'.I57]*[$'f-AUC'.I57])/([$'F1-mean'.I57]+[$'f-AUC'.I57])" office:value-type="float" office:value="0.362634577763243" calcext:value-type="float">
            <text:p>0.362634577763243</text:p>
          </table:table-cell>
          <table:table-cell table:number-columns-repeated="3"/>
          <table:table-cell table:formula="of:=([$'F1-mean'.M57]*[$'f-AUC'.M57])/([$'F1-mean'.M57]+[$'f-AUC'.M57])" office:value-type="float" office:value="0.368488273421064" calcext:value-type="float">
            <text:p>0.368488273421064</text:p>
          </table:table-cell>
          <table:table-cell table:formula="of:=([$'F1-mean'.N57]*[$'f-AUC'.N57])/([$'F1-mean'.N57]+[$'f-AUC'.N57])" office:value-type="float" office:value="0.33869449391166" calcext:value-type="float">
            <text:p>0.33869449391166</text:p>
          </table:table-cell>
          <table:table-cell table:number-columns-repeated="1010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table:formula="of:=([$'F1-mean'.B58]*[$'f-AUC'.B58])/([$'F1-mean'.B58]+[$'f-AUC'.B58])" office:value-type="float" office:value="0.36054044582406" calcext:value-type="float">
            <text:p>0.36054044582406</text:p>
          </table:table-cell>
          <table:table-cell table:number-columns-repeated="5"/>
          <table:table-cell table:formula="of:=([$'F1-mean'.H58]*[$'f-AUC'.H58])/([$'F1-mean'.H58]+[$'f-AUC'.H58])" office:value-type="float" office:value="0.359516498372787" calcext:value-type="float">
            <text:p>0.359516498372787</text:p>
          </table:table-cell>
          <table:table-cell table:formula="of:=([$'F1-mean'.I58]*[$'f-AUC'.I58])/([$'F1-mean'.I58]+[$'f-AUC'.I58])" office:value-type="float" office:value="0.363138483643663" calcext:value-type="float">
            <text:p>0.363138483643663</text:p>
          </table:table-cell>
          <table:table-cell table:number-columns-repeated="3"/>
          <table:table-cell table:formula="of:=([$'F1-mean'.M58]*[$'f-AUC'.M58])/([$'F1-mean'.M58]+[$'f-AUC'.M58])" office:value-type="float" office:value="0.357208144667104" calcext:value-type="float">
            <text:p>0.357208144667104</text:p>
          </table:table-cell>
          <table:table-cell table:formula="of:=([$'F1-mean'.N58]*[$'f-AUC'.N58])/([$'F1-mean'.N58]+[$'f-AUC'.N58])" office:value-type="float" office:value="0.353592683607257" calcext:value-type="float">
            <text:p>0.353592683607257</text:p>
          </table:table-cell>
          <table:table-cell table:number-columns-repeated="1010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table:formula="of:=([$'F1-mean'.B59]*[$'f-AUC'.B59])/([$'F1-mean'.B59]+[$'f-AUC'.B59])" office:value-type="float" office:value="0.364711238339076" calcext:value-type="float">
            <text:p>0.364711238339076</text:p>
          </table:table-cell>
          <table:table-cell table:number-columns-repeated="5"/>
          <table:table-cell table:formula="of:=([$'F1-mean'.H59]*[$'f-AUC'.H59])/([$'F1-mean'.H59]+[$'f-AUC'.H59])" office:value-type="float" office:value="0.356635415552178" calcext:value-type="float">
            <text:p>0.356635415552178</text:p>
          </table:table-cell>
          <table:table-cell table:formula="of:=([$'F1-mean'.I59]*[$'f-AUC'.I59])/([$'F1-mean'.I59]+[$'f-AUC'.I59])" office:value-type="float" office:value="0.355355327440521" calcext:value-type="float">
            <text:p>0.355355327440521</text:p>
          </table:table-cell>
          <table:table-cell table:number-columns-repeated="3"/>
          <table:table-cell table:formula="of:=([$'F1-mean'.M59]*[$'f-AUC'.M59])/([$'F1-mean'.M59]+[$'f-AUC'.M59])" office:value-type="float" office:value="0.363044178693429" calcext:value-type="float">
            <text:p>0.363044178693429</text:p>
          </table:table-cell>
          <table:table-cell table:formula="of:=([$'F1-mean'.N59]*[$'f-AUC'.N59])/([$'F1-mean'.N59]+[$'f-AUC'.N59])" office:value-type="float" office:value="0.35142973599748" calcext:value-type="float">
            <text:p>0.35142973599748</text:p>
          </table:table-cell>
          <table:table-cell table:number-columns-repeated="1010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table:formula="of:=([$'F1-mean'.B60]*[$'f-AUC'.B60])/([$'F1-mean'.B60]+[$'f-AUC'.B60])" office:value-type="float" office:value="0.363035056753191" calcext:value-type="float">
            <text:p>0.363035056753191</text:p>
          </table:table-cell>
          <table:table-cell table:number-columns-repeated="5"/>
          <table:table-cell table:formula="of:=([$'F1-mean'.H60]*[$'f-AUC'.H60])/([$'F1-mean'.H60]+[$'f-AUC'.H60])" office:value-type="float" office:value="0.357684406939786" calcext:value-type="float">
            <text:p>0.357684406939786</text:p>
          </table:table-cell>
          <table:table-cell table:formula="of:=([$'F1-mean'.I60]*[$'f-AUC'.I60])/([$'F1-mean'.I60]+[$'f-AUC'.I60])" office:value-type="float" office:value="0.366005519552106" calcext:value-type="float">
            <text:p>0.366005519552106</text:p>
          </table:table-cell>
          <table:table-cell table:number-columns-repeated="3"/>
          <table:table-cell table:formula="of:=([$'F1-mean'.M60]*[$'f-AUC'.M60])/([$'F1-mean'.M60]+[$'f-AUC'.M60])" office:value-type="float" office:value="0.368947066143609" calcext:value-type="float">
            <text:p>0.368947066143609</text:p>
          </table:table-cell>
          <table:table-cell table:formula="of:=([$'F1-mean'.N60]*[$'f-AUC'.N60])/([$'F1-mean'.N60]+[$'f-AUC'.N60])" office:value-type="float" office:value="0.354133868218302" calcext:value-type="float">
            <text:p>0.354133868218302</text:p>
          </table:table-cell>
          <table:table-cell table:number-columns-repeated="1010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table:formula="of:=([$'F1-mean'.B61]*[$'f-AUC'.B61])/([$'F1-mean'.B61]+[$'f-AUC'.B61])" office:value-type="float" office:value="0.367994520955216" calcext:value-type="float">
            <text:p>0.367994520955216</text:p>
          </table:table-cell>
          <table:table-cell table:number-columns-repeated="5"/>
          <table:table-cell table:formula="of:=([$'F1-mean'.H61]*[$'f-AUC'.H61])/([$'F1-mean'.H61]+[$'f-AUC'.H61])" office:value-type="float" office:value="0.354089536472262" calcext:value-type="float">
            <text:p>0.354089536472262</text:p>
          </table:table-cell>
          <table:table-cell table:formula="of:=([$'F1-mean'.I61]*[$'f-AUC'.I61])/([$'F1-mean'.I61]+[$'f-AUC'.I61])" office:value-type="float" office:value="0.364914416463401" calcext:value-type="float">
            <text:p>0.364914416463401</text:p>
          </table:table-cell>
          <table:table-cell table:number-columns-repeated="3"/>
          <table:table-cell table:formula="of:=([$'F1-mean'.M61]*[$'f-AUC'.M61])/([$'F1-mean'.M61]+[$'f-AUC'.M61])" office:value-type="float" office:value="0.347648062682518" calcext:value-type="float">
            <text:p>0.347648062682518</text:p>
          </table:table-cell>
          <table:table-cell table:formula="of:=([$'F1-mean'.N61]*[$'f-AUC'.N61])/([$'F1-mean'.N61]+[$'f-AUC'.N61])" office:value-type="float" office:value="0.353929257890192" calcext:value-type="float">
            <text:p>0.353929257890192</text:p>
          </table:table-cell>
          <table:table-cell table:number-columns-repeated="1010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table:formula="of:=([$'F1-mean'.B62]*[$'f-AUC'.B62])/([$'F1-mean'.B62]+[$'f-AUC'.B62])" office:value-type="float" office:value="0.365576269338039" calcext:value-type="float">
            <text:p>0.365576269338039</text:p>
          </table:table-cell>
          <table:table-cell table:number-columns-repeated="5"/>
          <table:table-cell table:formula="of:=([$'F1-mean'.H62]*[$'f-AUC'.H62])/([$'F1-mean'.H62]+[$'f-AUC'.H62])" office:value-type="float" office:value="0.354465590165258" calcext:value-type="float">
            <text:p>0.354465590165258</text:p>
          </table:table-cell>
          <table:table-cell table:formula="of:=([$'F1-mean'.I62]*[$'f-AUC'.I62])/([$'F1-mean'.I62]+[$'f-AUC'.I62])" office:value-type="float" office:value="0.361857161049698" calcext:value-type="float">
            <text:p>0.361857161049698</text:p>
          </table:table-cell>
          <table:table-cell table:number-columns-repeated="3"/>
          <table:table-cell table:formula="of:=([$'F1-mean'.M62]*[$'f-AUC'.M62])/([$'F1-mean'.M62]+[$'f-AUC'.M62])" office:value-type="float" office:value="0.365605033802965" calcext:value-type="float">
            <text:p>0.365605033802965</text:p>
          </table:table-cell>
          <table:table-cell table:formula="of:=([$'F1-mean'.N62]*[$'f-AUC'.N62])/([$'F1-mean'.N62]+[$'f-AUC'.N62])" office:value-type="float" office:value="0.353267318061467" calcext:value-type="float">
            <text:p>0.3532673180614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number-columns-repeated="5"/>
          <table:table-cell table:number-columns-repeated="2"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/>
          <table:table-cell table:number-columns-repeated="2" office:value-type="string" calcext:value-type="string">
            <text:p>xxx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/00/0000</text:date>, <text:time style:data-style-name="N2" text:time-value="13:56:20.210392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2-01T14:58:38.949937952</dc:date>
    <meta:editing-duration>P29DT10H28M45S</meta:editing-duration>
    <meta:editing-cycles>409</meta:editing-cycles>
    <meta:generator>LibreOffice/7.0.4.2$Linux_X86_64 LibreOffice_project/00$Build-2</meta:generator>
    <meta:document-statistic meta:table-count="3" meta:cell-count="3393" meta:object-count="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3:'F1-mean f-AUC'.F42 'F1-mean f-AUC'.B2:'F1-mean f-AUC'.F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6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7cm" svg:height="12.092cm" xlink:href=".." xlink:type="simple" chart:class="chart:line" chart:style-name="ch1">
        <chart:title svg:x="8.799cm" svg:y="0.377cm" chart:style-name="ch2">
          <text:p>lstm vs gru (1 cell)</text:p>
        </chart:title>
        <chart:legend chart:legend-position="end" svg:x="19.597cm" svg:y="5.498cm" style:legend-expansion="high" chart:style-name="ch3"/>
        <chart:plot-area chart:style-name="ch4" table:cell-range-address="'f-AUC'.A3:'f-AUC'.A42 'f-AUC'.H2:'f-AUC'.H42 'f-AUC'.K2:'f-AUC'.K42" chart:data-source-has-labels="both" svg:x="0.429cm" svg:y="1.397cm" svg:width="18.739cm" svg:height="10.454cm">
          <chart:coordinate-region svg:x="1.341cm" svg:y="1.397cm" svg:width="17.827cm" svg:height="9.53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H3:'f-AUC'.H42" chart:label-cell-address="'f-AUC'.H2:'f-AUC'.H2" chart:class="chart:line">
            <chart:data-point chart:repeated="40"/>
          </chart:series>
          <chart:series chart:style-name="ch9" chart:values-cell-range-address="'f-AUC'.K3:'f-AUC'.K42" chart:label-cell-address="'f-AUC'.K2:'f-AUC'.K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6</text:p>
                <draw:g>
                  <svg:desc>'f-AUC'.K2:'f-AUC'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70239">
                <text:p>0.670239</text:p>
                <draw:g>
                  <svg:desc>'f-AUC'.K3:'f-AUC'.K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7651">
                <text:p>0.73765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8737">
                <text:p>0.738737</text:p>
              </table:table-cell>
              <table:table-cell office:value-type="float" office:value="0.739234">
                <text:p>0.739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626">
                <text:p>0.74626</text:p>
              </table:table-cell>
              <table:table-cell office:value-type="float" office:value="0.74585">
                <text:p>0.74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028">
                <text:p>0.76028</text:p>
              </table:table-cell>
              <table:table-cell office:value-type="float" office:value="0.756021">
                <text:p>0.756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5099">
                <text:p>0.765099</text:p>
              </table:table-cell>
              <table:table-cell office:value-type="float" office:value="0.760596">
                <text:p>0.7605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9032">
                <text:p>0.769032</text:p>
              </table:table-cell>
              <table:table-cell office:value-type="float" office:value="0.769412">
                <text:p>0.7694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329">
                <text:p>0.768329</text:p>
              </table:table-cell>
              <table:table-cell office:value-type="float" office:value="0.76973">
                <text:p>0.76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3362">
                <text:p>0.773362</text:p>
              </table:table-cell>
              <table:table-cell office:value-type="float" office:value="0.773892">
                <text:p>0.7738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6362">
                <text:p>0.776362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281">
                <text:p>0.776281</text:p>
              </table:table-cell>
              <table:table-cell office:value-type="float" office:value="0.77464">
                <text:p>0.774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708">
                <text:p>0.77708</text:p>
              </table:table-cell>
              <table:table-cell office:value-type="float" office:value="0.775205">
                <text:p>0.7752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732">
                <text:p>0.782732</text:p>
              </table:table-cell>
              <table:table-cell office:value-type="float" office:value="0.775637">
                <text:p>0.7756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4279">
                <text:p>0.784279</text:p>
              </table:table-cell>
              <table:table-cell office:value-type="float" office:value="0.770694">
                <text:p>0.7706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379">
                <text:p>0.775379</text:p>
              </table:table-cell>
              <table:table-cell office:value-type="float" office:value="0.776921">
                <text:p>0.7769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9806">
                <text:p>0.779806</text:p>
              </table:table-cell>
              <table:table-cell office:value-type="float" office:value="0.773545">
                <text:p>0.773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7775">
                <text:p>0.787775</text:p>
              </table:table-cell>
              <table:table-cell office:value-type="float" office:value="0.777235">
                <text:p>0.777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2733">
                <text:p>0.782733</text:p>
              </table:table-cell>
              <table:table-cell office:value-type="float" office:value="0.778375">
                <text:p>0.778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2011">
                <text:p>0.732011</text:p>
              </table:table-cell>
              <table:table-cell office:value-type="float" office:value="0.782454">
                <text:p>0.7824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614">
                <text:p>0.77614</text:p>
              </table:table-cell>
              <table:table-cell office:value-type="float" office:value="0.783196">
                <text:p>0.7831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0381">
                <text:p>0.780381</text:p>
              </table:table-cell>
              <table:table-cell office:value-type="float" office:value="0.785923">
                <text:p>0.785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7166">
                <text:p>0.777166</text:p>
              </table:table-cell>
              <table:table-cell office:value-type="float" office:value="0.775113">
                <text:p>0.775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2434">
                <text:p>0.782434</text:p>
              </table:table-cell>
              <table:table-cell office:value-type="float" office:value="0.781882">
                <text:p>0.7818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9184">
                <text:p>0.779184</text:p>
              </table:table-cell>
              <table:table-cell office:value-type="float" office:value="0.783253">
                <text:p>0.7832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1966">
                <text:p>0.771966</text:p>
              </table:table-cell>
              <table:table-cell office:value-type="float" office:value="0.778783">
                <text:p>0.7787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7453">
                <text:p>0.777453</text:p>
              </table:table-cell>
              <table:table-cell office:value-type="float" office:value="0.780107">
                <text:p>0.7801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72988">
                <text:p>0.772988</text:p>
              </table:table-cell>
              <table:table-cell office:value-type="float" office:value="0.780308">
                <text:p>0.7803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72542">
                <text:p>0.772542</text:p>
              </table:table-cell>
              <table:table-cell office:value-type="float" office:value="0.779331">
                <text:p>0.779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75618">
                <text:p>0.775618</text:p>
              </table:table-cell>
              <table:table-cell office:value-type="float" office:value="0.77937">
                <text:p>0.7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73682">
                <text:p>0.773682</text:p>
              </table:table-cell>
              <table:table-cell office:value-type="float" office:value="0.778632">
                <text:p>0.7786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71731">
                <text:p>0.771731</text:p>
              </table:table-cell>
              <table:table-cell office:value-type="float" office:value="0.773443">
                <text:p>0.7734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9033">
                <text:p>0.769033</text:p>
              </table:table-cell>
              <table:table-cell office:value-type="float" office:value="0.774416">
                <text:p>0.7744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2857">
                <text:p>0.772857</text:p>
              </table:table-cell>
              <table:table-cell office:value-type="float" office:value="0.768888">
                <text:p>0.768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3897">
                <text:p>0.773897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9712">
                <text:p>0.769712</text:p>
              </table:table-cell>
              <table:table-cell office:value-type="float" office:value="0.775445">
                <text:p>0.7754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9344">
                <text:p>0.769344</text:p>
              </table:table-cell>
              <table:table-cell office:value-type="float" office:value="0.770019">
                <text:p>0.7700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65252">
                <text:p>0.765252</text:p>
              </table:table-cell>
              <table:table-cell office:value-type="float" office:value="0.770374">
                <text:p>0.7703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70791">
                <text:p>0.770791</text:p>
              </table:table-cell>
              <table:table-cell office:value-type="float" office:value="0.769598">
                <text:p>0.7695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4096">
                <text:p>0.764096</text:p>
              </table:table-cell>
              <table:table-cell office:value-type="float" office:value="0.767175">
                <text:p>0.76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6196">
                <text:p>0.76196</text:p>
              </table:table-cell>
              <table:table-cell office:value-type="float" office:value="0.770988">
                <text:p>0.770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" chart:maximum="0.8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15cm" svg:height="11.877cm" xlink:href=".." xlink:type="simple" chart:class="chart:line" chart:style-name="ch1">
        <chart:title svg:x="7.775cm" svg:y="0.373cm" chart:style-name="ch2">
          <text:p>v22_2 240x360 vs 480x640</text:p>
        </chart:title>
        <chart:legend chart:legend-position="end" svg:x="18.792cm" svg:y="5.141cm" style:legend-expansion="high" chart:style-name="ch3"/>
        <chart:plot-area chart:style-name="ch4" table:cell-range-address="'f-AUC'.A3:'f-AUC'.A42 'f-AUC'.C2:'f-AUC'.C52 'f-AUC'.R2:'f-AUC'.S52" chart:data-source-has-labels="both" svg:x="0.422cm" svg:y="1.389cm" svg:width="17.948cm" svg:height="10.251cm">
          <chart:coordinate-region svg:x="1.334cm" svg:y="1.389cm" svg:width="17.036cm" svg:height="9.327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52" chart:label-cell-address="'f-AUC'.C2:'f-AUC'.C2" chart:class="chart:line">
            <chart:data-point chart:repeated="50"/>
          </chart:series>
          <chart:series chart:style-name="ch9" chart:values-cell-range-address="'f-AUC'.R3:'f-AUC'.R52" chart:label-cell-address="'f-AUC'.R2:'f-AUC'.R2" chart:class="chart:line">
            <chart:data-point chart:repeated="50"/>
          </chart:series>
          <chart:series chart:style-name="ch10" chart:values-cell-range-address="'f-AUC'.S3:'f-AUC'.S52" chart:label-cell-address="'f-AUC'.S2:'f-AUC'.S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-AUC'.C2:'f-AUC'.C2</svg:desc>
                </draw:g>
              </table:table-cell>
              <table:table-cell office:value-type="string">
                <text:p>v30</text:p>
                <draw:g>
                  <svg:desc>'f-AUC'.R2:'f-AUC'.R2</svg:desc>
                </draw:g>
              </table:table-cell>
              <table:table-cell office:value-type="string">
                <text:p>V30_2</text:p>
                <draw:g>
                  <svg:desc>'f-AUC'.S2:'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89708">
                <text:p>0.689708</text:p>
                <draw:g>
                  <svg:desc>'f-AUC'.C3:'f-AUC'.C52</svg:desc>
                </draw:g>
              </table:table-cell>
              <table:table-cell office:value-type="float" office:value="0.706674">
                <text:p>0.706674</text:p>
                <draw:g>
                  <svg:desc>'f-AUC'.R3:'f-AUC'.R52</svg:desc>
                </draw:g>
              </table:table-cell>
              <table:table-cell office:value-type="float" office:value="0.677566">
                <text:p>0.677566</text:p>
                <draw:g>
                  <svg:desc>'f-AUC'.S3:'f-AUC'.S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7795">
                <text:p>0.727795</text:p>
              </table:table-cell>
              <table:table-cell office:value-type="float" office:value="0.74165">
                <text:p>0.74165</text:p>
              </table:table-cell>
              <table:table-cell office:value-type="float" office:value="0.694895">
                <text:p>0.6948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3951">
                <text:p>0.733951</text:p>
              </table:table-cell>
              <table:table-cell office:value-type="float" office:value="0.745802">
                <text:p>0.745802</text:p>
              </table:table-cell>
              <table:table-cell office:value-type="float" office:value="0.701944">
                <text:p>0.7019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611">
                <text:p>0.735611</text:p>
              </table:table-cell>
              <table:table-cell office:value-type="float" office:value="0.7574">
                <text:p>0.7574</text:p>
              </table:table-cell>
              <table:table-cell office:value-type="float" office:value="0.709756">
                <text:p>0.7097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6414">
                <text:p>0.746414</text:p>
              </table:table-cell>
              <table:table-cell office:value-type="float" office:value="0.760756">
                <text:p>0.760756</text:p>
              </table:table-cell>
              <table:table-cell office:value-type="float" office:value="0.717874">
                <text:p>0.7178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711">
                <text:p>0.755711</text:p>
              </table:table-cell>
              <table:table-cell office:value-type="float" office:value="0.770564">
                <text:p>0.770564</text:p>
              </table:table-cell>
              <table:table-cell office:value-type="float" office:value="0.735774">
                <text:p>0.7357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59573">
                <text:p>0.759573</text:p>
              </table:table-cell>
              <table:table-cell office:value-type="float" office:value="0.782646">
                <text:p>0.782646</text:p>
              </table:table-cell>
              <table:table-cell office:value-type="float" office:value="0.730152">
                <text:p>0.7301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505">
                <text:p>0.768505</text:p>
              </table:table-cell>
              <table:table-cell office:value-type="float" office:value="0.786258">
                <text:p>0.786258</text:p>
              </table:table-cell>
              <table:table-cell office:value-type="float" office:value="0.731029">
                <text:p>0.7310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9283">
                <text:p>0.769283</text:p>
              </table:table-cell>
              <table:table-cell office:value-type="float" office:value="0.788748">
                <text:p>0.788748</text:p>
              </table:table-cell>
              <table:table-cell office:value-type="float" office:value="0.748702">
                <text:p>0.7487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1829">
                <text:p>0.771829</text:p>
              </table:table-cell>
              <table:table-cell office:value-type="float" office:value="0.794866">
                <text:p>0.794866</text:p>
              </table:table-cell>
              <table:table-cell office:value-type="float" office:value="0.754168">
                <text:p>0.7541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0452">
                <text:p>0.770452</text:p>
              </table:table-cell>
              <table:table-cell office:value-type="float" office:value="0.796839">
                <text:p>0.796839</text:p>
              </table:table-cell>
              <table:table-cell office:value-type="float" office:value="0.756663">
                <text:p>0.7566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9562">
                <text:p>0.779562</text:p>
              </table:table-cell>
              <table:table-cell office:value-type="float" office:value="0.796734">
                <text:p>0.796734</text:p>
              </table:table-cell>
              <table:table-cell office:value-type="float" office:value="0.756514">
                <text:p>0.75651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3571">
                <text:p>0.783571</text:p>
              </table:table-cell>
              <table:table-cell office:value-type="float" office:value="0.801614">
                <text:p>0.801614</text:p>
              </table:table-cell>
              <table:table-cell office:value-type="float" office:value="0.767049">
                <text:p>0.7670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2848">
                <text:p>0.782848</text:p>
              </table:table-cell>
              <table:table-cell office:value-type="float" office:value="0.805026">
                <text:p>0.805026</text:p>
              </table:table-cell>
              <table:table-cell office:value-type="float" office:value="0.767439">
                <text:p>0.76743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328">
                <text:p>0.78328</text:p>
              </table:table-cell>
              <table:table-cell office:value-type="float" office:value="0.810774">
                <text:p>0.810774</text:p>
              </table:table-cell>
              <table:table-cell office:value-type="float" office:value="0.7677">
                <text:p>0.767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90624">
                <text:p>0.790624</text:p>
              </table:table-cell>
              <table:table-cell office:value-type="float" office:value="0.809289">
                <text:p>0.809289</text:p>
              </table:table-cell>
              <table:table-cell office:value-type="float" office:value="0.766505">
                <text:p>0.76650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16">
                <text:p>0.78316</text:p>
              </table:table-cell>
              <table:table-cell office:value-type="float" office:value="0.805102">
                <text:p>0.805102</text:p>
              </table:table-cell>
              <table:table-cell office:value-type="float" office:value="0.776222">
                <text:p>0.7762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5396">
                <text:p>0.785396</text:p>
              </table:table-cell>
              <table:table-cell office:value-type="float" office:value="0.808687">
                <text:p>0.808687</text:p>
              </table:table-cell>
              <table:table-cell office:value-type="float" office:value="0.786859">
                <text:p>0.78685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0707">
                <text:p>0.790707</text:p>
              </table:table-cell>
              <table:table-cell office:value-type="float" office:value="0.813975">
                <text:p>0.813975</text:p>
              </table:table-cell>
              <table:table-cell office:value-type="float" office:value="0.78833">
                <text:p>0.788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95204">
                <text:p>0.795204</text:p>
              </table:table-cell>
              <table:table-cell office:value-type="float" office:value="0.810773">
                <text:p>0.810773</text:p>
              </table:table-cell>
              <table:table-cell office:value-type="float" office:value="0.781696">
                <text:p>0.7816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90492">
                <text:p>0.790492</text:p>
              </table:table-cell>
              <table:table-cell office:value-type="float" office:value="0.810359">
                <text:p>0.810359</text:p>
              </table:table-cell>
              <table:table-cell office:value-type="float" office:value="0.794491">
                <text:p>0.79449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3954">
                <text:p>0.793954</text:p>
              </table:table-cell>
              <table:table-cell office:value-type="float" office:value="0.810888">
                <text:p>0.810888</text:p>
              </table:table-cell>
              <table:table-cell office:value-type="float" office:value="0.790505">
                <text:p>0.7905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96317">
                <text:p>0.796317</text:p>
              </table:table-cell>
              <table:table-cell office:value-type="float" office:value="0.814325">
                <text:p>0.814325</text:p>
              </table:table-cell>
              <table:table-cell office:value-type="float" office:value="0.796947">
                <text:p>0.79694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96263">
                <text:p>0.796263</text:p>
              </table:table-cell>
              <table:table-cell office:value-type="float" office:value="0.816909">
                <text:p>0.816909</text:p>
              </table:table-cell>
              <table:table-cell office:value-type="float" office:value="0.792704">
                <text:p>0.79270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605">
                <text:p>0.791605</text:p>
              </table:table-cell>
              <table:table-cell office:value-type="float" office:value="0.814303">
                <text:p>0.814303</text:p>
              </table:table-cell>
              <table:table-cell office:value-type="float" office:value="0.800405">
                <text:p>0.80040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7675">
                <text:p>0.787675</text:p>
              </table:table-cell>
              <table:table-cell office:value-type="float" office:value="0.810767">
                <text:p>0.810767</text:p>
              </table:table-cell>
              <table:table-cell office:value-type="float" office:value="0.803795">
                <text:p>0.80379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5084">
                <text:p>0.795084</text:p>
              </table:table-cell>
              <table:table-cell office:value-type="float" office:value="0.811063">
                <text:p>0.811063</text:p>
              </table:table-cell>
              <table:table-cell office:value-type="float" office:value="0.804601">
                <text:p>0.80460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92672">
                <text:p>0.792672</text:p>
              </table:table-cell>
              <table:table-cell office:value-type="float" office:value="0.813524">
                <text:p>0.813524</text:p>
              </table:table-cell>
              <table:table-cell office:value-type="float" office:value="0.803329">
                <text:p>0.80332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95845">
                <text:p>0.795845</text:p>
              </table:table-cell>
              <table:table-cell office:value-type="float" office:value="0.812648">
                <text:p>0.812648</text:p>
              </table:table-cell>
              <table:table-cell office:value-type="float" office:value="0.806685">
                <text:p>0.80668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8186">
                <text:p>0.798186</text:p>
              </table:table-cell>
              <table:table-cell office:value-type="float" office:value="0.813224">
                <text:p>0.813224</text:p>
              </table:table-cell>
              <table:table-cell office:value-type="float" office:value="0.805503">
                <text:p>0.8055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9886">
                <text:p>0.79886</text:p>
              </table:table-cell>
              <table:table-cell office:value-type="float" office:value="0.813509">
                <text:p>0.813509</text:p>
              </table:table-cell>
              <table:table-cell office:value-type="float" office:value="0.808995">
                <text:p>0.80899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91094">
                <text:p>0.791094</text:p>
              </table:table-cell>
              <table:table-cell office:value-type="float" office:value="0.817027">
                <text:p>0.817027</text:p>
              </table:table-cell>
              <table:table-cell office:value-type="float" office:value="0.796622">
                <text:p>0.79662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93114">
                <text:p>0.793114</text:p>
              </table:table-cell>
              <table:table-cell office:value-type="float" office:value="0.816479">
                <text:p>0.816479</text:p>
              </table:table-cell>
              <table:table-cell office:value-type="float" office:value="0.811284">
                <text:p>0.81128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97723">
                <text:p>0.797723</text:p>
              </table:table-cell>
              <table:table-cell office:value-type="float" office:value="0.813728">
                <text:p>0.813728</text:p>
              </table:table-cell>
              <table:table-cell office:value-type="float" office:value="0.815845">
                <text:p>0.81584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9649">
                <text:p>0.79649</text:p>
              </table:table-cell>
              <table:table-cell office:value-type="float" office:value="0.812811">
                <text:p>0.812811</text:p>
              </table:table-cell>
              <table:table-cell office:value-type="float" office:value="0.806909">
                <text:p>0.80690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99846">
                <text:p>0.799846</text:p>
              </table:table-cell>
              <table:table-cell office:value-type="float" office:value="0.806246">
                <text:p>0.806246</text:p>
              </table:table-cell>
              <table:table-cell office:value-type="float" office:value="0.80937">
                <text:p>0.8093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00278">
                <text:p>0.800278</text:p>
              </table:table-cell>
              <table:table-cell office:value-type="float" office:value="0.809449">
                <text:p>0.809449</text:p>
              </table:table-cell>
              <table:table-cell office:value-type="float" office:value="0.813784">
                <text:p>0.81378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92919">
                <text:p>0.792919</text:p>
              </table:table-cell>
              <table:table-cell office:value-type="float" office:value="0.807353">
                <text:p>0.807353</text:p>
              </table:table-cell>
              <table:table-cell office:value-type="float" office:value="0.80952">
                <text:p>0.8095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801323">
                <text:p>0.801323</text:p>
              </table:table-cell>
              <table:table-cell office:value-type="float" office:value="0.811755">
                <text:p>0.811755</text:p>
              </table:table-cell>
              <table:table-cell office:value-type="float" office:value="0.812816">
                <text:p>0.8128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91209">
                <text:p>0.791209</text:p>
              </table:table-cell>
              <table:table-cell office:value-type="float" office:value="0.806752">
                <text:p>0.806752</text:p>
              </table:table-cell>
              <table:table-cell office:value-type="float" office:value="0.801554">
                <text:p>0.801554</text:p>
              </table:table-cell>
            </table:table-row>
            <table:table-row>
              <table:table-cell office:value-type="string"/>
              <table:table-cell office:value-type="float" office:value="0.791699">
                <text:p>0.791699</text:p>
              </table:table-cell>
              <table:table-cell office:value-type="float" office:value="NaN">
                <text:p>NaN</text:p>
              </table:table-cell>
              <table:table-cell office:value-type="float" office:value="0.814596">
                <text:p>0.814596</text:p>
              </table:table-cell>
            </table:table-row>
            <table:table-row>
              <table:table-cell office:value-type="string"/>
              <table:table-cell office:value-type="float" office:value="0.795779">
                <text:p>0.795779</text:p>
              </table:table-cell>
              <table:table-cell office:value-type="float" office:value="NaN">
                <text:p>NaN</text:p>
              </table:table-cell>
              <table:table-cell office:value-type="float" office:value="0.811288">
                <text:p>0.811288</text:p>
              </table:table-cell>
            </table:table-row>
            <table:table-row>
              <table:table-cell office:value-type="string"/>
              <table:table-cell office:value-type="float" office:value="0.788598">
                <text:p>0.788598</text:p>
              </table:table-cell>
              <table:table-cell office:value-type="float" office:value="NaN">
                <text:p>NaN</text:p>
              </table:table-cell>
              <table:table-cell office:value-type="float" office:value="0.815086">
                <text:p>0.815086</text:p>
              </table:table-cell>
            </table:table-row>
            <table:table-row>
              <table:table-cell office:value-type="string"/>
              <table:table-cell office:value-type="float" office:value="0.786892">
                <text:p>0.786892</text:p>
              </table:table-cell>
              <table:table-cell office:value-type="float" office:value="NaN">
                <text:p>NaN</text:p>
              </table:table-cell>
              <table:table-cell office:value-type="float" office:value="0.815348">
                <text:p>0.815348</text:p>
              </table:table-cell>
            </table:table-row>
            <table:table-row>
              <table:table-cell office:value-type="string"/>
              <table:table-cell office:value-type="float" office:value="0.793497">
                <text:p>0.793497</text:p>
              </table:table-cell>
              <table:table-cell office:value-type="float" office:value="NaN">
                <text:p>NaN</text:p>
              </table:table-cell>
              <table:table-cell office:value-type="float" office:value="0.820506">
                <text:p>0.820506</text:p>
              </table:table-cell>
            </table:table-row>
            <table:table-row>
              <table:table-cell office:value-type="string"/>
              <table:table-cell office:value-type="float" office:value="0.794402">
                <text:p>0.794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0352">
                <text:p>0.79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3328">
                <text:p>0.79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5617">
                <text:p>0.795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85729">
                <text:p>0.785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58cm" svg:height="12.014cm" xlink:href=".." xlink:type="simple" chart:class="chart:line" chart:style-name="ch1">
        <chart:title svg:x="8.995cm" svg:y="0.376cm" chart:style-name="ch2">
          <text:p>video clip length</text:p>
        </chart:title>
        <chart:legend chart:legend-position="end" svg:x="19.035cm" svg:y="5.21cm" style:legend-expansion="high" chart:style-name="ch3"/>
        <chart:plot-area chart:style-name="ch4" table:cell-range-address="'f-AUC'.A3:'f-AUC'.B42 'f-AUC'.B2:'f-AUC'.B2 'f-AUC'.V2:'f-AUC'.W42" chart:data-source-has-labels="both" svg:x="0.427cm" svg:y="1.395cm" svg:width="18.181cm" svg:height="10.379cm">
          <chart:coordinate-region svg:x="1.339cm" svg:y="1.517cm" svg:width="17.269cm" svg:height="9.256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V3:'f-AUC'.V42" chart:label-cell-address="'f-AUC'.V2:'f-AUC'.V2" chart:class="chart:line">
            <chart:data-point chart:repeated="40"/>
          </chart:series>
          <chart:series chart:style-name="ch10" chart:values-cell-range-address="'f-AUC'.W3:'f-AUC'.W42" chart:label-cell-address="'f-AUC'.W2:'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8</text:p>
                <draw:g>
                  <svg:desc>'f-AUC'.V2:'f-AUC'.V2</svg:desc>
                </draw:g>
              </table:table-cell>
              <table:table-cell office:value-type="string">
                <text:p>V28_3</text:p>
                <draw:g>
                  <svg:desc>'f-AUC'.W2:'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07084">
                <text:p>0.607084</text:p>
                <draw:g>
                  <svg:desc>'f-AUC'.V3:'f-AUC'.V42</svg:desc>
                </draw:g>
              </table:table-cell>
              <table:table-cell office:value-type="float" office:value="0.697233">
                <text:p>0.697233</text:p>
                <draw:g>
                  <svg:desc>'f-AUC'.W3:'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2882">
                <text:p>0.62882</text:p>
              </table:table-cell>
              <table:table-cell office:value-type="float" office:value="0.731957">
                <text:p>0.7319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636051">
                <text:p>0.636051</text:p>
              </table:table-cell>
              <table:table-cell office:value-type="float" office:value="0.748769">
                <text:p>0.7487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666279">
                <text:p>0.666279</text:p>
              </table:table-cell>
              <table:table-cell office:value-type="float" office:value="0.754684">
                <text:p>0.7546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678488">
                <text:p>0.678488</text:p>
              </table:table-cell>
              <table:table-cell office:value-type="float" office:value="0.764155">
                <text:p>0.7641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683921">
                <text:p>0.683921</text:p>
              </table:table-cell>
              <table:table-cell office:value-type="float" office:value="0.76802">
                <text:p>0.768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692492">
                <text:p>0.692492</text:p>
              </table:table-cell>
              <table:table-cell office:value-type="float" office:value="0.76889">
                <text:p>0.76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02926">
                <text:p>0.702926</text:p>
              </table:table-cell>
              <table:table-cell office:value-type="float" office:value="0.764913">
                <text:p>0.7649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09781">
                <text:p>0.709781</text:p>
              </table:table-cell>
              <table:table-cell office:value-type="float" office:value="0.77453">
                <text:p>0.774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22073">
                <text:p>0.722073</text:p>
              </table:table-cell>
              <table:table-cell office:value-type="float" office:value="0.776997">
                <text:p>0.7769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24234">
                <text:p>0.724234</text:p>
              </table:table-cell>
              <table:table-cell office:value-type="float" office:value="0.777104">
                <text:p>0.7771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2827">
                <text:p>0.72827</text:p>
              </table:table-cell>
              <table:table-cell office:value-type="float" office:value="0.78082">
                <text:p>0.7808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37142">
                <text:p>0.737142</text:p>
              </table:table-cell>
              <table:table-cell office:value-type="float" office:value="0.776912">
                <text:p>0.77691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39166">
                <text:p>0.739166</text:p>
              </table:table-cell>
              <table:table-cell office:value-type="float" office:value="0.777981">
                <text:p>0.77798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48977">
                <text:p>0.748977</text:p>
              </table:table-cell>
              <table:table-cell office:value-type="float" office:value="0.781267">
                <text:p>0.7812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46212">
                <text:p>0.746212</text:p>
              </table:table-cell>
              <table:table-cell office:value-type="float" office:value="0.785677">
                <text:p>0.78567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48837">
                <text:p>0.748837</text:p>
              </table:table-cell>
              <table:table-cell office:value-type="float" office:value="0.781722">
                <text:p>0.7817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49556">
                <text:p>0.749556</text:p>
              </table:table-cell>
              <table:table-cell office:value-type="float" office:value="0.78428">
                <text:p>0.7842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51099">
                <text:p>0.751099</text:p>
              </table:table-cell>
              <table:table-cell office:value-type="float" office:value="0.776588">
                <text:p>0.7765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55314">
                <text:p>0.755314</text:p>
              </table:table-cell>
              <table:table-cell office:value-type="float" office:value="0.77788">
                <text:p>0.777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53823">
                <text:p>0.753823</text:p>
              </table:table-cell>
              <table:table-cell office:value-type="float" office:value="0.779751">
                <text:p>0.7797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610589">
                <text:p>0.610589</text:p>
              </table:table-cell>
              <table:table-cell office:value-type="float" office:value="0.774195">
                <text:p>0.77419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647614">
                <text:p>0.647614</text:p>
              </table:table-cell>
              <table:table-cell office:value-type="float" office:value="0.778393">
                <text:p>0.77839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667962">
                <text:p>0.667962</text:p>
              </table:table-cell>
              <table:table-cell office:value-type="float" office:value="0.776093">
                <text:p>0.7760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683583">
                <text:p>0.683583</text:p>
              </table:table-cell>
              <table:table-cell office:value-type="float" office:value="0.779074">
                <text:p>0.7790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688953">
                <text:p>0.688953</text:p>
              </table:table-cell>
              <table:table-cell office:value-type="float" office:value="0.773692">
                <text:p>0.7736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02479">
                <text:p>0.702479</text:p>
              </table:table-cell>
              <table:table-cell office:value-type="float" office:value="0.774329">
                <text:p>0.77432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13666">
                <text:p>0.713666</text:p>
              </table:table-cell>
              <table:table-cell office:value-type="float" office:value="0.774874">
                <text:p>0.77487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0623">
                <text:p>0.70623</text:p>
              </table:table-cell>
              <table:table-cell office:value-type="float" office:value="0.770906">
                <text:p>0.7709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22156">
                <text:p>0.722156</text:p>
              </table:table-cell>
              <table:table-cell office:value-type="float" office:value="0.768076">
                <text:p>0.76807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22559">
                <text:p>0.722559</text:p>
              </table:table-cell>
              <table:table-cell office:value-type="float" office:value="0.771412">
                <text:p>0.77141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28664">
                <text:p>0.728664</text:p>
              </table:table-cell>
              <table:table-cell office:value-type="float" office:value="0.766806">
                <text:p>0.76680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32121">
                <text:p>0.732121</text:p>
              </table:table-cell>
              <table:table-cell office:value-type="float" office:value="0.767797">
                <text:p>0.76779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36402">
                <text:p>0.736402</text:p>
              </table:table-cell>
              <table:table-cell office:value-type="float" office:value="0.763655">
                <text:p>0.76365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3861">
                <text:p>0.73861</text:p>
              </table:table-cell>
              <table:table-cell office:value-type="float" office:value="0.76368">
                <text:p>0.7636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37047">
                <text:p>0.737047</text:p>
              </table:table-cell>
              <table:table-cell office:value-type="float" office:value="0.763506">
                <text:p>0.76350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37473">
                <text:p>0.737473</text:p>
              </table:table-cell>
              <table:table-cell office:value-type="float" office:value="0.775121">
                <text:p>0.77512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39984">
                <text:p>0.739984</text:p>
              </table:table-cell>
              <table:table-cell office:value-type="float" office:value="0.764222">
                <text:p>0.76422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41438">
                <text:p>0.741438</text:p>
              </table:table-cell>
              <table:table-cell office:value-type="float" office:value="0.762961">
                <text:p>0.7629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43139">
                <text:p>0.743139</text:p>
              </table:table-cell>
              <table:table-cell office:value-type="float" office:value="0.765521">
                <text:p>0.76552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8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2cm" svg:height="12.674cm" xlink:href=".." xlink:type="simple" chart:class="chart:line" chart:style-name="ch1">
        <chart:title svg:x="9.582cm" svg:y="0.389cm" chart:style-name="ch2">
          <text:p>video clip length</text:p>
        </chart:title>
        <chart:legend chart:legend-position="end" svg:x="20.209cm" svg:y="5.54cm" style:legend-expansion="high" chart:style-name="ch3"/>
        <chart:plot-area chart:style-name="ch4" table:cell-range-address="'F1-mean f-AUC'.A3:'F1-mean f-AUC'.B42 'F1-mean f-AUC'.B2:'F1-mean f-AUC'.B2 'F1-mean f-AUC'.V2:'F1-mean f-AUC'.W42" chart:data-source-has-labels="both" svg:x="0.45cm" svg:y="1.421cm" svg:width="19.309cm" svg:height="11cm">
          <chart:coordinate-region svg:x="1.362cm" svg:y="1.542cm" svg:width="18.397cm" svg:height="9.877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V3:'F1-mean f-AUC'.V42" chart:label-cell-address="'F1-mean f-AUC'.V2:'F1-mean f-AUC'.V2" chart:class="chart:line">
            <chart:data-point chart:repeated="40"/>
          </chart:series>
          <chart:series chart:style-name="ch10" chart:values-cell-range-address="'F1-mean f-AUC'.W3:'F1-mean f-AUC'.W42" chart:label-cell-address="'F1-mean f-AUC'.W2:'F1-mean 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8</text:p>
                <draw:g>
                  <svg:desc>'F1-mean f-AUC'.V2:'F1-mean f-AUC'.V2</svg:desc>
                </draw:g>
              </table:table-cell>
              <table:table-cell office:value-type="string">
                <text:p>V28_3</text:p>
                <draw:g>
                  <svg:desc>'F1-mean f-AUC'.W2:'F1-mean 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">
                <text:p>0</text:p>
                <draw:g>
                  <svg:desc>'F1-mean f-AUC'.V3:'F1-mean f-AUC'.V42</svg:desc>
                </draw:g>
              </table:table-cell>
              <table:table-cell office:value-type="float" office:value="0.328701854586267">
                <text:p>0.328701854586267</text:p>
                <draw:g>
                  <svg:desc>'F1-mean f-AUC'.W3:'F1-mean 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">
                <text:p>0</text:p>
              </table:table-cell>
              <table:table-cell office:value-type="float" office:value="0.343216175147076">
                <text:p>0.3432161751470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14487878098715">
                <text:p>0.14487878098715</text:p>
              </table:table-cell>
              <table:table-cell office:value-type="float" office:value="0.348496693497605">
                <text:p>0.3484966934976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254741745325418">
                <text:p>0.254741745325418</text:p>
              </table:table-cell>
              <table:table-cell office:value-type="float" office:value="0.3552260529246">
                <text:p>0.35522605292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1856489830588">
                <text:p>0.31856489830588</text:p>
              </table:table-cell>
              <table:table-cell office:value-type="float" office:value="0.357192589094244">
                <text:p>0.3571925890942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21064107634962">
                <text:p>0.321064107634962</text:p>
              </table:table-cell>
              <table:table-cell office:value-type="float" office:value="0.359606605726535">
                <text:p>0.3596066057265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25374394051953">
                <text:p>0.325374394051953</text:p>
              </table:table-cell>
              <table:table-cell office:value-type="float" office:value="0.361106249703401">
                <text:p>0.3611062497034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2874437759628">
                <text:p>0.32874437759628</text:p>
              </table:table-cell>
              <table:table-cell office:value-type="float" office:value="0.358944537359538">
                <text:p>0.3589445373595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35011558907328">
                <text:p>0.335011558907328</text:p>
              </table:table-cell>
              <table:table-cell office:value-type="float" office:value="0.361463332713627">
                <text:p>0.3614633327136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33459286942717">
                <text:p>0.333459286942717</text:p>
              </table:table-cell>
              <table:table-cell office:value-type="float" office:value="0.362201882795044">
                <text:p>0.36220188279504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40289322510963">
                <text:p>0.340289322510963</text:p>
              </table:table-cell>
              <table:table-cell office:value-type="float" office:value="0.364052896313604">
                <text:p>0.3640528963136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43188349668303">
                <text:p>0.343188349668303</text:p>
              </table:table-cell>
              <table:table-cell office:value-type="float" office:value="0.360886609957372">
                <text:p>0.3608866099573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460538057609">
                <text:p>0.3460538057609</text:p>
              </table:table-cell>
              <table:table-cell office:value-type="float" office:value="0.356620594398271">
                <text:p>0.35662059439827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47752989762745">
                <text:p>0.347752989762745</text:p>
              </table:table-cell>
              <table:table-cell office:value-type="float" office:value="0.365131121169272">
                <text:p>0.3651311211692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4894044580715">
                <text:p>0.344894044580715</text:p>
              </table:table-cell>
              <table:table-cell office:value-type="float" office:value="0.365496495772326">
                <text:p>0.3654964957723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49602113146911">
                <text:p>0.349602113146911</text:p>
              </table:table-cell>
              <table:table-cell office:value-type="float" office:value="0.362018999054936">
                <text:p>0.3620189990549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128061959477">
                <text:p>0.35128061959477</text:p>
              </table:table-cell>
              <table:table-cell office:value-type="float" office:value="0.362003695411453">
                <text:p>0.36200369541145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2856078984939">
                <text:p>0.352856078984939</text:p>
              </table:table-cell>
              <table:table-cell office:value-type="float" office:value="0.364789804049944">
                <text:p>0.3647898040499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5416603586576">
                <text:p>0.35416603586576</text:p>
              </table:table-cell>
              <table:table-cell office:value-type="float" office:value="0.364024579098911">
                <text:p>0.3640245790989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146905217712">
                <text:p>0.35146905217712</text:p>
              </table:table-cell>
              <table:table-cell office:value-type="float" office:value="0.360470479212554">
                <text:p>0.36047047921255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530143118032">
                <text:p>0.35530143118032</text:p>
              </table:table-cell>
              <table:table-cell office:value-type="float" office:value="0.361842002068198">
                <text:p>0.36184200206819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288823065134443">
                <text:p>0.288823065134443</text:p>
              </table:table-cell>
              <table:table-cell office:value-type="float" office:value="0.36294137256328">
                <text:p>0.362941372563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0869464250562">
                <text:p>0.30869464250562</text:p>
              </table:table-cell>
              <table:table-cell office:value-type="float" office:value="0.364299036117809">
                <text:p>0.36429903611780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20086542952176">
                <text:p>0.320086542952176</text:p>
              </table:table-cell>
              <table:table-cell office:value-type="float" office:value="0.36077756630963">
                <text:p>0.360777566309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25755059860096">
                <text:p>0.325755059860096</text:p>
              </table:table-cell>
              <table:table-cell office:value-type="float" office:value="0.360028858286955">
                <text:p>0.36002885828695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25574241122161">
                <text:p>0.325574241122161</text:p>
              </table:table-cell>
              <table:table-cell office:value-type="float" office:value="0.362385870759302">
                <text:p>0.36238587075930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32681700853234">
                <text:p>0.332681700853234</text:p>
              </table:table-cell>
              <table:table-cell office:value-type="float" office:value="0.362565433144478">
                <text:p>0.3625654331444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34717314584772">
                <text:p>0.334717314584772</text:p>
              </table:table-cell>
              <table:table-cell office:value-type="float" office:value="0.361395348548558">
                <text:p>0.36139534854855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32630312730803">
                <text:p>0.332630312730803</text:p>
              </table:table-cell>
              <table:table-cell office:value-type="float" office:value="0.364439382507252">
                <text:p>0.3644393825072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39656567808277">
                <text:p>0.339656567808277</text:p>
              </table:table-cell>
              <table:table-cell office:value-type="float" office:value="0.360967628061555">
                <text:p>0.36096762806155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40952771639932">
                <text:p>0.340952771639932</text:p>
              </table:table-cell>
              <table:table-cell office:value-type="float" office:value="0.36376953271407">
                <text:p>0.3637695327140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4274639850852">
                <text:p>0.34274639850852</text:p>
              </table:table-cell>
              <table:table-cell office:value-type="float" office:value="0.361388046869204">
                <text:p>0.36138804686920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42603957473697">
                <text:p>0.342603957473697</text:p>
              </table:table-cell>
              <table:table-cell office:value-type="float" office:value="0.363081226635443">
                <text:p>0.36308122663544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42774290543361">
                <text:p>0.342774290543361</text:p>
              </table:table-cell>
              <table:table-cell office:value-type="float" office:value="0.358762314752778">
                <text:p>0.3587623147527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45190682495898">
                <text:p>0.345190682495898</text:p>
              </table:table-cell>
              <table:table-cell office:value-type="float" office:value="0.362691882771542">
                <text:p>0.36269188277154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4228845994486">
                <text:p>0.34228845994486</text:p>
              </table:table-cell>
              <table:table-cell office:value-type="float" office:value="0.349423645420378">
                <text:p>0.34942364542037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46471671614096">
                <text:p>0.346471671614096</text:p>
              </table:table-cell>
              <table:table-cell office:value-type="float" office:value="0.36597522740552">
                <text:p>0.3659752274055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46894293095651">
                <text:p>0.346894293095651</text:p>
              </table:table-cell>
              <table:table-cell office:value-type="float" office:value="0.353689334198399">
                <text:p>0.35368933419839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48456582954397">
                <text:p>0.348456582954397</text:p>
              </table:table-cell>
              <table:table-cell office:value-type="float" office:value="0.360520061949038">
                <text:p>0.36052006194903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48076446386493">
                <text:p>0.348076446386493</text:p>
              </table:table-cell>
              <table:table-cell office:value-type="float" office:value="0.359766147266764">
                <text:p>0.3597661472667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3:'F1-mean f-AUC'.A21 'F1-mean f-AUC'.B2:'F1-mean f-AUC'.B42 'F1-mean f-AUC'.G2:'F1-mean f-AUC'.G42" chart:data-source-has-labels="both" svg:x="0.32cm" svg:y="1.275cm" svg:width="13.46cm" svg:height="7.545cm">
          <chart:coordinate-region svg:x="1.232cm" svg:y="1.275cm" svg:width="12.548cm" svg:height="6.621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G3:'F1-mean f-AUC'.G42" chart:label-cell-address="'F1-mean f-AUC'.G2:'F1-mean f-AUC'.G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2399082287887">
                <text:p>0.3523990822878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1799132699066">
                <text:p>0.3517991326990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2251747501113">
                <text:p>0.352251747501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996823308562">
                <text:p>0.356996823308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9993044486454">
                <text:p>0.359993044486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0135953610971">
                <text:p>0.3601359536109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8365410511">
                <text:p>0.3602183654105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4656533618198">
                <text:p>0.3646565336181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4579236585026">
                <text:p>0.364579236585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4907973878507">
                <text:p>0.3549079738785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141951384535">
                <text:p>0.36141951384535</text:p>
              </table:table-cell>
            </table:table-row>
            <table:table-row>
              <table:table-cell office:value-type="string"/>
              <table:table-cell office:value-type="float" office:value="0.370672651552116">
                <text:p>0.370672651552116</text:p>
              </table:table-cell>
              <table:table-cell office:value-type="float" office:value="0.360239554480207">
                <text:p>0.360239554480207</text:p>
              </table:table-cell>
            </table:table-row>
            <table:table-row>
              <table:table-cell office:value-type="string"/>
              <table:table-cell office:value-type="float" office:value="0.362816338574456">
                <text:p>0.362816338574456</text:p>
              </table:table-cell>
              <table:table-cell office:value-type="float" office:value="0.36123956088077">
                <text:p>0.36123956088077</text:p>
              </table:table-cell>
            </table:table-row>
            <table:table-row>
              <table:table-cell office:value-type="string"/>
              <table:table-cell office:value-type="float" office:value="0.368516315338857">
                <text:p>0.368516315338857</text:p>
              </table:table-cell>
              <table:table-cell office:value-type="float" office:value="0.366080260088734">
                <text:p>0.366080260088734</text:p>
              </table:table-cell>
            </table:table-row>
            <table:table-row>
              <table:table-cell office:value-type="string"/>
              <table:table-cell office:value-type="float" office:value="0.37040317056907">
                <text:p>0.37040317056907</text:p>
              </table:table-cell>
              <table:table-cell office:value-type="float" office:value="0.364513725194428">
                <text:p>0.364513725194428</text:p>
              </table:table-cell>
            </table:table-row>
            <table:table-row>
              <table:table-cell office:value-type="string"/>
              <table:table-cell office:value-type="float" office:value="0.364282057595252">
                <text:p>0.364282057595252</text:p>
              </table:table-cell>
              <table:table-cell office:value-type="float" office:value="0.362138867131043">
                <text:p>0.362138867131043</text:p>
              </table:table-cell>
            </table:table-row>
            <table:table-row>
              <table:table-cell office:value-type="string"/>
              <table:table-cell office:value-type="float" office:value="0.369676857127841">
                <text:p>0.369676857127841</text:p>
              </table:table-cell>
              <table:table-cell office:value-type="float" office:value="0.354919437956944">
                <text:p>0.354919437956944</text:p>
              </table:table-cell>
            </table:table-row>
            <table:table-row>
              <table:table-cell office:value-type="string"/>
              <table:table-cell office:value-type="float" office:value="0.366197154414908">
                <text:p>0.366197154414908</text:p>
              </table:table-cell>
              <table:table-cell office:value-type="float" office:value="0.364396269546045">
                <text:p>0.364396269546045</text:p>
              </table:table-cell>
            </table:table-row>
            <table:table-row>
              <table:table-cell office:value-type="string"/>
              <table:table-cell office:value-type="float" office:value="0.370311024066021">
                <text:p>0.370311024066021</text:p>
              </table:table-cell>
              <table:table-cell office:value-type="float" office:value="0.351332479232106">
                <text:p>0.351332479232106</text:p>
              </table:table-cell>
            </table:table-row>
            <table:table-row>
              <table:table-cell office:value-type="string"/>
              <table:table-cell office:value-type="float" office:value="0.365791471228637">
                <text:p>0.365791471228637</text:p>
              </table:table-cell>
              <table:table-cell office:value-type="float" office:value="0.362362607880714">
                <text:p>0.362362607880714</text:p>
              </table:table-cell>
            </table:table-row>
            <table:table-row>
              <table:table-cell office:value-type="string"/>
              <table:table-cell office:value-type="float" office:value="0.367762535759547">
                <text:p>0.367762535759547</text:p>
              </table:table-cell>
              <table:table-cell office:value-type="float" office:value="0.365709914967356">
                <text:p>0.365709914967356</text:p>
              </table:table-cell>
            </table:table-row>
            <table:table-row>
              <table:table-cell office:value-type="string"/>
              <table:table-cell office:value-type="float" office:value="0.359129966533939">
                <text:p>0.359129966533939</text:p>
              </table:table-cell>
              <table:table-cell office:value-type="float" office:value="0.356585823223628">
                <text:p>0.356585823223628</text:p>
              </table:table-cell>
            </table:table-row>
            <table:table-row>
              <table:table-cell office:value-type="string"/>
              <table:table-cell office:value-type="float" office:value="0.360786500695349">
                <text:p>0.360786500695349</text:p>
              </table:table-cell>
              <table:table-cell office:value-type="float" office:value="0.368099331334157">
                <text:p>0.368099331334157</text:p>
              </table:table-cell>
            </table:table-row>
            <table:table-row>
              <table:table-cell office:value-type="string"/>
              <table:table-cell office:value-type="float" office:value="0.363879951893763">
                <text:p>0.363879951893763</text:p>
              </table:table-cell>
              <table:table-cell office:value-type="float" office:value="0.361071834375301">
                <text:p>0.361071834375301</text:p>
              </table:table-cell>
            </table:table-row>
            <table:table-row>
              <table:table-cell office:value-type="string"/>
              <table:table-cell office:value-type="float" office:value="0.366122750241384">
                <text:p>0.366122750241384</text:p>
              </table:table-cell>
              <table:table-cell office:value-type="float" office:value="0.364843357513331">
                <text:p>0.364843357513331</text:p>
              </table:table-cell>
            </table:table-row>
            <table:table-row>
              <table:table-cell office:value-type="string"/>
              <table:table-cell office:value-type="float" office:value="0.362888783177023">
                <text:p>0.362888783177023</text:p>
              </table:table-cell>
              <table:table-cell office:value-type="float" office:value="0.360658042349094">
                <text:p>0.360658042349094</text:p>
              </table:table-cell>
            </table:table-row>
            <table:table-row>
              <table:table-cell office:value-type="string"/>
              <table:table-cell office:value-type="float" office:value="0.370311085486312">
                <text:p>0.370311085486312</text:p>
              </table:table-cell>
              <table:table-cell office:value-type="float" office:value="0.361305928601613">
                <text:p>0.361305928601613</text:p>
              </table:table-cell>
            </table:table-row>
            <table:table-row>
              <table:table-cell office:value-type="string"/>
              <table:table-cell office:value-type="float" office:value="0.35770592883444">
                <text:p>0.35770592883444</text:p>
              </table:table-cell>
              <table:table-cell office:value-type="float" office:value="0.35804527470964">
                <text:p>0.35804527470964</text:p>
              </table:table-cell>
            </table:table-row>
            <table:table-row>
              <table:table-cell office:value-type="string"/>
              <table:table-cell office:value-type="float" office:value="0.364840387595846">
                <text:p>0.364840387595846</text:p>
              </table:table-cell>
              <table:table-cell office:value-type="float" office:value="0.365385198784379">
                <text:p>0.365385198784379</text:p>
              </table:table-cell>
            </table:table-row>
            <table:table-row>
              <table:table-cell office:value-type="string"/>
              <table:table-cell office:value-type="float" office:value="0.367230469251483">
                <text:p>0.367230469251483</text:p>
              </table:table-cell>
              <table:table-cell office:value-type="float" office:value="0.363873335055296">
                <text:p>0.363873335055296</text:p>
              </table:table-cell>
            </table:table-row>
            <table:table-row>
              <table:table-cell office:value-type="string"/>
              <table:table-cell office:value-type="float" office:value="0.363010234511332">
                <text:p>0.363010234511332</text:p>
              </table:table-cell>
              <table:table-cell office:value-type="float" office:value="0.359291762777259">
                <text:p>0.359291762777259</text:p>
              </table:table-cell>
            </table:table-row>
            <table:table-row>
              <table:table-cell office:value-type="string"/>
              <table:table-cell office:value-type="float" office:value="0.361035497825519">
                <text:p>0.361035497825519</text:p>
              </table:table-cell>
              <table:table-cell office:value-type="float" office:value="0.353164722996875">
                <text:p>0.3531647229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181cm" style:legend-expansion="high" chart:style-name="ch3"/>
        <chart:plot-area chart:style-name="ch4" table:cell-range-address="'F1-mean f-AUC'.B2:'F1-mean f-AUC'.B62 'F1-mean f-AUC'.H2:'F1-mean f-AUC'.I62 'F1-mean f-AUC'.M2:'F1-mean f-AUC'.N62" chart:data-source-has-labels="row" svg:x="0.46cm" svg:y="1.433cm" svg:width="19.783cm" svg:height="11.26cm">
          <chart:coordinate-region svg:x="1.372cm" svg:y="1.632cm" svg:width="18.871cm" svg:height="10.26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62" chart:label-cell-address="'F1-mean f-AUC'.B2:'F1-mean f-AUC'.B2" chart:class="chart:line">
            <chart:data-point chart:repeated="60"/>
          </chart:series>
          <chart:series chart:style-name="ch9" chart:values-cell-range-address="'F1-mean f-AUC'.H3:'F1-mean f-AUC'.H62" chart:label-cell-address="'F1-mean f-AUC'.H2:'F1-mean f-AUC'.H2" chart:class="chart:line">
            <chart:data-point chart:repeated="60"/>
          </chart:series>
          <chart:series chart:style-name="ch10" chart:values-cell-range-address="'F1-mean f-AUC'.I3:'F1-mean f-AUC'.I62" chart:label-cell-address="'F1-mean f-AUC'.I2:'F1-mean f-AUC'.I2" chart:class="chart:line">
            <chart:data-point chart:repeated="60"/>
          </chart:series>
          <chart:series chart:style-name="ch11" chart:values-cell-range-address="'F1-mean f-AUC'.M3:'F1-mean f-AUC'.M62" chart:label-cell-address="'F1-mean f-AUC'.M2:'F1-mean f-AUC'.M2" chart:class="chart:line">
            <chart:data-point chart:repeated="60"/>
          </chart:series>
          <chart:series chart:style-name="ch12" chart:values-cell-range-address="'F1-mean f-AUC'.N3:'F1-mean f-AUC'.N62" chart:label-cell-address="'F1-mean f-AUC'.N2:'F1-mean 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  <table:table-cell office:value-type="string">
                <text:p>V24_3</text:p>
                <draw:g>
                  <svg:desc>'F1-mean f-AUC'.M2:'F1-mean f-AUC'.M2</svg:desc>
                </draw:g>
              </table:table-cell>
              <table:table-cell office:value-type="string">
                <text:p>V24_4</text:p>
                <draw:g>
                  <svg:desc>'F1-mean f-AUC'.N2:'F1-mean f-AUC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6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62</svg:desc>
                </draw:g>
              </table:table-cell>
              <table:table-cell office:value-type="float" office:value="0">
                <text:p>0</text:p>
                <draw:g>
                  <svg:desc>'F1-mean f-AUC'.I3:'F1-mean f-AUC'.I62</svg:desc>
                </draw:g>
              </table:table-cell>
              <table:table-cell office:value-type="float" office:value="0">
                <text:p>0</text:p>
                <draw:g>
                  <svg:desc>'F1-mean f-AUC'.M3:'F1-mean f-AUC'.M62</svg:desc>
                </draw:g>
              </table:table-cell>
              <table:table-cell office:value-type="float" office:value="0">
                <text:p>0</text:p>
                <draw:g>
                  <svg:desc>'F1-mean f-AUC'.N3:'F1-mean f-AUC'.N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76941745568952">
                <text:p>0.00017694174556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  <table:table-cell office:value-type="float" office:value="0">
                <text:p>0</text:p>
              </table:table-cell>
              <table:table-cell office:value-type="float" office:value="0.291743479683692">
                <text:p>0.291743479683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  <table:table-cell office:value-type="float" office:value="0">
                <text:p>0</text:p>
              </table:table-cell>
              <table:table-cell office:value-type="float" office:value="0.311394046999603">
                <text:p>0.311394046999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  <table:table-cell office:value-type="float" office:value="0">
                <text:p>0</text:p>
              </table:table-cell>
              <table:table-cell office:value-type="float" office:value="0.284543771391869">
                <text:p>0.28454377139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  <table:table-cell office:value-type="float" office:value="0.28514322219129">
                <text:p>0.28514322219129</text:p>
              </table:table-cell>
              <table:table-cell office:value-type="float" office:value="0.289395638908815">
                <text:p>0.28939563890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  <table:table-cell office:value-type="float" office:value="0.309575838233721">
                <text:p>0.309575838233721</text:p>
              </table:table-cell>
              <table:table-cell office:value-type="float" office:value="0.318032477082141">
                <text:p>0.318032477082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  <table:table-cell office:value-type="float" office:value="0.316970033707106">
                <text:p>0.316970033707106</text:p>
              </table:table-cell>
              <table:table-cell office:value-type="float" office:value="0.328724349779148">
                <text:p>0.328724349779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  <table:table-cell office:value-type="float" office:value="0.317739398513338">
                <text:p>0.317739398513338</text:p>
              </table:table-cell>
              <table:table-cell office:value-type="float" office:value="0.322464570990055">
                <text:p>0.32246457099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  <table:table-cell office:value-type="float" office:value="0.329027452218409">
                <text:p>0.329027452218409</text:p>
              </table:table-cell>
              <table:table-cell office:value-type="float" office:value="0.333052598593629">
                <text:p>0.33305259859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  <table:table-cell office:value-type="float" office:value="0.331921009388649">
                <text:p>0.331921009388649</text:p>
              </table:table-cell>
              <table:table-cell office:value-type="float" office:value="0.333289892327031">
                <text:p>0.333289892327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  <table:table-cell office:value-type="float" office:value="0.337127177630344">
                <text:p>0.337127177630344</text:p>
              </table:table-cell>
              <table:table-cell office:value-type="float" office:value="0.322445409657733">
                <text:p>0.322445409657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4497178146068">
                <text:p>0.364497178146068</text:p>
              </table:table-cell>
              <table:table-cell office:value-type="float" office:value="0.339486198352965">
                <text:p>0.339486198352965</text:p>
              </table:table-cell>
              <table:table-cell office:value-type="float" office:value="0.335178669941234">
                <text:p>0.335178669941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5457054723163">
                <text:p>0.365457054723163</text:p>
              </table:table-cell>
              <table:table-cell office:value-type="float" office:value="0.340210766222539">
                <text:p>0.340210766222539</text:p>
              </table:table-cell>
              <table:table-cell office:value-type="float" office:value="0.335944609967264">
                <text:p>0.335944609967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3444727650574">
                <text:p>0.363444727650574</text:p>
              </table:table-cell>
              <table:table-cell office:value-type="float" office:value="0.342139524499595">
                <text:p>0.342139524499595</text:p>
              </table:table-cell>
              <table:table-cell office:value-type="float" office:value="0.334763308305056">
                <text:p>0.334763308305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67888202415656">
                <text:p>0.367888202415656</text:p>
              </table:table-cell>
              <table:table-cell office:value-type="float" office:value="0.340072993139592">
                <text:p>0.340072993139592</text:p>
              </table:table-cell>
              <table:table-cell office:value-type="float" office:value="0.337460553108017">
                <text:p>0.337460553108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6893810999162">
                <text:p>0.366893810999162</text:p>
              </table:table-cell>
              <table:table-cell office:value-type="float" office:value="0.345725196411069">
                <text:p>0.345725196411069</text:p>
              </table:table-cell>
              <table:table-cell office:value-type="float" office:value="0.330496178736985">
                <text:p>0.330496178736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4253231055823">
                <text:p>0.364253231055823</text:p>
              </table:table-cell>
              <table:table-cell office:value-type="float" office:value="0.353150908446585">
                <text:p>0.353150908446585</text:p>
              </table:table-cell>
              <table:table-cell office:value-type="float" office:value="0.34760869968998">
                <text:p>0.34760869968998</text:p>
              </table:table-cell>
              <table:table-cell office:value-type="float" office:value="0.341152907890579">
                <text:p>0.341152907890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54282126697131">
                <text:p>0.354282126697131</text:p>
              </table:table-cell>
              <table:table-cell office:value-type="float" office:value="0.361823032364941">
                <text:p>0.361823032364941</text:p>
              </table:table-cell>
              <table:table-cell office:value-type="float" office:value="0.343602795818543">
                <text:p>0.343602795818543</text:p>
              </table:table-cell>
              <table:table-cell office:value-type="float" office:value="0.333080098171804">
                <text:p>0.333080098171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48555544804716">
                <text:p>0.348555544804716</text:p>
              </table:table-cell>
              <table:table-cell office:value-type="float" office:value="0.353357931537634">
                <text:p>0.353357931537634</text:p>
              </table:table-cell>
              <table:table-cell office:value-type="float" office:value="0.347284843519502">
                <text:p>0.347284843519502</text:p>
              </table:table-cell>
              <table:table-cell office:value-type="float" office:value="0.332766788745137">
                <text:p>0.332766788745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6398245724237">
                <text:p>0.356398245724237</text:p>
              </table:table-cell>
              <table:table-cell office:value-type="float" office:value="0.363569988364067">
                <text:p>0.363569988364067</text:p>
              </table:table-cell>
              <table:table-cell office:value-type="float" office:value="0.348630500737555">
                <text:p>0.348630500737555</text:p>
              </table:table-cell>
              <table:table-cell office:value-type="float" office:value="0.343111911181294">
                <text:p>0.343111911181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3762419871433">
                <text:p>0.363762419871433</text:p>
              </table:table-cell>
              <table:table-cell office:value-type="float" office:value="0.355572934624971">
                <text:p>0.355572934624971</text:p>
              </table:table-cell>
              <table:table-cell office:value-type="float" office:value="0.354083131983942">
                <text:p>0.354083131983942</text:p>
              </table:table-cell>
              <table:table-cell office:value-type="float" office:value="0.334075583619812">
                <text:p>0.334075583619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5498445526562">
                <text:p>0.35498445526562</text:p>
              </table:table-cell>
              <table:table-cell office:value-type="float" office:value="0.360901697823952">
                <text:p>0.360901697823952</text:p>
              </table:table-cell>
              <table:table-cell office:value-type="float" office:value="0.352987071075498">
                <text:p>0.352987071075498</text:p>
              </table:table-cell>
              <table:table-cell office:value-type="float" office:value="0.337347720146501">
                <text:p>0.337347720146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58066117762533">
                <text:p>0.358066117762533</text:p>
              </table:table-cell>
              <table:table-cell office:value-type="float" office:value="0.369207302627611">
                <text:p>0.369207302627611</text:p>
              </table:table-cell>
              <table:table-cell office:value-type="float" office:value="0.352558567659651">
                <text:p>0.352558567659651</text:p>
              </table:table-cell>
              <table:table-cell office:value-type="float" office:value="0.339551175902173">
                <text:p>0.339551175902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58934516436447">
                <text:p>0.358934516436447</text:p>
              </table:table-cell>
              <table:table-cell office:value-type="float" office:value="0.363212865152979">
                <text:p>0.363212865152979</text:p>
              </table:table-cell>
              <table:table-cell office:value-type="float" office:value="0.348767717911545">
                <text:p>0.348767717911545</text:p>
              </table:table-cell>
              <table:table-cell office:value-type="float" office:value="0.344251249640777">
                <text:p>0.344251249640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1238421872987">
                <text:p>0.361238421872987</text:p>
              </table:table-cell>
              <table:table-cell office:value-type="float" office:value="0.349880059779163">
                <text:p>0.349880059779163</text:p>
              </table:table-cell>
              <table:table-cell office:value-type="float" office:value="0.355191635736029">
                <text:p>0.355191635736029</text:p>
              </table:table-cell>
              <table:table-cell office:value-type="float" office:value="0.336753918545898">
                <text:p>0.336753918545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037175082375">
                <text:p>0.36037175082375</text:p>
              </table:table-cell>
              <table:table-cell office:value-type="float" office:value="0.363447214230287">
                <text:p>0.363447214230287</text:p>
              </table:table-cell>
              <table:table-cell office:value-type="float" office:value="0.349930107067538">
                <text:p>0.349930107067538</text:p>
              </table:table-cell>
              <table:table-cell office:value-type="float" office:value="0.344532299336542">
                <text:p>0.344532299336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8100953807865">
                <text:p>0.358100953807865</text:p>
              </table:table-cell>
              <table:table-cell office:value-type="float" office:value="0.366688205778672">
                <text:p>0.366688205778672</text:p>
              </table:table-cell>
              <table:table-cell office:value-type="float" office:value="0.356732030141753">
                <text:p>0.356732030141753</text:p>
              </table:table-cell>
              <table:table-cell office:value-type="float" office:value="0.340173598203678">
                <text:p>0.340173598203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58282054835703">
                <text:p>0.358282054835703</text:p>
              </table:table-cell>
              <table:table-cell office:value-type="float" office:value="0.360475994758333">
                <text:p>0.360475994758333</text:p>
              </table:table-cell>
              <table:table-cell office:value-type="float" office:value="0.355637620601351">
                <text:p>0.355637620601351</text:p>
              </table:table-cell>
              <table:table-cell office:value-type="float" office:value="0.339627918735159">
                <text:p>0.339627918735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57406730593436">
                <text:p>0.357406730593436</text:p>
              </table:table-cell>
              <table:table-cell office:value-type="float" office:value="0.368474568133827">
                <text:p>0.368474568133827</text:p>
              </table:table-cell>
              <table:table-cell office:value-type="float" office:value="0.355430275770632">
                <text:p>0.355430275770632</text:p>
              </table:table-cell>
              <table:table-cell office:value-type="float" office:value="0.348197006123056">
                <text:p>0.348197006123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59869100302975">
                <text:p>0.359869100302975</text:p>
              </table:table-cell>
              <table:table-cell office:value-type="float" office:value="0.363137800588037">
                <text:p>0.363137800588037</text:p>
              </table:table-cell>
              <table:table-cell office:value-type="float" office:value="0.355250899322821">
                <text:p>0.355250899322821</text:p>
              </table:table-cell>
              <table:table-cell office:value-type="float" office:value="0.339623035084163">
                <text:p>0.339623035084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0112081246803">
                <text:p>0.360112081246803</text:p>
              </table:table-cell>
              <table:table-cell office:value-type="float" office:value="0.368880340240885">
                <text:p>0.368880340240885</text:p>
              </table:table-cell>
              <table:table-cell office:value-type="float" office:value="0.3595395015685">
                <text:p>0.3595395015685</text:p>
              </table:table-cell>
              <table:table-cell office:value-type="float" office:value="0.343608316224793">
                <text:p>0.343608316224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1125813416906">
                <text:p>0.361125813416906</text:p>
              </table:table-cell>
              <table:table-cell office:value-type="float" office:value="0.359730220215104">
                <text:p>0.359730220215104</text:p>
              </table:table-cell>
              <table:table-cell office:value-type="float" office:value="0.364512697823672">
                <text:p>0.364512697823672</text:p>
              </table:table-cell>
              <table:table-cell office:value-type="float" office:value="0.359496030810428">
                <text:p>0.359496030810428</text:p>
              </table:table-cell>
              <table:table-cell office:value-type="float" office:value="0.346069780700941">
                <text:p>0.346069780700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6992573047327">
                <text:p>0.366992573047327</text:p>
              </table:table-cell>
              <table:table-cell office:value-type="float" office:value="0.358147330952877">
                <text:p>0.358147330952877</text:p>
              </table:table-cell>
              <table:table-cell office:value-type="float" office:value="0.36213183665742">
                <text:p>0.36213183665742</text:p>
              </table:table-cell>
              <table:table-cell office:value-type="float" office:value="0.357206252547423">
                <text:p>0.357206252547423</text:p>
              </table:table-cell>
              <table:table-cell office:value-type="float" office:value="0.342848313965832">
                <text:p>0.3428483139658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689442705204">
                <text:p>0.36689442705204</text:p>
              </table:table-cell>
              <table:table-cell office:value-type="float" office:value="0.362294450206905">
                <text:p>0.362294450206905</text:p>
              </table:table-cell>
              <table:table-cell office:value-type="float" office:value="0.364836680606207">
                <text:p>0.364836680606207</text:p>
              </table:table-cell>
              <table:table-cell office:value-type="float" office:value="0.360316289170579">
                <text:p>0.360316289170579</text:p>
              </table:table-cell>
              <table:table-cell office:value-type="float" office:value="0.348610934833945">
                <text:p>0.348610934833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0867099006945">
                <text:p>0.360867099006945</text:p>
              </table:table-cell>
              <table:table-cell office:value-type="float" office:value="0.35414878934377">
                <text:p>0.35414878934377</text:p>
              </table:table-cell>
              <table:table-cell office:value-type="float" office:value="0.366682318084731">
                <text:p>0.366682318084731</text:p>
              </table:table-cell>
              <table:table-cell office:value-type="float" office:value="0.35884929978434">
                <text:p>0.35884929978434</text:p>
              </table:table-cell>
              <table:table-cell office:value-type="float" office:value="0.344180538776372">
                <text:p>0.344180538776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552802279728">
                <text:p>0.36552802279728</text:p>
              </table:table-cell>
              <table:table-cell office:value-type="float" office:value="0.362114937824419">
                <text:p>0.362114937824419</text:p>
              </table:table-cell>
              <table:table-cell office:value-type="float" office:value="0.363478754539533">
                <text:p>0.363478754539533</text:p>
              </table:table-cell>
              <table:table-cell office:value-type="float" office:value="0.355324205215311">
                <text:p>0.355324205215311</text:p>
              </table:table-cell>
              <table:table-cell office:value-type="float" office:value="0.343594452002896">
                <text:p>0.3435944520028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589991761348">
                <text:p>0.36589991761348</text:p>
              </table:table-cell>
              <table:table-cell office:value-type="float" office:value="0.36217837036609">
                <text:p>0.36217837036609</text:p>
              </table:table-cell>
              <table:table-cell office:value-type="float" office:value="0.35139276177873">
                <text:p>0.35139276177873</text:p>
              </table:table-cell>
              <table:table-cell office:value-type="float" office:value="0.361822018298829">
                <text:p>0.361822018298829</text:p>
              </table:table-cell>
              <table:table-cell office:value-type="float" office:value="0.351681742817347">
                <text:p>0.351681742817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5430729981622">
                <text:p>0.365430729981622</text:p>
              </table:table-cell>
              <table:table-cell office:value-type="float" office:value="0.357085212060015">
                <text:p>0.357085212060015</text:p>
              </table:table-cell>
              <table:table-cell office:value-type="float" office:value="0.364090408266237">
                <text:p>0.364090408266237</text:p>
              </table:table-cell>
              <table:table-cell office:value-type="float" office:value="0.363678786567212">
                <text:p>0.363678786567212</text:p>
              </table:table-cell>
              <table:table-cell office:value-type="float" office:value="0.344069025919351">
                <text:p>0.344069025919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2989326682181">
                <text:p>0.362989326682181</text:p>
              </table:table-cell>
              <table:table-cell office:value-type="float" office:value="0.355040188786344">
                <text:p>0.355040188786344</text:p>
              </table:table-cell>
              <table:table-cell office:value-type="float" office:value="0.360972130593377">
                <text:p>0.360972130593377</text:p>
              </table:table-cell>
              <table:table-cell office:value-type="float" office:value="0.365263576412814">
                <text:p>0.365263576412814</text:p>
              </table:table-cell>
              <table:table-cell office:value-type="float" office:value="0.346841882804362">
                <text:p>0.346841882804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4638149998702">
                <text:p>0.364638149998702</text:p>
              </table:table-cell>
              <table:table-cell office:value-type="float" office:value="0.351367787401184">
                <text:p>0.351367787401184</text:p>
              </table:table-cell>
              <table:table-cell office:value-type="float" office:value="0.364899561697885">
                <text:p>0.364899561697885</text:p>
              </table:table-cell>
              <table:table-cell office:value-type="float" office:value="0.365160516327791">
                <text:p>0.365160516327791</text:p>
              </table:table-cell>
              <table:table-cell office:value-type="float" office:value="0.346106924556711">
                <text:p>0.346106924556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0859571816152">
                <text:p>0.360859571816152</text:p>
              </table:table-cell>
              <table:table-cell office:value-type="float" office:value="0.35775015913968">
                <text:p>0.35775015913968</text:p>
              </table:table-cell>
              <table:table-cell office:value-type="float" office:value="0.35807699270779">
                <text:p>0.35807699270779</text:p>
              </table:table-cell>
              <table:table-cell office:value-type="float" office:value="0.354718240560286">
                <text:p>0.354718240560286</text:p>
              </table:table-cell>
              <table:table-cell office:value-type="float" office:value="0.347761954770625">
                <text:p>0.34776195477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67303746639025">
                <text:p>0.367303746639025</text:p>
              </table:table-cell>
              <table:table-cell office:value-type="float" office:value="0.357181511250753">
                <text:p>0.357181511250753</text:p>
              </table:table-cell>
              <table:table-cell office:value-type="float" office:value="0.364463358836908">
                <text:p>0.364463358836908</text:p>
              </table:table-cell>
              <table:table-cell office:value-type="float" office:value="0.357873139670661">
                <text:p>0.357873139670661</text:p>
              </table:table-cell>
              <table:table-cell office:value-type="float" office:value="0.352579438991846">
                <text:p>0.3525794389918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3469019322582">
                <text:p>0.363469019322582</text:p>
              </table:table-cell>
              <table:table-cell office:value-type="float" office:value="0.357073310177519">
                <text:p>0.357073310177519</text:p>
              </table:table-cell>
              <table:table-cell office:value-type="float" office:value="0.364495789804419">
                <text:p>0.364495789804419</text:p>
              </table:table-cell>
              <table:table-cell office:value-type="float" office:value="0.36822256336262">
                <text:p>0.36822256336262</text:p>
              </table:table-cell>
              <table:table-cell office:value-type="float" office:value="0.34380996163005">
                <text:p>0.34380996163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5152788423803">
                <text:p>0.365152788423803</text:p>
              </table:table-cell>
              <table:table-cell office:value-type="float" office:value="0.355722147322931">
                <text:p>0.355722147322931</text:p>
              </table:table-cell>
              <table:table-cell office:value-type="float" office:value="0.35919871596011">
                <text:p>0.35919871596011</text:p>
              </table:table-cell>
              <table:table-cell office:value-type="float" office:value="0.360109786820164">
                <text:p>0.360109786820164</text:p>
              </table:table-cell>
              <table:table-cell office:value-type="float" office:value="0.3511944492647">
                <text:p>0.3511944492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63631864400869">
                <text:p>0.363631864400869</text:p>
              </table:table-cell>
              <table:table-cell office:value-type="float" office:value="0.359140960757823">
                <text:p>0.359140960757823</text:p>
              </table:table-cell>
              <table:table-cell office:value-type="float" office:value="0.363817907910491">
                <text:p>0.363817907910491</text:p>
              </table:table-cell>
              <table:table-cell office:value-type="float" office:value="0.368014901094732">
                <text:p>0.368014901094732</text:p>
              </table:table-cell>
              <table:table-cell office:value-type="float" office:value="0.351184638539996">
                <text:p>0.351184638539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2835357818434">
                <text:p>0.362835357818434</text:p>
              </table:table-cell>
              <table:table-cell office:value-type="float" office:value="0.349193267932695">
                <text:p>0.349193267932695</text:p>
              </table:table-cell>
              <table:table-cell office:value-type="float" office:value="0.362634577763243">
                <text:p>0.362634577763243</text:p>
              </table:table-cell>
              <table:table-cell office:value-type="float" office:value="0.368488273421064">
                <text:p>0.368488273421064</text:p>
              </table:table-cell>
              <table:table-cell office:value-type="float" office:value="0.33869449391166">
                <text:p>0.33869449391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054044582406">
                <text:p>0.36054044582406</text:p>
              </table:table-cell>
              <table:table-cell office:value-type="float" office:value="0.359516498372787">
                <text:p>0.359516498372787</text:p>
              </table:table-cell>
              <table:table-cell office:value-type="float" office:value="0.363138483643663">
                <text:p>0.363138483643663</text:p>
              </table:table-cell>
              <table:table-cell office:value-type="float" office:value="0.357208144667104">
                <text:p>0.357208144667104</text:p>
              </table:table-cell>
              <table:table-cell office:value-type="float" office:value="0.353592683607257">
                <text:p>0.353592683607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4711238339076">
                <text:p>0.364711238339076</text:p>
              </table:table-cell>
              <table:table-cell office:value-type="float" office:value="0.356635415552178">
                <text:p>0.356635415552178</text:p>
              </table:table-cell>
              <table:table-cell office:value-type="float" office:value="0.355355327440521">
                <text:p>0.355355327440521</text:p>
              </table:table-cell>
              <table:table-cell office:value-type="float" office:value="0.363044178693429">
                <text:p>0.363044178693429</text:p>
              </table:table-cell>
              <table:table-cell office:value-type="float" office:value="0.35142973599748">
                <text:p>0.351429735997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3035056753191">
                <text:p>0.363035056753191</text:p>
              </table:table-cell>
              <table:table-cell office:value-type="float" office:value="0.357684406939786">
                <text:p>0.357684406939786</text:p>
              </table:table-cell>
              <table:table-cell office:value-type="float" office:value="0.366005519552106">
                <text:p>0.366005519552106</text:p>
              </table:table-cell>
              <table:table-cell office:value-type="float" office:value="0.368947066143609">
                <text:p>0.368947066143609</text:p>
              </table:table-cell>
              <table:table-cell office:value-type="float" office:value="0.354133868218302">
                <text:p>0.3541338682183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67994520955216">
                <text:p>0.367994520955216</text:p>
              </table:table-cell>
              <table:table-cell office:value-type="float" office:value="0.354089536472262">
                <text:p>0.354089536472262</text:p>
              </table:table-cell>
              <table:table-cell office:value-type="float" office:value="0.364914416463401">
                <text:p>0.364914416463401</text:p>
              </table:table-cell>
              <table:table-cell office:value-type="float" office:value="0.347648062682518">
                <text:p>0.347648062682518</text:p>
              </table:table-cell>
              <table:table-cell office:value-type="float" office:value="0.353929257890192">
                <text:p>0.353929257890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65576269338039">
                <text:p>0.365576269338039</text:p>
              </table:table-cell>
              <table:table-cell office:value-type="float" office:value="0.354465590165258">
                <text:p>0.354465590165258</text:p>
              </table:table-cell>
              <table:table-cell office:value-type="float" office:value="0.361857161049698">
                <text:p>0.361857161049698</text:p>
              </table:table-cell>
              <table:table-cell office:value-type="float" office:value="0.365605033802965">
                <text:p>0.365605033802965</text:p>
              </table:table-cell>
              <table:table-cell office:value-type="float" office:value="0.353267318061467">
                <text:p>0.3532673180614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3188651667957">
                <text:p>0.343188651667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4774162311791">
                <text:p>0.3477416231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8264180874235">
                <text:p>0.34826418087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6495678710511">
                <text:p>0.35649567871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5959366893213">
                <text:p>0.35595936689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3531309081243">
                <text:p>0.35353130908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7827828535733">
                <text:p>0.3578278285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61697860169675">
                <text:p>0.361697860169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2116881559723">
                <text:p>0.36211688155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3609229541649">
                <text:p>0.353609229541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2714915064734">
                <text:p>0.36271491506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1178844545">
                <text:p>0.36021117884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3789401079654">
                <text:p>0.36378940107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55455960099">
                <text:p>0.36345545596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281805496936">
                <text:p>0.36728180549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294746454652">
                <text:p>0.3629474645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64271002263856">
                <text:p>0.364271002263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1821617503954">
                <text:p>0.351821617503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8801393304434">
                <text:p>0.36880139330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7785783856328">
                <text:p>0.3677857838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4983062522991">
                <text:p>0.36498306252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506565199578">
                <text:p>0.36506565199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6305728908943">
                <text:p>0.366305728908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65318604970793">
                <text:p>0.36531860497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9282725553997">
                <text:p>0.36928272555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8517309271258">
                <text:p>0.358517309271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885564546473">
                <text:p>0.36885564546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7040647254214">
                <text:p>0.3670406472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66878063997026">
                <text:p>0.36687806399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4595112157407">
                <text:p>0.36459511215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9576207913835">
                <text:p>0.36957620791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5933345023377">
                <text:p>0.35933345023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9398388833115">
                <text:p>0.35939838883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67123725101696">
                <text:p>0.36712372510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7604427190893">
                <text:p>0.3676044271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67362146714549">
                <text:p>0.367362146714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4291145817948">
                <text:p>0.364291145817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60047680140992">
                <text:p>0.360047680140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7679405306677">
                <text:p>0.3676794053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6388239458785">
                <text:p>0.366388239458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603101801931">
                <text:p>0.36603101801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4317053826699">
                <text:p>0.364317053826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7778978845734">
                <text:p>0.367778978845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52633073499146">
                <text:p>0.352633073499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2482665939317">
                <text:p>0.362482665939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3:'f-AUC'.B42 'f-AUC'.B2:'f-AUC'.B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8601">
                <text:p>0.7386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50877">
                <text:p>0.750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57497">
                <text:p>0.757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0525">
                <text:p>0.760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4154">
                <text:p>0.7641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9517">
                <text:p>0.769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7036">
                <text:p>0.7770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6796">
                <text:p>0.7767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5765">
                <text:p>0.775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5293">
                <text:p>0.77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81876">
                <text:p>0.781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83083">
                <text:p>0.7830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0977">
                <text:p>0.780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567">
                <text:p>0.7825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4352">
                <text:p>0.784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1786">
                <text:p>0.7817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818">
                <text:p>0.788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80717">
                <text:p>0.7807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6032">
                <text:p>0.7860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89737">
                <text:p>0.7897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92804">
                <text:p>0.7928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9947">
                <text:p>0.779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1264">
                <text:p>0.7812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3236">
                <text:p>0.7832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86454">
                <text:p>0.7864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4376">
                <text:p>0.7743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82834">
                <text:p>0.7828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0808">
                <text:p>0.7708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2966">
                <text:p>0.7829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83167">
                <text:p>0.7831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055">
                <text:p>0.78305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80186">
                <text:p>0.780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81139">
                <text:p>0.781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4.857cm" style:legend-expansion="high" chart:style-name="ch3"/>
        <chart:plot-area chart:style-name="ch4" table:cell-range-address="'f-AUC'.A3:'f-AUC'.A42 'f-AUC'.B2:'f-AUC'.B62 'f-AUC'.H2:'f-AUC'.I62 'f-AUC'.M2:'f-AUC'.N6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62" chart:label-cell-address="'f-AUC'.B2:'f-AUC'.B2" chart:class="chart:line">
            <chart:data-point chart:repeated="60"/>
          </chart:series>
          <chart:series chart:style-name="ch9" chart:values-cell-range-address="'f-AUC'.H3:'f-AUC'.H62" chart:label-cell-address="'f-AUC'.H2:'f-AUC'.H2" chart:class="chart:line">
            <chart:data-point chart:repeated="60"/>
          </chart:series>
          <chart:series chart:style-name="ch10" chart:values-cell-range-address="'f-AUC'.I3:'f-AUC'.I62" chart:label-cell-address="'f-AUC'.I2:'f-AUC'.I2" chart:class="chart:line">
            <chart:data-point chart:repeated="60"/>
          </chart:series>
          <chart:series chart:style-name="ch11" chart:values-cell-range-address="'f-AUC'.M3:'f-AUC'.M62" chart:label-cell-address="'f-AUC'.M2:'f-AUC'.M2" chart:class="chart:line">
            <chart:data-point chart:repeated="60"/>
          </chart:series>
          <chart:series chart:style-name="ch12" chart:values-cell-range-address="'f-AUC'.N3:'f-AUC'.N62" chart:label-cell-address="'f-AUC'.N2:'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  <table:table-cell office:value-type="string">
                <text:p>V24_3</text:p>
                <draw:g>
                  <svg:desc>'f-AUC'.M2:'f-AUC'.M2</svg:desc>
                </draw:g>
              </table:table-cell>
              <table:table-cell office:value-type="string">
                <text:p>V24_4</text:p>
                <draw:g>
                  <svg:desc>'f-AUC'.N2:'f-AUC'.N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62</svg:desc>
                </draw:g>
              </table:table-cell>
              <table:table-cell office:value-type="float" office:value="0.705752">
                <text:p>0.705752</text:p>
                <draw:g>
                  <svg:desc>'f-AUC'.H3:'f-AUC'.H62</svg:desc>
                </draw:g>
              </table:table-cell>
              <table:table-cell office:value-type="float" office:value="0.649216">
                <text:p>0.649216</text:p>
                <draw:g>
                  <svg:desc>'f-AUC'.I3:'f-AUC'.I62</svg:desc>
                </draw:g>
              </table:table-cell>
              <table:table-cell office:value-type="float" office:value="0.588691">
                <text:p>0.588691</text:p>
                <draw:g>
                  <svg:desc>'f-AUC'.M3:'f-AUC'.M62</svg:desc>
                </draw:g>
              </table:table-cell>
              <table:table-cell office:value-type="float" office:value="0.502361">
                <text:p>0.502361</text:p>
                <draw:g>
                  <svg:desc>'f-AUC'.N3:'f-AUC'.N6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  <table:table-cell office:value-type="float" office:value="0.6135">
                <text:p>0.6135</text:p>
              </table:table-cell>
              <table:table-cell office:value-type="float" office:value="0.537619">
                <text:p>0.5376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  <table:table-cell office:value-type="float" office:value="0.629457">
                <text:p>0.629457</text:p>
              </table:table-cell>
              <table:table-cell office:value-type="float" office:value="0.484589">
                <text:p>0.484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  <table:table-cell office:value-type="float" office:value="0.635277">
                <text:p>0.635277</text:p>
              </table:table-cell>
              <table:table-cell office:value-type="float" office:value="0.517309">
                <text:p>0.517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  <table:table-cell office:value-type="float" office:value="0.636905">
                <text:p>0.636905</text:p>
              </table:table-cell>
              <table:table-cell office:value-type="float" office:value="0.501643">
                <text:p>0.5016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  <table:table-cell office:value-type="float" office:value="0.641391">
                <text:p>0.641391</text:p>
              </table:table-cell>
              <table:table-cell office:value-type="float" office:value="0.509688">
                <text:p>0.509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  <table:table-cell office:value-type="float" office:value="0.642593">
                <text:p>0.642593</text:p>
              </table:table-cell>
              <table:table-cell office:value-type="float" office:value="0.515494">
                <text:p>0.515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  <table:table-cell office:value-type="float" office:value="0.64778">
                <text:p>0.64778</text:p>
              </table:table-cell>
              <table:table-cell office:value-type="float" office:value="0.543512">
                <text:p>0.543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  <table:table-cell office:value-type="float" office:value="0.644995">
                <text:p>0.644995</text:p>
              </table:table-cell>
              <table:table-cell office:value-type="float" office:value="0.582787">
                <text:p>0.582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  <table:table-cell office:value-type="float" office:value="0.643395">
                <text:p>0.643395</text:p>
              </table:table-cell>
              <table:table-cell office:value-type="float" office:value="0.644905">
                <text:p>0.6449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  <table:table-cell office:value-type="float" office:value="0.651785">
                <text:p>0.651785</text:p>
              </table:table-cell>
              <table:table-cell office:value-type="float" office:value="0.664397">
                <text:p>0.6643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  <table:table-cell office:value-type="float" office:value="0.653666">
                <text:p>0.653666</text:p>
              </table:table-cell>
              <table:table-cell office:value-type="float" office:value="0.66203">
                <text:p>0.662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  <table:table-cell office:value-type="float" office:value="0.661047">
                <text:p>0.661047</text:p>
              </table:table-cell>
              <table:table-cell office:value-type="float" office:value="0.684725">
                <text:p>0.6847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  <table:table-cell office:value-type="float" office:value="0.664208">
                <text:p>0.664208</text:p>
              </table:table-cell>
              <table:table-cell office:value-type="float" office:value="0.669853">
                <text:p>0.6698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  <table:table-cell office:value-type="float" office:value="0.662419">
                <text:p>0.662419</text:p>
              </table:table-cell>
              <table:table-cell office:value-type="float" office:value="0.698601">
                <text:p>0.6986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  <table:table-cell office:value-type="float" office:value="0.676714">
                <text:p>0.676714</text:p>
              </table:table-cell>
              <table:table-cell office:value-type="float" office:value="0.701545">
                <text:p>0.701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  <table:table-cell office:value-type="float" office:value="0.67505">
                <text:p>0.67505</text:p>
              </table:table-cell>
              <table:table-cell office:value-type="float" office:value="0.706863">
                <text:p>0.706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  <table:table-cell office:value-type="float" office:value="0.70447">
                <text:p>0.70447</text:p>
              </table:table-cell>
              <table:table-cell office:value-type="float" office:value="0.712001">
                <text:p>0.7120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  <table:table-cell office:value-type="float" office:value="0.69971">
                <text:p>0.69971</text:p>
              </table:table-cell>
              <table:table-cell office:value-type="float" office:value="0.71315">
                <text:p>0.71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  <table:table-cell office:value-type="float" office:value="0.713586">
                <text:p>0.713586</text:p>
              </table:table-cell>
              <table:table-cell office:value-type="float" office:value="0.71304">
                <text:p>0.713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0381">
                <text:p>0.780381</text:p>
              </table:table-cell>
              <table:table-cell office:value-type="float" office:value="0.773317">
                <text:p>0.773317</text:p>
              </table:table-cell>
              <table:table-cell office:value-type="float" office:value="0.716063">
                <text:p>0.716063</text:p>
              </table:table-cell>
              <table:table-cell office:value-type="float" office:value="0.72179">
                <text:p>0.721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77166">
                <text:p>0.777166</text:p>
              </table:table-cell>
              <table:table-cell office:value-type="float" office:value="0.776367">
                <text:p>0.776367</text:p>
              </table:table-cell>
              <table:table-cell office:value-type="float" office:value="0.713634">
                <text:p>0.713634</text:p>
              </table:table-cell>
              <table:table-cell office:value-type="float" office:value="0.720313">
                <text:p>0.7203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2434">
                <text:p>0.782434</text:p>
              </table:table-cell>
              <table:table-cell office:value-type="float" office:value="0.77529">
                <text:p>0.77529</text:p>
              </table:table-cell>
              <table:table-cell office:value-type="float" office:value="0.716236">
                <text:p>0.716236</text:p>
              </table:table-cell>
              <table:table-cell office:value-type="float" office:value="0.713382">
                <text:p>0.7133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79184">
                <text:p>0.779184</text:p>
              </table:table-cell>
              <table:table-cell office:value-type="float" office:value="0.779119">
                <text:p>0.779119</text:p>
              </table:table-cell>
              <table:table-cell office:value-type="float" office:value="0.710294">
                <text:p>0.710294</text:p>
              </table:table-cell>
              <table:table-cell office:value-type="float" office:value="0.722769">
                <text:p>0.7227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1966">
                <text:p>0.771966</text:p>
              </table:table-cell>
              <table:table-cell office:value-type="float" office:value="0.776827">
                <text:p>0.776827</text:p>
              </table:table-cell>
              <table:table-cell office:value-type="float" office:value="0.722993">
                <text:p>0.722993</text:p>
              </table:table-cell>
              <table:table-cell office:value-type="float" office:value="0.722567">
                <text:p>0.7225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77453">
                <text:p>0.777453</text:p>
              </table:table-cell>
              <table:table-cell office:value-type="float" office:value="0.776307">
                <text:p>0.776307</text:p>
              </table:table-cell>
              <table:table-cell office:value-type="float" office:value="0.731048">
                <text:p>0.731048</text:p>
              </table:table-cell>
              <table:table-cell office:value-type="float" office:value="0.729649">
                <text:p>0.7296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2988">
                <text:p>0.772988</text:p>
              </table:table-cell>
              <table:table-cell office:value-type="float" office:value="0.777201">
                <text:p>0.777201</text:p>
              </table:table-cell>
              <table:table-cell office:value-type="float" office:value="0.720302">
                <text:p>0.720302</text:p>
              </table:table-cell>
              <table:table-cell office:value-type="float" office:value="0.725602">
                <text:p>0.7256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2542">
                <text:p>0.772542</text:p>
              </table:table-cell>
              <table:table-cell office:value-type="float" office:value="0.781812">
                <text:p>0.781812</text:p>
              </table:table-cell>
              <table:table-cell office:value-type="float" office:value="0.731231">
                <text:p>0.731231</text:p>
              </table:table-cell>
              <table:table-cell office:value-type="float" office:value="0.714769">
                <text:p>0.7147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5618">
                <text:p>0.775618</text:p>
              </table:table-cell>
              <table:table-cell office:value-type="float" office:value="0.777048">
                <text:p>0.777048</text:p>
              </table:table-cell>
              <table:table-cell office:value-type="float" office:value="0.740139">
                <text:p>0.740139</text:p>
              </table:table-cell>
              <table:table-cell office:value-type="float" office:value="0.734065">
                <text:p>0.7340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73682">
                <text:p>0.773682</text:p>
              </table:table-cell>
              <table:table-cell office:value-type="float" office:value="0.780225">
                <text:p>0.780225</text:p>
              </table:table-cell>
              <table:table-cell office:value-type="float" office:value="0.745536">
                <text:p>0.745536</text:p>
              </table:table-cell>
              <table:table-cell office:value-type="float" office:value="0.727864">
                <text:p>0.7278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71731">
                <text:p>0.771731</text:p>
              </table:table-cell>
              <table:table-cell office:value-type="float" office:value="0.774177">
                <text:p>0.774177</text:p>
              </table:table-cell>
              <table:table-cell office:value-type="float" office:value="0.747599">
                <text:p>0.747599</text:p>
              </table:table-cell>
              <table:table-cell office:value-type="float" office:value="0.734333">
                <text:p>0.7343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69033">
                <text:p>0.769033</text:p>
              </table:table-cell>
              <table:table-cell office:value-type="float" office:value="0.785809">
                <text:p>0.785809</text:p>
              </table:table-cell>
              <table:table-cell office:value-type="float" office:value="0.742505">
                <text:p>0.742505</text:p>
              </table:table-cell>
              <table:table-cell office:value-type="float" office:value="0.726267">
                <text:p>0.72626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2857">
                <text:p>0.772857</text:p>
              </table:table-cell>
              <table:table-cell office:value-type="float" office:value="0.778367">
                <text:p>0.778367</text:p>
              </table:table-cell>
              <table:table-cell office:value-type="float" office:value="0.739417">
                <text:p>0.739417</text:p>
              </table:table-cell>
              <table:table-cell office:value-type="float" office:value="0.736364">
                <text:p>0.7363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3897">
                <text:p>0.773897</text:p>
              </table:table-cell>
              <table:table-cell office:value-type="float" office:value="0.780642">
                <text:p>0.780642</text:p>
              </table:table-cell>
              <table:table-cell office:value-type="float" office:value="0.750027">
                <text:p>0.750027</text:p>
              </table:table-cell>
              <table:table-cell office:value-type="float" office:value="0.734942">
                <text:p>0.7349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69712">
                <text:p>0.769712</text:p>
              </table:table-cell>
              <table:table-cell office:value-type="float" office:value="0.783337">
                <text:p>0.783337</text:p>
              </table:table-cell>
              <table:table-cell office:value-type="float" office:value="0.75167">
                <text:p>0.75167</text:p>
              </table:table-cell>
              <table:table-cell office:value-type="float" office:value="0.73557">
                <text:p>0.735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69344">
                <text:p>0.769344</text:p>
              </table:table-cell>
              <table:table-cell office:value-type="float" office:value="0.779938">
                <text:p>0.779938</text:p>
              </table:table-cell>
              <table:table-cell office:value-type="float" office:value="0.750664">
                <text:p>0.750664</text:p>
              </table:table-cell>
              <table:table-cell office:value-type="float" office:value="0.729517">
                <text:p>0.7295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65252">
                <text:p>0.765252</text:p>
              </table:table-cell>
              <table:table-cell office:value-type="float" office:value="0.776609">
                <text:p>0.776609</text:p>
              </table:table-cell>
              <table:table-cell office:value-type="float" office:value="0.750722">
                <text:p>0.750722</text:p>
              </table:table-cell>
              <table:table-cell office:value-type="float" office:value="0.727189">
                <text:p>0.7271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0791">
                <text:p>0.770791</text:p>
              </table:table-cell>
              <table:table-cell office:value-type="float" office:value="0.782832">
                <text:p>0.782832</text:p>
              </table:table-cell>
              <table:table-cell office:value-type="float" office:value="0.749544">
                <text:p>0.749544</text:p>
              </table:table-cell>
              <table:table-cell office:value-type="float" office:value="0.74459">
                <text:p>0.7445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64096">
                <text:p>0.764096</text:p>
              </table:table-cell>
              <table:table-cell office:value-type="float" office:value="0.78122">
                <text:p>0.78122</text:p>
              </table:table-cell>
              <table:table-cell office:value-type="float" office:value="0.76017">
                <text:p>0.76017</text:p>
              </table:table-cell>
              <table:table-cell office:value-type="float" office:value="0.735822">
                <text:p>0.7358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6196">
                <text:p>0.76196</text:p>
              </table:table-cell>
              <table:table-cell office:value-type="float" office:value="0.782969">
                <text:p>0.782969</text:p>
              </table:table-cell>
              <table:table-cell office:value-type="float" office:value="0.757258">
                <text:p>0.757258</text:p>
              </table:table-cell>
              <table:table-cell office:value-type="float" office:value="0.738942">
                <text:p>0.738942</text:p>
              </table:table-cell>
            </table:table-row>
            <table:table-row>
              <table:table-cell office:value-type="string"/>
              <table:table-cell office:value-type="float" office:value="0.775509">
                <text:p>0.775509</text:p>
              </table:table-cell>
              <table:table-cell office:value-type="float" office:value="0.765469">
                <text:p>0.765469</text:p>
              </table:table-cell>
              <table:table-cell office:value-type="float" office:value="0.778778">
                <text:p>0.778778</text:p>
              </table:table-cell>
              <table:table-cell office:value-type="float" office:value="0.763814">
                <text:p>0.763814</text:p>
              </table:table-cell>
              <table:table-cell office:value-type="float" office:value="0.742728">
                <text:p>0.742728</text:p>
              </table:table-cell>
            </table:table-row>
            <table:table-row>
              <table:table-cell office:value-type="string"/>
              <table:table-cell office:value-type="float" office:value="0.781616">
                <text:p>0.781616</text:p>
              </table:table-cell>
              <table:table-cell office:value-type="float" office:value="0.766665">
                <text:p>0.766665</text:p>
              </table:table-cell>
              <table:table-cell office:value-type="float" office:value="0.779096">
                <text:p>0.779096</text:p>
              </table:table-cell>
              <table:table-cell office:value-type="float" office:value="0.763188">
                <text:p>0.763188</text:p>
              </table:table-cell>
              <table:table-cell office:value-type="float" office:value="0.744716">
                <text:p>0.744716</text:p>
              </table:table-cell>
            </table:table-row>
            <table:table-row>
              <table:table-cell office:value-type="string"/>
              <table:table-cell office:value-type="float" office:value="0.777856">
                <text:p>0.777856</text:p>
              </table:table-cell>
              <table:table-cell office:value-type="float" office:value="0.769095">
                <text:p>0.769095</text:p>
              </table:table-cell>
              <table:table-cell office:value-type="float" office:value="0.774501">
                <text:p>0.774501</text:p>
              </table:table-cell>
              <table:table-cell office:value-type="float" office:value="0.761762">
                <text:p>0.761762</text:p>
              </table:table-cell>
              <table:table-cell office:value-type="float" office:value="0.743928">
                <text:p>0.743928</text:p>
              </table:table-cell>
            </table:table-row>
            <table:table-row>
              <table:table-cell office:value-type="string"/>
              <table:table-cell office:value-type="float" office:value="0.775639">
                <text:p>0.775639</text:p>
              </table:table-cell>
              <table:table-cell office:value-type="float" office:value="0.763391">
                <text:p>0.763391</text:p>
              </table:table-cell>
              <table:table-cell office:value-type="float" office:value="0.777648">
                <text:p>0.777648</text:p>
              </table:table-cell>
              <table:table-cell office:value-type="float" office:value="0.761839">
                <text:p>0.761839</text:p>
              </table:table-cell>
              <table:table-cell office:value-type="float" office:value="0.738716">
                <text:p>0.738716</text:p>
              </table:table-cell>
            </table:table-row>
            <table:table-row>
              <table:table-cell office:value-type="string"/>
              <table:table-cell office:value-type="float" office:value="0.777594">
                <text:p>0.777594</text:p>
              </table:table-cell>
              <table:table-cell office:value-type="float" office:value="0.768914">
                <text:p>0.768914</text:p>
              </table:table-cell>
              <table:table-cell office:value-type="float" office:value="0.770237">
                <text:p>0.770237</text:p>
              </table:table-cell>
              <table:table-cell office:value-type="float" office:value="0.768684">
                <text:p>0.768684</text:p>
              </table:table-cell>
              <table:table-cell office:value-type="float" office:value="0.739339">
                <text:p>0.739339</text:p>
              </table:table-cell>
            </table:table-row>
            <table:table-row>
              <table:table-cell office:value-type="string"/>
              <table:table-cell office:value-type="float" office:value="0.77927">
                <text:p>0.77927</text:p>
              </table:table-cell>
              <table:table-cell office:value-type="float" office:value="0.769868">
                <text:p>0.769868</text:p>
              </table:table-cell>
              <table:table-cell office:value-type="float" office:value="0.778975">
                <text:p>0.778975</text:p>
              </table:table-cell>
              <table:table-cell office:value-type="float" office:value="0.764633">
                <text:p>0.764633</text:p>
              </table:table-cell>
              <table:table-cell office:value-type="float" office:value="0.750157">
                <text:p>0.750157</text:p>
              </table:table-cell>
            </table:table-row>
            <table:table-row>
              <table:table-cell office:value-type="string"/>
              <table:table-cell office:value-type="float" office:value="0.774682">
                <text:p>0.774682</text:p>
              </table:table-cell>
              <table:table-cell office:value-type="float" office:value="0.762168">
                <text:p>0.762168</text:p>
              </table:table-cell>
              <table:table-cell office:value-type="float" office:value="0.773904">
                <text:p>0.773904</text:p>
              </table:table-cell>
              <table:table-cell office:value-type="float" office:value="0.767782">
                <text:p>0.767782</text:p>
              </table:table-cell>
              <table:table-cell office:value-type="float" office:value="0.745843">
                <text:p>0.745843</text:p>
              </table:table-cell>
            </table:table-row>
            <table:table-row>
              <table:table-cell office:value-type="string"/>
              <table:table-cell office:value-type="float" office:value="0.77975">
                <text:p>0.77975</text:p>
              </table:table-cell>
              <table:table-cell office:value-type="float" office:value="0.754337">
                <text:p>0.754337</text:p>
              </table:table-cell>
              <table:table-cell office:value-type="float" office:value="0.773116">
                <text:p>0.773116</text:p>
              </table:table-cell>
              <table:table-cell office:value-type="float" office:value="0.777301">
                <text:p>0.777301</text:p>
              </table:table-cell>
              <table:table-cell office:value-type="float" office:value="0.74836">
                <text:p>0.74836</text:p>
              </table:table-cell>
            </table:table-row>
            <table:table-row>
              <table:table-cell office:value-type="string"/>
              <table:table-cell office:value-type="float" office:value="0.776123">
                <text:p>0.776123</text:p>
              </table:table-cell>
              <table:table-cell office:value-type="float" office:value="0.753898">
                <text:p>0.753898</text:p>
              </table:table-cell>
              <table:table-cell office:value-type="float" office:value="0.778906">
                <text:p>0.778906</text:p>
              </table:table-cell>
              <table:table-cell office:value-type="float" office:value="0.771913">
                <text:p>0.771913</text:p>
              </table:table-cell>
              <table:table-cell office:value-type="float" office:value="0.750074">
                <text:p>0.750074</text:p>
              </table:table-cell>
            </table:table-row>
            <table:table-row>
              <table:table-cell office:value-type="string"/>
              <table:table-cell office:value-type="float" office:value="0.770664">
                <text:p>0.770664</text:p>
              </table:table-cell>
              <table:table-cell office:value-type="float" office:value="0.759139">
                <text:p>0.759139</text:p>
              </table:table-cell>
              <table:table-cell office:value-type="float" office:value="0.768858">
                <text:p>0.768858</text:p>
              </table:table-cell>
              <table:table-cell office:value-type="float" office:value="0.772835">
                <text:p>0.772835</text:p>
              </table:table-cell>
              <table:table-cell office:value-type="float" office:value="0.751222">
                <text:p>0.751222</text:p>
              </table:table-cell>
            </table:table-row>
            <table:table-row>
              <table:table-cell office:value-type="string"/>
              <table:table-cell office:value-type="float" office:value="0.777018">
                <text:p>0.777018</text:p>
              </table:table-cell>
              <table:table-cell office:value-type="float" office:value="0.758132">
                <text:p>0.758132</text:p>
              </table:table-cell>
              <table:table-cell office:value-type="float" office:value="0.776158">
                <text:p>0.776158</text:p>
              </table:table-cell>
              <table:table-cell office:value-type="float" office:value="0.776394">
                <text:p>0.776394</text:p>
              </table:table-cell>
              <table:table-cell office:value-type="float" office:value="0.751477">
                <text:p>0.751477</text:p>
              </table:table-cell>
            </table:table-row>
            <table:table-row>
              <table:table-cell office:value-type="string"/>
              <table:table-cell office:value-type="float" office:value="0.772079">
                <text:p>0.772079</text:p>
              </table:table-cell>
              <table:table-cell office:value-type="float" office:value="0.760642">
                <text:p>0.760642</text:p>
              </table:table-cell>
              <table:table-cell office:value-type="float" office:value="0.77913">
                <text:p>0.77913</text:p>
              </table:table-cell>
              <table:table-cell office:value-type="float" office:value="0.776906">
                <text:p>0.776906</text:p>
              </table:table-cell>
              <table:table-cell office:value-type="float" office:value="0.750507">
                <text:p>0.750507</text:p>
              </table:table-cell>
            </table:table-row>
            <table:table-row>
              <table:table-cell office:value-type="string"/>
              <table:table-cell office:value-type="float" office:value="0.773494">
                <text:p>0.773494</text:p>
              </table:table-cell>
              <table:table-cell office:value-type="float" office:value="0.76174">
                <text:p>0.76174</text:p>
              </table:table-cell>
              <table:table-cell office:value-type="float" office:value="0.772028">
                <text:p>0.772028</text:p>
              </table:table-cell>
              <table:table-cell office:value-type="float" office:value="0.776737">
                <text:p>0.776737</text:p>
              </table:table-cell>
              <table:table-cell office:value-type="float" office:value="0.745836">
                <text:p>0.745836</text:p>
              </table:table-cell>
            </table:table-row>
            <table:table-row>
              <table:table-cell office:value-type="string"/>
              <table:table-cell office:value-type="float" office:value="0.772489">
                <text:p>0.772489</text:p>
              </table:table-cell>
              <table:table-cell office:value-type="float" office:value="0.761115">
                <text:p>0.761115</text:p>
              </table:table-cell>
              <table:table-cell office:value-type="float" office:value="0.775016">
                <text:p>0.775016</text:p>
              </table:table-cell>
              <table:table-cell office:value-type="float" office:value="0.77698">
                <text:p>0.77698</text:p>
              </table:table-cell>
              <table:table-cell office:value-type="float" office:value="0.757918">
                <text:p>0.757918</text:p>
              </table:table-cell>
            </table:table-row>
            <table:table-row>
              <table:table-cell office:value-type="string"/>
              <table:table-cell office:value-type="float" office:value="0.767616">
                <text:p>0.767616</text:p>
              </table:table-cell>
              <table:table-cell office:value-type="float" office:value="0.751182">
                <text:p>0.751182</text:p>
              </table:table-cell>
              <table:table-cell office:value-type="float" office:value="0.770154">
                <text:p>0.770154</text:p>
              </table:table-cell>
              <table:table-cell office:value-type="float" office:value="0.779262">
                <text:p>0.779262</text:p>
              </table:table-cell>
              <table:table-cell office:value-type="float" office:value="0.751573">
                <text:p>0.751573</text:p>
              </table:table-cell>
            </table:table-row>
            <table:table-row>
              <table:table-cell office:value-type="string"/>
              <table:table-cell office:value-type="float" office:value="0.76883">
                <text:p>0.76883</text:p>
              </table:table-cell>
              <table:table-cell office:value-type="float" office:value="0.764944">
                <text:p>0.764944</text:p>
              </table:table-cell>
              <table:table-cell office:value-type="float" office:value="0.774382">
                <text:p>0.774382</text:p>
              </table:table-cell>
              <table:table-cell office:value-type="float" office:value="0.783298">
                <text:p>0.783298</text:p>
              </table:table-cell>
              <table:table-cell office:value-type="float" office:value="0.757301">
                <text:p>0.757301</text:p>
              </table:table-cell>
            </table:table-row>
            <table:table-row>
              <table:table-cell office:value-type="string"/>
              <table:table-cell office:value-type="float" office:value="0.771068">
                <text:p>0.771068</text:p>
              </table:table-cell>
              <table:table-cell office:value-type="float" office:value="0.764363">
                <text:p>0.764363</text:p>
              </table:table-cell>
              <table:table-cell office:value-type="float" office:value="0.760824">
                <text:p>0.760824</text:p>
              </table:table-cell>
              <table:table-cell office:value-type="float" office:value="0.785297">
                <text:p>0.785297</text:p>
              </table:table-cell>
              <table:table-cell office:value-type="float" office:value="0.757055">
                <text:p>0.757055</text:p>
              </table:table-cell>
            </table:table-row>
            <table:table-row>
              <table:table-cell office:value-type="string"/>
              <table:table-cell office:value-type="float" office:value="0.776294">
                <text:p>0.776294</text:p>
              </table:table-cell>
              <table:table-cell office:value-type="float" office:value="0.7582">
                <text:p>0.7582</text:p>
              </table:table-cell>
              <table:table-cell office:value-type="float" office:value="0.773286">
                <text:p>0.773286</text:p>
              </table:table-cell>
              <table:table-cell office:value-type="float" office:value="0.784593">
                <text:p>0.784593</text:p>
              </table:table-cell>
              <table:table-cell office:value-type="float" office:value="0.759155">
                <text:p>0.759155</text:p>
              </table:table-cell>
            </table:table-row>
            <table:table-row>
              <table:table-cell office:value-type="string"/>
              <table:table-cell office:value-type="float" office:value="0.776423">
                <text:p>0.776423</text:p>
              </table:table-cell>
              <table:table-cell office:value-type="float" office:value="0.752616">
                <text:p>0.752616</text:p>
              </table:table-cell>
              <table:table-cell office:value-type="float" office:value="0.773985">
                <text:p>0.773985</text:p>
              </table:table-cell>
              <table:table-cell office:value-type="float" office:value="0.784387">
                <text:p>0.784387</text:p>
              </table:table-cell>
              <table:table-cell office:value-type="float" office:value="0.753697">
                <text:p>0.753697</text:p>
              </table:table-cell>
            </table:table-row>
            <table:table-row>
              <table:table-cell office:value-type="string"/>
              <table:table-cell office:value-type="float" office:value="0.775905">
                <text:p>0.775905</text:p>
              </table:table-cell>
              <table:table-cell office:value-type="float" office:value="0.759325">
                <text:p>0.759325</text:p>
              </table:table-cell>
              <table:table-cell office:value-type="float" office:value="0.762579">
                <text:p>0.762579</text:p>
              </table:table-cell>
              <table:table-cell office:value-type="float" office:value="0.775369">
                <text:p>0.775369</text:p>
              </table:table-cell>
              <table:table-cell office:value-type="float" office:value="0.753489">
                <text:p>0.7534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column-mapping="0 1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3:'f-AUC'.B42 'f-AUC'.B2:'f-AUC'.B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0208">
                <text:p>0.780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2636">
                <text:p>0.7826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1714">
                <text:p>0.781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7768">
                <text:p>0.7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3442">
                <text:p>0.783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9513">
                <text:p>0.7795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8044">
                <text:p>0.7880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8969">
                <text:p>0.7789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3894">
                <text:p>0.7738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77878">
                <text:p>0.7778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84201">
                <text:p>0.784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9458">
                <text:p>0.7794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9601">
                <text:p>0.7796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1417">
                <text:p>0.781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74658">
                <text:p>0.7746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7646">
                <text:p>0.7776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78433">
                <text:p>0.7784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76038">
                <text:p>0.776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3" chart:maximum="0.4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34cm" svg:height="12.169cm" xlink:href=".." xlink:type="simple" chart:class="chart:line" chart:style-name="ch1">
        <chart:title svg:x="8.273cm" svg:y="0.379cm" chart:style-name="ch2">
          <text:p>v22 240x320 vs 480x640</text:p>
        </chart:title>
        <chart:legend chart:legend-position="end" svg:x="19.311cm" svg:y="5.287cm" style:legend-expansion="high" chart:style-name="ch3"/>
        <chart:plot-area chart:style-name="ch4" table:cell-range-address="'F1-mean f-AUC'.A3:'F1-mean f-AUC'.A42 'F1-mean f-AUC'.C2:'F1-mean f-AUC'.C52 'F1-mean f-AUC'.R2:'F1-mean f-AUC'.S52" chart:data-source-has-labels="both" svg:x="0.432cm" svg:y="1.401cm" svg:width="18.447cm" svg:height="10.525cm">
          <chart:coordinate-region svg:x="1.344cm" svg:y="1.522cm" svg:width="17.535cm" svg:height="9.402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C3:'F1-mean f-AUC'.C52" chart:label-cell-address="'F1-mean f-AUC'.C2:'F1-mean f-AUC'.C2" chart:class="chart:line">
            <chart:data-point chart:repeated="50"/>
          </chart:series>
          <chart:series chart:style-name="ch9" chart:values-cell-range-address="'F1-mean f-AUC'.R3:'F1-mean f-AUC'.R52" chart:label-cell-address="'F1-mean f-AUC'.R2:'F1-mean f-AUC'.R2" chart:class="chart:line">
            <chart:data-point chart:repeated="50"/>
          </chart:series>
          <chart:series chart:style-name="ch10" chart:values-cell-range-address="'F1-mean f-AUC'.S3:'F1-mean f-AUC'.S52" chart:label-cell-address="'F1-mean f-AUC'.S2:'F1-mean f-AUC'.S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30</text:p>
                <draw:g>
                  <svg:desc>'F1-mean f-AUC'.R2:'F1-mean f-AUC'.R2</svg:desc>
                </draw:g>
              </table:table-cell>
              <table:table-cell office:value-type="string">
                <text:p>V30_2</text:p>
                <draw:g>
                  <svg:desc>'F1-mean f-AUC'.S2:'F1-mean 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52</svg:desc>
                </draw:g>
              </table:table-cell>
              <table:table-cell office:value-type="float" office:value="0.33222687952024">
                <text:p>0.33222687952024</text:p>
                <draw:g>
                  <svg:desc>'F1-mean f-AUC'.R3:'F1-mean f-AUC'.R52</svg:desc>
                </draw:g>
              </table:table-cell>
              <table:table-cell office:value-type="float" office:value="0">
                <text:p>0</text:p>
                <draw:g>
                  <svg:desc>'F1-mean f-AUC'.S3:'F1-mean f-AUC'.S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47953553573077">
                <text:p>0.34795355357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9711893052515">
                <text:p>0.349711893052515</text:p>
              </table:table-cell>
              <table:table-cell office:value-type="float" office:value="0.264453929690878">
                <text:p>0.2644539296908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53200873426444">
                <text:p>0.353200873426444</text:p>
              </table:table-cell>
              <table:table-cell office:value-type="float" office:value="0.330254595733493">
                <text:p>0.3302545957334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6753816791282">
                <text:p>0.356753816791282</text:p>
              </table:table-cell>
              <table:table-cell office:value-type="float" office:value="0.338598339119018">
                <text:p>0.3385983391190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60081081356338">
                <text:p>0.360081081356338</text:p>
              </table:table-cell>
              <table:table-cell office:value-type="float" office:value="0.344629620045519">
                <text:p>0.3446296200455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65120920050359">
                <text:p>0.365120920050359</text:p>
              </table:table-cell>
              <table:table-cell office:value-type="float" office:value="0.343754751922303">
                <text:p>0.3437547519223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70422916605175">
                <text:p>0.370422916605175</text:p>
              </table:table-cell>
              <table:table-cell office:value-type="float" office:value="0.344072060386332">
                <text:p>0.3440720603863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71088532051691">
                <text:p>0.371088532051691</text:p>
              </table:table-cell>
              <table:table-cell office:value-type="float" office:value="0.348004987597118">
                <text:p>0.3480049875971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70225517462152">
                <text:p>0.370225517462152</text:p>
              </table:table-cell>
              <table:table-cell office:value-type="float" office:value="0.357058390153274">
                <text:p>0.35705839015327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62879356542688">
                <text:p>0.362879356542688</text:p>
              </table:table-cell>
              <table:table-cell office:value-type="float" office:value="0.357757080659916">
                <text:p>0.3577570806599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9520458360842">
                <text:p>0.369520458360842</text:p>
              </table:table-cell>
              <table:table-cell office:value-type="float" office:value="0.357938453010209">
                <text:p>0.35793845301020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78121266637932">
                <text:p>0.378121266637932</text:p>
              </table:table-cell>
              <table:table-cell office:value-type="float" office:value="0.360591873406179">
                <text:p>0.36059187340617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72156087582992">
                <text:p>0.372156087582992</text:p>
              </table:table-cell>
              <table:table-cell office:value-type="float" office:value="0.344710846010241">
                <text:p>0.34471084601024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7446674044624">
                <text:p>0.37446674044624</text:p>
              </table:table-cell>
              <table:table-cell office:value-type="float" office:value="0.360541684720733">
                <text:p>0.3605416847207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82054840036869">
                <text:p>0.382054840036869</text:p>
              </table:table-cell>
              <table:table-cell office:value-type="float" office:value="0.356125895352719">
                <text:p>0.35612589535271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79112369028028">
                <text:p>0.379112369028028</text:p>
              </table:table-cell>
              <table:table-cell office:value-type="float" office:value="0.362132160156916">
                <text:p>0.3621321601569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79601863344212">
                <text:p>0.379601863344212</text:p>
              </table:table-cell>
              <table:table-cell office:value-type="float" office:value="0.371409084794052">
                <text:p>0.37140908479405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78521959197677">
                <text:p>0.378521959197677</text:p>
              </table:table-cell>
              <table:table-cell office:value-type="float" office:value="0.372345509853008">
                <text:p>0.3723455098530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76707395840886">
                <text:p>0.376707395840886</text:p>
              </table:table-cell>
              <table:table-cell office:value-type="float" office:value="0.36977716621321">
                <text:p>0.3697771662132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79166145064618">
                <text:p>0.379166145064618</text:p>
              </table:table-cell>
              <table:table-cell office:value-type="float" office:value="0.37510683262729">
                <text:p>0.3751068326272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8281029012492">
                <text:p>0.38281029012492</text:p>
              </table:table-cell>
              <table:table-cell office:value-type="float" office:value="0.372542837408961">
                <text:p>0.3725428374089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79750968841748">
                <text:p>0.379750968841748</text:p>
              </table:table-cell>
              <table:table-cell office:value-type="float" office:value="0.376064645158383">
                <text:p>0.3760646451583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80126222142299">
                <text:p>0.380126222142299</text:p>
              </table:table-cell>
              <table:table-cell office:value-type="float" office:value="0.372623142098092">
                <text:p>0.3726231420980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83684938033776">
                <text:p>0.383684938033776</text:p>
              </table:table-cell>
              <table:table-cell office:value-type="float" office:value="0.367407645353435">
                <text:p>0.36740764535343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84888442068314">
                <text:p>0.384888442068314</text:p>
              </table:table-cell>
              <table:table-cell office:value-type="float" office:value="0.380692777487816">
                <text:p>0.38069277748781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81182882549103">
                <text:p>0.381182882549103</text:p>
              </table:table-cell>
              <table:table-cell office:value-type="float" office:value="0.379629296620945">
                <text:p>0.3796292966209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82879258390893">
                <text:p>0.382879258390893</text:p>
              </table:table-cell>
              <table:table-cell office:value-type="float" office:value="0.378351072649027">
                <text:p>0.37835107264902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80537977665482">
                <text:p>0.380537977665482</text:p>
              </table:table-cell>
              <table:table-cell office:value-type="float" office:value="0.380544315424582">
                <text:p>0.38054431542458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80626317727763">
                <text:p>0.380626317727763</text:p>
              </table:table-cell>
              <table:table-cell office:value-type="float" office:value="0.368819326153703">
                <text:p>0.3688193261537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79851791918264">
                <text:p>0.379851791918264</text:p>
              </table:table-cell>
              <table:table-cell office:value-type="float" office:value="0.383160922738334">
                <text:p>0.38316092273833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76995175096291">
                <text:p>0.376995175096291</text:p>
              </table:table-cell>
              <table:table-cell office:value-type="float" office:value="0.375566658349594">
                <text:p>0.37556665834959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79554236807472">
                <text:p>0.379554236807472</text:p>
              </table:table-cell>
              <table:table-cell office:value-type="float" office:value="0.371669999651345">
                <text:p>0.37166999965134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82750592448967">
                <text:p>0.382750592448967</text:p>
              </table:table-cell>
              <table:table-cell office:value-type="float" office:value="0.382734404374813">
                <text:p>0.38273440437481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85723456059862">
                <text:p>0.385723456059862</text:p>
              </table:table-cell>
              <table:table-cell office:value-type="float" office:value="0.380792527925884">
                <text:p>0.38079252792588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81649501559171">
                <text:p>0.381649501559171</text:p>
              </table:table-cell>
              <table:table-cell office:value-type="float" office:value="0.383602299872935">
                <text:p>0.38360229987293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8233509216804">
                <text:p>0.38233509216804</text:p>
              </table:table-cell>
              <table:table-cell office:value-type="float" office:value="0.38376410518223">
                <text:p>0.3837641051822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81893485949081">
                <text:p>0.381893485949081</text:p>
              </table:table-cell>
              <table:table-cell office:value-type="float" office:value="0.374362052084343">
                <text:p>0.37436205208434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79151082858623">
                <text:p>0.379151082858623</text:p>
              </table:table-cell>
              <table:table-cell office:value-type="float" office:value="0.385041261904361">
                <text:p>0.3850412619043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74425610402688">
                <text:p>0.374425610402688</text:p>
              </table:table-cell>
              <table:table-cell office:value-type="float" office:value="0.379114674576008">
                <text:p>0.379114674576008</text:p>
              </table:table-cell>
            </table:table-row>
            <table:table-row>
              <table:table-cell office:value-type="string"/>
              <table:table-cell office:value-type="float" office:value="0.374095811946172">
                <text:p>0.374095811946172</text:p>
              </table:table-cell>
              <table:table-cell office:value-type="float" office:value="NaN">
                <text:p>NaN</text:p>
              </table:table-cell>
              <table:table-cell office:value-type="float" office:value="0.381319075235046">
                <text:p>0.381319075235046</text:p>
              </table:table-cell>
            </table:table-row>
            <table:table-row>
              <table:table-cell office:value-type="string"/>
              <table:table-cell office:value-type="float" office:value="0.373902106782256">
                <text:p>0.373902106782256</text:p>
              </table:table-cell>
              <table:table-cell office:value-type="float" office:value="NaN">
                <text:p>NaN</text:p>
              </table:table-cell>
              <table:table-cell office:value-type="float" office:value="0.381375833147723">
                <text:p>0.381375833147723</text:p>
              </table:table-cell>
            </table:table-row>
            <table:table-row>
              <table:table-cell office:value-type="string"/>
              <table:table-cell office:value-type="float" office:value="0.365218568273169">
                <text:p>0.365218568273169</text:p>
              </table:table-cell>
              <table:table-cell office:value-type="float" office:value="NaN">
                <text:p>NaN</text:p>
              </table:table-cell>
              <table:table-cell office:value-type="float" office:value="0.381796349606895">
                <text:p>0.381796349606895</text:p>
              </table:table-cell>
            </table:table-row>
            <table:table-row>
              <table:table-cell office:value-type="string"/>
              <table:table-cell office:value-type="float" office:value="0.369801908758704">
                <text:p>0.369801908758704</text:p>
              </table:table-cell>
              <table:table-cell office:value-type="float" office:value="NaN">
                <text:p>NaN</text:p>
              </table:table-cell>
              <table:table-cell office:value-type="float" office:value="0.383429617721851">
                <text:p>0.383429617721851</text:p>
              </table:table-cell>
            </table:table-row>
            <table:table-row>
              <table:table-cell office:value-type="string"/>
              <table:table-cell office:value-type="float" office:value="0.373678500009001">
                <text:p>0.373678500009001</text:p>
              </table:table-cell>
              <table:table-cell office:value-type="float" office:value="NaN">
                <text:p>NaN</text:p>
              </table:table-cell>
              <table:table-cell office:value-type="float" office:value="0.388067846402676">
                <text:p>0.388067846402676</text:p>
              </table:table-cell>
            </table:table-row>
            <table:table-row>
              <table:table-cell office:value-type="string"/>
              <table:table-cell office:value-type="float" office:value="0.370139086482267">
                <text:p>0.37013908648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0210510021684">
                <text:p>0.37021051002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1942679718152">
                <text:p>0.371942679718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7745466492185">
                <text:p>0.36774546649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9413228365062">
                <text:p>0.369413228365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